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4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172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9209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Event_20_Finder">
      <style:table-properties table:display="true" style:writing-mode="lr-tb"/>
    </style:style>
    <style:style style:name="ta2" style:family="table" style:master-page-name="PageStyle_5f_Values_20_Evt_20_1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124">
      <style:table-cell-properties style:rotation-align="none"/>
    </style:style>
    <style:style style:name="ce2" style:family="table-cell" style:parent-style-name="Default" style:data-style-name="N5124">
      <style:table-cell-properties fo:background-color="#ffff00" style:rotation-align="non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 style:data-style-name="N5124">
      <style:table-cell-properties fo:background-color="#ffffff" style:rotation-align="none"/>
    </style:style>
    <style:style style:name="ce5" style:family="table-cell" style:parent-style-name="Default">
      <style:table-cell-properties fo:background-color="#558ed5" style:rotation-align="none"/>
    </style:style>
    <style:style style:name="ce6" style:family="table-cell" style:parent-style-name="Default">
      <style:table-cell-properties fo:background-color="#b9cde5" style:rotation-align="none"/>
    </style:style>
    <style:style style:name="ce7" style:family="table-cell" style:parent-style-name="Default">
      <style:table-cell-properties fo:background-color="#e6b9b8" style:rotation-align="none"/>
    </style:style>
    <style:style style:name="ce8" style:family="table-cell" style:parent-style-name="Default" style:data-style-name="N5002">
      <style:table-cell-properties style:rotation-align="none"/>
    </style:style>
    <style:style style:name="ce9" style:family="table-cell" style:parent-style-name="Default" style:data-style-name="N120">
      <style:table-cell-properties style:rotation-align="none"/>
    </style:style>
    <style:style style:name="ce10" style:family="table-cell" style:parent-style-name="Default">
      <style:table-cell-properties style:rotation-align="none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1">
      <style:table-cell-properties style:rotation-align="none"/>
    </style:style>
    <style:style style:name="ce12" style:family="table-cell" style:parent-style-name="Default" style:data-style-name="N121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vent Finde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MD</text:p>
          </table:table-cell>
          <table:table-cell office:value-type="string">
            <text:p>events</text:p>
          </table:table-cell>
          <table:table-cell table:number-columns-repeated="1021"/>
        </table:table-row>
        <table:table-row table:style-name="ro1">
          <table:table-cell office:value-type="date" office:date-value="2008-01-02">
            <text:p>1/2/2008</text:p>
          </table:table-cell>
          <table:table-cell office:value-type="float" office:value="7.14">
            <text:p>7.14</text:p>
          </table:table-cell>
          <table:table-cell table:formula="of:=IF(AND([.B1]&gt;3;[.B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03">
            <text:p>1/3/2008</text:p>
          </table:table-cell>
          <table:table-cell office:value-type="float" office:value="6.77">
            <text:p>6.77</text:p>
          </table:table-cell>
          <table:table-cell table:formula="of:=IF(AND([.B2]&gt;3;[.B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04">
            <text:p>1/4/2008</text:p>
          </table:table-cell>
          <table:table-cell office:value-type="float" office:value="6.25">
            <text:p>6.25</text:p>
          </table:table-cell>
          <table:table-cell table:formula="of:=IF(AND([.B3]&gt;3;[.B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07">
            <text:p>1/7/2008</text:p>
          </table:table-cell>
          <table:table-cell office:value-type="float" office:value="6.08">
            <text:p>6.08</text:p>
          </table:table-cell>
          <table:table-cell table:formula="of:=IF(AND([.B4]&gt;3;[.B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08">
            <text:p>1/8/2008</text:p>
          </table:table-cell>
          <table:table-cell office:value-type="float" office:value="6">
            <text:p>6</text:p>
          </table:table-cell>
          <table:table-cell table:formula="of:=IF(AND([.B5]&gt;3;[.B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09">
            <text:p>1/9/2008</text:p>
          </table:table-cell>
          <table:table-cell office:value-type="float" office:value="5.53">
            <text:p>5.53</text:p>
          </table:table-cell>
          <table:table-cell table:formula="of:=IF(AND([.B6]&gt;3;[.B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0">
            <text:p>1/10/2008</text:p>
          </table:table-cell>
          <table:table-cell office:value-type="float" office:value="5.96">
            <text:p>5.96</text:p>
          </table:table-cell>
          <table:table-cell table:formula="of:=IF(AND([.B7]&gt;3;[.B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1">
            <text:p>1/11/2008</text:p>
          </table:table-cell>
          <table:table-cell office:value-type="float" office:value="6.25">
            <text:p>6.25</text:p>
          </table:table-cell>
          <table:table-cell table:formula="of:=IF(AND([.B8]&gt;3;[.B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4">
            <text:p>1/14/2008</text:p>
          </table:table-cell>
          <table:table-cell office:value-type="float" office:value="6.41">
            <text:p>6.41</text:p>
          </table:table-cell>
          <table:table-cell table:formula="of:=IF(AND([.B9]&gt;3;[.B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5">
            <text:p>1/15/2008</text:p>
          </table:table-cell>
          <table:table-cell office:value-type="float" office:value="6.12">
            <text:p>6.12</text:p>
          </table:table-cell>
          <table:table-cell table:formula="of:=IF(AND([.B10]&gt;3;[.B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6">
            <text:p>1/16/2008</text:p>
          </table:table-cell>
          <table:table-cell office:value-type="float" office:value="6.57">
            <text:p>6.57</text:p>
          </table:table-cell>
          <table:table-cell table:formula="of:=IF(AND([.B11]&gt;3;[.B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7">
            <text:p>1/17/2008</text:p>
          </table:table-cell>
          <table:table-cell office:value-type="float" office:value="6.34">
            <text:p>6.34</text:p>
          </table:table-cell>
          <table:table-cell table:formula="of:=IF(AND([.B12]&gt;3;[.B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18">
            <text:p>1/18/2008</text:p>
          </table:table-cell>
          <table:table-cell office:value-type="float" office:value="7.07">
            <text:p>7.07</text:p>
          </table:table-cell>
          <table:table-cell table:formula="of:=IF(AND([.B13]&gt;3;[.B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22">
            <text:p>1/22/2008</text:p>
          </table:table-cell>
          <table:table-cell office:value-type="float" office:value="6.83">
            <text:p>6.83</text:p>
          </table:table-cell>
          <table:table-cell table:formula="of:=IF(AND([.B14]&gt;3;[.B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23">
            <text:p>1/23/2008</text:p>
          </table:table-cell>
          <table:table-cell office:value-type="float" office:value="7.56">
            <text:p>7.56</text:p>
          </table:table-cell>
          <table:table-cell table:formula="of:=IF(AND([.B15]&gt;3;[.B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24">
            <text:p>1/24/2008</text:p>
          </table:table-cell>
          <table:table-cell office:value-type="float" office:value="7.58">
            <text:p>7.58</text:p>
          </table:table-cell>
          <table:table-cell table:formula="of:=IF(AND([.B16]&gt;3;[.B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25">
            <text:p>1/25/2008</text:p>
          </table:table-cell>
          <table:table-cell office:value-type="float" office:value="7.15">
            <text:p>7.15</text:p>
          </table:table-cell>
          <table:table-cell table:formula="of:=IF(AND([.B17]&gt;3;[.B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28">
            <text:p>1/28/2008</text:p>
          </table:table-cell>
          <table:table-cell office:value-type="float" office:value="7.46">
            <text:p>7.46</text:p>
          </table:table-cell>
          <table:table-cell table:formula="of:=IF(AND([.B18]&gt;3;[.B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29">
            <text:p>1/29/2008</text:p>
          </table:table-cell>
          <table:table-cell office:value-type="float" office:value="7.61">
            <text:p>7.61</text:p>
          </table:table-cell>
          <table:table-cell table:formula="of:=IF(AND([.B19]&gt;3;[.B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30">
            <text:p>1/30/2008</text:p>
          </table:table-cell>
          <table:table-cell office:value-type="float" office:value="7.61">
            <text:p>7.61</text:p>
          </table:table-cell>
          <table:table-cell table:formula="of:=IF(AND([.B20]&gt;3;[.B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1-31">
            <text:p>1/31/2008</text:p>
          </table:table-cell>
          <table:table-cell office:value-type="float" office:value="7.59">
            <text:p>7.59</text:p>
          </table:table-cell>
          <table:table-cell table:formula="of:=IF(AND([.B21]&gt;3;[.B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01">
            <text:p>2/1/2008</text:p>
          </table:table-cell>
          <table:table-cell office:value-type="float" office:value="8">
            <text:p>8</text:p>
          </table:table-cell>
          <table:table-cell table:formula="of:=IF(AND([.B22]&gt;3;[.B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04">
            <text:p>2/4/2008</text:p>
          </table:table-cell>
          <table:table-cell office:value-type="float" office:value="7.92">
            <text:p>7.92</text:p>
          </table:table-cell>
          <table:table-cell table:formula="of:=IF(AND([.B23]&gt;3;[.B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05">
            <text:p>2/5/2008</text:p>
          </table:table-cell>
          <table:table-cell office:value-type="float" office:value="7.21">
            <text:p>7.21</text:p>
          </table:table-cell>
          <table:table-cell table:formula="of:=IF(AND([.B24]&gt;3;[.B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06">
            <text:p>2/6/2008</text:p>
          </table:table-cell>
          <table:table-cell office:value-type="float" office:value="6.74">
            <text:p>6.74</text:p>
          </table:table-cell>
          <table:table-cell table:formula="of:=IF(AND([.B25]&gt;3;[.B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07">
            <text:p>2/7/2008</text:p>
          </table:table-cell>
          <table:table-cell office:value-type="float" office:value="6.59">
            <text:p>6.59</text:p>
          </table:table-cell>
          <table:table-cell table:formula="of:=IF(AND([.B26]&gt;3;[.B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08">
            <text:p>2/8/2008</text:p>
          </table:table-cell>
          <table:table-cell office:value-type="float" office:value="6.34">
            <text:p>6.34</text:p>
          </table:table-cell>
          <table:table-cell table:formula="of:=IF(AND([.B27]&gt;3;[.B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11">
            <text:p>2/11/2008</text:p>
          </table:table-cell>
          <table:table-cell office:value-type="float" office:value="6.28">
            <text:p>6.28</text:p>
          </table:table-cell>
          <table:table-cell table:formula="of:=IF(AND([.B28]&gt;3;[.B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12">
            <text:p>2/12/2008</text:p>
          </table:table-cell>
          <table:table-cell office:value-type="float" office:value="6.41">
            <text:p>6.41</text:p>
          </table:table-cell>
          <table:table-cell table:formula="of:=IF(AND([.B29]&gt;3;[.B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13">
            <text:p>2/13/2008</text:p>
          </table:table-cell>
          <table:table-cell office:value-type="float" office:value="6.7">
            <text:p>6.7</text:p>
          </table:table-cell>
          <table:table-cell table:formula="of:=IF(AND([.B30]&gt;3;[.B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14">
            <text:p>2/14/2008</text:p>
          </table:table-cell>
          <table:table-cell office:value-type="float" office:value="6.53">
            <text:p>6.53</text:p>
          </table:table-cell>
          <table:table-cell table:formula="of:=IF(AND([.B31]&gt;3;[.B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15">
            <text:p>2/15/2008</text:p>
          </table:table-cell>
          <table:table-cell office:value-type="float" office:value="6.45">
            <text:p>6.45</text:p>
          </table:table-cell>
          <table:table-cell table:formula="of:=IF(AND([.B32]&gt;3;[.B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19">
            <text:p>2/19/2008</text:p>
          </table:table-cell>
          <table:table-cell office:value-type="float" office:value="6.5">
            <text:p>6.5</text:p>
          </table:table-cell>
          <table:table-cell table:formula="of:=IF(AND([.B33]&gt;3;[.B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0">
            <text:p>2/20/2008</text:p>
          </table:table-cell>
          <table:table-cell office:value-type="float" office:value="6.83">
            <text:p>6.83</text:p>
          </table:table-cell>
          <table:table-cell table:formula="of:=IF(AND([.B34]&gt;3;[.B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1">
            <text:p>2/21/2008</text:p>
          </table:table-cell>
          <table:table-cell office:value-type="float" office:value="6.96">
            <text:p>6.96</text:p>
          </table:table-cell>
          <table:table-cell table:formula="of:=IF(AND([.B35]&gt;3;[.B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2">
            <text:p>2/22/2008</text:p>
          </table:table-cell>
          <table:table-cell office:value-type="float" office:value="6.71">
            <text:p>6.71</text:p>
          </table:table-cell>
          <table:table-cell table:formula="of:=IF(AND([.B36]&gt;3;[.B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5">
            <text:p>2/25/2008</text:p>
          </table:table-cell>
          <table:table-cell office:value-type="float" office:value="6.97">
            <text:p>6.97</text:p>
          </table:table-cell>
          <table:table-cell table:formula="of:=IF(AND([.B37]&gt;3;[.B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6">
            <text:p>2/26/2008</text:p>
          </table:table-cell>
          <table:table-cell office:value-type="float" office:value="7.13">
            <text:p>7.13</text:p>
          </table:table-cell>
          <table:table-cell table:formula="of:=IF(AND([.B38]&gt;3;[.B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7">
            <text:p>2/27/2008</text:p>
          </table:table-cell>
          <table:table-cell office:value-type="float" office:value="7.28">
            <text:p>7.28</text:p>
          </table:table-cell>
          <table:table-cell table:formula="of:=IF(AND([.B39]&gt;3;[.B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8">
            <text:p>2/28/2008</text:p>
          </table:table-cell>
          <table:table-cell office:value-type="float" office:value="7.02">
            <text:p>7.02</text:p>
          </table:table-cell>
          <table:table-cell table:formula="of:=IF(AND([.B40]&gt;3;[.B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2-29">
            <text:p>2/29/2008</text:p>
          </table:table-cell>
          <table:table-cell office:value-type="float" office:value="7.21">
            <text:p>7.21</text:p>
          </table:table-cell>
          <table:table-cell table:formula="of:=IF(AND([.B41]&gt;3;[.B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03">
            <text:p>3/3/2008</text:p>
          </table:table-cell>
          <table:table-cell office:value-type="float" office:value="6.76">
            <text:p>6.76</text:p>
          </table:table-cell>
          <table:table-cell table:formula="of:=IF(AND([.B42]&gt;3;[.B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04">
            <text:p>3/4/2008</text:p>
          </table:table-cell>
          <table:table-cell office:value-type="float" office:value="6.76">
            <text:p>6.76</text:p>
          </table:table-cell>
          <table:table-cell table:formula="of:=IF(AND([.B43]&gt;3;[.B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05">
            <text:p>3/5/2008</text:p>
          </table:table-cell>
          <table:table-cell office:value-type="float" office:value="6.84">
            <text:p>6.84</text:p>
          </table:table-cell>
          <table:table-cell table:formula="of:=IF(AND([.B44]&gt;3;[.B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06">
            <text:p>3/6/2008</text:p>
          </table:table-cell>
          <table:table-cell office:value-type="float" office:value="6.49">
            <text:p>6.49</text:p>
          </table:table-cell>
          <table:table-cell table:formula="of:=IF(AND([.B45]&gt;3;[.B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07">
            <text:p>3/7/2008</text:p>
          </table:table-cell>
          <table:table-cell office:value-type="float" office:value="6.49">
            <text:p>6.49</text:p>
          </table:table-cell>
          <table:table-cell table:formula="of:=IF(AND([.B46]&gt;3;[.B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0">
            <text:p>3/10/2008</text:p>
          </table:table-cell>
          <table:table-cell office:value-type="float" office:value="6.16">
            <text:p>6.16</text:p>
          </table:table-cell>
          <table:table-cell table:formula="of:=IF(AND([.B47]&gt;3;[.B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1">
            <text:p>3/11/2008</text:p>
          </table:table-cell>
          <table:table-cell office:value-type="float" office:value="6.48">
            <text:p>6.48</text:p>
          </table:table-cell>
          <table:table-cell table:formula="of:=IF(AND([.B48]&gt;3;[.B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2">
            <text:p>3/12/2008</text:p>
          </table:table-cell>
          <table:table-cell office:value-type="float" office:value="6.43">
            <text:p>6.43</text:p>
          </table:table-cell>
          <table:table-cell table:formula="of:=IF(AND([.B49]&gt;3;[.B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3">
            <text:p>3/13/2008</text:p>
          </table:table-cell>
          <table:table-cell office:value-type="float" office:value="6.73">
            <text:p>6.73</text:p>
          </table:table-cell>
          <table:table-cell table:formula="of:=IF(AND([.B50]&gt;3;[.B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4">
            <text:p>3/14/2008</text:p>
          </table:table-cell>
          <table:table-cell office:value-type="float" office:value="6.38">
            <text:p>6.38</text:p>
          </table:table-cell>
          <table:table-cell table:formula="of:=IF(AND([.B51]&gt;3;[.B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7">
            <text:p>3/17/2008</text:p>
          </table:table-cell>
          <table:table-cell office:value-type="float" office:value="6.34">
            <text:p>6.34</text:p>
          </table:table-cell>
          <table:table-cell table:formula="of:=IF(AND([.B52]&gt;3;[.B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8">
            <text:p>3/18/2008</text:p>
          </table:table-cell>
          <table:table-cell office:value-type="float" office:value="6.39">
            <text:p>6.39</text:p>
          </table:table-cell>
          <table:table-cell table:formula="of:=IF(AND([.B53]&gt;3;[.B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19">
            <text:p>3/19/2008</text:p>
          </table:table-cell>
          <table:table-cell office:value-type="float" office:value="6.15">
            <text:p>6.15</text:p>
          </table:table-cell>
          <table:table-cell table:formula="of:=IF(AND([.B54]&gt;3;[.B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20">
            <text:p>3/20/2008</text:p>
          </table:table-cell>
          <table:table-cell office:value-type="float" office:value="6.11">
            <text:p>6.11</text:p>
          </table:table-cell>
          <table:table-cell table:formula="of:=IF(AND([.B55]&gt;3;[.B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24">
            <text:p>3/24/2008</text:p>
          </table:table-cell>
          <table:table-cell office:value-type="float" office:value="6.21">
            <text:p>6.21</text:p>
          </table:table-cell>
          <table:table-cell table:formula="of:=IF(AND([.B56]&gt;3;[.B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25">
            <text:p>3/25/2008</text:p>
          </table:table-cell>
          <table:table-cell office:value-type="float" office:value="6.3">
            <text:p>6.3</text:p>
          </table:table-cell>
          <table:table-cell table:formula="of:=IF(AND([.B57]&gt;3;[.B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26">
            <text:p>3/26/2008</text:p>
          </table:table-cell>
          <table:table-cell office:value-type="float" office:value="6.22">
            <text:p>6.22</text:p>
          </table:table-cell>
          <table:table-cell table:formula="of:=IF(AND([.B58]&gt;3;[.B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27">
            <text:p>3/27/2008</text:p>
          </table:table-cell>
          <table:table-cell office:value-type="float" office:value="6.16">
            <text:p>6.16</text:p>
          </table:table-cell>
          <table:table-cell table:formula="of:=IF(AND([.B59]&gt;3;[.B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28">
            <text:p>3/28/2008</text:p>
          </table:table-cell>
          <table:table-cell office:value-type="float" office:value="5.91">
            <text:p>5.91</text:p>
          </table:table-cell>
          <table:table-cell table:formula="of:=IF(AND([.B60]&gt;3;[.B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3-31">
            <text:p>3/31/2008</text:p>
          </table:table-cell>
          <table:table-cell office:value-type="float" office:value="5.89">
            <text:p>5.89</text:p>
          </table:table-cell>
          <table:table-cell table:formula="of:=IF(AND([.B61]&gt;3;[.B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1">
            <text:p>4/1/2008</text:p>
          </table:table-cell>
          <table:table-cell office:value-type="float" office:value="6.07">
            <text:p>6.07</text:p>
          </table:table-cell>
          <table:table-cell table:formula="of:=IF(AND([.B62]&gt;3;[.B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2">
            <text:p>4/2/2008</text:p>
          </table:table-cell>
          <table:table-cell office:value-type="float" office:value="6.19">
            <text:p>6.19</text:p>
          </table:table-cell>
          <table:table-cell table:formula="of:=IF(AND([.B63]&gt;3;[.B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3">
            <text:p>4/3/2008</text:p>
          </table:table-cell>
          <table:table-cell office:value-type="float" office:value="6.26">
            <text:p>6.26</text:p>
          </table:table-cell>
          <table:table-cell table:formula="of:=IF(AND([.B64]&gt;3;[.B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4">
            <text:p>4/4/2008</text:p>
          </table:table-cell>
          <table:table-cell office:value-type="float" office:value="6.23">
            <text:p>6.23</text:p>
          </table:table-cell>
          <table:table-cell table:formula="of:=IF(AND([.B65]&gt;3;[.B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7">
            <text:p>4/7/2008</text:p>
          </table:table-cell>
          <table:table-cell office:value-type="float" office:value="6.34">
            <text:p>6.34</text:p>
          </table:table-cell>
          <table:table-cell table:formula="of:=IF(AND([.B66]&gt;3;[.B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8">
            <text:p>4/8/2008</text:p>
          </table:table-cell>
          <table:table-cell office:value-type="float" office:value="6.03">
            <text:p>6.03</text:p>
          </table:table-cell>
          <table:table-cell table:formula="of:=IF(AND([.B67]&gt;3;[.B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09">
            <text:p>4/9/2008</text:p>
          </table:table-cell>
          <table:table-cell office:value-type="float" office:value="6.26">
            <text:p>6.26</text:p>
          </table:table-cell>
          <table:table-cell table:formula="of:=IF(AND([.B68]&gt;3;[.B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0">
            <text:p>4/10/2008</text:p>
          </table:table-cell>
          <table:table-cell office:value-type="float" office:value="6.27">
            <text:p>6.27</text:p>
          </table:table-cell>
          <table:table-cell table:formula="of:=IF(AND([.B69]&gt;3;[.B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1">
            <text:p>4/11/2008</text:p>
          </table:table-cell>
          <table:table-cell office:value-type="float" office:value="6.01">
            <text:p>6.01</text:p>
          </table:table-cell>
          <table:table-cell table:formula="of:=IF(AND([.B70]&gt;3;[.B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4">
            <text:p>4/14/2008</text:p>
          </table:table-cell>
          <table:table-cell office:value-type="float" office:value="5.86">
            <text:p>5.86</text:p>
          </table:table-cell>
          <table:table-cell table:formula="of:=IF(AND([.B71]&gt;3;[.B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5">
            <text:p>4/15/2008</text:p>
          </table:table-cell>
          <table:table-cell office:value-type="float" office:value="5.78">
            <text:p>5.78</text:p>
          </table:table-cell>
          <table:table-cell table:formula="of:=IF(AND([.B72]&gt;3;[.B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6">
            <text:p>4/16/2008</text:p>
          </table:table-cell>
          <table:table-cell office:value-type="float" office:value="6.07">
            <text:p>6.07</text:p>
          </table:table-cell>
          <table:table-cell table:formula="of:=IF(AND([.B73]&gt;3;[.B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7">
            <text:p>4/17/2008</text:p>
          </table:table-cell>
          <table:table-cell office:value-type="float" office:value="6.19">
            <text:p>6.19</text:p>
          </table:table-cell>
          <table:table-cell table:formula="of:=IF(AND([.B74]&gt;3;[.B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18">
            <text:p>4/18/2008</text:p>
          </table:table-cell>
          <table:table-cell office:value-type="float" office:value="6.11">
            <text:p>6.11</text:p>
          </table:table-cell>
          <table:table-cell table:formula="of:=IF(AND([.B75]&gt;3;[.B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1">
            <text:p>4/21/2008</text:p>
          </table:table-cell>
          <table:table-cell office:value-type="float" office:value="6.14">
            <text:p>6.14</text:p>
          </table:table-cell>
          <table:table-cell table:formula="of:=IF(AND([.B76]&gt;3;[.B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2">
            <text:p>4/22/2008</text:p>
          </table:table-cell>
          <table:table-cell office:value-type="float" office:value="5.96">
            <text:p>5.96</text:p>
          </table:table-cell>
          <table:table-cell table:formula="of:=IF(AND([.B77]&gt;3;[.B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3">
            <text:p>4/23/2008</text:p>
          </table:table-cell>
          <table:table-cell office:value-type="float" office:value="5.92">
            <text:p>5.92</text:p>
          </table:table-cell>
          <table:table-cell table:formula="of:=IF(AND([.B78]&gt;3;[.B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4">
            <text:p>4/24/2008</text:p>
          </table:table-cell>
          <table:table-cell office:value-type="float" office:value="6.03">
            <text:p>6.03</text:p>
          </table:table-cell>
          <table:table-cell table:formula="of:=IF(AND([.B79]&gt;3;[.B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5">
            <text:p>4/25/2008</text:p>
          </table:table-cell>
          <table:table-cell office:value-type="float" office:value="6.06">
            <text:p>6.06</text:p>
          </table:table-cell>
          <table:table-cell table:formula="of:=IF(AND([.B80]&gt;3;[.B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8">
            <text:p>4/28/2008</text:p>
          </table:table-cell>
          <table:table-cell office:value-type="float" office:value="6">
            <text:p>6</text:p>
          </table:table-cell>
          <table:table-cell table:formula="of:=IF(AND([.B81]&gt;3;[.B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29">
            <text:p>4/29/2008</text:p>
          </table:table-cell>
          <table:table-cell office:value-type="float" office:value="6.02">
            <text:p>6.02</text:p>
          </table:table-cell>
          <table:table-cell table:formula="of:=IF(AND([.B82]&gt;3;[.B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4-30">
            <text:p>4/30/2008</text:p>
          </table:table-cell>
          <table:table-cell office:value-type="float" office:value="5.96">
            <text:p>5.96</text:p>
          </table:table-cell>
          <table:table-cell table:formula="of:=IF(AND([.B83]&gt;3;[.B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1">
            <text:p>5/1/2008</text:p>
          </table:table-cell>
          <table:table-cell office:value-type="float" office:value="6.22">
            <text:p>6.22</text:p>
          </table:table-cell>
          <table:table-cell table:formula="of:=IF(AND([.B84]&gt;3;[.B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2">
            <text:p>5/2/2008</text:p>
          </table:table-cell>
          <table:table-cell office:value-type="float" office:value="6.16">
            <text:p>6.16</text:p>
          </table:table-cell>
          <table:table-cell table:formula="of:=IF(AND([.B85]&gt;3;[.B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5">
            <text:p>5/5/2008</text:p>
          </table:table-cell>
          <table:table-cell office:value-type="float" office:value="6.53">
            <text:p>6.53</text:p>
          </table:table-cell>
          <table:table-cell table:formula="of:=IF(AND([.B86]&gt;3;[.B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6">
            <text:p>5/6/2008</text:p>
          </table:table-cell>
          <table:table-cell office:value-type="float" office:value="7.12">
            <text:p>7.12</text:p>
          </table:table-cell>
          <table:table-cell table:formula="of:=IF(AND([.B87]&gt;3;[.B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7">
            <text:p>5/7/2008</text:p>
          </table:table-cell>
          <table:table-cell office:value-type="float" office:value="6.91">
            <text:p>6.91</text:p>
          </table:table-cell>
          <table:table-cell table:formula="of:=IF(AND([.B88]&gt;3;[.B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8">
            <text:p>5/8/2008</text:p>
          </table:table-cell>
          <table:table-cell office:value-type="float" office:value="6.93">
            <text:p>6.93</text:p>
          </table:table-cell>
          <table:table-cell table:formula="of:=IF(AND([.B89]&gt;3;[.B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09">
            <text:p>5/9/2008</text:p>
          </table:table-cell>
          <table:table-cell office:value-type="float" office:value="6.94">
            <text:p>6.94</text:p>
          </table:table-cell>
          <table:table-cell table:formula="of:=IF(AND([.B90]&gt;3;[.B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12">
            <text:p>5/12/2008</text:p>
          </table:table-cell>
          <table:table-cell office:value-type="float" office:value="7.16">
            <text:p>7.16</text:p>
          </table:table-cell>
          <table:table-cell table:formula="of:=IF(AND([.B91]&gt;3;[.B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13">
            <text:p>5/13/2008</text:p>
          </table:table-cell>
          <table:table-cell office:value-type="float" office:value="7.19">
            <text:p>7.19</text:p>
          </table:table-cell>
          <table:table-cell table:formula="of:=IF(AND([.B92]&gt;3;[.B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14">
            <text:p>5/14/2008</text:p>
          </table:table-cell>
          <table:table-cell office:value-type="float" office:value="7.16">
            <text:p>7.16</text:p>
          </table:table-cell>
          <table:table-cell table:formula="of:=IF(AND([.B93]&gt;3;[.B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15">
            <text:p>5/15/2008</text:p>
          </table:table-cell>
          <table:table-cell office:value-type="float" office:value="7.41">
            <text:p>7.41</text:p>
          </table:table-cell>
          <table:table-cell table:formula="of:=IF(AND([.B94]&gt;3;[.B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16">
            <text:p>5/16/2008</text:p>
          </table:table-cell>
          <table:table-cell office:value-type="float" office:value="7.26">
            <text:p>7.26</text:p>
          </table:table-cell>
          <table:table-cell table:formula="of:=IF(AND([.B95]&gt;3;[.B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19">
            <text:p>5/19/2008</text:p>
          </table:table-cell>
          <table:table-cell office:value-type="float" office:value="7.1">
            <text:p>7.1</text:p>
          </table:table-cell>
          <table:table-cell table:formula="of:=IF(AND([.B96]&gt;3;[.B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0">
            <text:p>5/20/2008</text:p>
          </table:table-cell>
          <table:table-cell office:value-type="float" office:value="7.12">
            <text:p>7.12</text:p>
          </table:table-cell>
          <table:table-cell table:formula="of:=IF(AND([.B97]&gt;3;[.B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1">
            <text:p>5/21/2008</text:p>
          </table:table-cell>
          <table:table-cell office:value-type="float" office:value="7.08">
            <text:p>7.08</text:p>
          </table:table-cell>
          <table:table-cell table:formula="of:=IF(AND([.B98]&gt;3;[.B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2">
            <text:p>5/22/2008</text:p>
          </table:table-cell>
          <table:table-cell office:value-type="float" office:value="7.07">
            <text:p>7.07</text:p>
          </table:table-cell>
          <table:table-cell table:formula="of:=IF(AND([.B99]&gt;3;[.B1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3">
            <text:p>5/23/2008</text:p>
          </table:table-cell>
          <table:table-cell office:value-type="float" office:value="6.88">
            <text:p>6.88</text:p>
          </table:table-cell>
          <table:table-cell table:formula="of:=IF(AND([.B100]&gt;3;[.B1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7">
            <text:p>5/27/2008</text:p>
          </table:table-cell>
          <table:table-cell office:value-type="float" office:value="6.92">
            <text:p>6.92</text:p>
          </table:table-cell>
          <table:table-cell table:formula="of:=IF(AND([.B101]&gt;3;[.B1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8">
            <text:p>5/28/2008</text:p>
          </table:table-cell>
          <table:table-cell office:value-type="float" office:value="6.82">
            <text:p>6.82</text:p>
          </table:table-cell>
          <table:table-cell table:formula="of:=IF(AND([.B102]&gt;3;[.B1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29">
            <text:p>5/29/2008</text:p>
          </table:table-cell>
          <table:table-cell office:value-type="float" office:value="6.77">
            <text:p>6.77</text:p>
          </table:table-cell>
          <table:table-cell table:formula="of:=IF(AND([.B103]&gt;3;[.B1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5-30">
            <text:p>5/30/2008</text:p>
          </table:table-cell>
          <table:table-cell office:value-type="float" office:value="6.88">
            <text:p>6.88</text:p>
          </table:table-cell>
          <table:table-cell table:formula="of:=IF(AND([.B104]&gt;3;[.B1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02">
            <text:p>6/2/2008</text:p>
          </table:table-cell>
          <table:table-cell office:value-type="float" office:value="6.8">
            <text:p>6.8</text:p>
          </table:table-cell>
          <table:table-cell table:formula="of:=IF(AND([.B105]&gt;3;[.B1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03">
            <text:p>6/3/2008</text:p>
          </table:table-cell>
          <table:table-cell office:value-type="float" office:value="6.81">
            <text:p>6.81</text:p>
          </table:table-cell>
          <table:table-cell table:formula="of:=IF(AND([.B106]&gt;3;[.B1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04">
            <text:p>6/4/2008</text:p>
          </table:table-cell>
          <table:table-cell office:value-type="float" office:value="7.19">
            <text:p>7.19</text:p>
          </table:table-cell>
          <table:table-cell table:formula="of:=IF(AND([.B107]&gt;3;[.B1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05">
            <text:p>6/5/2008</text:p>
          </table:table-cell>
          <table:table-cell office:value-type="float" office:value="7.78">
            <text:p>7.78</text:p>
          </table:table-cell>
          <table:table-cell table:formula="of:=IF(AND([.B108]&gt;3;[.B1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06">
            <text:p>6/6/2008</text:p>
          </table:table-cell>
          <table:table-cell office:value-type="float" office:value="7.43">
            <text:p>7.43</text:p>
          </table:table-cell>
          <table:table-cell table:formula="of:=IF(AND([.B109]&gt;3;[.B1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09">
            <text:p>6/9/2008</text:p>
          </table:table-cell>
          <table:table-cell office:value-type="float" office:value="7.68">
            <text:p>7.68</text:p>
          </table:table-cell>
          <table:table-cell table:formula="of:=IF(AND([.B110]&gt;3;[.B1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0">
            <text:p>6/10/2008</text:p>
          </table:table-cell>
          <table:table-cell office:value-type="float" office:value="7.43">
            <text:p>7.43</text:p>
          </table:table-cell>
          <table:table-cell table:formula="of:=IF(AND([.B111]&gt;3;[.B1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1">
            <text:p>6/11/2008</text:p>
          </table:table-cell>
          <table:table-cell office:value-type="float" office:value="6.96">
            <text:p>6.96</text:p>
          </table:table-cell>
          <table:table-cell table:formula="of:=IF(AND([.B112]&gt;3;[.B1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2">
            <text:p>6/12/2008</text:p>
          </table:table-cell>
          <table:table-cell office:value-type="float" office:value="7.14">
            <text:p>7.14</text:p>
          </table:table-cell>
          <table:table-cell table:formula="of:=IF(AND([.B113]&gt;3;[.B1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3">
            <text:p>6/13/2008</text:p>
          </table:table-cell>
          <table:table-cell office:value-type="float" office:value="7.52">
            <text:p>7.52</text:p>
          </table:table-cell>
          <table:table-cell table:formula="of:=IF(AND([.B114]&gt;3;[.B1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6">
            <text:p>6/16/2008</text:p>
          </table:table-cell>
          <table:table-cell office:value-type="float" office:value="7.71">
            <text:p>7.71</text:p>
          </table:table-cell>
          <table:table-cell table:formula="of:=IF(AND([.B115]&gt;3;[.B1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7">
            <text:p>6/17/2008</text:p>
          </table:table-cell>
          <table:table-cell office:value-type="float" office:value="7.72">
            <text:p>7.72</text:p>
          </table:table-cell>
          <table:table-cell table:formula="of:=IF(AND([.B116]&gt;3;[.B1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8">
            <text:p>6/18/2008</text:p>
          </table:table-cell>
          <table:table-cell office:value-type="float" office:value="7.29">
            <text:p>7.29</text:p>
          </table:table-cell>
          <table:table-cell table:formula="of:=IF(AND([.B117]&gt;3;[.B1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19">
            <text:p>6/19/2008</text:p>
          </table:table-cell>
          <table:table-cell office:value-type="float" office:value="7.33">
            <text:p>7.33</text:p>
          </table:table-cell>
          <table:table-cell table:formula="of:=IF(AND([.B118]&gt;3;[.B1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20">
            <text:p>6/20/2008</text:p>
          </table:table-cell>
          <table:table-cell office:value-type="float" office:value="6.99">
            <text:p>6.99</text:p>
          </table:table-cell>
          <table:table-cell table:formula="of:=IF(AND([.B119]&gt;3;[.B1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23">
            <text:p>6/23/2008</text:p>
          </table:table-cell>
          <table:table-cell office:value-type="float" office:value="6.55">
            <text:p>6.55</text:p>
          </table:table-cell>
          <table:table-cell table:formula="of:=IF(AND([.B120]&gt;3;[.B1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24">
            <text:p>6/24/2008</text:p>
          </table:table-cell>
          <table:table-cell office:value-type="float" office:value="6.24">
            <text:p>6.24</text:p>
          </table:table-cell>
          <table:table-cell table:formula="of:=IF(AND([.B121]&gt;3;[.B1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25">
            <text:p>6/25/2008</text:p>
          </table:table-cell>
          <table:table-cell office:value-type="float" office:value="6.43">
            <text:p>6.43</text:p>
          </table:table-cell>
          <table:table-cell table:formula="of:=IF(AND([.B122]&gt;3;[.B1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26">
            <text:p>6/26/2008</text:p>
          </table:table-cell>
          <table:table-cell office:value-type="float" office:value="6.13">
            <text:p>6.13</text:p>
          </table:table-cell>
          <table:table-cell table:formula="of:=IF(AND([.B123]&gt;3;[.B1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27">
            <text:p>6/27/2008</text:p>
          </table:table-cell>
          <table:table-cell office:value-type="float" office:value="5.95">
            <text:p>5.95</text:p>
          </table:table-cell>
          <table:table-cell table:formula="of:=IF(AND([.B124]&gt;3;[.B1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6-30">
            <text:p>6/30/2008</text:p>
          </table:table-cell>
          <table:table-cell office:value-type="float" office:value="5.83">
            <text:p>5.83</text:p>
          </table:table-cell>
          <table:table-cell table:formula="of:=IF(AND([.B125]&gt;3;[.B1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01">
            <text:p>7/1/2008</text:p>
          </table:table-cell>
          <table:table-cell office:value-type="float" office:value="5.65">
            <text:p>5.65</text:p>
          </table:table-cell>
          <table:table-cell table:formula="of:=IF(AND([.B126]&gt;3;[.B1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02">
            <text:p>7/2/2008</text:p>
          </table:table-cell>
          <table:table-cell office:value-type="float" office:value="5.44">
            <text:p>5.44</text:p>
          </table:table-cell>
          <table:table-cell table:formula="of:=IF(AND([.B127]&gt;3;[.B1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03">
            <text:p>7/3/2008</text:p>
          </table:table-cell>
          <table:table-cell office:value-type="float" office:value="5.3">
            <text:p>5.3</text:p>
          </table:table-cell>
          <table:table-cell table:formula="of:=IF(AND([.B128]&gt;3;[.B1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07">
            <text:p>7/7/2008</text:p>
          </table:table-cell>
          <table:table-cell office:value-type="float" office:value="5.38">
            <text:p>5.38</text:p>
          </table:table-cell>
          <table:table-cell table:formula="of:=IF(AND([.B129]&gt;3;[.B1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08">
            <text:p>7/8/2008</text:p>
          </table:table-cell>
          <table:table-cell office:value-type="float" office:value="5.53">
            <text:p>5.53</text:p>
          </table:table-cell>
          <table:table-cell table:formula="of:=IF(AND([.B130]&gt;3;[.B1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09">
            <text:p>7/9/2008</text:p>
          </table:table-cell>
          <table:table-cell office:value-type="float" office:value="5.06">
            <text:p>5.06</text:p>
          </table:table-cell>
          <table:table-cell table:formula="of:=IF(AND([.B131]&gt;3;[.B1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0">
            <text:p>7/10/2008</text:p>
          </table:table-cell>
          <table:table-cell office:value-type="float" office:value="4.96">
            <text:p>4.96</text:p>
          </table:table-cell>
          <table:table-cell table:formula="of:=IF(AND([.B132]&gt;3;[.B1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1">
            <text:p>7/11/2008</text:p>
          </table:table-cell>
          <table:table-cell office:value-type="float" office:value="4.84">
            <text:p>4.84</text:p>
          </table:table-cell>
          <table:table-cell table:formula="of:=IF(AND([.B133]&gt;3;[.B1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4">
            <text:p>7/14/2008</text:p>
          </table:table-cell>
          <table:table-cell office:value-type="float" office:value="4.82">
            <text:p>4.82</text:p>
          </table:table-cell>
          <table:table-cell table:formula="of:=IF(AND([.B134]&gt;3;[.B1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5">
            <text:p>7/15/2008</text:p>
          </table:table-cell>
          <table:table-cell office:value-type="float" office:value="4.72">
            <text:p>4.72</text:p>
          </table:table-cell>
          <table:table-cell table:formula="of:=IF(AND([.B135]&gt;3;[.B1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6">
            <text:p>7/16/2008</text:p>
          </table:table-cell>
          <table:table-cell office:value-type="float" office:value="5.06">
            <text:p>5.06</text:p>
          </table:table-cell>
          <table:table-cell table:formula="of:=IF(AND([.B136]&gt;3;[.B1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7">
            <text:p>7/17/2008</text:p>
          </table:table-cell>
          <table:table-cell office:value-type="float" office:value="5.3">
            <text:p>5.3</text:p>
          </table:table-cell>
          <table:table-cell table:formula="of:=IF(AND([.B137]&gt;3;[.B1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18">
            <text:p>7/18/2008</text:p>
          </table:table-cell>
          <table:table-cell office:value-type="float" office:value="4.65">
            <text:p>4.65</text:p>
          </table:table-cell>
          <table:table-cell table:formula="of:=IF(AND([.B138]&gt;3;[.B1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1">
            <text:p>7/21/2008</text:p>
          </table:table-cell>
          <table:table-cell office:value-type="float" office:value="4.59">
            <text:p>4.59</text:p>
          </table:table-cell>
          <table:table-cell table:formula="of:=IF(AND([.B139]&gt;3;[.B1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2">
            <text:p>7/22/2008</text:p>
          </table:table-cell>
          <table:table-cell office:value-type="float" office:value="4.41">
            <text:p>4.41</text:p>
          </table:table-cell>
          <table:table-cell table:formula="of:=IF(AND([.B140]&gt;3;[.B1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3">
            <text:p>7/23/2008</text:p>
          </table:table-cell>
          <table:table-cell office:value-type="float" office:value="4.67">
            <text:p>4.67</text:p>
          </table:table-cell>
          <table:table-cell table:formula="of:=IF(AND([.B141]&gt;3;[.B1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4">
            <text:p>7/24/2008</text:p>
          </table:table-cell>
          <table:table-cell office:value-type="float" office:value="4.37">
            <text:p>4.37</text:p>
          </table:table-cell>
          <table:table-cell table:formula="of:=IF(AND([.B142]&gt;3;[.B1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5">
            <text:p>7/25/2008</text:p>
          </table:table-cell>
          <table:table-cell office:value-type="float" office:value="4.36">
            <text:p>4.36</text:p>
          </table:table-cell>
          <table:table-cell table:formula="of:=IF(AND([.B143]&gt;3;[.B1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8">
            <text:p>7/28/2008</text:p>
          </table:table-cell>
          <table:table-cell office:value-type="float" office:value="4.19">
            <text:p>4.19</text:p>
          </table:table-cell>
          <table:table-cell table:formula="of:=IF(AND([.B144]&gt;3;[.B1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29">
            <text:p>7/29/2008</text:p>
          </table:table-cell>
          <table:table-cell office:value-type="float" office:value="4.21">
            <text:p>4.21</text:p>
          </table:table-cell>
          <table:table-cell table:formula="of:=IF(AND([.B145]&gt;3;[.B1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30">
            <text:p>7/30/2008</text:p>
          </table:table-cell>
          <table:table-cell office:value-type="float" office:value="4.23">
            <text:p>4.23</text:p>
          </table:table-cell>
          <table:table-cell table:formula="of:=IF(AND([.B146]&gt;3;[.B1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7-31">
            <text:p>7/31/2008</text:p>
          </table:table-cell>
          <table:table-cell office:value-type="float" office:value="4.21">
            <text:p>4.21</text:p>
          </table:table-cell>
          <table:table-cell table:formula="of:=IF(AND([.B147]&gt;3;[.B1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01">
            <text:p>8/1/2008</text:p>
          </table:table-cell>
          <table:table-cell office:value-type="float" office:value="4.28">
            <text:p>4.28</text:p>
          </table:table-cell>
          <table:table-cell table:formula="of:=IF(AND([.B148]&gt;3;[.B1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04">
            <text:p>8/4/2008</text:p>
          </table:table-cell>
          <table:table-cell office:value-type="float" office:value="4.48">
            <text:p>4.48</text:p>
          </table:table-cell>
          <table:table-cell table:formula="of:=IF(AND([.B149]&gt;3;[.B1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05">
            <text:p>8/5/2008</text:p>
          </table:table-cell>
          <table:table-cell office:value-type="float" office:value="4.6">
            <text:p>4.6</text:p>
          </table:table-cell>
          <table:table-cell table:formula="of:=IF(AND([.B150]&gt;3;[.B1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06">
            <text:p>8/6/2008</text:p>
          </table:table-cell>
          <table:table-cell office:value-type="float" office:value="4.8">
            <text:p>4.8</text:p>
          </table:table-cell>
          <table:table-cell table:formula="of:=IF(AND([.B151]&gt;3;[.B1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07">
            <text:p>8/7/2008</text:p>
          </table:table-cell>
          <table:table-cell office:value-type="float" office:value="5.03">
            <text:p>5.03</text:p>
          </table:table-cell>
          <table:table-cell table:formula="of:=IF(AND([.B152]&gt;3;[.B1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08">
            <text:p>8/8/2008</text:p>
          </table:table-cell>
          <table:table-cell office:value-type="float" office:value="5.13">
            <text:p>5.13</text:p>
          </table:table-cell>
          <table:table-cell table:formula="of:=IF(AND([.B153]&gt;3;[.B1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1">
            <text:p>8/11/2008</text:p>
          </table:table-cell>
          <table:table-cell office:value-type="float" office:value="5.11">
            <text:p>5.11</text:p>
          </table:table-cell>
          <table:table-cell table:formula="of:=IF(AND([.B154]&gt;3;[.B1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2">
            <text:p>8/12/2008</text:p>
          </table:table-cell>
          <table:table-cell office:value-type="float" office:value="5.21">
            <text:p>5.21</text:p>
          </table:table-cell>
          <table:table-cell table:formula="of:=IF(AND([.B155]&gt;3;[.B1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3">
            <text:p>8/13/2008</text:p>
          </table:table-cell>
          <table:table-cell office:value-type="float" office:value="5.15">
            <text:p>5.15</text:p>
          </table:table-cell>
          <table:table-cell table:formula="of:=IF(AND([.B156]&gt;3;[.B1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4">
            <text:p>8/14/2008</text:p>
          </table:table-cell>
          <table:table-cell office:value-type="float" office:value="5.3">
            <text:p>5.3</text:p>
          </table:table-cell>
          <table:table-cell table:formula="of:=IF(AND([.B157]&gt;3;[.B1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5">
            <text:p>8/15/2008</text:p>
          </table:table-cell>
          <table:table-cell office:value-type="float" office:value="5.64">
            <text:p>5.64</text:p>
          </table:table-cell>
          <table:table-cell table:formula="of:=IF(AND([.B158]&gt;3;[.B1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8">
            <text:p>8/18/2008</text:p>
          </table:table-cell>
          <table:table-cell office:value-type="float" office:value="5.91">
            <text:p>5.91</text:p>
          </table:table-cell>
          <table:table-cell table:formula="of:=IF(AND([.B159]&gt;3;[.B1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19">
            <text:p>8/19/2008</text:p>
          </table:table-cell>
          <table:table-cell office:value-type="float" office:value="5.58">
            <text:p>5.58</text:p>
          </table:table-cell>
          <table:table-cell table:formula="of:=IF(AND([.B160]&gt;3;[.B1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0">
            <text:p>8/20/2008</text:p>
          </table:table-cell>
          <table:table-cell office:value-type="float" office:value="5.7">
            <text:p>5.7</text:p>
          </table:table-cell>
          <table:table-cell table:formula="of:=IF(AND([.B161]&gt;3;[.B1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1">
            <text:p>8/21/2008</text:p>
          </table:table-cell>
          <table:table-cell office:value-type="float" office:value="5.76">
            <text:p>5.76</text:p>
          </table:table-cell>
          <table:table-cell table:formula="of:=IF(AND([.B162]&gt;3;[.B1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2">
            <text:p>8/22/2008</text:p>
          </table:table-cell>
          <table:table-cell office:value-type="float" office:value="5.81">
            <text:p>5.81</text:p>
          </table:table-cell>
          <table:table-cell table:formula="of:=IF(AND([.B163]&gt;3;[.B1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5">
            <text:p>8/25/2008</text:p>
          </table:table-cell>
          <table:table-cell office:value-type="float" office:value="5.93">
            <text:p>5.93</text:p>
          </table:table-cell>
          <table:table-cell table:formula="of:=IF(AND([.B164]&gt;3;[.B1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6">
            <text:p>8/26/2008</text:p>
          </table:table-cell>
          <table:table-cell office:value-type="float" office:value="5.93">
            <text:p>5.93</text:p>
          </table:table-cell>
          <table:table-cell table:formula="of:=IF(AND([.B165]&gt;3;[.B1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7">
            <text:p>8/27/2008</text:p>
          </table:table-cell>
          <table:table-cell office:value-type="float" office:value="6.07">
            <text:p>6.07</text:p>
          </table:table-cell>
          <table:table-cell table:formula="of:=IF(AND([.B166]&gt;3;[.B1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8">
            <text:p>8/28/2008</text:p>
          </table:table-cell>
          <table:table-cell office:value-type="float" office:value="6.25">
            <text:p>6.25</text:p>
          </table:table-cell>
          <table:table-cell table:formula="of:=IF(AND([.B167]&gt;3;[.B1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8-29">
            <text:p>8/29/2008</text:p>
          </table:table-cell>
          <table:table-cell office:value-type="float" office:value="6.29">
            <text:p>6.29</text:p>
          </table:table-cell>
          <table:table-cell table:formula="of:=IF(AND([.B168]&gt;3;[.B1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02">
            <text:p>9/2/2008</text:p>
          </table:table-cell>
          <table:table-cell office:value-type="float" office:value="6.34">
            <text:p>6.34</text:p>
          </table:table-cell>
          <table:table-cell table:formula="of:=IF(AND([.B169]&gt;3;[.B1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03">
            <text:p>9/3/2008</text:p>
          </table:table-cell>
          <table:table-cell office:value-type="float" office:value="6.15">
            <text:p>6.15</text:p>
          </table:table-cell>
          <table:table-cell table:formula="of:=IF(AND([.B170]&gt;3;[.B1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04">
            <text:p>9/4/2008</text:p>
          </table:table-cell>
          <table:table-cell office:value-type="float" office:value="5.84">
            <text:p>5.84</text:p>
          </table:table-cell>
          <table:table-cell table:formula="of:=IF(AND([.B171]&gt;3;[.B1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05">
            <text:p>9/5/2008</text:p>
          </table:table-cell>
          <table:table-cell office:value-type="float" office:value="5.96">
            <text:p>5.96</text:p>
          </table:table-cell>
          <table:table-cell table:formula="of:=IF(AND([.B172]&gt;3;[.B1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08">
            <text:p>9/8/2008</text:p>
          </table:table-cell>
          <table:table-cell office:value-type="float" office:value="6.07">
            <text:p>6.07</text:p>
          </table:table-cell>
          <table:table-cell table:formula="of:=IF(AND([.B173]&gt;3;[.B1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09">
            <text:p>9/9/2008</text:p>
          </table:table-cell>
          <table:table-cell office:value-type="float" office:value="5.77">
            <text:p>5.77</text:p>
          </table:table-cell>
          <table:table-cell table:formula="of:=IF(AND([.B174]&gt;3;[.B1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0">
            <text:p>9/10/2008</text:p>
          </table:table-cell>
          <table:table-cell office:value-type="float" office:value="5.78">
            <text:p>5.78</text:p>
          </table:table-cell>
          <table:table-cell table:formula="of:=IF(AND([.B175]&gt;3;[.B1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1">
            <text:p>9/11/2008</text:p>
          </table:table-cell>
          <table:table-cell office:value-type="float" office:value="5.71">
            <text:p>5.71</text:p>
          </table:table-cell>
          <table:table-cell table:formula="of:=IF(AND([.B176]&gt;3;[.B1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2">
            <text:p>9/12/2008</text:p>
          </table:table-cell>
          <table:table-cell office:value-type="float" office:value="5.75">
            <text:p>5.75</text:p>
          </table:table-cell>
          <table:table-cell table:formula="of:=IF(AND([.B177]&gt;3;[.B1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5">
            <text:p>9/15/2008</text:p>
          </table:table-cell>
          <table:table-cell office:value-type="float" office:value="5.18">
            <text:p>5.18</text:p>
          </table:table-cell>
          <table:table-cell table:formula="of:=IF(AND([.B178]&gt;3;[.B1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6">
            <text:p>9/16/2008</text:p>
          </table:table-cell>
          <table:table-cell office:value-type="float" office:value="5.26">
            <text:p>5.26</text:p>
          </table:table-cell>
          <table:table-cell table:formula="of:=IF(AND([.B179]&gt;3;[.B1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7">
            <text:p>9/17/2008</text:p>
          </table:table-cell>
          <table:table-cell office:value-type="float" office:value="4.9">
            <text:p>4.9</text:p>
          </table:table-cell>
          <table:table-cell table:formula="of:=IF(AND([.B180]&gt;3;[.B1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8">
            <text:p>9/18/2008</text:p>
          </table:table-cell>
          <table:table-cell office:value-type="float" office:value="5.3">
            <text:p>5.3</text:p>
          </table:table-cell>
          <table:table-cell table:formula="of:=IF(AND([.B181]&gt;3;[.B1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19">
            <text:p>9/19/2008</text:p>
          </table:table-cell>
          <table:table-cell office:value-type="float" office:value="5.42">
            <text:p>5.42</text:p>
          </table:table-cell>
          <table:table-cell table:formula="of:=IF(AND([.B182]&gt;3;[.B1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22">
            <text:p>9/22/2008</text:p>
          </table:table-cell>
          <table:table-cell office:value-type="float" office:value="4.99">
            <text:p>4.99</text:p>
          </table:table-cell>
          <table:table-cell table:formula="of:=IF(AND([.B183]&gt;3;[.B1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23">
            <text:p>9/23/2008</text:p>
          </table:table-cell>
          <table:table-cell office:value-type="float" office:value="4.94">
            <text:p>4.94</text:p>
          </table:table-cell>
          <table:table-cell table:formula="of:=IF(AND([.B184]&gt;3;[.B1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24">
            <text:p>9/24/2008</text:p>
          </table:table-cell>
          <table:table-cell office:value-type="float" office:value="4.88">
            <text:p>4.88</text:p>
          </table:table-cell>
          <table:table-cell table:formula="of:=IF(AND([.B185]&gt;3;[.B1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25">
            <text:p>9/25/2008</text:p>
          </table:table-cell>
          <table:table-cell office:value-type="float" office:value="5.23">
            <text:p>5.23</text:p>
          </table:table-cell>
          <table:table-cell table:formula="of:=IF(AND([.B186]&gt;3;[.B1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26">
            <text:p>9/26/2008</text:p>
          </table:table-cell>
          <table:table-cell office:value-type="float" office:value="5.16">
            <text:p>5.16</text:p>
          </table:table-cell>
          <table:table-cell table:formula="of:=IF(AND([.B187]&gt;3;[.B1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29">
            <text:p>9/29/2008</text:p>
          </table:table-cell>
          <table:table-cell office:value-type="float" office:value="4.29">
            <text:p>4.29</text:p>
          </table:table-cell>
          <table:table-cell table:formula="of:=IF(AND([.B188]&gt;3;[.B1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09-30">
            <text:p>9/30/2008</text:p>
          </table:table-cell>
          <table:table-cell office:value-type="float" office:value="5.25">
            <text:p>5.25</text:p>
          </table:table-cell>
          <table:table-cell table:formula="of:=IF(AND([.B189]&gt;3;[.B1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1">
            <text:p>10/1/2008</text:p>
          </table:table-cell>
          <table:table-cell office:value-type="float" office:value="4.74">
            <text:p>4.74</text:p>
          </table:table-cell>
          <table:table-cell table:formula="of:=IF(AND([.B190]&gt;3;[.B1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2">
            <text:p>10/2/2008</text:p>
          </table:table-cell>
          <table:table-cell office:value-type="float" office:value="4.14">
            <text:p>4.14</text:p>
          </table:table-cell>
          <table:table-cell table:formula="of:=IF(AND([.B191]&gt;3;[.B1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3">
            <text:p>10/3/2008</text:p>
          </table:table-cell>
          <table:table-cell office:value-type="float" office:value="4.53">
            <text:p>4.53</text:p>
          </table:table-cell>
          <table:table-cell table:formula="of:=IF(AND([.B192]&gt;3;[.B1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6">
            <text:p>10/6/2008</text:p>
          </table:table-cell>
          <table:table-cell office:value-type="float" office:value="4.23">
            <text:p>4.23</text:p>
          </table:table-cell>
          <table:table-cell table:formula="of:=IF(AND([.B193]&gt;3;[.B1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7">
            <text:p>10/7/2008</text:p>
          </table:table-cell>
          <table:table-cell office:value-type="float" office:value="4.59">
            <text:p>4.59</text:p>
          </table:table-cell>
          <table:table-cell table:formula="of:=IF(AND([.B194]&gt;3;[.B1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8">
            <text:p>10/8/2008</text:p>
          </table:table-cell>
          <table:table-cell office:value-type="float" office:value="4.05">
            <text:p>4.05</text:p>
          </table:table-cell>
          <table:table-cell table:formula="of:=IF(AND([.B195]&gt;3;[.B1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09">
            <text:p>10/9/2008</text:p>
          </table:table-cell>
          <table:table-cell office:value-type="float" office:value="4.04">
            <text:p>4.04</text:p>
          </table:table-cell>
          <table:table-cell table:formula="of:=IF(AND([.B196]&gt;3;[.B1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10">
            <text:p>10/10/2008</text:p>
          </table:table-cell>
          <table:table-cell office:value-type="float" office:value="3.81">
            <text:p>3.81</text:p>
          </table:table-cell>
          <table:table-cell table:formula="of:=IF(AND([.B197]&gt;3;[.B1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13">
            <text:p>10/13/2008</text:p>
          </table:table-cell>
          <table:table-cell office:value-type="float" office:value="4.21">
            <text:p>4.21</text:p>
          </table:table-cell>
          <table:table-cell table:formula="of:=IF(AND([.B198]&gt;3;[.B1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14">
            <text:p>10/14/2008</text:p>
          </table:table-cell>
          <table:table-cell office:value-type="float" office:value="4.27">
            <text:p>4.27</text:p>
          </table:table-cell>
          <table:table-cell table:formula="of:=IF(AND([.B199]&gt;3;[.B2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15">
            <text:p>10/15/2008</text:p>
          </table:table-cell>
          <table:table-cell office:value-type="float" office:value="3.91">
            <text:p>3.91</text:p>
          </table:table-cell>
          <table:table-cell table:formula="of:=IF(AND([.B200]&gt;3;[.B2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16">
            <text:p>10/16/2008</text:p>
          </table:table-cell>
          <table:table-cell office:value-type="float" office:value="4.12">
            <text:p>4.12</text:p>
          </table:table-cell>
          <table:table-cell table:formula="of:=IF(AND([.B201]&gt;3;[.B2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17">
            <text:p>10/17/2008</text:p>
          </table:table-cell>
          <table:table-cell office:value-type="float" office:value="4.21">
            <text:p>4.21</text:p>
          </table:table-cell>
          <table:table-cell table:formula="of:=IF(AND([.B202]&gt;3;[.B2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20">
            <text:p>10/20/2008</text:p>
          </table:table-cell>
          <table:table-cell office:value-type="float" office:value="4.11">
            <text:p>4.11</text:p>
          </table:table-cell>
          <table:table-cell table:formula="of:=IF(AND([.B203]&gt;3;[.B2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21">
            <text:p>10/21/2008</text:p>
          </table:table-cell>
          <table:table-cell office:value-type="float" office:value="3.91">
            <text:p>3.91</text:p>
          </table:table-cell>
          <table:table-cell table:formula="of:=IF(AND([.B204]&gt;3;[.B2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22">
            <text:p>10/22/2008</text:p>
          </table:table-cell>
          <table:table-cell office:value-type="float" office:value="3.62">
            <text:p>3.62</text:p>
          </table:table-cell>
          <table:table-cell table:formula="of:=IF(AND([.B205]&gt;3;[.B2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23">
            <text:p>10/23/2008</text:p>
          </table:table-cell>
          <table:table-cell office:value-type="float" office:value="3.28">
            <text:p>3.28</text:p>
          </table:table-cell>
          <table:table-cell table:formula="of:=IF(AND([.B206]&gt;3;[.B2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24">
            <text:p>10/24/2008</text:p>
          </table:table-cell>
          <table:table-cell office:value-type="float" office:value="3.03">
            <text:p>3.03</text:p>
          </table:table-cell>
          <table:table-cell table:formula="of:=IF(AND([.B207]&gt;3;[.B2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10-27">
            <text:p>10/27/2008</text:p>
          </table:table-cell>
          <table:table-cell table:style-name="ce3" office:value-type="float" office:value="2.94">
            <text:p>2.94</text:p>
          </table:table-cell>
          <table:table-cell table:style-name="ce3" table:formula="of:=IF(AND([.B208]&gt;3;[.B209]&lt;3);1;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08-10-28">
            <text:p>10/28/2008</text:p>
          </table:table-cell>
          <table:table-cell office:value-type="float" office:value="2.84">
            <text:p>2.84</text:p>
          </table:table-cell>
          <table:table-cell table:formula="of:=IF(AND([.B209]&gt;3;[.B2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29">
            <text:p>10/29/2008</text:p>
          </table:table-cell>
          <table:table-cell office:value-type="float" office:value="2.98">
            <text:p>2.98</text:p>
          </table:table-cell>
          <table:table-cell table:formula="of:=IF(AND([.B210]&gt;3;[.B2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30">
            <text:p>10/30/2008</text:p>
          </table:table-cell>
          <table:table-cell office:value-type="float" office:value="3.56">
            <text:p>3.56</text:p>
          </table:table-cell>
          <table:table-cell table:formula="of:=IF(AND([.B211]&gt;3;[.B2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0-31">
            <text:p>10/31/2008</text:p>
          </table:table-cell>
          <table:table-cell office:value-type="float" office:value="3.5">
            <text:p>3.5</text:p>
          </table:table-cell>
          <table:table-cell table:formula="of:=IF(AND([.B212]&gt;3;[.B2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03">
            <text:p>11/3/2008</text:p>
          </table:table-cell>
          <table:table-cell office:value-type="float" office:value="3.61">
            <text:p>3.61</text:p>
          </table:table-cell>
          <table:table-cell table:formula="of:=IF(AND([.B213]&gt;3;[.B2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04">
            <text:p>11/4/2008</text:p>
          </table:table-cell>
          <table:table-cell office:value-type="float" office:value="3.8">
            <text:p>3.8</text:p>
          </table:table-cell>
          <table:table-cell table:formula="of:=IF(AND([.B214]&gt;3;[.B2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05">
            <text:p>11/5/2008</text:p>
          </table:table-cell>
          <table:table-cell office:value-type="float" office:value="3.55">
            <text:p>3.55</text:p>
          </table:table-cell>
          <table:table-cell table:formula="of:=IF(AND([.B215]&gt;3;[.B2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06">
            <text:p>11/6/2008</text:p>
          </table:table-cell>
          <table:table-cell office:value-type="float" office:value="3.17">
            <text:p>3.17</text:p>
          </table:table-cell>
          <table:table-cell table:formula="of:=IF(AND([.B216]&gt;3;[.B2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07">
            <text:p>11/7/2008</text:p>
          </table:table-cell>
          <table:table-cell office:value-type="float" office:value="3.16">
            <text:p>3.16</text:p>
          </table:table-cell>
          <table:table-cell table:formula="of:=IF(AND([.B217]&gt;3;[.B2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10">
            <text:p>11/10/2008</text:p>
          </table:table-cell>
          <table:table-cell office:value-type="float" office:value="3.04">
            <text:p>3.04</text:p>
          </table:table-cell>
          <table:table-cell table:formula="of:=IF(AND([.B218]&gt;3;[.B2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11-11">
            <text:p>11/11/2008</text:p>
          </table:table-cell>
          <table:table-cell table:style-name="ce3" office:value-type="float" office:value="2.96">
            <text:p>2.96</text:p>
          </table:table-cell>
          <table:table-cell table:style-name="ce3" table:formula="of:=IF(AND([.B219]&gt;3;[.B220]&lt;3);1;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08-11-12">
            <text:p>11/12/2008</text:p>
          </table:table-cell>
          <table:table-cell office:value-type="float" office:value="2.57">
            <text:p>2.57</text:p>
          </table:table-cell>
          <table:table-cell table:formula="of:=IF(AND([.B220]&gt;3;[.B2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13">
            <text:p>11/13/2008</text:p>
          </table:table-cell>
          <table:table-cell office:value-type="float" office:value="2.7">
            <text:p>2.7</text:p>
          </table:table-cell>
          <table:table-cell table:formula="of:=IF(AND([.B221]&gt;3;[.B2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14">
            <text:p>11/14/2008</text:p>
          </table:table-cell>
          <table:table-cell office:value-type="float" office:value="2.43">
            <text:p>2.43</text:p>
          </table:table-cell>
          <table:table-cell table:formula="of:=IF(AND([.B222]&gt;3;[.B2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17">
            <text:p>11/17/2008</text:p>
          </table:table-cell>
          <table:table-cell office:value-type="float" office:value="2.5">
            <text:p>2.5</text:p>
          </table:table-cell>
          <table:table-cell table:formula="of:=IF(AND([.B223]&gt;3;[.B2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18">
            <text:p>11/18/2008</text:p>
          </table:table-cell>
          <table:table-cell office:value-type="float" office:value="2.5">
            <text:p>2.5</text:p>
          </table:table-cell>
          <table:table-cell table:formula="of:=IF(AND([.B224]&gt;3;[.B2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19">
            <text:p>11/19/2008</text:p>
          </table:table-cell>
          <table:table-cell office:value-type="float" office:value="2.12">
            <text:p>2.12</text:p>
          </table:table-cell>
          <table:table-cell table:formula="of:=IF(AND([.B225]&gt;3;[.B2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20">
            <text:p>11/20/2008</text:p>
          </table:table-cell>
          <table:table-cell office:value-type="float" office:value="1.91">
            <text:p>1.91</text:p>
          </table:table-cell>
          <table:table-cell table:formula="of:=IF(AND([.B226]&gt;3;[.B2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21">
            <text:p>11/21/2008</text:p>
          </table:table-cell>
          <table:table-cell office:value-type="float" office:value="1.82">
            <text:p>1.82</text:p>
          </table:table-cell>
          <table:table-cell table:formula="of:=IF(AND([.B227]&gt;3;[.B2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24">
            <text:p>11/24/2008</text:p>
          </table:table-cell>
          <table:table-cell office:value-type="float" office:value="1.86">
            <text:p>1.86</text:p>
          </table:table-cell>
          <table:table-cell table:formula="of:=IF(AND([.B228]&gt;3;[.B2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25">
            <text:p>11/25/2008</text:p>
          </table:table-cell>
          <table:table-cell office:value-type="float" office:value="1.8">
            <text:p>1.8</text:p>
          </table:table-cell>
          <table:table-cell table:formula="of:=IF(AND([.B229]&gt;3;[.B2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26">
            <text:p>11/26/2008</text:p>
          </table:table-cell>
          <table:table-cell office:value-type="float" office:value="2.13">
            <text:p>2.13</text:p>
          </table:table-cell>
          <table:table-cell table:formula="of:=IF(AND([.B230]&gt;3;[.B2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1-28">
            <text:p>11/28/2008</text:p>
          </table:table-cell>
          <table:table-cell office:value-type="float" office:value="2.36">
            <text:p>2.36</text:p>
          </table:table-cell>
          <table:table-cell table:formula="of:=IF(AND([.B231]&gt;3;[.B2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1">
            <text:p>12/1/2008</text:p>
          </table:table-cell>
          <table:table-cell office:value-type="float" office:value="2">
            <text:p>2</text:p>
          </table:table-cell>
          <table:table-cell table:formula="of:=IF(AND([.B232]&gt;3;[.B2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2">
            <text:p>12/2/2008</text:p>
          </table:table-cell>
          <table:table-cell office:value-type="float" office:value="2.03">
            <text:p>2.03</text:p>
          </table:table-cell>
          <table:table-cell table:formula="of:=IF(AND([.B233]&gt;3;[.B2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3">
            <text:p>12/3/2008</text:p>
          </table:table-cell>
          <table:table-cell office:value-type="float" office:value="2.2">
            <text:p>2.2</text:p>
          </table:table-cell>
          <table:table-cell table:formula="of:=IF(AND([.B234]&gt;3;[.B2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4">
            <text:p>12/4/2008</text:p>
          </table:table-cell>
          <table:table-cell office:value-type="float" office:value="2.08">
            <text:p>2.08</text:p>
          </table:table-cell>
          <table:table-cell table:formula="of:=IF(AND([.B235]&gt;3;[.B2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5">
            <text:p>12/5/2008</text:p>
          </table:table-cell>
          <table:table-cell office:value-type="float" office:value="2.13">
            <text:p>2.13</text:p>
          </table:table-cell>
          <table:table-cell table:formula="of:=IF(AND([.B236]&gt;3;[.B2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8">
            <text:p>12/8/2008</text:p>
          </table:table-cell>
          <table:table-cell office:value-type="float" office:value="2.1">
            <text:p>2.1</text:p>
          </table:table-cell>
          <table:table-cell table:formula="of:=IF(AND([.B237]&gt;3;[.B2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09">
            <text:p>12/9/2008</text:p>
          </table:table-cell>
          <table:table-cell office:value-type="float" office:value="2.27">
            <text:p>2.27</text:p>
          </table:table-cell>
          <table:table-cell table:formula="of:=IF(AND([.B238]&gt;3;[.B2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0">
            <text:p>12/10/2008</text:p>
          </table:table-cell>
          <table:table-cell office:value-type="float" office:value="2.2">
            <text:p>2.2</text:p>
          </table:table-cell>
          <table:table-cell table:formula="of:=IF(AND([.B239]&gt;3;[.B2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1">
            <text:p>12/11/2008</text:p>
          </table:table-cell>
          <table:table-cell office:value-type="float" office:value="2.2">
            <text:p>2.2</text:p>
          </table:table-cell>
          <table:table-cell table:formula="of:=IF(AND([.B240]&gt;3;[.B2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2">
            <text:p>12/12/2008</text:p>
          </table:table-cell>
          <table:table-cell office:value-type="float" office:value="2.28">
            <text:p>2.28</text:p>
          </table:table-cell>
          <table:table-cell table:formula="of:=IF(AND([.B241]&gt;3;[.B2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5">
            <text:p>12/15/2008</text:p>
          </table:table-cell>
          <table:table-cell office:value-type="float" office:value="2.21">
            <text:p>2.21</text:p>
          </table:table-cell>
          <table:table-cell table:formula="of:=IF(AND([.B242]&gt;3;[.B2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6">
            <text:p>12/16/2008</text:p>
          </table:table-cell>
          <table:table-cell office:value-type="float" office:value="2.25">
            <text:p>2.25</text:p>
          </table:table-cell>
          <table:table-cell table:formula="of:=IF(AND([.B243]&gt;3;[.B2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7">
            <text:p>12/17/2008</text:p>
          </table:table-cell>
          <table:table-cell office:value-type="float" office:value="2.29">
            <text:p>2.29</text:p>
          </table:table-cell>
          <table:table-cell table:formula="of:=IF(AND([.B244]&gt;3;[.B2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8">
            <text:p>12/18/2008</text:p>
          </table:table-cell>
          <table:table-cell office:value-type="float" office:value="2.23">
            <text:p>2.23</text:p>
          </table:table-cell>
          <table:table-cell table:formula="of:=IF(AND([.B245]&gt;3;[.B2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19">
            <text:p>12/19/2008</text:p>
          </table:table-cell>
          <table:table-cell office:value-type="float" office:value="2.27">
            <text:p>2.27</text:p>
          </table:table-cell>
          <table:table-cell table:formula="of:=IF(AND([.B246]&gt;3;[.B2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22">
            <text:p>12/22/2008</text:p>
          </table:table-cell>
          <table:table-cell office:value-type="float" office:value="2.02">
            <text:p>2.02</text:p>
          </table:table-cell>
          <table:table-cell table:formula="of:=IF(AND([.B247]&gt;3;[.B2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23">
            <text:p>12/23/2008</text:p>
          </table:table-cell>
          <table:table-cell office:value-type="float" office:value="1.96">
            <text:p>1.96</text:p>
          </table:table-cell>
          <table:table-cell table:formula="of:=IF(AND([.B248]&gt;3;[.B2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24">
            <text:p>12/24/2008</text:p>
          </table:table-cell>
          <table:table-cell office:value-type="float" office:value="1.99">
            <text:p>1.99</text:p>
          </table:table-cell>
          <table:table-cell table:formula="of:=IF(AND([.B249]&gt;3;[.B2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26">
            <text:p>12/26/2008</text:p>
          </table:table-cell>
          <table:table-cell office:value-type="float" office:value="2.18">
            <text:p>2.18</text:p>
          </table:table-cell>
          <table:table-cell table:formula="of:=IF(AND([.B250]&gt;3;[.B2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29">
            <text:p>12/29/2008</text:p>
          </table:table-cell>
          <table:table-cell office:value-type="float" office:value="2.1">
            <text:p>2.1</text:p>
          </table:table-cell>
          <table:table-cell table:formula="of:=IF(AND([.B251]&gt;3;[.B2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30">
            <text:p>12/30/2008</text:p>
          </table:table-cell>
          <table:table-cell office:value-type="float" office:value="2.21">
            <text:p>2.21</text:p>
          </table:table-cell>
          <table:table-cell table:formula="of:=IF(AND([.B252]&gt;3;[.B2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8-12-31">
            <text:p>12/31/2008</text:p>
          </table:table-cell>
          <table:table-cell office:value-type="float" office:value="2.16">
            <text:p>2.16</text:p>
          </table:table-cell>
          <table:table-cell table:formula="of:=IF(AND([.B253]&gt;3;[.B2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2">
            <text:p>1/2/2009</text:p>
          </table:table-cell>
          <table:table-cell office:value-type="float" office:value="2.38">
            <text:p>2.38</text:p>
          </table:table-cell>
          <table:table-cell table:formula="of:=IF(AND([.B254]&gt;3;[.B2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5">
            <text:p>1/5/2009</text:p>
          </table:table-cell>
          <table:table-cell office:value-type="float" office:value="2.67">
            <text:p>2.67</text:p>
          </table:table-cell>
          <table:table-cell table:formula="of:=IF(AND([.B255]&gt;3;[.B2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5">
            <text:p>1/5/2009</text:p>
          </table:table-cell>
          <table:table-cell office:value-type="float" office:value="2.67">
            <text:p>2.67</text:p>
          </table:table-cell>
          <table:table-cell table:formula="of:=IF(AND([.B256]&gt;3;[.B2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6">
            <text:p>1/6/2009</text:p>
          </table:table-cell>
          <table:table-cell office:value-type="float" office:value="2.78">
            <text:p>2.78</text:p>
          </table:table-cell>
          <table:table-cell table:formula="of:=IF(AND([.B257]&gt;3;[.B2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6">
            <text:p>1/6/2009</text:p>
          </table:table-cell>
          <table:table-cell office:value-type="float" office:value="2.78">
            <text:p>2.78</text:p>
          </table:table-cell>
          <table:table-cell table:formula="of:=IF(AND([.B258]&gt;3;[.B2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7">
            <text:p>1/7/2009</text:p>
          </table:table-cell>
          <table:table-cell office:value-type="float" office:value="2.66">
            <text:p>2.66</text:p>
          </table:table-cell>
          <table:table-cell table:formula="of:=IF(AND([.B259]&gt;3;[.B2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7">
            <text:p>1/7/2009</text:p>
          </table:table-cell>
          <table:table-cell office:value-type="float" office:value="2.66">
            <text:p>2.66</text:p>
          </table:table-cell>
          <table:table-cell table:formula="of:=IF(AND([.B260]&gt;3;[.B2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8">
            <text:p>1/8/2009</text:p>
          </table:table-cell>
          <table:table-cell office:value-type="float" office:value="2.74">
            <text:p>2.74</text:p>
          </table:table-cell>
          <table:table-cell table:formula="of:=IF(AND([.B261]&gt;3;[.B2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8">
            <text:p>1/8/2009</text:p>
          </table:table-cell>
          <table:table-cell office:value-type="float" office:value="2.74">
            <text:p>2.74</text:p>
          </table:table-cell>
          <table:table-cell table:formula="of:=IF(AND([.B262]&gt;3;[.B2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9">
            <text:p>1/9/2009</text:p>
          </table:table-cell>
          <table:table-cell office:value-type="float" office:value="2.69">
            <text:p>2.69</text:p>
          </table:table-cell>
          <table:table-cell table:formula="of:=IF(AND([.B263]&gt;3;[.B2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09">
            <text:p>1/9/2009</text:p>
          </table:table-cell>
          <table:table-cell office:value-type="float" office:value="2.69">
            <text:p>2.69</text:p>
          </table:table-cell>
          <table:table-cell table:formula="of:=IF(AND([.B264]&gt;3;[.B2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2">
            <text:p>1/12/2009</text:p>
          </table:table-cell>
          <table:table-cell office:value-type="float" office:value="2.52">
            <text:p>2.52</text:p>
          </table:table-cell>
          <table:table-cell table:formula="of:=IF(AND([.B265]&gt;3;[.B2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2">
            <text:p>1/12/2009</text:p>
          </table:table-cell>
          <table:table-cell office:value-type="float" office:value="2.52">
            <text:p>2.52</text:p>
          </table:table-cell>
          <table:table-cell table:formula="of:=IF(AND([.B266]&gt;3;[.B2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3">
            <text:p>1/13/2009</text:p>
          </table:table-cell>
          <table:table-cell office:value-type="float" office:value="2.38">
            <text:p>2.38</text:p>
          </table:table-cell>
          <table:table-cell table:formula="of:=IF(AND([.B267]&gt;3;[.B2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3">
            <text:p>1/13/2009</text:p>
          </table:table-cell>
          <table:table-cell office:value-type="float" office:value="2.38">
            <text:p>2.38</text:p>
          </table:table-cell>
          <table:table-cell table:formula="of:=IF(AND([.B268]&gt;3;[.B2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4">
            <text:p>1/14/2009</text:p>
          </table:table-cell>
          <table:table-cell office:value-type="float" office:value="2.15">
            <text:p>2.15</text:p>
          </table:table-cell>
          <table:table-cell table:formula="of:=IF(AND([.B269]&gt;3;[.B2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4">
            <text:p>1/14/2009</text:p>
          </table:table-cell>
          <table:table-cell office:value-type="float" office:value="2.15">
            <text:p>2.15</text:p>
          </table:table-cell>
          <table:table-cell table:formula="of:=IF(AND([.B270]&gt;3;[.B2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5">
            <text:p>1/15/2009</text:p>
          </table:table-cell>
          <table:table-cell office:value-type="float" office:value="2.26">
            <text:p>2.26</text:p>
          </table:table-cell>
          <table:table-cell table:formula="of:=IF(AND([.B271]&gt;3;[.B2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5">
            <text:p>1/15/2009</text:p>
          </table:table-cell>
          <table:table-cell office:value-type="float" office:value="2.26">
            <text:p>2.26</text:p>
          </table:table-cell>
          <table:table-cell table:formula="of:=IF(AND([.B272]&gt;3;[.B2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6">
            <text:p>1/16/2009</text:p>
          </table:table-cell>
          <table:table-cell office:value-type="float" office:value="2.29">
            <text:p>2.29</text:p>
          </table:table-cell>
          <table:table-cell table:formula="of:=IF(AND([.B273]&gt;3;[.B2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16">
            <text:p>1/16/2009</text:p>
          </table:table-cell>
          <table:table-cell office:value-type="float" office:value="2.29">
            <text:p>2.29</text:p>
          </table:table-cell>
          <table:table-cell table:formula="of:=IF(AND([.B274]&gt;3;[.B2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0">
            <text:p>1/20/2009</text:p>
          </table:table-cell>
          <table:table-cell office:value-type="float" office:value="2">
            <text:p>2</text:p>
          </table:table-cell>
          <table:table-cell table:formula="of:=IF(AND([.B275]&gt;3;[.B2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0">
            <text:p>1/20/2009</text:p>
          </table:table-cell>
          <table:table-cell office:value-type="float" office:value="2">
            <text:p>2</text:p>
          </table:table-cell>
          <table:table-cell table:formula="of:=IF(AND([.B276]&gt;3;[.B2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1">
            <text:p>1/21/2009</text:p>
          </table:table-cell>
          <table:table-cell office:value-type="float" office:value="2.25">
            <text:p>2.25</text:p>
          </table:table-cell>
          <table:table-cell table:formula="of:=IF(AND([.B277]&gt;3;[.B2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1">
            <text:p>1/21/2009</text:p>
          </table:table-cell>
          <table:table-cell office:value-type="float" office:value="2.25">
            <text:p>2.25</text:p>
          </table:table-cell>
          <table:table-cell table:formula="of:=IF(AND([.B278]&gt;3;[.B2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2">
            <text:p>1/22/2009</text:p>
          </table:table-cell>
          <table:table-cell office:value-type="float" office:value="2.02">
            <text:p>2.02</text:p>
          </table:table-cell>
          <table:table-cell table:formula="of:=IF(AND([.B279]&gt;3;[.B2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2">
            <text:p>1/22/2009</text:p>
          </table:table-cell>
          <table:table-cell office:value-type="float" office:value="2.02">
            <text:p>2.02</text:p>
          </table:table-cell>
          <table:table-cell table:formula="of:=IF(AND([.B280]&gt;3;[.B2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3">
            <text:p>1/23/2009</text:p>
          </table:table-cell>
          <table:table-cell office:value-type="float" office:value="2.07">
            <text:p>2.07</text:p>
          </table:table-cell>
          <table:table-cell table:formula="of:=IF(AND([.B281]&gt;3;[.B2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3">
            <text:p>1/23/2009</text:p>
          </table:table-cell>
          <table:table-cell office:value-type="float" office:value="2.07">
            <text:p>2.07</text:p>
          </table:table-cell>
          <table:table-cell table:formula="of:=IF(AND([.B282]&gt;3;[.B2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6">
            <text:p>1/26/2009</text:p>
          </table:table-cell>
          <table:table-cell office:value-type="float" office:value="2.01">
            <text:p>2.01</text:p>
          </table:table-cell>
          <table:table-cell table:formula="of:=IF(AND([.B283]&gt;3;[.B2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6">
            <text:p>1/26/2009</text:p>
          </table:table-cell>
          <table:table-cell office:value-type="float" office:value="2.01">
            <text:p>2.01</text:p>
          </table:table-cell>
          <table:table-cell table:formula="of:=IF(AND([.B284]&gt;3;[.B2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7">
            <text:p>1/27/2009</text:p>
          </table:table-cell>
          <table:table-cell office:value-type="float" office:value="2.14">
            <text:p>2.14</text:p>
          </table:table-cell>
          <table:table-cell table:formula="of:=IF(AND([.B285]&gt;3;[.B2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7">
            <text:p>1/27/2009</text:p>
          </table:table-cell>
          <table:table-cell office:value-type="float" office:value="2.14">
            <text:p>2.14</text:p>
          </table:table-cell>
          <table:table-cell table:formula="of:=IF(AND([.B286]&gt;3;[.B2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8">
            <text:p>1/28/2009</text:p>
          </table:table-cell>
          <table:table-cell office:value-type="float" office:value="2.35">
            <text:p>2.35</text:p>
          </table:table-cell>
          <table:table-cell table:formula="of:=IF(AND([.B287]&gt;3;[.B2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8">
            <text:p>1/28/2009</text:p>
          </table:table-cell>
          <table:table-cell office:value-type="float" office:value="2.35">
            <text:p>2.35</text:p>
          </table:table-cell>
          <table:table-cell table:formula="of:=IF(AND([.B288]&gt;3;[.B2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9">
            <text:p>1/29/2009</text:p>
          </table:table-cell>
          <table:table-cell office:value-type="float" office:value="2.2">
            <text:p>2.2</text:p>
          </table:table-cell>
          <table:table-cell table:formula="of:=IF(AND([.B289]&gt;3;[.B2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29">
            <text:p>1/29/2009</text:p>
          </table:table-cell>
          <table:table-cell office:value-type="float" office:value="2.2">
            <text:p>2.2</text:p>
          </table:table-cell>
          <table:table-cell table:formula="of:=IF(AND([.B290]&gt;3;[.B2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30">
            <text:p>1/30/2009</text:p>
          </table:table-cell>
          <table:table-cell office:value-type="float" office:value="2.19">
            <text:p>2.19</text:p>
          </table:table-cell>
          <table:table-cell table:formula="of:=IF(AND([.B291]&gt;3;[.B2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1-30">
            <text:p>1/30/2009</text:p>
          </table:table-cell>
          <table:table-cell office:value-type="float" office:value="2.19">
            <text:p>2.19</text:p>
          </table:table-cell>
          <table:table-cell table:formula="of:=IF(AND([.B292]&gt;3;[.B2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2">
            <text:p>2/2/2009</text:p>
          </table:table-cell>
          <table:table-cell office:value-type="float" office:value="2.15">
            <text:p>2.15</text:p>
          </table:table-cell>
          <table:table-cell table:formula="of:=IF(AND([.B293]&gt;3;[.B2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2">
            <text:p>2/2/2009</text:p>
          </table:table-cell>
          <table:table-cell office:value-type="float" office:value="2.15">
            <text:p>2.15</text:p>
          </table:table-cell>
          <table:table-cell table:formula="of:=IF(AND([.B294]&gt;3;[.B2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3">
            <text:p>2/3/2009</text:p>
          </table:table-cell>
          <table:table-cell office:value-type="float" office:value="2.21">
            <text:p>2.21</text:p>
          </table:table-cell>
          <table:table-cell table:formula="of:=IF(AND([.B295]&gt;3;[.B2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3">
            <text:p>2/3/2009</text:p>
          </table:table-cell>
          <table:table-cell office:value-type="float" office:value="2.21">
            <text:p>2.21</text:p>
          </table:table-cell>
          <table:table-cell table:formula="of:=IF(AND([.B296]&gt;3;[.B2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4">
            <text:p>2/4/2009</text:p>
          </table:table-cell>
          <table:table-cell office:value-type="float" office:value="2.27">
            <text:p>2.27</text:p>
          </table:table-cell>
          <table:table-cell table:formula="of:=IF(AND([.B297]&gt;3;[.B2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4">
            <text:p>2/4/2009</text:p>
          </table:table-cell>
          <table:table-cell office:value-type="float" office:value="2.27">
            <text:p>2.27</text:p>
          </table:table-cell>
          <table:table-cell table:formula="of:=IF(AND([.B298]&gt;3;[.B2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5">
            <text:p>2/5/2009</text:p>
          </table:table-cell>
          <table:table-cell office:value-type="float" office:value="2.36">
            <text:p>2.36</text:p>
          </table:table-cell>
          <table:table-cell table:formula="of:=IF(AND([.B299]&gt;3;[.B3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5">
            <text:p>2/5/2009</text:p>
          </table:table-cell>
          <table:table-cell office:value-type="float" office:value="2.36">
            <text:p>2.36</text:p>
          </table:table-cell>
          <table:table-cell table:formula="of:=IF(AND([.B300]&gt;3;[.B3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6">
            <text:p>2/6/2009</text:p>
          </table:table-cell>
          <table:table-cell office:value-type="float" office:value="2.41">
            <text:p>2.41</text:p>
          </table:table-cell>
          <table:table-cell table:formula="of:=IF(AND([.B301]&gt;3;[.B3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6">
            <text:p>2/6/2009</text:p>
          </table:table-cell>
          <table:table-cell office:value-type="float" office:value="2.41">
            <text:p>2.41</text:p>
          </table:table-cell>
          <table:table-cell table:formula="of:=IF(AND([.B302]&gt;3;[.B3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9">
            <text:p>2/9/2009</text:p>
          </table:table-cell>
          <table:table-cell office:value-type="float" office:value="2.36">
            <text:p>2.36</text:p>
          </table:table-cell>
          <table:table-cell table:formula="of:=IF(AND([.B303]&gt;3;[.B3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09">
            <text:p>2/9/2009</text:p>
          </table:table-cell>
          <table:table-cell office:value-type="float" office:value="2.36">
            <text:p>2.36</text:p>
          </table:table-cell>
          <table:table-cell table:formula="of:=IF(AND([.B304]&gt;3;[.B3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0">
            <text:p>2/10/2009</text:p>
          </table:table-cell>
          <table:table-cell office:value-type="float" office:value="2.11">
            <text:p>2.11</text:p>
          </table:table-cell>
          <table:table-cell table:formula="of:=IF(AND([.B305]&gt;3;[.B3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0">
            <text:p>2/10/2009</text:p>
          </table:table-cell>
          <table:table-cell office:value-type="float" office:value="2.11">
            <text:p>2.11</text:p>
          </table:table-cell>
          <table:table-cell table:formula="of:=IF(AND([.B306]&gt;3;[.B3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1">
            <text:p>2/11/2009</text:p>
          </table:table-cell>
          <table:table-cell office:value-type="float" office:value="2.15">
            <text:p>2.15</text:p>
          </table:table-cell>
          <table:table-cell table:formula="of:=IF(AND([.B307]&gt;3;[.B3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1">
            <text:p>2/11/2009</text:p>
          </table:table-cell>
          <table:table-cell office:value-type="float" office:value="2.15">
            <text:p>2.15</text:p>
          </table:table-cell>
          <table:table-cell table:formula="of:=IF(AND([.B308]&gt;3;[.B3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2">
            <text:p>2/12/2009</text:p>
          </table:table-cell>
          <table:table-cell office:value-type="float" office:value="2.28">
            <text:p>2.28</text:p>
          </table:table-cell>
          <table:table-cell table:formula="of:=IF(AND([.B309]&gt;3;[.B3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2">
            <text:p>2/12/2009</text:p>
          </table:table-cell>
          <table:table-cell office:value-type="float" office:value="2.28">
            <text:p>2.28</text:p>
          </table:table-cell>
          <table:table-cell table:formula="of:=IF(AND([.B310]&gt;3;[.B3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3">
            <text:p>2/13/2009</text:p>
          </table:table-cell>
          <table:table-cell office:value-type="float" office:value="2.42">
            <text:p>2.42</text:p>
          </table:table-cell>
          <table:table-cell table:formula="of:=IF(AND([.B311]&gt;3;[.B3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3">
            <text:p>2/13/2009</text:p>
          </table:table-cell>
          <table:table-cell office:value-type="float" office:value="2.42">
            <text:p>2.42</text:p>
          </table:table-cell>
          <table:table-cell table:formula="of:=IF(AND([.B312]&gt;3;[.B3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7">
            <text:p>2/17/2009</text:p>
          </table:table-cell>
          <table:table-cell office:value-type="float" office:value="2.37">
            <text:p>2.37</text:p>
          </table:table-cell>
          <table:table-cell table:formula="of:=IF(AND([.B313]&gt;3;[.B3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7">
            <text:p>2/17/2009</text:p>
          </table:table-cell>
          <table:table-cell office:value-type="float" office:value="2.37">
            <text:p>2.37</text:p>
          </table:table-cell>
          <table:table-cell table:formula="of:=IF(AND([.B314]&gt;3;[.B3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8">
            <text:p>2/18/2009</text:p>
          </table:table-cell>
          <table:table-cell office:value-type="float" office:value="2.2">
            <text:p>2.2</text:p>
          </table:table-cell>
          <table:table-cell table:formula="of:=IF(AND([.B315]&gt;3;[.B3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8">
            <text:p>2/18/2009</text:p>
          </table:table-cell>
          <table:table-cell office:value-type="float" office:value="2.2">
            <text:p>2.2</text:p>
          </table:table-cell>
          <table:table-cell table:formula="of:=IF(AND([.B316]&gt;3;[.B3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9">
            <text:p>2/19/2009</text:p>
          </table:table-cell>
          <table:table-cell office:value-type="float" office:value="2.12">
            <text:p>2.12</text:p>
          </table:table-cell>
          <table:table-cell table:formula="of:=IF(AND([.B317]&gt;3;[.B3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19">
            <text:p>2/19/2009</text:p>
          </table:table-cell>
          <table:table-cell office:value-type="float" office:value="2.12">
            <text:p>2.12</text:p>
          </table:table-cell>
          <table:table-cell table:formula="of:=IF(AND([.B318]&gt;3;[.B3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0">
            <text:p>2/20/2009</text:p>
          </table:table-cell>
          <table:table-cell office:value-type="float" office:value="2.03">
            <text:p>2.03</text:p>
          </table:table-cell>
          <table:table-cell table:formula="of:=IF(AND([.B319]&gt;3;[.B3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0">
            <text:p>2/20/2009</text:p>
          </table:table-cell>
          <table:table-cell office:value-type="float" office:value="2.03">
            <text:p>2.03</text:p>
          </table:table-cell>
          <table:table-cell table:formula="of:=IF(AND([.B320]&gt;3;[.B3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3">
            <text:p>2/23/2009</text:p>
          </table:table-cell>
          <table:table-cell office:value-type="float" office:value="2.02">
            <text:p>2.02</text:p>
          </table:table-cell>
          <table:table-cell table:formula="of:=IF(AND([.B321]&gt;3;[.B3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3">
            <text:p>2/23/2009</text:p>
          </table:table-cell>
          <table:table-cell office:value-type="float" office:value="2.02">
            <text:p>2.02</text:p>
          </table:table-cell>
          <table:table-cell table:formula="of:=IF(AND([.B322]&gt;3;[.B3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4">
            <text:p>2/24/2009</text:p>
          </table:table-cell>
          <table:table-cell office:value-type="float" office:value="2.12">
            <text:p>2.12</text:p>
          </table:table-cell>
          <table:table-cell table:formula="of:=IF(AND([.B323]&gt;3;[.B3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4">
            <text:p>2/24/2009</text:p>
          </table:table-cell>
          <table:table-cell office:value-type="float" office:value="2.12">
            <text:p>2.12</text:p>
          </table:table-cell>
          <table:table-cell table:formula="of:=IF(AND([.B324]&gt;3;[.B3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5">
            <text:p>2/25/2009</text:p>
          </table:table-cell>
          <table:table-cell office:value-type="float" office:value="2.22">
            <text:p>2.22</text:p>
          </table:table-cell>
          <table:table-cell table:formula="of:=IF(AND([.B325]&gt;3;[.B3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5">
            <text:p>2/25/2009</text:p>
          </table:table-cell>
          <table:table-cell office:value-type="float" office:value="2.22">
            <text:p>2.22</text:p>
          </table:table-cell>
          <table:table-cell table:formula="of:=IF(AND([.B326]&gt;3;[.B3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6">
            <text:p>2/26/2009</text:p>
          </table:table-cell>
          <table:table-cell office:value-type="float" office:value="2.09">
            <text:p>2.09</text:p>
          </table:table-cell>
          <table:table-cell table:formula="of:=IF(AND([.B327]&gt;3;[.B3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6">
            <text:p>2/26/2009</text:p>
          </table:table-cell>
          <table:table-cell office:value-type="float" office:value="2.09">
            <text:p>2.09</text:p>
          </table:table-cell>
          <table:table-cell table:formula="of:=IF(AND([.B328]&gt;3;[.B3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7">
            <text:p>2/27/2009</text:p>
          </table:table-cell>
          <table:table-cell office:value-type="float" office:value="2.18">
            <text:p>2.18</text:p>
          </table:table-cell>
          <table:table-cell table:formula="of:=IF(AND([.B329]&gt;3;[.B3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2-27">
            <text:p>2/27/2009</text:p>
          </table:table-cell>
          <table:table-cell office:value-type="float" office:value="2.18">
            <text:p>2.18</text:p>
          </table:table-cell>
          <table:table-cell table:formula="of:=IF(AND([.B330]&gt;3;[.B3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2">
            <text:p>3/2/2009</text:p>
          </table:table-cell>
          <table:table-cell office:value-type="float" office:value="2.01">
            <text:p>2.01</text:p>
          </table:table-cell>
          <table:table-cell table:formula="of:=IF(AND([.B331]&gt;3;[.B3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2">
            <text:p>3/2/2009</text:p>
          </table:table-cell>
          <table:table-cell office:value-type="float" office:value="2.01">
            <text:p>2.01</text:p>
          </table:table-cell>
          <table:table-cell table:formula="of:=IF(AND([.B332]&gt;3;[.B3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3">
            <text:p>3/3/2009</text:p>
          </table:table-cell>
          <table:table-cell office:value-type="float" office:value="2.07">
            <text:p>2.07</text:p>
          </table:table-cell>
          <table:table-cell table:formula="of:=IF(AND([.B333]&gt;3;[.B3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3">
            <text:p>3/3/2009</text:p>
          </table:table-cell>
          <table:table-cell office:value-type="float" office:value="2.07">
            <text:p>2.07</text:p>
          </table:table-cell>
          <table:table-cell table:formula="of:=IF(AND([.B334]&gt;3;[.B3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4">
            <text:p>3/4/2009</text:p>
          </table:table-cell>
          <table:table-cell office:value-type="float" office:value="2.3">
            <text:p>2.3</text:p>
          </table:table-cell>
          <table:table-cell table:formula="of:=IF(AND([.B335]&gt;3;[.B3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4">
            <text:p>3/4/2009</text:p>
          </table:table-cell>
          <table:table-cell office:value-type="float" office:value="2.3">
            <text:p>2.3</text:p>
          </table:table-cell>
          <table:table-cell table:formula="of:=IF(AND([.B336]&gt;3;[.B3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5">
            <text:p>3/5/2009</text:p>
          </table:table-cell>
          <table:table-cell office:value-type="float" office:value="2.16">
            <text:p>2.16</text:p>
          </table:table-cell>
          <table:table-cell table:formula="of:=IF(AND([.B337]&gt;3;[.B3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5">
            <text:p>3/5/2009</text:p>
          </table:table-cell>
          <table:table-cell office:value-type="float" office:value="2.16">
            <text:p>2.16</text:p>
          </table:table-cell>
          <table:table-cell table:formula="of:=IF(AND([.B338]&gt;3;[.B3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6">
            <text:p>3/6/2009</text:p>
          </table:table-cell>
          <table:table-cell office:value-type="float" office:value="2.14">
            <text:p>2.14</text:p>
          </table:table-cell>
          <table:table-cell table:formula="of:=IF(AND([.B339]&gt;3;[.B3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6">
            <text:p>3/6/2009</text:p>
          </table:table-cell>
          <table:table-cell office:value-type="float" office:value="2.14">
            <text:p>2.14</text:p>
          </table:table-cell>
          <table:table-cell table:formula="of:=IF(AND([.B340]&gt;3;[.B3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9">
            <text:p>3/9/2009</text:p>
          </table:table-cell>
          <table:table-cell office:value-type="float" office:value="2.14">
            <text:p>2.14</text:p>
          </table:table-cell>
          <table:table-cell table:formula="of:=IF(AND([.B341]&gt;3;[.B3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09">
            <text:p>3/9/2009</text:p>
          </table:table-cell>
          <table:table-cell office:value-type="float" office:value="2.14">
            <text:p>2.14</text:p>
          </table:table-cell>
          <table:table-cell table:formula="of:=IF(AND([.B342]&gt;3;[.B3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0">
            <text:p>3/10/2009</text:p>
          </table:table-cell>
          <table:table-cell office:value-type="float" office:value="2.32">
            <text:p>2.32</text:p>
          </table:table-cell>
          <table:table-cell table:formula="of:=IF(AND([.B343]&gt;3;[.B3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0">
            <text:p>3/10/2009</text:p>
          </table:table-cell>
          <table:table-cell office:value-type="float" office:value="2.32">
            <text:p>2.32</text:p>
          </table:table-cell>
          <table:table-cell table:formula="of:=IF(AND([.B344]&gt;3;[.B3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1">
            <text:p>3/11/2009</text:p>
          </table:table-cell>
          <table:table-cell office:value-type="float" office:value="2.31">
            <text:p>2.31</text:p>
          </table:table-cell>
          <table:table-cell table:formula="of:=IF(AND([.B345]&gt;3;[.B3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1">
            <text:p>3/11/2009</text:p>
          </table:table-cell>
          <table:table-cell office:value-type="float" office:value="2.31">
            <text:p>2.31</text:p>
          </table:table-cell>
          <table:table-cell table:formula="of:=IF(AND([.B346]&gt;3;[.B3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2">
            <text:p>3/12/2009</text:p>
          </table:table-cell>
          <table:table-cell office:value-type="float" office:value="2.4">
            <text:p>2.4</text:p>
          </table:table-cell>
          <table:table-cell table:formula="of:=IF(AND([.B347]&gt;3;[.B3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2">
            <text:p>3/12/2009</text:p>
          </table:table-cell>
          <table:table-cell office:value-type="float" office:value="2.4">
            <text:p>2.4</text:p>
          </table:table-cell>
          <table:table-cell table:formula="of:=IF(AND([.B348]&gt;3;[.B3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3">
            <text:p>3/13/2009</text:p>
          </table:table-cell>
          <table:table-cell office:value-type="float" office:value="2.52">
            <text:p>2.52</text:p>
          </table:table-cell>
          <table:table-cell table:formula="of:=IF(AND([.B349]&gt;3;[.B3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3">
            <text:p>3/13/2009</text:p>
          </table:table-cell>
          <table:table-cell office:value-type="float" office:value="2.52">
            <text:p>2.52</text:p>
          </table:table-cell>
          <table:table-cell table:formula="of:=IF(AND([.B350]&gt;3;[.B3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6">
            <text:p>3/16/2009</text:p>
          </table:table-cell>
          <table:table-cell office:value-type="float" office:value="2.48">
            <text:p>2.48</text:p>
          </table:table-cell>
          <table:table-cell table:formula="of:=IF(AND([.B351]&gt;3;[.B3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6">
            <text:p>3/16/2009</text:p>
          </table:table-cell>
          <table:table-cell office:value-type="float" office:value="2.48">
            <text:p>2.48</text:p>
          </table:table-cell>
          <table:table-cell table:formula="of:=IF(AND([.B352]&gt;3;[.B3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7">
            <text:p>3/17/2009</text:p>
          </table:table-cell>
          <table:table-cell office:value-type="float" office:value="2.76">
            <text:p>2.76</text:p>
          </table:table-cell>
          <table:table-cell table:formula="of:=IF(AND([.B353]&gt;3;[.B3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7">
            <text:p>3/17/2009</text:p>
          </table:table-cell>
          <table:table-cell office:value-type="float" office:value="2.76">
            <text:p>2.76</text:p>
          </table:table-cell>
          <table:table-cell table:formula="of:=IF(AND([.B354]&gt;3;[.B3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8">
            <text:p>3/18/2009</text:p>
          </table:table-cell>
          <table:table-cell office:value-type="float" office:value="2.97">
            <text:p>2.97</text:p>
          </table:table-cell>
          <table:table-cell table:formula="of:=IF(AND([.B355]&gt;3;[.B3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8">
            <text:p>3/18/2009</text:p>
          </table:table-cell>
          <table:table-cell office:value-type="float" office:value="2.97">
            <text:p>2.97</text:p>
          </table:table-cell>
          <table:table-cell table:formula="of:=IF(AND([.B356]&gt;3;[.B3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9">
            <text:p>3/19/2009</text:p>
          </table:table-cell>
          <table:table-cell office:value-type="float" office:value="2.96">
            <text:p>2.96</text:p>
          </table:table-cell>
          <table:table-cell table:formula="of:=IF(AND([.B357]&gt;3;[.B3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19">
            <text:p>3/19/2009</text:p>
          </table:table-cell>
          <table:table-cell office:value-type="float" office:value="2.96">
            <text:p>2.96</text:p>
          </table:table-cell>
          <table:table-cell table:formula="of:=IF(AND([.B358]&gt;3;[.B3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0">
            <text:p>3/20/2009</text:p>
          </table:table-cell>
          <table:table-cell office:value-type="float" office:value="2.67">
            <text:p>2.67</text:p>
          </table:table-cell>
          <table:table-cell table:formula="of:=IF(AND([.B359]&gt;3;[.B3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0">
            <text:p>3/20/2009</text:p>
          </table:table-cell>
          <table:table-cell office:value-type="float" office:value="2.67">
            <text:p>2.67</text:p>
          </table:table-cell>
          <table:table-cell table:formula="of:=IF(AND([.B360]&gt;3;[.B3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3">
            <text:p>3/23/2009</text:p>
          </table:table-cell>
          <table:table-cell office:value-type="float" office:value="3.02">
            <text:p>3.02</text:p>
          </table:table-cell>
          <table:table-cell table:formula="of:=IF(AND([.B361]&gt;3;[.B3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3">
            <text:p>3/23/2009</text:p>
          </table:table-cell>
          <table:table-cell office:value-type="float" office:value="3.02">
            <text:p>3.02</text:p>
          </table:table-cell>
          <table:table-cell table:formula="of:=IF(AND([.B362]&gt;3;[.B3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4">
            <text:p>3/24/2009</text:p>
          </table:table-cell>
          <table:table-cell office:value-type="float" office:value="3.14">
            <text:p>3.14</text:p>
          </table:table-cell>
          <table:table-cell table:formula="of:=IF(AND([.B363]&gt;3;[.B3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4">
            <text:p>3/24/2009</text:p>
          </table:table-cell>
          <table:table-cell office:value-type="float" office:value="3.14">
            <text:p>3.14</text:p>
          </table:table-cell>
          <table:table-cell table:formula="of:=IF(AND([.B364]&gt;3;[.B3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5">
            <text:p>3/25/2009</text:p>
          </table:table-cell>
          <table:table-cell office:value-type="float" office:value="3.17">
            <text:p>3.17</text:p>
          </table:table-cell>
          <table:table-cell table:formula="of:=IF(AND([.B365]&gt;3;[.B3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5">
            <text:p>3/25/2009</text:p>
          </table:table-cell>
          <table:table-cell office:value-type="float" office:value="3.17">
            <text:p>3.17</text:p>
          </table:table-cell>
          <table:table-cell table:formula="of:=IF(AND([.B366]&gt;3;[.B3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6">
            <text:p>3/26/2009</text:p>
          </table:table-cell>
          <table:table-cell office:value-type="float" office:value="3.56">
            <text:p>3.56</text:p>
          </table:table-cell>
          <table:table-cell table:formula="of:=IF(AND([.B367]&gt;3;[.B3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6">
            <text:p>3/26/2009</text:p>
          </table:table-cell>
          <table:table-cell office:value-type="float" office:value="3.56">
            <text:p>3.56</text:p>
          </table:table-cell>
          <table:table-cell table:formula="of:=IF(AND([.B368]&gt;3;[.B3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7">
            <text:p>3/27/2009</text:p>
          </table:table-cell>
          <table:table-cell office:value-type="float" office:value="3.37">
            <text:p>3.37</text:p>
          </table:table-cell>
          <table:table-cell table:formula="of:=IF(AND([.B369]&gt;3;[.B3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27">
            <text:p>3/27/2009</text:p>
          </table:table-cell>
          <table:table-cell office:value-type="float" office:value="3.37">
            <text:p>3.37</text:p>
          </table:table-cell>
          <table:table-cell table:formula="of:=IF(AND([.B370]&gt;3;[.B3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30">
            <text:p>3/30/2009</text:p>
          </table:table-cell>
          <table:table-cell office:value-type="float" office:value="3.19">
            <text:p>3.19</text:p>
          </table:table-cell>
          <table:table-cell table:formula="of:=IF(AND([.B371]&gt;3;[.B3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30">
            <text:p>3/30/2009</text:p>
          </table:table-cell>
          <table:table-cell office:value-type="float" office:value="3.19">
            <text:p>3.19</text:p>
          </table:table-cell>
          <table:table-cell table:formula="of:=IF(AND([.B372]&gt;3;[.B3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31">
            <text:p>3/31/2009</text:p>
          </table:table-cell>
          <table:table-cell office:value-type="float" office:value="3.05">
            <text:p>3.05</text:p>
          </table:table-cell>
          <table:table-cell table:formula="of:=IF(AND([.B373]&gt;3;[.B3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3-31">
            <text:p>3/31/2009</text:p>
          </table:table-cell>
          <table:table-cell office:value-type="float" office:value="3.05">
            <text:p>3.05</text:p>
          </table:table-cell>
          <table:table-cell table:formula="of:=IF(AND([.B374]&gt;3;[.B3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1">
            <text:p>4/1/2009</text:p>
          </table:table-cell>
          <table:table-cell office:value-type="float" office:value="3.02">
            <text:p>3.02</text:p>
          </table:table-cell>
          <table:table-cell table:formula="of:=IF(AND([.B375]&gt;3;[.B3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1">
            <text:p>4/1/2009</text:p>
          </table:table-cell>
          <table:table-cell office:value-type="float" office:value="3.02">
            <text:p>3.02</text:p>
          </table:table-cell>
          <table:table-cell table:formula="of:=IF(AND([.B376]&gt;3;[.B3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2">
            <text:p>4/2/2009</text:p>
          </table:table-cell>
          <table:table-cell office:value-type="float" office:value="3.16">
            <text:p>3.16</text:p>
          </table:table-cell>
          <table:table-cell table:formula="of:=IF(AND([.B377]&gt;3;[.B3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2">
            <text:p>4/2/2009</text:p>
          </table:table-cell>
          <table:table-cell office:value-type="float" office:value="3.16">
            <text:p>3.16</text:p>
          </table:table-cell>
          <table:table-cell table:formula="of:=IF(AND([.B378]&gt;3;[.B3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3">
            <text:p>4/3/2009</text:p>
          </table:table-cell>
          <table:table-cell office:value-type="float" office:value="3.43">
            <text:p>3.43</text:p>
          </table:table-cell>
          <table:table-cell table:formula="of:=IF(AND([.B379]&gt;3;[.B3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3">
            <text:p>4/3/2009</text:p>
          </table:table-cell>
          <table:table-cell office:value-type="float" office:value="3.43">
            <text:p>3.43</text:p>
          </table:table-cell>
          <table:table-cell table:formula="of:=IF(AND([.B380]&gt;3;[.B3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6">
            <text:p>4/6/2009</text:p>
          </table:table-cell>
          <table:table-cell office:value-type="float" office:value="3.53">
            <text:p>3.53</text:p>
          </table:table-cell>
          <table:table-cell table:formula="of:=IF(AND([.B381]&gt;3;[.B3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6">
            <text:p>4/6/2009</text:p>
          </table:table-cell>
          <table:table-cell office:value-type="float" office:value="3.53">
            <text:p>3.53</text:p>
          </table:table-cell>
          <table:table-cell table:formula="of:=IF(AND([.B382]&gt;3;[.B3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7">
            <text:p>4/7/2009</text:p>
          </table:table-cell>
          <table:table-cell office:value-type="float" office:value="3.44">
            <text:p>3.44</text:p>
          </table:table-cell>
          <table:table-cell table:formula="of:=IF(AND([.B383]&gt;3;[.B3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7">
            <text:p>4/7/2009</text:p>
          </table:table-cell>
          <table:table-cell office:value-type="float" office:value="3.44">
            <text:p>3.44</text:p>
          </table:table-cell>
          <table:table-cell table:formula="of:=IF(AND([.B384]&gt;3;[.B3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8">
            <text:p>4/8/2009</text:p>
          </table:table-cell>
          <table:table-cell office:value-type="float" office:value="3.68">
            <text:p>3.68</text:p>
          </table:table-cell>
          <table:table-cell table:formula="of:=IF(AND([.B385]&gt;3;[.B3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8">
            <text:p>4/8/2009</text:p>
          </table:table-cell>
          <table:table-cell office:value-type="float" office:value="3.68">
            <text:p>3.68</text:p>
          </table:table-cell>
          <table:table-cell table:formula="of:=IF(AND([.B386]&gt;3;[.B3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9">
            <text:p>4/9/2009</text:p>
          </table:table-cell>
          <table:table-cell office:value-type="float" office:value="3.75">
            <text:p>3.75</text:p>
          </table:table-cell>
          <table:table-cell table:formula="of:=IF(AND([.B387]&gt;3;[.B3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09">
            <text:p>4/9/2009</text:p>
          </table:table-cell>
          <table:table-cell office:value-type="float" office:value="3.75">
            <text:p>3.75</text:p>
          </table:table-cell>
          <table:table-cell table:formula="of:=IF(AND([.B388]&gt;3;[.B3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3">
            <text:p>4/13/2009</text:p>
          </table:table-cell>
          <table:table-cell office:value-type="float" office:value="3.61">
            <text:p>3.61</text:p>
          </table:table-cell>
          <table:table-cell table:formula="of:=IF(AND([.B389]&gt;3;[.B3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3">
            <text:p>4/13/2009</text:p>
          </table:table-cell>
          <table:table-cell office:value-type="float" office:value="3.61">
            <text:p>3.61</text:p>
          </table:table-cell>
          <table:table-cell table:formula="of:=IF(AND([.B390]&gt;3;[.B3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4">
            <text:p>4/14/2009</text:p>
          </table:table-cell>
          <table:table-cell office:value-type="float" office:value="3.63">
            <text:p>3.63</text:p>
          </table:table-cell>
          <table:table-cell table:formula="of:=IF(AND([.B391]&gt;3;[.B3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4">
            <text:p>4/14/2009</text:p>
          </table:table-cell>
          <table:table-cell office:value-type="float" office:value="3.63">
            <text:p>3.63</text:p>
          </table:table-cell>
          <table:table-cell table:formula="of:=IF(AND([.B392]&gt;3;[.B3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5">
            <text:p>4/15/2009</text:p>
          </table:table-cell>
          <table:table-cell office:value-type="float" office:value="3.44">
            <text:p>3.44</text:p>
          </table:table-cell>
          <table:table-cell table:formula="of:=IF(AND([.B393]&gt;3;[.B3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5">
            <text:p>4/15/2009</text:p>
          </table:table-cell>
          <table:table-cell office:value-type="float" office:value="3.44">
            <text:p>3.44</text:p>
          </table:table-cell>
          <table:table-cell table:formula="of:=IF(AND([.B394]&gt;3;[.B3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6">
            <text:p>4/16/2009</text:p>
          </table:table-cell>
          <table:table-cell office:value-type="float" office:value="3.57">
            <text:p>3.57</text:p>
          </table:table-cell>
          <table:table-cell table:formula="of:=IF(AND([.B395]&gt;3;[.B3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6">
            <text:p>4/16/2009</text:p>
          </table:table-cell>
          <table:table-cell office:value-type="float" office:value="3.57">
            <text:p>3.57</text:p>
          </table:table-cell>
          <table:table-cell table:formula="of:=IF(AND([.B396]&gt;3;[.B3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7">
            <text:p>4/17/2009</text:p>
          </table:table-cell>
          <table:table-cell office:value-type="float" office:value="3.56">
            <text:p>3.56</text:p>
          </table:table-cell>
          <table:table-cell table:formula="of:=IF(AND([.B397]&gt;3;[.B3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17">
            <text:p>4/17/2009</text:p>
          </table:table-cell>
          <table:table-cell office:value-type="float" office:value="3.56">
            <text:p>3.56</text:p>
          </table:table-cell>
          <table:table-cell table:formula="of:=IF(AND([.B398]&gt;3;[.B3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0">
            <text:p>4/20/2009</text:p>
          </table:table-cell>
          <table:table-cell office:value-type="float" office:value="3.31">
            <text:p>3.31</text:p>
          </table:table-cell>
          <table:table-cell table:formula="of:=IF(AND([.B399]&gt;3;[.B4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0">
            <text:p>4/20/2009</text:p>
          </table:table-cell>
          <table:table-cell office:value-type="float" office:value="3.31">
            <text:p>3.31</text:p>
          </table:table-cell>
          <table:table-cell table:formula="of:=IF(AND([.B400]&gt;3;[.B4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1">
            <text:p>4/21/2009</text:p>
          </table:table-cell>
          <table:table-cell office:value-type="float" office:value="3.36">
            <text:p>3.36</text:p>
          </table:table-cell>
          <table:table-cell table:formula="of:=IF(AND([.B401]&gt;3;[.B4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1">
            <text:p>4/21/2009</text:p>
          </table:table-cell>
          <table:table-cell office:value-type="float" office:value="3.36">
            <text:p>3.36</text:p>
          </table:table-cell>
          <table:table-cell table:formula="of:=IF(AND([.B402]&gt;3;[.B4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2">
            <text:p>4/22/2009</text:p>
          </table:table-cell>
          <table:table-cell office:value-type="float" office:value="3.33">
            <text:p>3.33</text:p>
          </table:table-cell>
          <table:table-cell table:formula="of:=IF(AND([.B403]&gt;3;[.B4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2">
            <text:p>4/22/2009</text:p>
          </table:table-cell>
          <table:table-cell office:value-type="float" office:value="3.33">
            <text:p>3.33</text:p>
          </table:table-cell>
          <table:table-cell table:formula="of:=IF(AND([.B404]&gt;3;[.B4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3">
            <text:p>4/23/2009</text:p>
          </table:table-cell>
          <table:table-cell office:value-type="float" office:value="3.53">
            <text:p>3.53</text:p>
          </table:table-cell>
          <table:table-cell table:formula="of:=IF(AND([.B405]&gt;3;[.B4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3">
            <text:p>4/23/2009</text:p>
          </table:table-cell>
          <table:table-cell office:value-type="float" office:value="3.53">
            <text:p>3.53</text:p>
          </table:table-cell>
          <table:table-cell table:formula="of:=IF(AND([.B406]&gt;3;[.B4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4">
            <text:p>4/24/2009</text:p>
          </table:table-cell>
          <table:table-cell office:value-type="float" office:value="3.51">
            <text:p>3.51</text:p>
          </table:table-cell>
          <table:table-cell table:formula="of:=IF(AND([.B407]&gt;3;[.B4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4">
            <text:p>4/24/2009</text:p>
          </table:table-cell>
          <table:table-cell office:value-type="float" office:value="3.51">
            <text:p>3.51</text:p>
          </table:table-cell>
          <table:table-cell table:formula="of:=IF(AND([.B408]&gt;3;[.B4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7">
            <text:p>4/27/2009</text:p>
          </table:table-cell>
          <table:table-cell office:value-type="float" office:value="3.47">
            <text:p>3.47</text:p>
          </table:table-cell>
          <table:table-cell table:formula="of:=IF(AND([.B409]&gt;3;[.B4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7">
            <text:p>4/27/2009</text:p>
          </table:table-cell>
          <table:table-cell office:value-type="float" office:value="3.47">
            <text:p>3.47</text:p>
          </table:table-cell>
          <table:table-cell table:formula="of:=IF(AND([.B410]&gt;3;[.B4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8">
            <text:p>4/28/2009</text:p>
          </table:table-cell>
          <table:table-cell office:value-type="float" office:value="3.41">
            <text:p>3.41</text:p>
          </table:table-cell>
          <table:table-cell table:formula="of:=IF(AND([.B411]&gt;3;[.B4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8">
            <text:p>4/28/2009</text:p>
          </table:table-cell>
          <table:table-cell office:value-type="float" office:value="3.41">
            <text:p>3.41</text:p>
          </table:table-cell>
          <table:table-cell table:formula="of:=IF(AND([.B412]&gt;3;[.B4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9">
            <text:p>4/29/2009</text:p>
          </table:table-cell>
          <table:table-cell office:value-type="float" office:value="3.51">
            <text:p>3.51</text:p>
          </table:table-cell>
          <table:table-cell table:formula="of:=IF(AND([.B413]&gt;3;[.B4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29">
            <text:p>4/29/2009</text:p>
          </table:table-cell>
          <table:table-cell office:value-type="float" office:value="3.51">
            <text:p>3.51</text:p>
          </table:table-cell>
          <table:table-cell table:formula="of:=IF(AND([.B414]&gt;3;[.B4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30">
            <text:p>4/30/2009</text:p>
          </table:table-cell>
          <table:table-cell office:value-type="float" office:value="3.61">
            <text:p>3.61</text:p>
          </table:table-cell>
          <table:table-cell table:formula="of:=IF(AND([.B415]&gt;3;[.B4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4-30">
            <text:p>4/30/2009</text:p>
          </table:table-cell>
          <table:table-cell office:value-type="float" office:value="3.61">
            <text:p>3.61</text:p>
          </table:table-cell>
          <table:table-cell table:formula="of:=IF(AND([.B416]&gt;3;[.B4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1">
            <text:p>5/1/2009</text:p>
          </table:table-cell>
          <table:table-cell office:value-type="float" office:value="3.82">
            <text:p>3.82</text:p>
          </table:table-cell>
          <table:table-cell table:formula="of:=IF(AND([.B417]&gt;3;[.B4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1">
            <text:p>5/1/2009</text:p>
          </table:table-cell>
          <table:table-cell office:value-type="float" office:value="3.82">
            <text:p>3.82</text:p>
          </table:table-cell>
          <table:table-cell table:formula="of:=IF(AND([.B418]&gt;3;[.B4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4">
            <text:p>5/4/2009</text:p>
          </table:table-cell>
          <table:table-cell office:value-type="float" office:value="4.26">
            <text:p>4.26</text:p>
          </table:table-cell>
          <table:table-cell table:formula="of:=IF(AND([.B419]&gt;3;[.B4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4">
            <text:p>5/4/2009</text:p>
          </table:table-cell>
          <table:table-cell office:value-type="float" office:value="4.26">
            <text:p>4.26</text:p>
          </table:table-cell>
          <table:table-cell table:formula="of:=IF(AND([.B420]&gt;3;[.B4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5">
            <text:p>5/5/2009</text:p>
          </table:table-cell>
          <table:table-cell office:value-type="float" office:value="4.32">
            <text:p>4.32</text:p>
          </table:table-cell>
          <table:table-cell table:formula="of:=IF(AND([.B421]&gt;3;[.B4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5">
            <text:p>5/5/2009</text:p>
          </table:table-cell>
          <table:table-cell office:value-type="float" office:value="4.32">
            <text:p>4.32</text:p>
          </table:table-cell>
          <table:table-cell table:formula="of:=IF(AND([.B422]&gt;3;[.B4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6">
            <text:p>5/6/2009</text:p>
          </table:table-cell>
          <table:table-cell office:value-type="float" office:value="4.31">
            <text:p>4.31</text:p>
          </table:table-cell>
          <table:table-cell table:formula="of:=IF(AND([.B423]&gt;3;[.B4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6">
            <text:p>5/6/2009</text:p>
          </table:table-cell>
          <table:table-cell office:value-type="float" office:value="4.31">
            <text:p>4.31</text:p>
          </table:table-cell>
          <table:table-cell table:formula="of:=IF(AND([.B424]&gt;3;[.B4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7">
            <text:p>5/7/2009</text:p>
          </table:table-cell>
          <table:table-cell office:value-type="float" office:value="4.01">
            <text:p>4.01</text:p>
          </table:table-cell>
          <table:table-cell table:formula="of:=IF(AND([.B425]&gt;3;[.B4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7">
            <text:p>5/7/2009</text:p>
          </table:table-cell>
          <table:table-cell office:value-type="float" office:value="4.01">
            <text:p>4.01</text:p>
          </table:table-cell>
          <table:table-cell table:formula="of:=IF(AND([.B426]&gt;3;[.B4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8">
            <text:p>5/8/2009</text:p>
          </table:table-cell>
          <table:table-cell office:value-type="float" office:value="3.93">
            <text:p>3.93</text:p>
          </table:table-cell>
          <table:table-cell table:formula="of:=IF(AND([.B427]&gt;3;[.B4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08">
            <text:p>5/8/2009</text:p>
          </table:table-cell>
          <table:table-cell office:value-type="float" office:value="3.93">
            <text:p>3.93</text:p>
          </table:table-cell>
          <table:table-cell table:formula="of:=IF(AND([.B428]&gt;3;[.B4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1">
            <text:p>5/11/2009</text:p>
          </table:table-cell>
          <table:table-cell office:value-type="float" office:value="4.22">
            <text:p>4.22</text:p>
          </table:table-cell>
          <table:table-cell table:formula="of:=IF(AND([.B429]&gt;3;[.B4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1">
            <text:p>5/11/2009</text:p>
          </table:table-cell>
          <table:table-cell office:value-type="float" office:value="4.22">
            <text:p>4.22</text:p>
          </table:table-cell>
          <table:table-cell table:formula="of:=IF(AND([.B430]&gt;3;[.B4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2">
            <text:p>5/12/2009</text:p>
          </table:table-cell>
          <table:table-cell office:value-type="float" office:value="4.35">
            <text:p>4.35</text:p>
          </table:table-cell>
          <table:table-cell table:formula="of:=IF(AND([.B431]&gt;3;[.B4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2">
            <text:p>5/12/2009</text:p>
          </table:table-cell>
          <table:table-cell office:value-type="float" office:value="4.35">
            <text:p>4.35</text:p>
          </table:table-cell>
          <table:table-cell table:formula="of:=IF(AND([.B432]&gt;3;[.B4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3">
            <text:p>5/13/2009</text:p>
          </table:table-cell>
          <table:table-cell office:value-type="float" office:value="4.38">
            <text:p>4.38</text:p>
          </table:table-cell>
          <table:table-cell table:formula="of:=IF(AND([.B433]&gt;3;[.B4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3">
            <text:p>5/13/2009</text:p>
          </table:table-cell>
          <table:table-cell office:value-type="float" office:value="4.38">
            <text:p>4.38</text:p>
          </table:table-cell>
          <table:table-cell table:formula="of:=IF(AND([.B434]&gt;3;[.B4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4">
            <text:p>5/14/2009</text:p>
          </table:table-cell>
          <table:table-cell office:value-type="float" office:value="4.24">
            <text:p>4.24</text:p>
          </table:table-cell>
          <table:table-cell table:formula="of:=IF(AND([.B435]&gt;3;[.B4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4">
            <text:p>5/14/2009</text:p>
          </table:table-cell>
          <table:table-cell office:value-type="float" office:value="4.24">
            <text:p>4.24</text:p>
          </table:table-cell>
          <table:table-cell table:formula="of:=IF(AND([.B436]&gt;3;[.B4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5">
            <text:p>5/15/2009</text:p>
          </table:table-cell>
          <table:table-cell office:value-type="float" office:value="4.01">
            <text:p>4.01</text:p>
          </table:table-cell>
          <table:table-cell table:formula="of:=IF(AND([.B437]&gt;3;[.B4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5">
            <text:p>5/15/2009</text:p>
          </table:table-cell>
          <table:table-cell office:value-type="float" office:value="4.01">
            <text:p>4.01</text:p>
          </table:table-cell>
          <table:table-cell table:formula="of:=IF(AND([.B438]&gt;3;[.B4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8">
            <text:p>5/18/2009</text:p>
          </table:table-cell>
          <table:table-cell office:value-type="float" office:value="4.14">
            <text:p>4.14</text:p>
          </table:table-cell>
          <table:table-cell table:formula="of:=IF(AND([.B439]&gt;3;[.B4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8">
            <text:p>5/18/2009</text:p>
          </table:table-cell>
          <table:table-cell office:value-type="float" office:value="4.14">
            <text:p>4.14</text:p>
          </table:table-cell>
          <table:table-cell table:formula="of:=IF(AND([.B440]&gt;3;[.B4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9">
            <text:p>5/19/2009</text:p>
          </table:table-cell>
          <table:table-cell office:value-type="float" office:value="4.39">
            <text:p>4.39</text:p>
          </table:table-cell>
          <table:table-cell table:formula="of:=IF(AND([.B441]&gt;3;[.B4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19">
            <text:p>5/19/2009</text:p>
          </table:table-cell>
          <table:table-cell office:value-type="float" office:value="4.39">
            <text:p>4.39</text:p>
          </table:table-cell>
          <table:table-cell table:formula="of:=IF(AND([.B442]&gt;3;[.B4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0">
            <text:p>5/20/2009</text:p>
          </table:table-cell>
          <table:table-cell office:value-type="float" office:value="4.5">
            <text:p>4.5</text:p>
          </table:table-cell>
          <table:table-cell table:formula="of:=IF(AND([.B443]&gt;3;[.B4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0">
            <text:p>5/20/2009</text:p>
          </table:table-cell>
          <table:table-cell office:value-type="float" office:value="4.5">
            <text:p>4.5</text:p>
          </table:table-cell>
          <table:table-cell table:formula="of:=IF(AND([.B444]&gt;3;[.B4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1">
            <text:p>5/21/2009</text:p>
          </table:table-cell>
          <table:table-cell office:value-type="float" office:value="4.34">
            <text:p>4.34</text:p>
          </table:table-cell>
          <table:table-cell table:formula="of:=IF(AND([.B445]&gt;3;[.B4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1">
            <text:p>5/21/2009</text:p>
          </table:table-cell>
          <table:table-cell office:value-type="float" office:value="4.34">
            <text:p>4.34</text:p>
          </table:table-cell>
          <table:table-cell table:formula="of:=IF(AND([.B446]&gt;3;[.B4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2">
            <text:p>5/22/2009</text:p>
          </table:table-cell>
          <table:table-cell office:value-type="float" office:value="4.26">
            <text:p>4.26</text:p>
          </table:table-cell>
          <table:table-cell table:formula="of:=IF(AND([.B447]&gt;3;[.B4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2">
            <text:p>5/22/2009</text:p>
          </table:table-cell>
          <table:table-cell office:value-type="float" office:value="4.26">
            <text:p>4.26</text:p>
          </table:table-cell>
          <table:table-cell table:formula="of:=IF(AND([.B448]&gt;3;[.B4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6">
            <text:p>5/26/2009</text:p>
          </table:table-cell>
          <table:table-cell office:value-type="float" office:value="4.53">
            <text:p>4.53</text:p>
          </table:table-cell>
          <table:table-cell table:formula="of:=IF(AND([.B449]&gt;3;[.B4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6">
            <text:p>5/26/2009</text:p>
          </table:table-cell>
          <table:table-cell office:value-type="float" office:value="4.53">
            <text:p>4.53</text:p>
          </table:table-cell>
          <table:table-cell table:formula="of:=IF(AND([.B450]&gt;3;[.B4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7">
            <text:p>5/27/2009</text:p>
          </table:table-cell>
          <table:table-cell office:value-type="float" office:value="4.71">
            <text:p>4.71</text:p>
          </table:table-cell>
          <table:table-cell table:formula="of:=IF(AND([.B451]&gt;3;[.B4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7">
            <text:p>5/27/2009</text:p>
          </table:table-cell>
          <table:table-cell office:value-type="float" office:value="4.71">
            <text:p>4.71</text:p>
          </table:table-cell>
          <table:table-cell table:formula="of:=IF(AND([.B452]&gt;3;[.B4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8">
            <text:p>5/28/2009</text:p>
          </table:table-cell>
          <table:table-cell office:value-type="float" office:value="4.7">
            <text:p>4.7</text:p>
          </table:table-cell>
          <table:table-cell table:formula="of:=IF(AND([.B453]&gt;3;[.B4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8">
            <text:p>5/28/2009</text:p>
          </table:table-cell>
          <table:table-cell office:value-type="float" office:value="4.7">
            <text:p>4.7</text:p>
          </table:table-cell>
          <table:table-cell table:formula="of:=IF(AND([.B454]&gt;3;[.B4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9">
            <text:p>5/29/2009</text:p>
          </table:table-cell>
          <table:table-cell office:value-type="float" office:value="4.54">
            <text:p>4.54</text:p>
          </table:table-cell>
          <table:table-cell table:formula="of:=IF(AND([.B455]&gt;3;[.B4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5-29">
            <text:p>5/29/2009</text:p>
          </table:table-cell>
          <table:table-cell office:value-type="float" office:value="4.54">
            <text:p>4.54</text:p>
          </table:table-cell>
          <table:table-cell table:formula="of:=IF(AND([.B456]&gt;3;[.B4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1">
            <text:p>6/1/2009</text:p>
          </table:table-cell>
          <table:table-cell office:value-type="float" office:value="4.73">
            <text:p>4.73</text:p>
          </table:table-cell>
          <table:table-cell table:formula="of:=IF(AND([.B457]&gt;3;[.B4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1">
            <text:p>6/1/2009</text:p>
          </table:table-cell>
          <table:table-cell office:value-type="float" office:value="4.73">
            <text:p>4.73</text:p>
          </table:table-cell>
          <table:table-cell table:formula="of:=IF(AND([.B458]&gt;3;[.B4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2">
            <text:p>6/2/2009</text:p>
          </table:table-cell>
          <table:table-cell office:value-type="float" office:value="4.56">
            <text:p>4.56</text:p>
          </table:table-cell>
          <table:table-cell table:formula="of:=IF(AND([.B459]&gt;3;[.B4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2">
            <text:p>6/2/2009</text:p>
          </table:table-cell>
          <table:table-cell office:value-type="float" office:value="4.56">
            <text:p>4.56</text:p>
          </table:table-cell>
          <table:table-cell table:formula="of:=IF(AND([.B460]&gt;3;[.B4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3">
            <text:p>6/3/2009</text:p>
          </table:table-cell>
          <table:table-cell office:value-type="float" office:value="4.48">
            <text:p>4.48</text:p>
          </table:table-cell>
          <table:table-cell table:formula="of:=IF(AND([.B461]&gt;3;[.B4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3">
            <text:p>6/3/2009</text:p>
          </table:table-cell>
          <table:table-cell office:value-type="float" office:value="4.48">
            <text:p>4.48</text:p>
          </table:table-cell>
          <table:table-cell table:formula="of:=IF(AND([.B462]&gt;3;[.B4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4">
            <text:p>6/4/2009</text:p>
          </table:table-cell>
          <table:table-cell office:value-type="float" office:value="4.65">
            <text:p>4.65</text:p>
          </table:table-cell>
          <table:table-cell table:formula="of:=IF(AND([.B463]&gt;3;[.B4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4">
            <text:p>6/4/2009</text:p>
          </table:table-cell>
          <table:table-cell office:value-type="float" office:value="4.65">
            <text:p>4.65</text:p>
          </table:table-cell>
          <table:table-cell table:formula="of:=IF(AND([.B464]&gt;3;[.B4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5">
            <text:p>6/5/2009</text:p>
          </table:table-cell>
          <table:table-cell office:value-type="float" office:value="4.63">
            <text:p>4.63</text:p>
          </table:table-cell>
          <table:table-cell table:formula="of:=IF(AND([.B465]&gt;3;[.B4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5">
            <text:p>6/5/2009</text:p>
          </table:table-cell>
          <table:table-cell office:value-type="float" office:value="4.63">
            <text:p>4.63</text:p>
          </table:table-cell>
          <table:table-cell table:formula="of:=IF(AND([.B466]&gt;3;[.B4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8">
            <text:p>6/8/2009</text:p>
          </table:table-cell>
          <table:table-cell office:value-type="float" office:value="4.61">
            <text:p>4.61</text:p>
          </table:table-cell>
          <table:table-cell table:formula="of:=IF(AND([.B467]&gt;3;[.B4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8">
            <text:p>6/8/2009</text:p>
          </table:table-cell>
          <table:table-cell office:value-type="float" office:value="4.61">
            <text:p>4.61</text:p>
          </table:table-cell>
          <table:table-cell table:formula="of:=IF(AND([.B468]&gt;3;[.B4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9">
            <text:p>6/9/2009</text:p>
          </table:table-cell>
          <table:table-cell office:value-type="float" office:value="4.75">
            <text:p>4.75</text:p>
          </table:table-cell>
          <table:table-cell table:formula="of:=IF(AND([.B469]&gt;3;[.B4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09">
            <text:p>6/9/2009</text:p>
          </table:table-cell>
          <table:table-cell office:value-type="float" office:value="4.75">
            <text:p>4.75</text:p>
          </table:table-cell>
          <table:table-cell table:formula="of:=IF(AND([.B470]&gt;3;[.B4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0">
            <text:p>6/10/2009</text:p>
          </table:table-cell>
          <table:table-cell office:value-type="float" office:value="4.82">
            <text:p>4.82</text:p>
          </table:table-cell>
          <table:table-cell table:formula="of:=IF(AND([.B471]&gt;3;[.B4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0">
            <text:p>6/10/2009</text:p>
          </table:table-cell>
          <table:table-cell office:value-type="float" office:value="4.82">
            <text:p>4.82</text:p>
          </table:table-cell>
          <table:table-cell table:formula="of:=IF(AND([.B472]&gt;3;[.B4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1">
            <text:p>6/11/2009</text:p>
          </table:table-cell>
          <table:table-cell office:value-type="float" office:value="4.7">
            <text:p>4.7</text:p>
          </table:table-cell>
          <table:table-cell table:formula="of:=IF(AND([.B473]&gt;3;[.B4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1">
            <text:p>6/11/2009</text:p>
          </table:table-cell>
          <table:table-cell office:value-type="float" office:value="4.7">
            <text:p>4.7</text:p>
          </table:table-cell>
          <table:table-cell table:formula="of:=IF(AND([.B474]&gt;3;[.B4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2">
            <text:p>6/12/2009</text:p>
          </table:table-cell>
          <table:table-cell office:value-type="float" office:value="4.47">
            <text:p>4.47</text:p>
          </table:table-cell>
          <table:table-cell table:formula="of:=IF(AND([.B475]&gt;3;[.B4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2">
            <text:p>6/12/2009</text:p>
          </table:table-cell>
          <table:table-cell office:value-type="float" office:value="4.47">
            <text:p>4.47</text:p>
          </table:table-cell>
          <table:table-cell table:formula="of:=IF(AND([.B476]&gt;3;[.B4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5">
            <text:p>6/15/2009</text:p>
          </table:table-cell>
          <table:table-cell office:value-type="float" office:value="4.26">
            <text:p>4.26</text:p>
          </table:table-cell>
          <table:table-cell table:formula="of:=IF(AND([.B477]&gt;3;[.B4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5">
            <text:p>6/15/2009</text:p>
          </table:table-cell>
          <table:table-cell office:value-type="float" office:value="4.26">
            <text:p>4.26</text:p>
          </table:table-cell>
          <table:table-cell table:formula="of:=IF(AND([.B478]&gt;3;[.B4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6">
            <text:p>6/16/2009</text:p>
          </table:table-cell>
          <table:table-cell office:value-type="float" office:value="4.13">
            <text:p>4.13</text:p>
          </table:table-cell>
          <table:table-cell table:formula="of:=IF(AND([.B479]&gt;3;[.B4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6">
            <text:p>6/16/2009</text:p>
          </table:table-cell>
          <table:table-cell office:value-type="float" office:value="4.13">
            <text:p>4.13</text:p>
          </table:table-cell>
          <table:table-cell table:formula="of:=IF(AND([.B480]&gt;3;[.B4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7">
            <text:p>6/17/2009</text:p>
          </table:table-cell>
          <table:table-cell office:value-type="float" office:value="4.08">
            <text:p>4.08</text:p>
          </table:table-cell>
          <table:table-cell table:formula="of:=IF(AND([.B481]&gt;3;[.B4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7">
            <text:p>6/17/2009</text:p>
          </table:table-cell>
          <table:table-cell office:value-type="float" office:value="4.08">
            <text:p>4.08</text:p>
          </table:table-cell>
          <table:table-cell table:formula="of:=IF(AND([.B482]&gt;3;[.B4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8">
            <text:p>6/18/2009</text:p>
          </table:table-cell>
          <table:table-cell office:value-type="float" office:value="3.85">
            <text:p>3.85</text:p>
          </table:table-cell>
          <table:table-cell table:formula="of:=IF(AND([.B483]&gt;3;[.B4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8">
            <text:p>6/18/2009</text:p>
          </table:table-cell>
          <table:table-cell office:value-type="float" office:value="3.85">
            <text:p>3.85</text:p>
          </table:table-cell>
          <table:table-cell table:formula="of:=IF(AND([.B484]&gt;3;[.B4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9">
            <text:p>6/19/2009</text:p>
          </table:table-cell>
          <table:table-cell office:value-type="float" office:value="3.87">
            <text:p>3.87</text:p>
          </table:table-cell>
          <table:table-cell table:formula="of:=IF(AND([.B485]&gt;3;[.B4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19">
            <text:p>6/19/2009</text:p>
          </table:table-cell>
          <table:table-cell office:value-type="float" office:value="3.87">
            <text:p>3.87</text:p>
          </table:table-cell>
          <table:table-cell table:formula="of:=IF(AND([.B486]&gt;3;[.B4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2">
            <text:p>6/22/2009</text:p>
          </table:table-cell>
          <table:table-cell office:value-type="float" office:value="3.62">
            <text:p>3.62</text:p>
          </table:table-cell>
          <table:table-cell table:formula="of:=IF(AND([.B487]&gt;3;[.B4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2">
            <text:p>6/22/2009</text:p>
          </table:table-cell>
          <table:table-cell office:value-type="float" office:value="3.62">
            <text:p>3.62</text:p>
          </table:table-cell>
          <table:table-cell table:formula="of:=IF(AND([.B488]&gt;3;[.B4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3">
            <text:p>6/23/2009</text:p>
          </table:table-cell>
          <table:table-cell office:value-type="float" office:value="3.55">
            <text:p>3.55</text:p>
          </table:table-cell>
          <table:table-cell table:formula="of:=IF(AND([.B489]&gt;3;[.B4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3">
            <text:p>6/23/2009</text:p>
          </table:table-cell>
          <table:table-cell office:value-type="float" office:value="3.55">
            <text:p>3.55</text:p>
          </table:table-cell>
          <table:table-cell table:formula="of:=IF(AND([.B490]&gt;3;[.B4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4">
            <text:p>6/24/2009</text:p>
          </table:table-cell>
          <table:table-cell office:value-type="float" office:value="3.66">
            <text:p>3.66</text:p>
          </table:table-cell>
          <table:table-cell table:formula="of:=IF(AND([.B491]&gt;3;[.B4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4">
            <text:p>6/24/2009</text:p>
          </table:table-cell>
          <table:table-cell office:value-type="float" office:value="3.66">
            <text:p>3.66</text:p>
          </table:table-cell>
          <table:table-cell table:formula="of:=IF(AND([.B492]&gt;3;[.B4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5">
            <text:p>6/25/2009</text:p>
          </table:table-cell>
          <table:table-cell office:value-type="float" office:value="3.64">
            <text:p>3.64</text:p>
          </table:table-cell>
          <table:table-cell table:formula="of:=IF(AND([.B493]&gt;3;[.B4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5">
            <text:p>6/25/2009</text:p>
          </table:table-cell>
          <table:table-cell office:value-type="float" office:value="3.64">
            <text:p>3.64</text:p>
          </table:table-cell>
          <table:table-cell table:formula="of:=IF(AND([.B494]&gt;3;[.B4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6">
            <text:p>6/26/2009</text:p>
          </table:table-cell>
          <table:table-cell office:value-type="float" office:value="3.62">
            <text:p>3.62</text:p>
          </table:table-cell>
          <table:table-cell table:formula="of:=IF(AND([.B495]&gt;3;[.B4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6">
            <text:p>6/26/2009</text:p>
          </table:table-cell>
          <table:table-cell office:value-type="float" office:value="3.62">
            <text:p>3.62</text:p>
          </table:table-cell>
          <table:table-cell table:formula="of:=IF(AND([.B496]&gt;3;[.B4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9">
            <text:p>6/29/2009</text:p>
          </table:table-cell>
          <table:table-cell office:value-type="float" office:value="3.72">
            <text:p>3.72</text:p>
          </table:table-cell>
          <table:table-cell table:formula="of:=IF(AND([.B497]&gt;3;[.B4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29">
            <text:p>6/29/2009</text:p>
          </table:table-cell>
          <table:table-cell office:value-type="float" office:value="3.72">
            <text:p>3.72</text:p>
          </table:table-cell>
          <table:table-cell table:formula="of:=IF(AND([.B498]&gt;3;[.B4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30">
            <text:p>6/30/2009</text:p>
          </table:table-cell>
          <table:table-cell office:value-type="float" office:value="3.87">
            <text:p>3.87</text:p>
          </table:table-cell>
          <table:table-cell table:formula="of:=IF(AND([.B499]&gt;3;[.B5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6-30">
            <text:p>6/30/2009</text:p>
          </table:table-cell>
          <table:table-cell office:value-type="float" office:value="3.87">
            <text:p>3.87</text:p>
          </table:table-cell>
          <table:table-cell table:formula="of:=IF(AND([.B500]&gt;3;[.B5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1">
            <text:p>7/1/2009</text:p>
          </table:table-cell>
          <table:table-cell office:value-type="float" office:value="3.91">
            <text:p>3.91</text:p>
          </table:table-cell>
          <table:table-cell table:formula="of:=IF(AND([.B501]&gt;3;[.B5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1">
            <text:p>7/1/2009</text:p>
          </table:table-cell>
          <table:table-cell office:value-type="float" office:value="3.91">
            <text:p>3.91</text:p>
          </table:table-cell>
          <table:table-cell table:formula="of:=IF(AND([.B502]&gt;3;[.B5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2">
            <text:p>7/2/2009</text:p>
          </table:table-cell>
          <table:table-cell office:value-type="float" office:value="3.78">
            <text:p>3.78</text:p>
          </table:table-cell>
          <table:table-cell table:formula="of:=IF(AND([.B503]&gt;3;[.B5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2">
            <text:p>7/2/2009</text:p>
          </table:table-cell>
          <table:table-cell office:value-type="float" office:value="3.78">
            <text:p>3.78</text:p>
          </table:table-cell>
          <table:table-cell table:formula="of:=IF(AND([.B504]&gt;3;[.B5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6">
            <text:p>7/6/2009</text:p>
          </table:table-cell>
          <table:table-cell office:value-type="float" office:value="3.55">
            <text:p>3.55</text:p>
          </table:table-cell>
          <table:table-cell table:formula="of:=IF(AND([.B505]&gt;3;[.B5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6">
            <text:p>7/6/2009</text:p>
          </table:table-cell>
          <table:table-cell office:value-type="float" office:value="3.55">
            <text:p>3.55</text:p>
          </table:table-cell>
          <table:table-cell table:formula="of:=IF(AND([.B506]&gt;3;[.B5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7">
            <text:p>7/7/2009</text:p>
          </table:table-cell>
          <table:table-cell office:value-type="float" office:value="3.43">
            <text:p>3.43</text:p>
          </table:table-cell>
          <table:table-cell table:formula="of:=IF(AND([.B507]&gt;3;[.B5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7">
            <text:p>7/7/2009</text:p>
          </table:table-cell>
          <table:table-cell office:value-type="float" office:value="3.43">
            <text:p>3.43</text:p>
          </table:table-cell>
          <table:table-cell table:formula="of:=IF(AND([.B508]&gt;3;[.B5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8">
            <text:p>7/8/2009</text:p>
          </table:table-cell>
          <table:table-cell office:value-type="float" office:value="3.36">
            <text:p>3.36</text:p>
          </table:table-cell>
          <table:table-cell table:formula="of:=IF(AND([.B509]&gt;3;[.B5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8">
            <text:p>7/8/2009</text:p>
          </table:table-cell>
          <table:table-cell office:value-type="float" office:value="3.36">
            <text:p>3.36</text:p>
          </table:table-cell>
          <table:table-cell table:formula="of:=IF(AND([.B510]&gt;3;[.B5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9">
            <text:p>7/9/2009</text:p>
          </table:table-cell>
          <table:table-cell office:value-type="float" office:value="3.48">
            <text:p>3.48</text:p>
          </table:table-cell>
          <table:table-cell table:formula="of:=IF(AND([.B511]&gt;3;[.B5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09">
            <text:p>7/9/2009</text:p>
          </table:table-cell>
          <table:table-cell office:value-type="float" office:value="3.48">
            <text:p>3.48</text:p>
          </table:table-cell>
          <table:table-cell table:formula="of:=IF(AND([.B512]&gt;3;[.B5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0">
            <text:p>7/10/2009</text:p>
          </table:table-cell>
          <table:table-cell office:value-type="float" office:value="3.49">
            <text:p>3.49</text:p>
          </table:table-cell>
          <table:table-cell table:formula="of:=IF(AND([.B513]&gt;3;[.B5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0">
            <text:p>7/10/2009</text:p>
          </table:table-cell>
          <table:table-cell office:value-type="float" office:value="3.49">
            <text:p>3.49</text:p>
          </table:table-cell>
          <table:table-cell table:formula="of:=IF(AND([.B514]&gt;3;[.B5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3">
            <text:p>7/13/2009</text:p>
          </table:table-cell>
          <table:table-cell office:value-type="float" office:value="3.56">
            <text:p>3.56</text:p>
          </table:table-cell>
          <table:table-cell table:formula="of:=IF(AND([.B515]&gt;3;[.B5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3">
            <text:p>7/13/2009</text:p>
          </table:table-cell>
          <table:table-cell office:value-type="float" office:value="3.56">
            <text:p>3.56</text:p>
          </table:table-cell>
          <table:table-cell table:formula="of:=IF(AND([.B516]&gt;3;[.B5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4">
            <text:p>7/14/2009</text:p>
          </table:table-cell>
          <table:table-cell office:value-type="float" office:value="3.55">
            <text:p>3.55</text:p>
          </table:table-cell>
          <table:table-cell table:formula="of:=IF(AND([.B517]&gt;3;[.B5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4">
            <text:p>7/14/2009</text:p>
          </table:table-cell>
          <table:table-cell office:value-type="float" office:value="3.55">
            <text:p>3.55</text:p>
          </table:table-cell>
          <table:table-cell table:formula="of:=IF(AND([.B518]&gt;3;[.B5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5">
            <text:p>7/15/2009</text:p>
          </table:table-cell>
          <table:table-cell office:value-type="float" office:value="3.86">
            <text:p>3.86</text:p>
          </table:table-cell>
          <table:table-cell table:formula="of:=IF(AND([.B519]&gt;3;[.B5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5">
            <text:p>7/15/2009</text:p>
          </table:table-cell>
          <table:table-cell office:value-type="float" office:value="3.86">
            <text:p>3.86</text:p>
          </table:table-cell>
          <table:table-cell table:formula="of:=IF(AND([.B520]&gt;3;[.B5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6">
            <text:p>7/16/2009</text:p>
          </table:table-cell>
          <table:table-cell office:value-type="float" office:value="3.92">
            <text:p>3.92</text:p>
          </table:table-cell>
          <table:table-cell table:formula="of:=IF(AND([.B521]&gt;3;[.B5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6">
            <text:p>7/16/2009</text:p>
          </table:table-cell>
          <table:table-cell office:value-type="float" office:value="3.92">
            <text:p>3.92</text:p>
          </table:table-cell>
          <table:table-cell table:formula="of:=IF(AND([.B522]&gt;3;[.B5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7">
            <text:p>7/17/2009</text:p>
          </table:table-cell>
          <table:table-cell office:value-type="float" office:value="4">
            <text:p>4</text:p>
          </table:table-cell>
          <table:table-cell table:formula="of:=IF(AND([.B523]&gt;3;[.B5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17">
            <text:p>7/17/2009</text:p>
          </table:table-cell>
          <table:table-cell office:value-type="float" office:value="4">
            <text:p>4</text:p>
          </table:table-cell>
          <table:table-cell table:formula="of:=IF(AND([.B524]&gt;3;[.B5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0">
            <text:p>7/20/2009</text:p>
          </table:table-cell>
          <table:table-cell office:value-type="float" office:value="4.17">
            <text:p>4.17</text:p>
          </table:table-cell>
          <table:table-cell table:formula="of:=IF(AND([.B525]&gt;3;[.B5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0">
            <text:p>7/20/2009</text:p>
          </table:table-cell>
          <table:table-cell office:value-type="float" office:value="4.17">
            <text:p>4.17</text:p>
          </table:table-cell>
          <table:table-cell table:formula="of:=IF(AND([.B526]&gt;3;[.B5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1">
            <text:p>7/21/2009</text:p>
          </table:table-cell>
          <table:table-cell office:value-type="float" office:value="4.08">
            <text:p>4.08</text:p>
          </table:table-cell>
          <table:table-cell table:formula="of:=IF(AND([.B527]&gt;3;[.B5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1">
            <text:p>7/21/2009</text:p>
          </table:table-cell>
          <table:table-cell office:value-type="float" office:value="4.08">
            <text:p>4.08</text:p>
          </table:table-cell>
          <table:table-cell table:formula="of:=IF(AND([.B528]&gt;3;[.B5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2">
            <text:p>7/22/2009</text:p>
          </table:table-cell>
          <table:table-cell office:value-type="float" office:value="3.55">
            <text:p>3.55</text:p>
          </table:table-cell>
          <table:table-cell table:formula="of:=IF(AND([.B529]&gt;3;[.B5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2">
            <text:p>7/22/2009</text:p>
          </table:table-cell>
          <table:table-cell office:value-type="float" office:value="3.55">
            <text:p>3.55</text:p>
          </table:table-cell>
          <table:table-cell table:formula="of:=IF(AND([.B530]&gt;3;[.B5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3">
            <text:p>7/23/2009</text:p>
          </table:table-cell>
          <table:table-cell office:value-type="float" office:value="3.59">
            <text:p>3.59</text:p>
          </table:table-cell>
          <table:table-cell table:formula="of:=IF(AND([.B531]&gt;3;[.B5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3">
            <text:p>7/23/2009</text:p>
          </table:table-cell>
          <table:table-cell office:value-type="float" office:value="3.59">
            <text:p>3.59</text:p>
          </table:table-cell>
          <table:table-cell table:formula="of:=IF(AND([.B532]&gt;3;[.B5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4">
            <text:p>7/24/2009</text:p>
          </table:table-cell>
          <table:table-cell office:value-type="float" office:value="3.77">
            <text:p>3.77</text:p>
          </table:table-cell>
          <table:table-cell table:formula="of:=IF(AND([.B533]&gt;3;[.B5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4">
            <text:p>7/24/2009</text:p>
          </table:table-cell>
          <table:table-cell office:value-type="float" office:value="3.77">
            <text:p>3.77</text:p>
          </table:table-cell>
          <table:table-cell table:formula="of:=IF(AND([.B534]&gt;3;[.B5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7">
            <text:p>7/27/2009</text:p>
          </table:table-cell>
          <table:table-cell office:value-type="float" office:value="3.8">
            <text:p>3.8</text:p>
          </table:table-cell>
          <table:table-cell table:formula="of:=IF(AND([.B535]&gt;3;[.B5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7">
            <text:p>7/27/2009</text:p>
          </table:table-cell>
          <table:table-cell office:value-type="float" office:value="3.8">
            <text:p>3.8</text:p>
          </table:table-cell>
          <table:table-cell table:formula="of:=IF(AND([.B536]&gt;3;[.B5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8">
            <text:p>7/28/2009</text:p>
          </table:table-cell>
          <table:table-cell office:value-type="float" office:value="3.77">
            <text:p>3.77</text:p>
          </table:table-cell>
          <table:table-cell table:formula="of:=IF(AND([.B537]&gt;3;[.B5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8">
            <text:p>7/28/2009</text:p>
          </table:table-cell>
          <table:table-cell office:value-type="float" office:value="3.77">
            <text:p>3.77</text:p>
          </table:table-cell>
          <table:table-cell table:formula="of:=IF(AND([.B538]&gt;3;[.B5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9">
            <text:p>7/29/2009</text:p>
          </table:table-cell>
          <table:table-cell office:value-type="float" office:value="3.71">
            <text:p>3.71</text:p>
          </table:table-cell>
          <table:table-cell table:formula="of:=IF(AND([.B539]&gt;3;[.B5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29">
            <text:p>7/29/2009</text:p>
          </table:table-cell>
          <table:table-cell office:value-type="float" office:value="3.71">
            <text:p>3.71</text:p>
          </table:table-cell>
          <table:table-cell table:formula="of:=IF(AND([.B540]&gt;3;[.B5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30">
            <text:p>7/30/2009</text:p>
          </table:table-cell>
          <table:table-cell office:value-type="float" office:value="3.66">
            <text:p>3.66</text:p>
          </table:table-cell>
          <table:table-cell table:formula="of:=IF(AND([.B541]&gt;3;[.B5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30">
            <text:p>7/30/2009</text:p>
          </table:table-cell>
          <table:table-cell office:value-type="float" office:value="3.66">
            <text:p>3.66</text:p>
          </table:table-cell>
          <table:table-cell table:formula="of:=IF(AND([.B542]&gt;3;[.B5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31">
            <text:p>7/31/2009</text:p>
          </table:table-cell>
          <table:table-cell office:value-type="float" office:value="3.66">
            <text:p>3.66</text:p>
          </table:table-cell>
          <table:table-cell table:formula="of:=IF(AND([.B543]&gt;3;[.B5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7-31">
            <text:p>7/31/2009</text:p>
          </table:table-cell>
          <table:table-cell office:value-type="float" office:value="3.66">
            <text:p>3.66</text:p>
          </table:table-cell>
          <table:table-cell table:formula="of:=IF(AND([.B544]&gt;3;[.B5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3">
            <text:p>8/3/2009</text:p>
          </table:table-cell>
          <table:table-cell office:value-type="float" office:value="3.74">
            <text:p>3.74</text:p>
          </table:table-cell>
          <table:table-cell table:formula="of:=IF(AND([.B545]&gt;3;[.B5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3">
            <text:p>8/3/2009</text:p>
          </table:table-cell>
          <table:table-cell office:value-type="float" office:value="3.74">
            <text:p>3.74</text:p>
          </table:table-cell>
          <table:table-cell table:formula="of:=IF(AND([.B546]&gt;3;[.B5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4">
            <text:p>8/4/2009</text:p>
          </table:table-cell>
          <table:table-cell office:value-type="float" office:value="3.76">
            <text:p>3.76</text:p>
          </table:table-cell>
          <table:table-cell table:formula="of:=IF(AND([.B547]&gt;3;[.B5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4">
            <text:p>8/4/2009</text:p>
          </table:table-cell>
          <table:table-cell office:value-type="float" office:value="3.76">
            <text:p>3.76</text:p>
          </table:table-cell>
          <table:table-cell table:formula="of:=IF(AND([.B548]&gt;3;[.B5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5">
            <text:p>8/5/2009</text:p>
          </table:table-cell>
          <table:table-cell office:value-type="float" office:value="3.75">
            <text:p>3.75</text:p>
          </table:table-cell>
          <table:table-cell table:formula="of:=IF(AND([.B549]&gt;3;[.B5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5">
            <text:p>8/5/2009</text:p>
          </table:table-cell>
          <table:table-cell office:value-type="float" office:value="3.75">
            <text:p>3.75</text:p>
          </table:table-cell>
          <table:table-cell table:formula="of:=IF(AND([.B550]&gt;3;[.B5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6">
            <text:p>8/6/2009</text:p>
          </table:table-cell>
          <table:table-cell office:value-type="float" office:value="3.71">
            <text:p>3.71</text:p>
          </table:table-cell>
          <table:table-cell table:formula="of:=IF(AND([.B551]&gt;3;[.B5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6">
            <text:p>8/6/2009</text:p>
          </table:table-cell>
          <table:table-cell office:value-type="float" office:value="3.71">
            <text:p>3.71</text:p>
          </table:table-cell>
          <table:table-cell table:formula="of:=IF(AND([.B552]&gt;3;[.B5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7">
            <text:p>8/7/2009</text:p>
          </table:table-cell>
          <table:table-cell office:value-type="float" office:value="3.7">
            <text:p>3.7</text:p>
          </table:table-cell>
          <table:table-cell table:formula="of:=IF(AND([.B553]&gt;3;[.B5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07">
            <text:p>8/7/2009</text:p>
          </table:table-cell>
          <table:table-cell office:value-type="float" office:value="3.7">
            <text:p>3.7</text:p>
          </table:table-cell>
          <table:table-cell table:formula="of:=IF(AND([.B554]&gt;3;[.B5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0">
            <text:p>8/10/2009</text:p>
          </table:table-cell>
          <table:table-cell office:value-type="float" office:value="3.68">
            <text:p>3.68</text:p>
          </table:table-cell>
          <table:table-cell table:formula="of:=IF(AND([.B555]&gt;3;[.B5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0">
            <text:p>8/10/2009</text:p>
          </table:table-cell>
          <table:table-cell office:value-type="float" office:value="3.68">
            <text:p>3.68</text:p>
          </table:table-cell>
          <table:table-cell table:formula="of:=IF(AND([.B556]&gt;3;[.B5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1">
            <text:p>8/11/2009</text:p>
          </table:table-cell>
          <table:table-cell office:value-type="float" office:value="3.59">
            <text:p>3.59</text:p>
          </table:table-cell>
          <table:table-cell table:formula="of:=IF(AND([.B557]&gt;3;[.B5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1">
            <text:p>8/11/2009</text:p>
          </table:table-cell>
          <table:table-cell office:value-type="float" office:value="3.59">
            <text:p>3.59</text:p>
          </table:table-cell>
          <table:table-cell table:formula="of:=IF(AND([.B558]&gt;3;[.B5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2">
            <text:p>8/12/2009</text:p>
          </table:table-cell>
          <table:table-cell office:value-type="float" office:value="3.59">
            <text:p>3.59</text:p>
          </table:table-cell>
          <table:table-cell table:formula="of:=IF(AND([.B559]&gt;3;[.B5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2">
            <text:p>8/12/2009</text:p>
          </table:table-cell>
          <table:table-cell office:value-type="float" office:value="3.59">
            <text:p>3.59</text:p>
          </table:table-cell>
          <table:table-cell table:formula="of:=IF(AND([.B560]&gt;3;[.B5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3">
            <text:p>8/13/2009</text:p>
          </table:table-cell>
          <table:table-cell office:value-type="float" office:value="3.68">
            <text:p>3.68</text:p>
          </table:table-cell>
          <table:table-cell table:formula="of:=IF(AND([.B561]&gt;3;[.B5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3">
            <text:p>8/13/2009</text:p>
          </table:table-cell>
          <table:table-cell office:value-type="float" office:value="3.68">
            <text:p>3.68</text:p>
          </table:table-cell>
          <table:table-cell table:formula="of:=IF(AND([.B562]&gt;3;[.B5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4">
            <text:p>8/14/2009</text:p>
          </table:table-cell>
          <table:table-cell office:value-type="float" office:value="3.69">
            <text:p>3.69</text:p>
          </table:table-cell>
          <table:table-cell table:formula="of:=IF(AND([.B563]&gt;3;[.B5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4">
            <text:p>8/14/2009</text:p>
          </table:table-cell>
          <table:table-cell office:value-type="float" office:value="3.69">
            <text:p>3.69</text:p>
          </table:table-cell>
          <table:table-cell table:formula="of:=IF(AND([.B564]&gt;3;[.B5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7">
            <text:p>8/17/2009</text:p>
          </table:table-cell>
          <table:table-cell office:value-type="float" office:value="3.55">
            <text:p>3.55</text:p>
          </table:table-cell>
          <table:table-cell table:formula="of:=IF(AND([.B565]&gt;3;[.B5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7">
            <text:p>8/17/2009</text:p>
          </table:table-cell>
          <table:table-cell office:value-type="float" office:value="3.55">
            <text:p>3.55</text:p>
          </table:table-cell>
          <table:table-cell table:formula="of:=IF(AND([.B566]&gt;3;[.B5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8">
            <text:p>8/18/2009</text:p>
          </table:table-cell>
          <table:table-cell office:value-type="float" office:value="3.56">
            <text:p>3.56</text:p>
          </table:table-cell>
          <table:table-cell table:formula="of:=IF(AND([.B567]&gt;3;[.B5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8">
            <text:p>8/18/2009</text:p>
          </table:table-cell>
          <table:table-cell office:value-type="float" office:value="3.56">
            <text:p>3.56</text:p>
          </table:table-cell>
          <table:table-cell table:formula="of:=IF(AND([.B568]&gt;3;[.B5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9">
            <text:p>8/19/2009</text:p>
          </table:table-cell>
          <table:table-cell office:value-type="float" office:value="3.52">
            <text:p>3.52</text:p>
          </table:table-cell>
          <table:table-cell table:formula="of:=IF(AND([.B569]&gt;3;[.B5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19">
            <text:p>8/19/2009</text:p>
          </table:table-cell>
          <table:table-cell office:value-type="float" office:value="3.52">
            <text:p>3.52</text:p>
          </table:table-cell>
          <table:table-cell table:formula="of:=IF(AND([.B570]&gt;3;[.B5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0">
            <text:p>8/20/2009</text:p>
          </table:table-cell>
          <table:table-cell office:value-type="float" office:value="3.52">
            <text:p>3.52</text:p>
          </table:table-cell>
          <table:table-cell table:formula="of:=IF(AND([.B571]&gt;3;[.B5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0">
            <text:p>8/20/2009</text:p>
          </table:table-cell>
          <table:table-cell office:value-type="float" office:value="3.52">
            <text:p>3.52</text:p>
          </table:table-cell>
          <table:table-cell table:formula="of:=IF(AND([.B572]&gt;3;[.B5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1">
            <text:p>8/21/2009</text:p>
          </table:table-cell>
          <table:table-cell office:value-type="float" office:value="3.7">
            <text:p>3.7</text:p>
          </table:table-cell>
          <table:table-cell table:formula="of:=IF(AND([.B573]&gt;3;[.B5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1">
            <text:p>8/21/2009</text:p>
          </table:table-cell>
          <table:table-cell office:value-type="float" office:value="3.7">
            <text:p>3.7</text:p>
          </table:table-cell>
          <table:table-cell table:formula="of:=IF(AND([.B574]&gt;3;[.B5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4">
            <text:p>8/24/2009</text:p>
          </table:table-cell>
          <table:table-cell office:value-type="float" office:value="4">
            <text:p>4</text:p>
          </table:table-cell>
          <table:table-cell table:formula="of:=IF(AND([.B575]&gt;3;[.B5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4">
            <text:p>8/24/2009</text:p>
          </table:table-cell>
          <table:table-cell office:value-type="float" office:value="4">
            <text:p>4</text:p>
          </table:table-cell>
          <table:table-cell table:formula="of:=IF(AND([.B576]&gt;3;[.B5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5">
            <text:p>8/25/2009</text:p>
          </table:table-cell>
          <table:table-cell office:value-type="float" office:value="4.02">
            <text:p>4.02</text:p>
          </table:table-cell>
          <table:table-cell table:formula="of:=IF(AND([.B577]&gt;3;[.B5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5">
            <text:p>8/25/2009</text:p>
          </table:table-cell>
          <table:table-cell office:value-type="float" office:value="4.02">
            <text:p>4.02</text:p>
          </table:table-cell>
          <table:table-cell table:formula="of:=IF(AND([.B578]&gt;3;[.B5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6">
            <text:p>8/26/2009</text:p>
          </table:table-cell>
          <table:table-cell office:value-type="float" office:value="4.06">
            <text:p>4.06</text:p>
          </table:table-cell>
          <table:table-cell table:formula="of:=IF(AND([.B579]&gt;3;[.B5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6">
            <text:p>8/26/2009</text:p>
          </table:table-cell>
          <table:table-cell office:value-type="float" office:value="4.06">
            <text:p>4.06</text:p>
          </table:table-cell>
          <table:table-cell table:formula="of:=IF(AND([.B580]&gt;3;[.B5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7">
            <text:p>8/27/2009</text:p>
          </table:table-cell>
          <table:table-cell office:value-type="float" office:value="4.23">
            <text:p>4.23</text:p>
          </table:table-cell>
          <table:table-cell table:formula="of:=IF(AND([.B581]&gt;3;[.B5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7">
            <text:p>8/27/2009</text:p>
          </table:table-cell>
          <table:table-cell office:value-type="float" office:value="4.23">
            <text:p>4.23</text:p>
          </table:table-cell>
          <table:table-cell table:formula="of:=IF(AND([.B582]&gt;3;[.B5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8">
            <text:p>8/28/2009</text:p>
          </table:table-cell>
          <table:table-cell office:value-type="float" office:value="4.47">
            <text:p>4.47</text:p>
          </table:table-cell>
          <table:table-cell table:formula="of:=IF(AND([.B583]&gt;3;[.B5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28">
            <text:p>8/28/2009</text:p>
          </table:table-cell>
          <table:table-cell office:value-type="float" office:value="4.47">
            <text:p>4.47</text:p>
          </table:table-cell>
          <table:table-cell table:formula="of:=IF(AND([.B584]&gt;3;[.B5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31">
            <text:p>8/31/2009</text:p>
          </table:table-cell>
          <table:table-cell office:value-type="float" office:value="4.36">
            <text:p>4.36</text:p>
          </table:table-cell>
          <table:table-cell table:formula="of:=IF(AND([.B585]&gt;3;[.B5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8-31">
            <text:p>8/31/2009</text:p>
          </table:table-cell>
          <table:table-cell office:value-type="float" office:value="4.36">
            <text:p>4.36</text:p>
          </table:table-cell>
          <table:table-cell table:formula="of:=IF(AND([.B586]&gt;3;[.B5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1">
            <text:p>9/1/2009</text:p>
          </table:table-cell>
          <table:table-cell office:value-type="float" office:value="4.22">
            <text:p>4.22</text:p>
          </table:table-cell>
          <table:table-cell table:formula="of:=IF(AND([.B587]&gt;3;[.B5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1">
            <text:p>9/1/2009</text:p>
          </table:table-cell>
          <table:table-cell office:value-type="float" office:value="4.22">
            <text:p>4.22</text:p>
          </table:table-cell>
          <table:table-cell table:formula="of:=IF(AND([.B588]&gt;3;[.B5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2">
            <text:p>9/2/2009</text:p>
          </table:table-cell>
          <table:table-cell office:value-type="float" office:value="4.28">
            <text:p>4.28</text:p>
          </table:table-cell>
          <table:table-cell table:formula="of:=IF(AND([.B589]&gt;3;[.B5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2">
            <text:p>9/2/2009</text:p>
          </table:table-cell>
          <table:table-cell office:value-type="float" office:value="4.28">
            <text:p>4.28</text:p>
          </table:table-cell>
          <table:table-cell table:formula="of:=IF(AND([.B590]&gt;3;[.B5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3">
            <text:p>9/3/2009</text:p>
          </table:table-cell>
          <table:table-cell office:value-type="float" office:value="4.53">
            <text:p>4.53</text:p>
          </table:table-cell>
          <table:table-cell table:formula="of:=IF(AND([.B591]&gt;3;[.B5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3">
            <text:p>9/3/2009</text:p>
          </table:table-cell>
          <table:table-cell office:value-type="float" office:value="4.53">
            <text:p>4.53</text:p>
          </table:table-cell>
          <table:table-cell table:formula="of:=IF(AND([.B592]&gt;3;[.B5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4">
            <text:p>9/4/2009</text:p>
          </table:table-cell>
          <table:table-cell office:value-type="float" office:value="4.53">
            <text:p>4.53</text:p>
          </table:table-cell>
          <table:table-cell table:formula="of:=IF(AND([.B593]&gt;3;[.B5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4">
            <text:p>9/4/2009</text:p>
          </table:table-cell>
          <table:table-cell office:value-type="float" office:value="4.53">
            <text:p>4.53</text:p>
          </table:table-cell>
          <table:table-cell table:formula="of:=IF(AND([.B594]&gt;3;[.B5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8">
            <text:p>9/8/2009</text:p>
          </table:table-cell>
          <table:table-cell office:value-type="float" office:value="5.19">
            <text:p>5.19</text:p>
          </table:table-cell>
          <table:table-cell table:formula="of:=IF(AND([.B595]&gt;3;[.B5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8">
            <text:p>9/8/2009</text:p>
          </table:table-cell>
          <table:table-cell office:value-type="float" office:value="5.19">
            <text:p>5.19</text:p>
          </table:table-cell>
          <table:table-cell table:formula="of:=IF(AND([.B596]&gt;3;[.B5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9">
            <text:p>9/9/2009</text:p>
          </table:table-cell>
          <table:table-cell office:value-type="float" office:value="5.2">
            <text:p>5.2</text:p>
          </table:table-cell>
          <table:table-cell table:formula="of:=IF(AND([.B597]&gt;3;[.B5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09">
            <text:p>9/9/2009</text:p>
          </table:table-cell>
          <table:table-cell office:value-type="float" office:value="5.2">
            <text:p>5.2</text:p>
          </table:table-cell>
          <table:table-cell table:formula="of:=IF(AND([.B598]&gt;3;[.B5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0">
            <text:p>9/10/2009</text:p>
          </table:table-cell>
          <table:table-cell office:value-type="float" office:value="5.38">
            <text:p>5.38</text:p>
          </table:table-cell>
          <table:table-cell table:formula="of:=IF(AND([.B599]&gt;3;[.B6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0">
            <text:p>9/10/2009</text:p>
          </table:table-cell>
          <table:table-cell office:value-type="float" office:value="5.38">
            <text:p>5.38</text:p>
          </table:table-cell>
          <table:table-cell table:formula="of:=IF(AND([.B600]&gt;3;[.B6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1">
            <text:p>9/11/2009</text:p>
          </table:table-cell>
          <table:table-cell office:value-type="float" office:value="5.68">
            <text:p>5.68</text:p>
          </table:table-cell>
          <table:table-cell table:formula="of:=IF(AND([.B601]&gt;3;[.B6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1">
            <text:p>9/11/2009</text:p>
          </table:table-cell>
          <table:table-cell office:value-type="float" office:value="5.68">
            <text:p>5.68</text:p>
          </table:table-cell>
          <table:table-cell table:formula="of:=IF(AND([.B602]&gt;3;[.B6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4">
            <text:p>9/14/2009</text:p>
          </table:table-cell>
          <table:table-cell office:value-type="float" office:value="5.72">
            <text:p>5.72</text:p>
          </table:table-cell>
          <table:table-cell table:formula="of:=IF(AND([.B603]&gt;3;[.B6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4">
            <text:p>9/14/2009</text:p>
          </table:table-cell>
          <table:table-cell office:value-type="float" office:value="5.72">
            <text:p>5.72</text:p>
          </table:table-cell>
          <table:table-cell table:formula="of:=IF(AND([.B604]&gt;3;[.B6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5">
            <text:p>9/15/2009</text:p>
          </table:table-cell>
          <table:table-cell office:value-type="float" office:value="5.88">
            <text:p>5.88</text:p>
          </table:table-cell>
          <table:table-cell table:formula="of:=IF(AND([.B605]&gt;3;[.B6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5">
            <text:p>9/15/2009</text:p>
          </table:table-cell>
          <table:table-cell office:value-type="float" office:value="5.88">
            <text:p>5.88</text:p>
          </table:table-cell>
          <table:table-cell table:formula="of:=IF(AND([.B606]&gt;3;[.B6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6">
            <text:p>9/16/2009</text:p>
          </table:table-cell>
          <table:table-cell office:value-type="float" office:value="5.69">
            <text:p>5.69</text:p>
          </table:table-cell>
          <table:table-cell table:formula="of:=IF(AND([.B607]&gt;3;[.B6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6">
            <text:p>9/16/2009</text:p>
          </table:table-cell>
          <table:table-cell office:value-type="float" office:value="5.69">
            <text:p>5.69</text:p>
          </table:table-cell>
          <table:table-cell table:formula="of:=IF(AND([.B608]&gt;3;[.B6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7">
            <text:p>9/17/2009</text:p>
          </table:table-cell>
          <table:table-cell office:value-type="float" office:value="5.67">
            <text:p>5.67</text:p>
          </table:table-cell>
          <table:table-cell table:formula="of:=IF(AND([.B609]&gt;3;[.B6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7">
            <text:p>9/17/2009</text:p>
          </table:table-cell>
          <table:table-cell office:value-type="float" office:value="5.67">
            <text:p>5.67</text:p>
          </table:table-cell>
          <table:table-cell table:formula="of:=IF(AND([.B610]&gt;3;[.B6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8">
            <text:p>9/18/2009</text:p>
          </table:table-cell>
          <table:table-cell office:value-type="float" office:value="5.7">
            <text:p>5.7</text:p>
          </table:table-cell>
          <table:table-cell table:formula="of:=IF(AND([.B611]&gt;3;[.B6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18">
            <text:p>9/18/2009</text:p>
          </table:table-cell>
          <table:table-cell office:value-type="float" office:value="5.7">
            <text:p>5.7</text:p>
          </table:table-cell>
          <table:table-cell table:formula="of:=IF(AND([.B612]&gt;3;[.B6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1">
            <text:p>9/21/2009</text:p>
          </table:table-cell>
          <table:table-cell office:value-type="float" office:value="5.81">
            <text:p>5.81</text:p>
          </table:table-cell>
          <table:table-cell table:formula="of:=IF(AND([.B613]&gt;3;[.B6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1">
            <text:p>9/21/2009</text:p>
          </table:table-cell>
          <table:table-cell office:value-type="float" office:value="5.81">
            <text:p>5.81</text:p>
          </table:table-cell>
          <table:table-cell table:formula="of:=IF(AND([.B614]&gt;3;[.B6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2">
            <text:p>9/22/2009</text:p>
          </table:table-cell>
          <table:table-cell office:value-type="float" office:value="6.08">
            <text:p>6.08</text:p>
          </table:table-cell>
          <table:table-cell table:formula="of:=IF(AND([.B615]&gt;3;[.B6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2">
            <text:p>9/22/2009</text:p>
          </table:table-cell>
          <table:table-cell office:value-type="float" office:value="6.08">
            <text:p>6.08</text:p>
          </table:table-cell>
          <table:table-cell table:formula="of:=IF(AND([.B616]&gt;3;[.B6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3">
            <text:p>9/23/2009</text:p>
          </table:table-cell>
          <table:table-cell office:value-type="float" office:value="6.02">
            <text:p>6.02</text:p>
          </table:table-cell>
          <table:table-cell table:formula="of:=IF(AND([.B617]&gt;3;[.B6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3">
            <text:p>9/23/2009</text:p>
          </table:table-cell>
          <table:table-cell office:value-type="float" office:value="6.02">
            <text:p>6.02</text:p>
          </table:table-cell>
          <table:table-cell table:formula="of:=IF(AND([.B618]&gt;3;[.B6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4">
            <text:p>9/24/2009</text:p>
          </table:table-cell>
          <table:table-cell office:value-type="float" office:value="5.66">
            <text:p>5.66</text:p>
          </table:table-cell>
          <table:table-cell table:formula="of:=IF(AND([.B619]&gt;3;[.B6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4">
            <text:p>9/24/2009</text:p>
          </table:table-cell>
          <table:table-cell office:value-type="float" office:value="5.66">
            <text:p>5.66</text:p>
          </table:table-cell>
          <table:table-cell table:formula="of:=IF(AND([.B620]&gt;3;[.B6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5">
            <text:p>9/25/2009</text:p>
          </table:table-cell>
          <table:table-cell office:value-type="float" office:value="5.83">
            <text:p>5.83</text:p>
          </table:table-cell>
          <table:table-cell table:formula="of:=IF(AND([.B621]&gt;3;[.B6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5">
            <text:p>9/25/2009</text:p>
          </table:table-cell>
          <table:table-cell office:value-type="float" office:value="5.83">
            <text:p>5.83</text:p>
          </table:table-cell>
          <table:table-cell table:formula="of:=IF(AND([.B622]&gt;3;[.B6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8">
            <text:p>9/28/2009</text:p>
          </table:table-cell>
          <table:table-cell office:value-type="float" office:value="5.94">
            <text:p>5.94</text:p>
          </table:table-cell>
          <table:table-cell table:formula="of:=IF(AND([.B623]&gt;3;[.B6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8">
            <text:p>9/28/2009</text:p>
          </table:table-cell>
          <table:table-cell office:value-type="float" office:value="5.94">
            <text:p>5.94</text:p>
          </table:table-cell>
          <table:table-cell table:formula="of:=IF(AND([.B624]&gt;3;[.B6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9">
            <text:p>9/29/2009</text:p>
          </table:table-cell>
          <table:table-cell office:value-type="float" office:value="5.78">
            <text:p>5.78</text:p>
          </table:table-cell>
          <table:table-cell table:formula="of:=IF(AND([.B625]&gt;3;[.B6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29">
            <text:p>9/29/2009</text:p>
          </table:table-cell>
          <table:table-cell office:value-type="float" office:value="5.78">
            <text:p>5.78</text:p>
          </table:table-cell>
          <table:table-cell table:formula="of:=IF(AND([.B626]&gt;3;[.B6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30">
            <text:p>9/30/2009</text:p>
          </table:table-cell>
          <table:table-cell office:value-type="float" office:value="5.66">
            <text:p>5.66</text:p>
          </table:table-cell>
          <table:table-cell table:formula="of:=IF(AND([.B627]&gt;3;[.B6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09-30">
            <text:p>9/30/2009</text:p>
          </table:table-cell>
          <table:table-cell office:value-type="float" office:value="5.66">
            <text:p>5.66</text:p>
          </table:table-cell>
          <table:table-cell table:formula="of:=IF(AND([.B628]&gt;3;[.B6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1">
            <text:p>10/1/2009</text:p>
          </table:table-cell>
          <table:table-cell office:value-type="float" office:value="5.39">
            <text:p>5.39</text:p>
          </table:table-cell>
          <table:table-cell table:formula="of:=IF(AND([.B629]&gt;3;[.B6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1">
            <text:p>10/1/2009</text:p>
          </table:table-cell>
          <table:table-cell office:value-type="float" office:value="5.39">
            <text:p>5.39</text:p>
          </table:table-cell>
          <table:table-cell table:formula="of:=IF(AND([.B630]&gt;3;[.B6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2">
            <text:p>10/2/2009</text:p>
          </table:table-cell>
          <table:table-cell office:value-type="float" office:value="5.31">
            <text:p>5.31</text:p>
          </table:table-cell>
          <table:table-cell table:formula="of:=IF(AND([.B631]&gt;3;[.B6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2">
            <text:p>10/2/2009</text:p>
          </table:table-cell>
          <table:table-cell office:value-type="float" office:value="5.31">
            <text:p>5.31</text:p>
          </table:table-cell>
          <table:table-cell table:formula="of:=IF(AND([.B632]&gt;3;[.B6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5">
            <text:p>10/5/2009</text:p>
          </table:table-cell>
          <table:table-cell office:value-type="float" office:value="5.54">
            <text:p>5.54</text:p>
          </table:table-cell>
          <table:table-cell table:formula="of:=IF(AND([.B633]&gt;3;[.B6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5">
            <text:p>10/5/2009</text:p>
          </table:table-cell>
          <table:table-cell office:value-type="float" office:value="5.54">
            <text:p>5.54</text:p>
          </table:table-cell>
          <table:table-cell table:formula="of:=IF(AND([.B634]&gt;3;[.B6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6">
            <text:p>10/6/2009</text:p>
          </table:table-cell>
          <table:table-cell office:value-type="float" office:value="5.64">
            <text:p>5.64</text:p>
          </table:table-cell>
          <table:table-cell table:formula="of:=IF(AND([.B635]&gt;3;[.B6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6">
            <text:p>10/6/2009</text:p>
          </table:table-cell>
          <table:table-cell office:value-type="float" office:value="5.64">
            <text:p>5.64</text:p>
          </table:table-cell>
          <table:table-cell table:formula="of:=IF(AND([.B636]&gt;3;[.B6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7">
            <text:p>10/7/2009</text:p>
          </table:table-cell>
          <table:table-cell office:value-type="float" office:value="5.54">
            <text:p>5.54</text:p>
          </table:table-cell>
          <table:table-cell table:formula="of:=IF(AND([.B637]&gt;3;[.B6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7">
            <text:p>10/7/2009</text:p>
          </table:table-cell>
          <table:table-cell office:value-type="float" office:value="5.54">
            <text:p>5.54</text:p>
          </table:table-cell>
          <table:table-cell table:formula="of:=IF(AND([.B638]&gt;3;[.B6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8">
            <text:p>10/8/2009</text:p>
          </table:table-cell>
          <table:table-cell office:value-type="float" office:value="5.51">
            <text:p>5.51</text:p>
          </table:table-cell>
          <table:table-cell table:formula="of:=IF(AND([.B639]&gt;3;[.B6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8">
            <text:p>10/8/2009</text:p>
          </table:table-cell>
          <table:table-cell office:value-type="float" office:value="5.51">
            <text:p>5.51</text:p>
          </table:table-cell>
          <table:table-cell table:formula="of:=IF(AND([.B640]&gt;3;[.B6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9">
            <text:p>10/9/2009</text:p>
          </table:table-cell>
          <table:table-cell office:value-type="float" office:value="5.88">
            <text:p>5.88</text:p>
          </table:table-cell>
          <table:table-cell table:formula="of:=IF(AND([.B641]&gt;3;[.B6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09">
            <text:p>10/9/2009</text:p>
          </table:table-cell>
          <table:table-cell office:value-type="float" office:value="5.88">
            <text:p>5.88</text:p>
          </table:table-cell>
          <table:table-cell table:formula="of:=IF(AND([.B642]&gt;3;[.B6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2">
            <text:p>10/12/2009</text:p>
          </table:table-cell>
          <table:table-cell office:value-type="float" office:value="6.14">
            <text:p>6.14</text:p>
          </table:table-cell>
          <table:table-cell table:formula="of:=IF(AND([.B643]&gt;3;[.B6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2">
            <text:p>10/12/2009</text:p>
          </table:table-cell>
          <table:table-cell office:value-type="float" office:value="6.14">
            <text:p>6.14</text:p>
          </table:table-cell>
          <table:table-cell table:formula="of:=IF(AND([.B644]&gt;3;[.B6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3">
            <text:p>10/13/2009</text:p>
          </table:table-cell>
          <table:table-cell office:value-type="float" office:value="6.08">
            <text:p>6.08</text:p>
          </table:table-cell>
          <table:table-cell table:formula="of:=IF(AND([.B645]&gt;3;[.B6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3">
            <text:p>10/13/2009</text:p>
          </table:table-cell>
          <table:table-cell office:value-type="float" office:value="6.08">
            <text:p>6.08</text:p>
          </table:table-cell>
          <table:table-cell table:formula="of:=IF(AND([.B646]&gt;3;[.B6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4">
            <text:p>10/14/2009</text:p>
          </table:table-cell>
          <table:table-cell office:value-type="float" office:value="6.25">
            <text:p>6.25</text:p>
          </table:table-cell>
          <table:table-cell table:formula="of:=IF(AND([.B647]&gt;3;[.B6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4">
            <text:p>10/14/2009</text:p>
          </table:table-cell>
          <table:table-cell office:value-type="float" office:value="6.25">
            <text:p>6.25</text:p>
          </table:table-cell>
          <table:table-cell table:formula="of:=IF(AND([.B648]&gt;3;[.B6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5">
            <text:p>10/15/2009</text:p>
          </table:table-cell>
          <table:table-cell office:value-type="float" office:value="6.19">
            <text:p>6.19</text:p>
          </table:table-cell>
          <table:table-cell table:formula="of:=IF(AND([.B649]&gt;3;[.B6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5">
            <text:p>10/15/2009</text:p>
          </table:table-cell>
          <table:table-cell office:value-type="float" office:value="6.19">
            <text:p>6.19</text:p>
          </table:table-cell>
          <table:table-cell table:formula="of:=IF(AND([.B650]&gt;3;[.B6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6">
            <text:p>10/16/2009</text:p>
          </table:table-cell>
          <table:table-cell office:value-type="float" office:value="5.74">
            <text:p>5.74</text:p>
          </table:table-cell>
          <table:table-cell table:formula="of:=IF(AND([.B651]&gt;3;[.B6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6">
            <text:p>10/16/2009</text:p>
          </table:table-cell>
          <table:table-cell office:value-type="float" office:value="5.74">
            <text:p>5.74</text:p>
          </table:table-cell>
          <table:table-cell table:formula="of:=IF(AND([.B652]&gt;3;[.B6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9">
            <text:p>10/19/2009</text:p>
          </table:table-cell>
          <table:table-cell office:value-type="float" office:value="5.87">
            <text:p>5.87</text:p>
          </table:table-cell>
          <table:table-cell table:formula="of:=IF(AND([.B653]&gt;3;[.B6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19">
            <text:p>10/19/2009</text:p>
          </table:table-cell>
          <table:table-cell office:value-type="float" office:value="5.87">
            <text:p>5.87</text:p>
          </table:table-cell>
          <table:table-cell table:formula="of:=IF(AND([.B654]&gt;3;[.B6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0">
            <text:p>10/20/2009</text:p>
          </table:table-cell>
          <table:table-cell office:value-type="float" office:value="5.98">
            <text:p>5.98</text:p>
          </table:table-cell>
          <table:table-cell table:formula="of:=IF(AND([.B655]&gt;3;[.B6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0">
            <text:p>10/20/2009</text:p>
          </table:table-cell>
          <table:table-cell office:value-type="float" office:value="5.98">
            <text:p>5.98</text:p>
          </table:table-cell>
          <table:table-cell table:formula="of:=IF(AND([.B656]&gt;3;[.B6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1">
            <text:p>10/21/2009</text:p>
          </table:table-cell>
          <table:table-cell office:value-type="float" office:value="5.77">
            <text:p>5.77</text:p>
          </table:table-cell>
          <table:table-cell table:formula="of:=IF(AND([.B657]&gt;3;[.B6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1">
            <text:p>10/21/2009</text:p>
          </table:table-cell>
          <table:table-cell office:value-type="float" office:value="5.77">
            <text:p>5.77</text:p>
          </table:table-cell>
          <table:table-cell table:formula="of:=IF(AND([.B658]&gt;3;[.B6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2">
            <text:p>10/22/2009</text:p>
          </table:table-cell>
          <table:table-cell office:value-type="float" office:value="5.83">
            <text:p>5.83</text:p>
          </table:table-cell>
          <table:table-cell table:formula="of:=IF(AND([.B659]&gt;3;[.B6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2">
            <text:p>10/22/2009</text:p>
          </table:table-cell>
          <table:table-cell office:value-type="float" office:value="5.83">
            <text:p>5.83</text:p>
          </table:table-cell>
          <table:table-cell table:formula="of:=IF(AND([.B660]&gt;3;[.B6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3">
            <text:p>10/23/2009</text:p>
          </table:table-cell>
          <table:table-cell office:value-type="float" office:value="5.6">
            <text:p>5.6</text:p>
          </table:table-cell>
          <table:table-cell table:formula="of:=IF(AND([.B661]&gt;3;[.B6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3">
            <text:p>10/23/2009</text:p>
          </table:table-cell>
          <table:table-cell office:value-type="float" office:value="5.6">
            <text:p>5.6</text:p>
          </table:table-cell>
          <table:table-cell table:formula="of:=IF(AND([.B662]&gt;3;[.B6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6">
            <text:p>10/26/2009</text:p>
          </table:table-cell>
          <table:table-cell office:value-type="float" office:value="5.42">
            <text:p>5.42</text:p>
          </table:table-cell>
          <table:table-cell table:formula="of:=IF(AND([.B663]&gt;3;[.B6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6">
            <text:p>10/26/2009</text:p>
          </table:table-cell>
          <table:table-cell office:value-type="float" office:value="5.42">
            <text:p>5.42</text:p>
          </table:table-cell>
          <table:table-cell table:formula="of:=IF(AND([.B664]&gt;3;[.B6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7">
            <text:p>10/27/2009</text:p>
          </table:table-cell>
          <table:table-cell office:value-type="float" office:value="5.15">
            <text:p>5.15</text:p>
          </table:table-cell>
          <table:table-cell table:formula="of:=IF(AND([.B665]&gt;3;[.B6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7">
            <text:p>10/27/2009</text:p>
          </table:table-cell>
          <table:table-cell office:value-type="float" office:value="5.15">
            <text:p>5.15</text:p>
          </table:table-cell>
          <table:table-cell table:formula="of:=IF(AND([.B666]&gt;3;[.B6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8">
            <text:p>10/28/2009</text:p>
          </table:table-cell>
          <table:table-cell office:value-type="float" office:value="4.85">
            <text:p>4.85</text:p>
          </table:table-cell>
          <table:table-cell table:formula="of:=IF(AND([.B667]&gt;3;[.B6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8">
            <text:p>10/28/2009</text:p>
          </table:table-cell>
          <table:table-cell office:value-type="float" office:value="4.85">
            <text:p>4.85</text:p>
          </table:table-cell>
          <table:table-cell table:formula="of:=IF(AND([.B668]&gt;3;[.B6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9">
            <text:p>10/29/2009</text:p>
          </table:table-cell>
          <table:table-cell office:value-type="float" office:value="4.93">
            <text:p>4.93</text:p>
          </table:table-cell>
          <table:table-cell table:formula="of:=IF(AND([.B669]&gt;3;[.B6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29">
            <text:p>10/29/2009</text:p>
          </table:table-cell>
          <table:table-cell office:value-type="float" office:value="4.93">
            <text:p>4.93</text:p>
          </table:table-cell>
          <table:table-cell table:formula="of:=IF(AND([.B670]&gt;3;[.B6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30">
            <text:p>10/30/2009</text:p>
          </table:table-cell>
          <table:table-cell office:value-type="float" office:value="4.6">
            <text:p>4.6</text:p>
          </table:table-cell>
          <table:table-cell table:formula="of:=IF(AND([.B671]&gt;3;[.B6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0-30">
            <text:p>10/30/2009</text:p>
          </table:table-cell>
          <table:table-cell office:value-type="float" office:value="4.6">
            <text:p>4.6</text:p>
          </table:table-cell>
          <table:table-cell table:formula="of:=IF(AND([.B672]&gt;3;[.B6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2">
            <text:p>11/2/2009</text:p>
          </table:table-cell>
          <table:table-cell office:value-type="float" office:value="4.6">
            <text:p>4.6</text:p>
          </table:table-cell>
          <table:table-cell table:formula="of:=IF(AND([.B673]&gt;3;[.B6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2">
            <text:p>11/2/2009</text:p>
          </table:table-cell>
          <table:table-cell office:value-type="float" office:value="4.6">
            <text:p>4.6</text:p>
          </table:table-cell>
          <table:table-cell table:formula="of:=IF(AND([.B674]&gt;3;[.B6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3">
            <text:p>11/3/2009</text:p>
          </table:table-cell>
          <table:table-cell office:value-type="float" office:value="4.64">
            <text:p>4.64</text:p>
          </table:table-cell>
          <table:table-cell table:formula="of:=IF(AND([.B675]&gt;3;[.B6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3">
            <text:p>11/3/2009</text:p>
          </table:table-cell>
          <table:table-cell office:value-type="float" office:value="4.64">
            <text:p>4.64</text:p>
          </table:table-cell>
          <table:table-cell table:formula="of:=IF(AND([.B676]&gt;3;[.B6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4">
            <text:p>11/4/2009</text:p>
          </table:table-cell>
          <table:table-cell office:value-type="float" office:value="4.69">
            <text:p>4.69</text:p>
          </table:table-cell>
          <table:table-cell table:formula="of:=IF(AND([.B677]&gt;3;[.B6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4">
            <text:p>11/4/2009</text:p>
          </table:table-cell>
          <table:table-cell office:value-type="float" office:value="4.69">
            <text:p>4.69</text:p>
          </table:table-cell>
          <table:table-cell table:formula="of:=IF(AND([.B678]&gt;3;[.B6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5">
            <text:p>11/5/2009</text:p>
          </table:table-cell>
          <table:table-cell office:value-type="float" office:value="4.83">
            <text:p>4.83</text:p>
          </table:table-cell>
          <table:table-cell table:formula="of:=IF(AND([.B679]&gt;3;[.B6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5">
            <text:p>11/5/2009</text:p>
          </table:table-cell>
          <table:table-cell office:value-type="float" office:value="4.83">
            <text:p>4.83</text:p>
          </table:table-cell>
          <table:table-cell table:formula="of:=IF(AND([.B680]&gt;3;[.B6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6">
            <text:p>11/6/2009</text:p>
          </table:table-cell>
          <table:table-cell office:value-type="float" office:value="5.04">
            <text:p>5.04</text:p>
          </table:table-cell>
          <table:table-cell table:formula="of:=IF(AND([.B681]&gt;3;[.B6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6">
            <text:p>11/6/2009</text:p>
          </table:table-cell>
          <table:table-cell office:value-type="float" office:value="5.04">
            <text:p>5.04</text:p>
          </table:table-cell>
          <table:table-cell table:formula="of:=IF(AND([.B682]&gt;3;[.B6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9">
            <text:p>11/9/2009</text:p>
          </table:table-cell>
          <table:table-cell office:value-type="float" office:value="5.21">
            <text:p>5.21</text:p>
          </table:table-cell>
          <table:table-cell table:formula="of:=IF(AND([.B683]&gt;3;[.B6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09">
            <text:p>11/9/2009</text:p>
          </table:table-cell>
          <table:table-cell office:value-type="float" office:value="5.21">
            <text:p>5.21</text:p>
          </table:table-cell>
          <table:table-cell table:formula="of:=IF(AND([.B684]&gt;3;[.B6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0">
            <text:p>11/10/2009</text:p>
          </table:table-cell>
          <table:table-cell office:value-type="float" office:value="5.14">
            <text:p>5.14</text:p>
          </table:table-cell>
          <table:table-cell table:formula="of:=IF(AND([.B685]&gt;3;[.B6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0">
            <text:p>11/10/2009</text:p>
          </table:table-cell>
          <table:table-cell office:value-type="float" office:value="5.14">
            <text:p>5.14</text:p>
          </table:table-cell>
          <table:table-cell table:formula="of:=IF(AND([.B686]&gt;3;[.B6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1">
            <text:p>11/11/2009</text:p>
          </table:table-cell>
          <table:table-cell office:value-type="float" office:value="5.32">
            <text:p>5.32</text:p>
          </table:table-cell>
          <table:table-cell table:formula="of:=IF(AND([.B687]&gt;3;[.B6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1">
            <text:p>11/11/2009</text:p>
          </table:table-cell>
          <table:table-cell office:value-type="float" office:value="5.32">
            <text:p>5.32</text:p>
          </table:table-cell>
          <table:table-cell table:formula="of:=IF(AND([.B688]&gt;3;[.B6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2">
            <text:p>11/12/2009</text:p>
          </table:table-cell>
          <table:table-cell office:value-type="float" office:value="6.48">
            <text:p>6.48</text:p>
          </table:table-cell>
          <table:table-cell table:formula="of:=IF(AND([.B689]&gt;3;[.B6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2">
            <text:p>11/12/2009</text:p>
          </table:table-cell>
          <table:table-cell office:value-type="float" office:value="6.48">
            <text:p>6.48</text:p>
          </table:table-cell>
          <table:table-cell table:formula="of:=IF(AND([.B690]&gt;3;[.B6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3">
            <text:p>11/13/2009</text:p>
          </table:table-cell>
          <table:table-cell office:value-type="float" office:value="6.53">
            <text:p>6.53</text:p>
          </table:table-cell>
          <table:table-cell table:formula="of:=IF(AND([.B691]&gt;3;[.B6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3">
            <text:p>11/13/2009</text:p>
          </table:table-cell>
          <table:table-cell office:value-type="float" office:value="6.53">
            <text:p>6.53</text:p>
          </table:table-cell>
          <table:table-cell table:formula="of:=IF(AND([.B692]&gt;3;[.B6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6">
            <text:p>11/16/2009</text:p>
          </table:table-cell>
          <table:table-cell office:value-type="float" office:value="6.43">
            <text:p>6.43</text:p>
          </table:table-cell>
          <table:table-cell table:formula="of:=IF(AND([.B693]&gt;3;[.B6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6">
            <text:p>11/16/2009</text:p>
          </table:table-cell>
          <table:table-cell office:value-type="float" office:value="6.43">
            <text:p>6.43</text:p>
          </table:table-cell>
          <table:table-cell table:formula="of:=IF(AND([.B694]&gt;3;[.B6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7">
            <text:p>11/17/2009</text:p>
          </table:table-cell>
          <table:table-cell office:value-type="float" office:value="6.62">
            <text:p>6.62</text:p>
          </table:table-cell>
          <table:table-cell table:formula="of:=IF(AND([.B695]&gt;3;[.B6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7">
            <text:p>11/17/2009</text:p>
          </table:table-cell>
          <table:table-cell office:value-type="float" office:value="6.62">
            <text:p>6.62</text:p>
          </table:table-cell>
          <table:table-cell table:formula="of:=IF(AND([.B696]&gt;3;[.B6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8">
            <text:p>11/18/2009</text:p>
          </table:table-cell>
          <table:table-cell office:value-type="float" office:value="7.32">
            <text:p>7.32</text:p>
          </table:table-cell>
          <table:table-cell table:formula="of:=IF(AND([.B697]&gt;3;[.B6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8">
            <text:p>11/18/2009</text:p>
          </table:table-cell>
          <table:table-cell office:value-type="float" office:value="7.32">
            <text:p>7.32</text:p>
          </table:table-cell>
          <table:table-cell table:formula="of:=IF(AND([.B698]&gt;3;[.B6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9">
            <text:p>11/19/2009</text:p>
          </table:table-cell>
          <table:table-cell office:value-type="float" office:value="7.05">
            <text:p>7.05</text:p>
          </table:table-cell>
          <table:table-cell table:formula="of:=IF(AND([.B699]&gt;3;[.B7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19">
            <text:p>11/19/2009</text:p>
          </table:table-cell>
          <table:table-cell office:value-type="float" office:value="7.05">
            <text:p>7.05</text:p>
          </table:table-cell>
          <table:table-cell table:formula="of:=IF(AND([.B700]&gt;3;[.B7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0">
            <text:p>11/20/2009</text:p>
          </table:table-cell>
          <table:table-cell office:value-type="float" office:value="6.95">
            <text:p>6.95</text:p>
          </table:table-cell>
          <table:table-cell table:formula="of:=IF(AND([.B701]&gt;3;[.B7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0">
            <text:p>11/20/2009</text:p>
          </table:table-cell>
          <table:table-cell office:value-type="float" office:value="6.95">
            <text:p>6.95</text:p>
          </table:table-cell>
          <table:table-cell table:formula="of:=IF(AND([.B702]&gt;3;[.B7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3">
            <text:p>11/23/2009</text:p>
          </table:table-cell>
          <table:table-cell office:value-type="float" office:value="7">
            <text:p>7</text:p>
          </table:table-cell>
          <table:table-cell table:formula="of:=IF(AND([.B703]&gt;3;[.B7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3">
            <text:p>11/23/2009</text:p>
          </table:table-cell>
          <table:table-cell office:value-type="float" office:value="7">
            <text:p>7</text:p>
          </table:table-cell>
          <table:table-cell table:formula="of:=IF(AND([.B704]&gt;3;[.B7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4">
            <text:p>11/24/2009</text:p>
          </table:table-cell>
          <table:table-cell office:value-type="float" office:value="6.95">
            <text:p>6.95</text:p>
          </table:table-cell>
          <table:table-cell table:formula="of:=IF(AND([.B705]&gt;3;[.B7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4">
            <text:p>11/24/2009</text:p>
          </table:table-cell>
          <table:table-cell office:value-type="float" office:value="6.95">
            <text:p>6.95</text:p>
          </table:table-cell>
          <table:table-cell table:formula="of:=IF(AND([.B706]&gt;3;[.B7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5">
            <text:p>11/25/2009</text:p>
          </table:table-cell>
          <table:table-cell office:value-type="float" office:value="7.11">
            <text:p>7.11</text:p>
          </table:table-cell>
          <table:table-cell table:formula="of:=IF(AND([.B707]&gt;3;[.B7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5">
            <text:p>11/25/2009</text:p>
          </table:table-cell>
          <table:table-cell office:value-type="float" office:value="7.11">
            <text:p>7.11</text:p>
          </table:table-cell>
          <table:table-cell table:formula="of:=IF(AND([.B708]&gt;3;[.B7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7">
            <text:p>11/27/2009</text:p>
          </table:table-cell>
          <table:table-cell office:value-type="float" office:value="6.85">
            <text:p>6.85</text:p>
          </table:table-cell>
          <table:table-cell table:formula="of:=IF(AND([.B709]&gt;3;[.B7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27">
            <text:p>11/27/2009</text:p>
          </table:table-cell>
          <table:table-cell office:value-type="float" office:value="6.85">
            <text:p>6.85</text:p>
          </table:table-cell>
          <table:table-cell table:formula="of:=IF(AND([.B710]&gt;3;[.B7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30">
            <text:p>11/30/2009</text:p>
          </table:table-cell>
          <table:table-cell office:value-type="float" office:value="7.01">
            <text:p>7.01</text:p>
          </table:table-cell>
          <table:table-cell table:formula="of:=IF(AND([.B711]&gt;3;[.B7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1-30">
            <text:p>11/30/2009</text:p>
          </table:table-cell>
          <table:table-cell office:value-type="float" office:value="7.01">
            <text:p>7.01</text:p>
          </table:table-cell>
          <table:table-cell table:formula="of:=IF(AND([.B712]&gt;3;[.B7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1">
            <text:p>12/1/2009</text:p>
          </table:table-cell>
          <table:table-cell office:value-type="float" office:value="7.2">
            <text:p>7.2</text:p>
          </table:table-cell>
          <table:table-cell table:formula="of:=IF(AND([.B713]&gt;3;[.B7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1">
            <text:p>12/1/2009</text:p>
          </table:table-cell>
          <table:table-cell office:value-type="float" office:value="7.2">
            <text:p>7.2</text:p>
          </table:table-cell>
          <table:table-cell table:formula="of:=IF(AND([.B714]&gt;3;[.B7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2">
            <text:p>12/2/2009</text:p>
          </table:table-cell>
          <table:table-cell office:value-type="float" office:value="7.3">
            <text:p>7.3</text:p>
          </table:table-cell>
          <table:table-cell table:formula="of:=IF(AND([.B715]&gt;3;[.B7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2">
            <text:p>12/2/2009</text:p>
          </table:table-cell>
          <table:table-cell office:value-type="float" office:value="7.3">
            <text:p>7.3</text:p>
          </table:table-cell>
          <table:table-cell table:formula="of:=IF(AND([.B716]&gt;3;[.B7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3">
            <text:p>12/3/2009</text:p>
          </table:table-cell>
          <table:table-cell office:value-type="float" office:value="8.03">
            <text:p>8.03</text:p>
          </table:table-cell>
          <table:table-cell table:formula="of:=IF(AND([.B717]&gt;3;[.B7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3">
            <text:p>12/3/2009</text:p>
          </table:table-cell>
          <table:table-cell office:value-type="float" office:value="8.03">
            <text:p>8.03</text:p>
          </table:table-cell>
          <table:table-cell table:formula="of:=IF(AND([.B718]&gt;3;[.B7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4">
            <text:p>12/4/2009</text:p>
          </table:table-cell>
          <table:table-cell office:value-type="float" office:value="7.86">
            <text:p>7.86</text:p>
          </table:table-cell>
          <table:table-cell table:formula="of:=IF(AND([.B719]&gt;3;[.B7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4">
            <text:p>12/4/2009</text:p>
          </table:table-cell>
          <table:table-cell office:value-type="float" office:value="7.86">
            <text:p>7.86</text:p>
          </table:table-cell>
          <table:table-cell table:formula="of:=IF(AND([.B720]&gt;3;[.B7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7">
            <text:p>12/7/2009</text:p>
          </table:table-cell>
          <table:table-cell office:value-type="float" office:value="8.52">
            <text:p>8.52</text:p>
          </table:table-cell>
          <table:table-cell table:formula="of:=IF(AND([.B721]&gt;3;[.B7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7">
            <text:p>12/7/2009</text:p>
          </table:table-cell>
          <table:table-cell office:value-type="float" office:value="8.52">
            <text:p>8.52</text:p>
          </table:table-cell>
          <table:table-cell table:formula="of:=IF(AND([.B722]&gt;3;[.B7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8">
            <text:p>12/8/2009</text:p>
          </table:table-cell>
          <table:table-cell office:value-type="float" office:value="8.67">
            <text:p>8.67</text:p>
          </table:table-cell>
          <table:table-cell table:formula="of:=IF(AND([.B723]&gt;3;[.B7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8">
            <text:p>12/8/2009</text:p>
          </table:table-cell>
          <table:table-cell office:value-type="float" office:value="8.67">
            <text:p>8.67</text:p>
          </table:table-cell>
          <table:table-cell table:formula="of:=IF(AND([.B724]&gt;3;[.B7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9">
            <text:p>12/9/2009</text:p>
          </table:table-cell>
          <table:table-cell office:value-type="float" office:value="8.71">
            <text:p>8.71</text:p>
          </table:table-cell>
          <table:table-cell table:formula="of:=IF(AND([.B725]&gt;3;[.B7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09">
            <text:p>12/9/2009</text:p>
          </table:table-cell>
          <table:table-cell office:value-type="float" office:value="8.71">
            <text:p>8.71</text:p>
          </table:table-cell>
          <table:table-cell table:formula="of:=IF(AND([.B726]&gt;3;[.B7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0">
            <text:p>12/10/2009</text:p>
          </table:table-cell>
          <table:table-cell office:value-type="float" office:value="8.58">
            <text:p>8.58</text:p>
          </table:table-cell>
          <table:table-cell table:formula="of:=IF(AND([.B727]&gt;3;[.B7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0">
            <text:p>12/10/2009</text:p>
          </table:table-cell>
          <table:table-cell office:value-type="float" office:value="8.58">
            <text:p>8.58</text:p>
          </table:table-cell>
          <table:table-cell table:formula="of:=IF(AND([.B728]&gt;3;[.B7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1">
            <text:p>12/11/2009</text:p>
          </table:table-cell>
          <table:table-cell office:value-type="float" office:value="8.64">
            <text:p>8.64</text:p>
          </table:table-cell>
          <table:table-cell table:formula="of:=IF(AND([.B729]&gt;3;[.B7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1">
            <text:p>12/11/2009</text:p>
          </table:table-cell>
          <table:table-cell office:value-type="float" office:value="8.64">
            <text:p>8.64</text:p>
          </table:table-cell>
          <table:table-cell table:formula="of:=IF(AND([.B730]&gt;3;[.B7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4">
            <text:p>12/14/2009</text:p>
          </table:table-cell>
          <table:table-cell office:value-type="float" office:value="8.68">
            <text:p>8.68</text:p>
          </table:table-cell>
          <table:table-cell table:formula="of:=IF(AND([.B731]&gt;3;[.B7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4">
            <text:p>12/14/2009</text:p>
          </table:table-cell>
          <table:table-cell office:value-type="float" office:value="8.68">
            <text:p>8.68</text:p>
          </table:table-cell>
          <table:table-cell table:formula="of:=IF(AND([.B732]&gt;3;[.B7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5">
            <text:p>12/15/2009</text:p>
          </table:table-cell>
          <table:table-cell office:value-type="float" office:value="8.82">
            <text:p>8.82</text:p>
          </table:table-cell>
          <table:table-cell table:formula="of:=IF(AND([.B733]&gt;3;[.B7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5">
            <text:p>12/15/2009</text:p>
          </table:table-cell>
          <table:table-cell office:value-type="float" office:value="8.82">
            <text:p>8.82</text:p>
          </table:table-cell>
          <table:table-cell table:formula="of:=IF(AND([.B734]&gt;3;[.B7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6">
            <text:p>12/16/2009</text:p>
          </table:table-cell>
          <table:table-cell office:value-type="float" office:value="9.15">
            <text:p>9.15</text:p>
          </table:table-cell>
          <table:table-cell table:formula="of:=IF(AND([.B735]&gt;3;[.B7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6">
            <text:p>12/16/2009</text:p>
          </table:table-cell>
          <table:table-cell office:value-type="float" office:value="9.15">
            <text:p>9.15</text:p>
          </table:table-cell>
          <table:table-cell table:formula="of:=IF(AND([.B736]&gt;3;[.B7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7">
            <text:p>12/17/2009</text:p>
          </table:table-cell>
          <table:table-cell office:value-type="float" office:value="9.12">
            <text:p>9.12</text:p>
          </table:table-cell>
          <table:table-cell table:formula="of:=IF(AND([.B737]&gt;3;[.B7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7">
            <text:p>12/17/2009</text:p>
          </table:table-cell>
          <table:table-cell office:value-type="float" office:value="9.12">
            <text:p>9.12</text:p>
          </table:table-cell>
          <table:table-cell table:formula="of:=IF(AND([.B738]&gt;3;[.B7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8">
            <text:p>12/18/2009</text:p>
          </table:table-cell>
          <table:table-cell office:value-type="float" office:value="9.05">
            <text:p>9.05</text:p>
          </table:table-cell>
          <table:table-cell table:formula="of:=IF(AND([.B739]&gt;3;[.B7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18">
            <text:p>12/18/2009</text:p>
          </table:table-cell>
          <table:table-cell office:value-type="float" office:value="9.05">
            <text:p>9.05</text:p>
          </table:table-cell>
          <table:table-cell table:formula="of:=IF(AND([.B740]&gt;3;[.B7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1">
            <text:p>12/21/2009</text:p>
          </table:table-cell>
          <table:table-cell office:value-type="float" office:value="9.53">
            <text:p>9.53</text:p>
          </table:table-cell>
          <table:table-cell table:formula="of:=IF(AND([.B741]&gt;3;[.B7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1">
            <text:p>12/21/2009</text:p>
          </table:table-cell>
          <table:table-cell office:value-type="float" office:value="9.53">
            <text:p>9.53</text:p>
          </table:table-cell>
          <table:table-cell table:formula="of:=IF(AND([.B742]&gt;3;[.B7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2">
            <text:p>12/22/2009</text:p>
          </table:table-cell>
          <table:table-cell office:value-type="float" office:value="9.43">
            <text:p>9.43</text:p>
          </table:table-cell>
          <table:table-cell table:formula="of:=IF(AND([.B743]&gt;3;[.B7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2">
            <text:p>12/22/2009</text:p>
          </table:table-cell>
          <table:table-cell office:value-type="float" office:value="9.43">
            <text:p>9.43</text:p>
          </table:table-cell>
          <table:table-cell table:formula="of:=IF(AND([.B744]&gt;3;[.B7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3">
            <text:p>12/23/2009</text:p>
          </table:table-cell>
          <table:table-cell office:value-type="float" office:value="9.67">
            <text:p>9.67</text:p>
          </table:table-cell>
          <table:table-cell table:formula="of:=IF(AND([.B745]&gt;3;[.B7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3">
            <text:p>12/23/2009</text:p>
          </table:table-cell>
          <table:table-cell office:value-type="float" office:value="9.67">
            <text:p>9.67</text:p>
          </table:table-cell>
          <table:table-cell table:formula="of:=IF(AND([.B746]&gt;3;[.B7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4">
            <text:p>12/24/2009</text:p>
          </table:table-cell>
          <table:table-cell office:value-type="float" office:value="9.91">
            <text:p>9.91</text:p>
          </table:table-cell>
          <table:table-cell table:formula="of:=IF(AND([.B747]&gt;3;[.B7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4">
            <text:p>12/24/2009</text:p>
          </table:table-cell>
          <table:table-cell office:value-type="float" office:value="9.91">
            <text:p>9.91</text:p>
          </table:table-cell>
          <table:table-cell table:formula="of:=IF(AND([.B748]&gt;3;[.B7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8">
            <text:p>12/28/2009</text:p>
          </table:table-cell>
          <table:table-cell office:value-type="float" office:value="9.83">
            <text:p>9.83</text:p>
          </table:table-cell>
          <table:table-cell table:formula="of:=IF(AND([.B749]&gt;3;[.B7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8">
            <text:p>12/28/2009</text:p>
          </table:table-cell>
          <table:table-cell office:value-type="float" office:value="9.83">
            <text:p>9.83</text:p>
          </table:table-cell>
          <table:table-cell table:formula="of:=IF(AND([.B750]&gt;3;[.B7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9">
            <text:p>12/29/2009</text:p>
          </table:table-cell>
          <table:table-cell office:value-type="float" office:value="9.75">
            <text:p>9.75</text:p>
          </table:table-cell>
          <table:table-cell table:formula="of:=IF(AND([.B751]&gt;3;[.B7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29">
            <text:p>12/29/2009</text:p>
          </table:table-cell>
          <table:table-cell office:value-type="float" office:value="9.75">
            <text:p>9.75</text:p>
          </table:table-cell>
          <table:table-cell table:formula="of:=IF(AND([.B752]&gt;3;[.B7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30">
            <text:p>12/30/2009</text:p>
          </table:table-cell>
          <table:table-cell office:value-type="float" office:value="9.72">
            <text:p>9.72</text:p>
          </table:table-cell>
          <table:table-cell table:formula="of:=IF(AND([.B753]&gt;3;[.B7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30">
            <text:p>12/30/2009</text:p>
          </table:table-cell>
          <table:table-cell office:value-type="float" office:value="9.72">
            <text:p>9.72</text:p>
          </table:table-cell>
          <table:table-cell table:formula="of:=IF(AND([.B754]&gt;3;[.B7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31">
            <text:p>12/31/2009</text:p>
          </table:table-cell>
          <table:table-cell office:value-type="float" office:value="9.68">
            <text:p>9.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09-12-31">
            <text:p>12/31/2009</text:p>
          </table:table-cell>
          <table:table-cell office:value-type="float" office:value="9.68">
            <text:p>9.68</text:p>
          </table:table-cell>
          <table:table-cell table:formula="of:=IF(AND([.B756]&gt;3;[.B7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04">
            <text:p>1/4/2010</text:p>
          </table:table-cell>
          <table:table-cell office:value-type="float" office:value="9.7">
            <text:p>9.7</text:p>
          </table:table-cell>
          <table:table-cell table:formula="of:=IF(AND([.B757]&gt;3;[.B7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05">
            <text:p>1/5/2010</text:p>
          </table:table-cell>
          <table:table-cell office:value-type="float" office:value="9.71">
            <text:p>9.71</text:p>
          </table:table-cell>
          <table:table-cell table:formula="of:=IF(AND([.B758]&gt;3;[.B7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06">
            <text:p>1/6/2010</text:p>
          </table:table-cell>
          <table:table-cell office:value-type="float" office:value="9.57">
            <text:p>9.57</text:p>
          </table:table-cell>
          <table:table-cell table:formula="of:=IF(AND([.B759]&gt;3;[.B7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07">
            <text:p>1/7/2010</text:p>
          </table:table-cell>
          <table:table-cell office:value-type="float" office:value="9.47">
            <text:p>9.47</text:p>
          </table:table-cell>
          <table:table-cell table:formula="of:=IF(AND([.B760]&gt;3;[.B7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08">
            <text:p>1/8/2010</text:p>
          </table:table-cell>
          <table:table-cell office:value-type="float" office:value="9.43">
            <text:p>9.43</text:p>
          </table:table-cell>
          <table:table-cell table:formula="of:=IF(AND([.B761]&gt;3;[.B7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11">
            <text:p>1/11/2010</text:p>
          </table:table-cell>
          <table:table-cell office:value-type="float" office:value="9.14">
            <text:p>9.14</text:p>
          </table:table-cell>
          <table:table-cell table:formula="of:=IF(AND([.B762]&gt;3;[.B7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12">
            <text:p>1/12/2010</text:p>
          </table:table-cell>
          <table:table-cell office:value-type="float" office:value="8.65">
            <text:p>8.65</text:p>
          </table:table-cell>
          <table:table-cell table:formula="of:=IF(AND([.B763]&gt;3;[.B7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13">
            <text:p>1/13/2010</text:p>
          </table:table-cell>
          <table:table-cell office:value-type="float" office:value="9.15">
            <text:p>9.15</text:p>
          </table:table-cell>
          <table:table-cell table:formula="of:=IF(AND([.B764]&gt;3;[.B7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14">
            <text:p>1/14/2010</text:p>
          </table:table-cell>
          <table:table-cell office:value-type="float" office:value="9">
            <text:p>9</text:p>
          </table:table-cell>
          <table:table-cell table:formula="of:=IF(AND([.B765]&gt;3;[.B7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15">
            <text:p>1/15/2010</text:p>
          </table:table-cell>
          <table:table-cell office:value-type="float" office:value="8.84">
            <text:p>8.84</text:p>
          </table:table-cell>
          <table:table-cell table:formula="of:=IF(AND([.B766]&gt;3;[.B7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19">
            <text:p>1/19/2010</text:p>
          </table:table-cell>
          <table:table-cell office:value-type="float" office:value="9.01">
            <text:p>9.01</text:p>
          </table:table-cell>
          <table:table-cell table:formula="of:=IF(AND([.B767]&gt;3;[.B7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0">
            <text:p>1/20/2010</text:p>
          </table:table-cell>
          <table:table-cell office:value-type="float" office:value="8.87">
            <text:p>8.87</text:p>
          </table:table-cell>
          <table:table-cell table:formula="of:=IF(AND([.B768]&gt;3;[.B7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1">
            <text:p>1/21/2010</text:p>
          </table:table-cell>
          <table:table-cell office:value-type="float" office:value="8.99">
            <text:p>8.99</text:p>
          </table:table-cell>
          <table:table-cell table:formula="of:=IF(AND([.B769]&gt;3;[.B7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2">
            <text:p>1/22/2010</text:p>
          </table:table-cell>
          <table:table-cell office:value-type="float" office:value="7.88">
            <text:p>7.88</text:p>
          </table:table-cell>
          <table:table-cell table:formula="of:=IF(AND([.B770]&gt;3;[.B7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5">
            <text:p>1/25/2010</text:p>
          </table:table-cell>
          <table:table-cell office:value-type="float" office:value="8.07">
            <text:p>8.07</text:p>
          </table:table-cell>
          <table:table-cell table:formula="of:=IF(AND([.B771]&gt;3;[.B7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6">
            <text:p>1/26/2010</text:p>
          </table:table-cell>
          <table:table-cell office:value-type="float" office:value="8.09">
            <text:p>8.09</text:p>
          </table:table-cell>
          <table:table-cell table:formula="of:=IF(AND([.B772]&gt;3;[.B7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7">
            <text:p>1/27/2010</text:p>
          </table:table-cell>
          <table:table-cell office:value-type="float" office:value="8.19">
            <text:p>8.19</text:p>
          </table:table-cell>
          <table:table-cell table:formula="of:=IF(AND([.B773]&gt;3;[.B7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8">
            <text:p>1/28/2010</text:p>
          </table:table-cell>
          <table:table-cell office:value-type="float" office:value="7.88">
            <text:p>7.88</text:p>
          </table:table-cell>
          <table:table-cell table:formula="of:=IF(AND([.B774]&gt;3;[.B7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1-29">
            <text:p>1/29/2010</text:p>
          </table:table-cell>
          <table:table-cell office:value-type="float" office:value="7.46">
            <text:p>7.46</text:p>
          </table:table-cell>
          <table:table-cell table:formula="of:=IF(AND([.B775]&gt;3;[.B7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1">
            <text:p>2/1/2010</text:p>
          </table:table-cell>
          <table:table-cell office:value-type="float" office:value="7.98">
            <text:p>7.98</text:p>
          </table:table-cell>
          <table:table-cell table:formula="of:=IF(AND([.B776]&gt;3;[.B7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2">
            <text:p>2/2/2010</text:p>
          </table:table-cell>
          <table:table-cell office:value-type="float" office:value="7.91">
            <text:p>7.91</text:p>
          </table:table-cell>
          <table:table-cell table:formula="of:=IF(AND([.B777]&gt;3;[.B7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3">
            <text:p>2/3/2010</text:p>
          </table:table-cell>
          <table:table-cell office:value-type="float" office:value="7.81">
            <text:p>7.81</text:p>
          </table:table-cell>
          <table:table-cell table:formula="of:=IF(AND([.B778]&gt;3;[.B7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4">
            <text:p>2/4/2010</text:p>
          </table:table-cell>
          <table:table-cell office:value-type="float" office:value="7.19">
            <text:p>7.19</text:p>
          </table:table-cell>
          <table:table-cell table:formula="of:=IF(AND([.B779]&gt;3;[.B7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5">
            <text:p>2/5/2010</text:p>
          </table:table-cell>
          <table:table-cell office:value-type="float" office:value="7.35">
            <text:p>7.35</text:p>
          </table:table-cell>
          <table:table-cell table:formula="of:=IF(AND([.B780]&gt;3;[.B7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8">
            <text:p>2/8/2010</text:p>
          </table:table-cell>
          <table:table-cell office:value-type="float" office:value="7.42">
            <text:p>7.42</text:p>
          </table:table-cell>
          <table:table-cell table:formula="of:=IF(AND([.B781]&gt;3;[.B7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09">
            <text:p>2/9/2010</text:p>
          </table:table-cell>
          <table:table-cell office:value-type="float" office:value="7.54">
            <text:p>7.54</text:p>
          </table:table-cell>
          <table:table-cell table:formula="of:=IF(AND([.B782]&gt;3;[.B7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0">
            <text:p>2/10/2010</text:p>
          </table:table-cell>
          <table:table-cell office:value-type="float" office:value="7.64">
            <text:p>7.64</text:p>
          </table:table-cell>
          <table:table-cell table:formula="of:=IF(AND([.B783]&gt;3;[.B7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1">
            <text:p>2/11/2010</text:p>
          </table:table-cell>
          <table:table-cell office:value-type="float" office:value="7.84">
            <text:p>7.84</text:p>
          </table:table-cell>
          <table:table-cell table:formula="of:=IF(AND([.B784]&gt;3;[.B7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2">
            <text:p>2/12/2010</text:p>
          </table:table-cell>
          <table:table-cell office:value-type="float" office:value="7.87">
            <text:p>7.87</text:p>
          </table:table-cell>
          <table:table-cell table:formula="of:=IF(AND([.B785]&gt;3;[.B7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6">
            <text:p>2/16/2010</text:p>
          </table:table-cell>
          <table:table-cell office:value-type="float" office:value="8.06">
            <text:p>8.06</text:p>
          </table:table-cell>
          <table:table-cell table:formula="of:=IF(AND([.B786]&gt;3;[.B7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7">
            <text:p>2/17/2010</text:p>
          </table:table-cell>
          <table:table-cell office:value-type="float" office:value="8.03">
            <text:p>8.03</text:p>
          </table:table-cell>
          <table:table-cell table:formula="of:=IF(AND([.B787]&gt;3;[.B7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8">
            <text:p>2/18/2010</text:p>
          </table:table-cell>
          <table:table-cell office:value-type="float" office:value="7.95">
            <text:p>7.95</text:p>
          </table:table-cell>
          <table:table-cell table:formula="of:=IF(AND([.B788]&gt;3;[.B7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19">
            <text:p>2/19/2010</text:p>
          </table:table-cell>
          <table:table-cell office:value-type="float" office:value="7.93">
            <text:p>7.93</text:p>
          </table:table-cell>
          <table:table-cell table:formula="of:=IF(AND([.B789]&gt;3;[.B7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22">
            <text:p>2/22/2010</text:p>
          </table:table-cell>
          <table:table-cell office:value-type="float" office:value="7.9">
            <text:p>7.9</text:p>
          </table:table-cell>
          <table:table-cell table:formula="of:=IF(AND([.B790]&gt;3;[.B7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23">
            <text:p>2/23/2010</text:p>
          </table:table-cell>
          <table:table-cell office:value-type="float" office:value="7.79">
            <text:p>7.79</text:p>
          </table:table-cell>
          <table:table-cell table:formula="of:=IF(AND([.B791]&gt;3;[.B7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24">
            <text:p>2/24/2010</text:p>
          </table:table-cell>
          <table:table-cell office:value-type="float" office:value="8.05">
            <text:p>8.05</text:p>
          </table:table-cell>
          <table:table-cell table:formula="of:=IF(AND([.B792]&gt;3;[.B7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25">
            <text:p>2/25/2010</text:p>
          </table:table-cell>
          <table:table-cell office:value-type="float" office:value="7.89">
            <text:p>7.89</text:p>
          </table:table-cell>
          <table:table-cell table:formula="of:=IF(AND([.B793]&gt;3;[.B7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2-26">
            <text:p>2/26/2010</text:p>
          </table:table-cell>
          <table:table-cell office:value-type="float" office:value="7.91">
            <text:p>7.91</text:p>
          </table:table-cell>
          <table:table-cell table:formula="of:=IF(AND([.B794]&gt;3;[.B7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1">
            <text:p>3/1/2010</text:p>
          </table:table-cell>
          <table:table-cell office:value-type="float" office:value="8.21">
            <text:p>8.21</text:p>
          </table:table-cell>
          <table:table-cell table:formula="of:=IF(AND([.B795]&gt;3;[.B7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2">
            <text:p>3/2/2010</text:p>
          </table:table-cell>
          <table:table-cell office:value-type="float" office:value="8.38">
            <text:p>8.38</text:p>
          </table:table-cell>
          <table:table-cell table:formula="of:=IF(AND([.B796]&gt;3;[.B7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3">
            <text:p>3/3/2010</text:p>
          </table:table-cell>
          <table:table-cell office:value-type="float" office:value="8.35">
            <text:p>8.35</text:p>
          </table:table-cell>
          <table:table-cell table:formula="of:=IF(AND([.B797]&gt;3;[.B7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4">
            <text:p>3/4/2010</text:p>
          </table:table-cell>
          <table:table-cell office:value-type="float" office:value="8.5">
            <text:p>8.5</text:p>
          </table:table-cell>
          <table:table-cell table:formula="of:=IF(AND([.B798]&gt;3;[.B7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5">
            <text:p>3/5/2010</text:p>
          </table:table-cell>
          <table:table-cell office:value-type="float" office:value="8.61">
            <text:p>8.61</text:p>
          </table:table-cell>
          <table:table-cell table:formula="of:=IF(AND([.B799]&gt;3;[.B8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8">
            <text:p>3/8/2010</text:p>
          </table:table-cell>
          <table:table-cell office:value-type="float" office:value="8.64">
            <text:p>8.64</text:p>
          </table:table-cell>
          <table:table-cell table:formula="of:=IF(AND([.B800]&gt;3;[.B8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09">
            <text:p>3/9/2010</text:p>
          </table:table-cell>
          <table:table-cell office:value-type="float" office:value="8.63">
            <text:p>8.63</text:p>
          </table:table-cell>
          <table:table-cell table:formula="of:=IF(AND([.B801]&gt;3;[.B8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0">
            <text:p>3/10/2010</text:p>
          </table:table-cell>
          <table:table-cell office:value-type="float" office:value="8.92">
            <text:p>8.92</text:p>
          </table:table-cell>
          <table:table-cell table:formula="of:=IF(AND([.B802]&gt;3;[.B8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1">
            <text:p>3/11/2010</text:p>
          </table:table-cell>
          <table:table-cell office:value-type="float" office:value="8.95">
            <text:p>8.95</text:p>
          </table:table-cell>
          <table:table-cell table:formula="of:=IF(AND([.B803]&gt;3;[.B8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2">
            <text:p>3/12/2010</text:p>
          </table:table-cell>
          <table:table-cell office:value-type="float" office:value="8.93">
            <text:p>8.93</text:p>
          </table:table-cell>
          <table:table-cell table:formula="of:=IF(AND([.B804]&gt;3;[.B8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5">
            <text:p>3/15/2010</text:p>
          </table:table-cell>
          <table:table-cell office:value-type="float" office:value="8.92">
            <text:p>8.92</text:p>
          </table:table-cell>
          <table:table-cell table:formula="of:=IF(AND([.B805]&gt;3;[.B8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6">
            <text:p>3/16/2010</text:p>
          </table:table-cell>
          <table:table-cell office:value-type="float" office:value="9.4">
            <text:p>9.4</text:p>
          </table:table-cell>
          <table:table-cell table:formula="of:=IF(AND([.B806]&gt;3;[.B8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7">
            <text:p>3/17/2010</text:p>
          </table:table-cell>
          <table:table-cell office:value-type="float" office:value="9.67">
            <text:p>9.67</text:p>
          </table:table-cell>
          <table:table-cell table:formula="of:=IF(AND([.B807]&gt;3;[.B8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8">
            <text:p>3/18/2010</text:p>
          </table:table-cell>
          <table:table-cell office:value-type="float" office:value="9.39">
            <text:p>9.39</text:p>
          </table:table-cell>
          <table:table-cell table:formula="of:=IF(AND([.B808]&gt;3;[.B8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19">
            <text:p>3/19/2010</text:p>
          </table:table-cell>
          <table:table-cell office:value-type="float" office:value="9.11">
            <text:p>9.11</text:p>
          </table:table-cell>
          <table:table-cell table:formula="of:=IF(AND([.B809]&gt;3;[.B8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22">
            <text:p>3/22/2010</text:p>
          </table:table-cell>
          <table:table-cell office:value-type="float" office:value="9.31">
            <text:p>9.31</text:p>
          </table:table-cell>
          <table:table-cell table:formula="of:=IF(AND([.B810]&gt;3;[.B8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23">
            <text:p>3/23/2010</text:p>
          </table:table-cell>
          <table:table-cell office:value-type="float" office:value="9.45">
            <text:p>9.45</text:p>
          </table:table-cell>
          <table:table-cell table:formula="of:=IF(AND([.B811]&gt;3;[.B8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24">
            <text:p>3/24/2010</text:p>
          </table:table-cell>
          <table:table-cell office:value-type="float" office:value="9.23">
            <text:p>9.23</text:p>
          </table:table-cell>
          <table:table-cell table:formula="of:=IF(AND([.B812]&gt;3;[.B8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25">
            <text:p>3/25/2010</text:p>
          </table:table-cell>
          <table:table-cell office:value-type="float" office:value="9.03">
            <text:p>9.03</text:p>
          </table:table-cell>
          <table:table-cell table:formula="of:=IF(AND([.B813]&gt;3;[.B8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26">
            <text:p>3/26/2010</text:p>
          </table:table-cell>
          <table:table-cell office:value-type="float" office:value="9.02">
            <text:p>9.02</text:p>
          </table:table-cell>
          <table:table-cell table:formula="of:=IF(AND([.B814]&gt;3;[.B8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29">
            <text:p>3/29/2010</text:p>
          </table:table-cell>
          <table:table-cell office:value-type="float" office:value="9.11">
            <text:p>9.11</text:p>
          </table:table-cell>
          <table:table-cell table:formula="of:=IF(AND([.B815]&gt;3;[.B8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30">
            <text:p>3/30/2010</text:p>
          </table:table-cell>
          <table:table-cell office:value-type="float" office:value="9.27">
            <text:p>9.27</text:p>
          </table:table-cell>
          <table:table-cell table:formula="of:=IF(AND([.B816]&gt;3;[.B8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3-31">
            <text:p>3/31/2010</text:p>
          </table:table-cell>
          <table:table-cell office:value-type="float" office:value="9.27">
            <text:p>9.27</text:p>
          </table:table-cell>
          <table:table-cell table:formula="of:=IF(AND([.B817]&gt;3;[.B8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01">
            <text:p>4/1/2010</text:p>
          </table:table-cell>
          <table:table-cell office:value-type="float" office:value="9.37">
            <text:p>9.37</text:p>
          </table:table-cell>
          <table:table-cell table:formula="of:=IF(AND([.B818]&gt;3;[.B8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05">
            <text:p>4/5/2010</text:p>
          </table:table-cell>
          <table:table-cell office:value-type="float" office:value="9.53">
            <text:p>9.53</text:p>
          </table:table-cell>
          <table:table-cell table:formula="of:=IF(AND([.B819]&gt;3;[.B8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06">
            <text:p>4/6/2010</text:p>
          </table:table-cell>
          <table:table-cell office:value-type="float" office:value="9.35">
            <text:p>9.35</text:p>
          </table:table-cell>
          <table:table-cell table:formula="of:=IF(AND([.B820]&gt;3;[.B8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07">
            <text:p>4/7/2010</text:p>
          </table:table-cell>
          <table:table-cell office:value-type="float" office:value="9.66">
            <text:p>9.66</text:p>
          </table:table-cell>
          <table:table-cell table:formula="of:=IF(AND([.B821]&gt;3;[.B8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08">
            <text:p>4/8/2010</text:p>
          </table:table-cell>
          <table:table-cell office:value-type="float" office:value="9.42">
            <text:p>9.42</text:p>
          </table:table-cell>
          <table:table-cell table:formula="of:=IF(AND([.B822]&gt;3;[.B8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09">
            <text:p>4/9/2010</text:p>
          </table:table-cell>
          <table:table-cell office:value-type="float" office:value="9.3">
            <text:p>9.3</text:p>
          </table:table-cell>
          <table:table-cell table:formula="of:=IF(AND([.B823]&gt;3;[.B8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12">
            <text:p>4/12/2010</text:p>
          </table:table-cell>
          <table:table-cell office:value-type="float" office:value="9.42">
            <text:p>9.42</text:p>
          </table:table-cell>
          <table:table-cell table:formula="of:=IF(AND([.B824]&gt;3;[.B8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13">
            <text:p>4/13/2010</text:p>
          </table:table-cell>
          <table:table-cell office:value-type="float" office:value="9.56">
            <text:p>9.56</text:p>
          </table:table-cell>
          <table:table-cell table:formula="of:=IF(AND([.B825]&gt;3;[.B8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14">
            <text:p>4/14/2010</text:p>
          </table:table-cell>
          <table:table-cell office:value-type="float" office:value="9.89">
            <text:p>9.89</text:p>
          </table:table-cell>
          <table:table-cell table:formula="of:=IF(AND([.B826]&gt;3;[.B8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15">
            <text:p>4/15/2010</text:p>
          </table:table-cell>
          <table:table-cell office:value-type="float" office:value="10.16">
            <text:p>10.16</text:p>
          </table:table-cell>
          <table:table-cell table:formula="of:=IF(AND([.B827]&gt;3;[.B8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16">
            <text:p>4/16/2010</text:p>
          </table:table-cell>
          <table:table-cell office:value-type="float" office:value="9.81">
            <text:p>9.81</text:p>
          </table:table-cell>
          <table:table-cell table:formula="of:=IF(AND([.B828]&gt;3;[.B8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19">
            <text:p>4/19/2010</text:p>
          </table:table-cell>
          <table:table-cell office:value-type="float" office:value="9.58">
            <text:p>9.58</text:p>
          </table:table-cell>
          <table:table-cell table:formula="of:=IF(AND([.B829]&gt;3;[.B8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0">
            <text:p>4/20/2010</text:p>
          </table:table-cell>
          <table:table-cell office:value-type="float" office:value="9.77">
            <text:p>9.77</text:p>
          </table:table-cell>
          <table:table-cell table:formula="of:=IF(AND([.B830]&gt;3;[.B8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1">
            <text:p>4/21/2010</text:p>
          </table:table-cell>
          <table:table-cell office:value-type="float" office:value="9.78">
            <text:p>9.78</text:p>
          </table:table-cell>
          <table:table-cell table:formula="of:=IF(AND([.B831]&gt;3;[.B8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2">
            <text:p>4/22/2010</text:p>
          </table:table-cell>
          <table:table-cell office:value-type="float" office:value="9.86">
            <text:p>9.86</text:p>
          </table:table-cell>
          <table:table-cell table:formula="of:=IF(AND([.B832]&gt;3;[.B8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3">
            <text:p>4/23/2010</text:p>
          </table:table-cell>
          <table:table-cell office:value-type="float" office:value="9.76">
            <text:p>9.76</text:p>
          </table:table-cell>
          <table:table-cell table:formula="of:=IF(AND([.B833]&gt;3;[.B8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6">
            <text:p>4/26/2010</text:p>
          </table:table-cell>
          <table:table-cell office:value-type="float" office:value="9.97">
            <text:p>9.97</text:p>
          </table:table-cell>
          <table:table-cell table:formula="of:=IF(AND([.B834]&gt;3;[.B8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7">
            <text:p>4/27/2010</text:p>
          </table:table-cell>
          <table:table-cell office:value-type="float" office:value="9.58">
            <text:p>9.58</text:p>
          </table:table-cell>
          <table:table-cell table:formula="of:=IF(AND([.B835]&gt;3;[.B8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8">
            <text:p>4/28/2010</text:p>
          </table:table-cell>
          <table:table-cell office:value-type="float" office:value="9.55">
            <text:p>9.55</text:p>
          </table:table-cell>
          <table:table-cell table:formula="of:=IF(AND([.B836]&gt;3;[.B8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29">
            <text:p>4/29/2010</text:p>
          </table:table-cell>
          <table:table-cell office:value-type="float" office:value="9.72">
            <text:p>9.72</text:p>
          </table:table-cell>
          <table:table-cell table:formula="of:=IF(AND([.B837]&gt;3;[.B8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4-30">
            <text:p>4/30/2010</text:p>
          </table:table-cell>
          <table:table-cell office:value-type="float" office:value="9.07">
            <text:p>9.07</text:p>
          </table:table-cell>
          <table:table-cell table:formula="of:=IF(AND([.B838]&gt;3;[.B8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03">
            <text:p>5/3/2010</text:p>
          </table:table-cell>
          <table:table-cell office:value-type="float" office:value="9.29">
            <text:p>9.29</text:p>
          </table:table-cell>
          <table:table-cell table:formula="of:=IF(AND([.B839]&gt;3;[.B8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04">
            <text:p>5/4/2010</text:p>
          </table:table-cell>
          <table:table-cell office:value-type="float" office:value="8.68">
            <text:p>8.68</text:p>
          </table:table-cell>
          <table:table-cell table:formula="of:=IF(AND([.B840]&gt;3;[.B8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05">
            <text:p>5/5/2010</text:p>
          </table:table-cell>
          <table:table-cell office:value-type="float" office:value="8.58">
            <text:p>8.58</text:p>
          </table:table-cell>
          <table:table-cell table:formula="of:=IF(AND([.B841]&gt;3;[.B8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06">
            <text:p>5/6/2010</text:p>
          </table:table-cell>
          <table:table-cell office:value-type="float" office:value="8.27">
            <text:p>8.27</text:p>
          </table:table-cell>
          <table:table-cell table:formula="of:=IF(AND([.B842]&gt;3;[.B8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07">
            <text:p>5/7/2010</text:p>
          </table:table-cell>
          <table:table-cell office:value-type="float" office:value="8.38">
            <text:p>8.38</text:p>
          </table:table-cell>
          <table:table-cell table:formula="of:=IF(AND([.B843]&gt;3;[.B8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0">
            <text:p>5/10/2010</text:p>
          </table:table-cell>
          <table:table-cell office:value-type="float" office:value="8.99">
            <text:p>8.99</text:p>
          </table:table-cell>
          <table:table-cell table:formula="of:=IF(AND([.B844]&gt;3;[.B8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1">
            <text:p>5/11/2010</text:p>
          </table:table-cell>
          <table:table-cell office:value-type="float" office:value="9.07">
            <text:p>9.07</text:p>
          </table:table-cell>
          <table:table-cell table:formula="of:=IF(AND([.B845]&gt;3;[.B8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2">
            <text:p>5/12/2010</text:p>
          </table:table-cell>
          <table:table-cell office:value-type="float" office:value="9.49">
            <text:p>9.49</text:p>
          </table:table-cell>
          <table:table-cell table:formula="of:=IF(AND([.B846]&gt;3;[.B8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3">
            <text:p>5/13/2010</text:p>
          </table:table-cell>
          <table:table-cell office:value-type="float" office:value="9.42">
            <text:p>9.42</text:p>
          </table:table-cell>
          <table:table-cell table:formula="of:=IF(AND([.B847]&gt;3;[.B8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4">
            <text:p>5/14/2010</text:p>
          </table:table-cell>
          <table:table-cell office:value-type="float" office:value="8.8">
            <text:p>8.8</text:p>
          </table:table-cell>
          <table:table-cell table:formula="of:=IF(AND([.B848]&gt;3;[.B8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7">
            <text:p>5/17/2010</text:p>
          </table:table-cell>
          <table:table-cell office:value-type="float" office:value="8.85">
            <text:p>8.85</text:p>
          </table:table-cell>
          <table:table-cell table:formula="of:=IF(AND([.B849]&gt;3;[.B8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8">
            <text:p>5/18/2010</text:p>
          </table:table-cell>
          <table:table-cell office:value-type="float" office:value="8.42">
            <text:p>8.42</text:p>
          </table:table-cell>
          <table:table-cell table:formula="of:=IF(AND([.B850]&gt;3;[.B8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19">
            <text:p>5/19/2010</text:p>
          </table:table-cell>
          <table:table-cell office:value-type="float" office:value="8.47">
            <text:p>8.47</text:p>
          </table:table-cell>
          <table:table-cell table:formula="of:=IF(AND([.B851]&gt;3;[.B8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0">
            <text:p>5/20/2010</text:p>
          </table:table-cell>
          <table:table-cell office:value-type="float" office:value="8.09">
            <text:p>8.09</text:p>
          </table:table-cell>
          <table:table-cell table:formula="of:=IF(AND([.B852]&gt;3;[.B8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1">
            <text:p>5/21/2010</text:p>
          </table:table-cell>
          <table:table-cell office:value-type="float" office:value="8.4">
            <text:p>8.4</text:p>
          </table:table-cell>
          <table:table-cell table:formula="of:=IF(AND([.B853]&gt;3;[.B8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4">
            <text:p>5/24/2010</text:p>
          </table:table-cell>
          <table:table-cell office:value-type="float" office:value="8.09">
            <text:p>8.09</text:p>
          </table:table-cell>
          <table:table-cell table:formula="of:=IF(AND([.B854]&gt;3;[.B8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5">
            <text:p>5/25/2010</text:p>
          </table:table-cell>
          <table:table-cell office:value-type="float" office:value="8.15">
            <text:p>8.15</text:p>
          </table:table-cell>
          <table:table-cell table:formula="of:=IF(AND([.B855]&gt;3;[.B8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6">
            <text:p>5/26/2010</text:p>
          </table:table-cell>
          <table:table-cell office:value-type="float" office:value="8.22">
            <text:p>8.22</text:p>
          </table:table-cell>
          <table:table-cell table:formula="of:=IF(AND([.B856]&gt;3;[.B8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7">
            <text:p>5/27/2010</text:p>
          </table:table-cell>
          <table:table-cell office:value-type="float" office:value="8.8">
            <text:p>8.8</text:p>
          </table:table-cell>
          <table:table-cell table:formula="of:=IF(AND([.B857]&gt;3;[.B8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5-28">
            <text:p>5/28/2010</text:p>
          </table:table-cell>
          <table:table-cell office:value-type="float" office:value="8.57">
            <text:p>8.57</text:p>
          </table:table-cell>
          <table:table-cell table:formula="of:=IF(AND([.B858]&gt;3;[.B8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1">
            <text:p>6/1/2010</text:p>
          </table:table-cell>
          <table:table-cell office:value-type="float" office:value="8.14">
            <text:p>8.14</text:p>
          </table:table-cell>
          <table:table-cell table:formula="of:=IF(AND([.B859]&gt;3;[.B8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2">
            <text:p>6/2/2010</text:p>
          </table:table-cell>
          <table:table-cell office:value-type="float" office:value="8.54">
            <text:p>8.54</text:p>
          </table:table-cell>
          <table:table-cell table:formula="of:=IF(AND([.B860]&gt;3;[.B8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3">
            <text:p>6/3/2010</text:p>
          </table:table-cell>
          <table:table-cell office:value-type="float" office:value="8.69">
            <text:p>8.69</text:p>
          </table:table-cell>
          <table:table-cell table:formula="of:=IF(AND([.B861]&gt;3;[.B8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4">
            <text:p>6/4/2010</text:p>
          </table:table-cell>
          <table:table-cell office:value-type="float" office:value="8.11">
            <text:p>8.11</text:p>
          </table:table-cell>
          <table:table-cell table:formula="of:=IF(AND([.B862]&gt;3;[.B8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7">
            <text:p>6/7/2010</text:p>
          </table:table-cell>
          <table:table-cell office:value-type="float" office:value="7.71">
            <text:p>7.71</text:p>
          </table:table-cell>
          <table:table-cell table:formula="of:=IF(AND([.B863]&gt;3;[.B8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8">
            <text:p>6/8/2010</text:p>
          </table:table-cell>
          <table:table-cell office:value-type="float" office:value="7.77">
            <text:p>7.77</text:p>
          </table:table-cell>
          <table:table-cell table:formula="of:=IF(AND([.B864]&gt;3;[.B8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09">
            <text:p>6/9/2010</text:p>
          </table:table-cell>
          <table:table-cell office:value-type="float" office:value="7.61">
            <text:p>7.61</text:p>
          </table:table-cell>
          <table:table-cell table:formula="of:=IF(AND([.B865]&gt;3;[.B8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0">
            <text:p>6/10/2010</text:p>
          </table:table-cell>
          <table:table-cell office:value-type="float" office:value="8.01">
            <text:p>8.01</text:p>
          </table:table-cell>
          <table:table-cell table:formula="of:=IF(AND([.B866]&gt;3;[.B8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1">
            <text:p>6/11/2010</text:p>
          </table:table-cell>
          <table:table-cell office:value-type="float" office:value="8.12">
            <text:p>8.12</text:p>
          </table:table-cell>
          <table:table-cell table:formula="of:=IF(AND([.B867]&gt;3;[.B8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4">
            <text:p>6/14/2010</text:p>
          </table:table-cell>
          <table:table-cell office:value-type="float" office:value="8.28">
            <text:p>8.28</text:p>
          </table:table-cell>
          <table:table-cell table:formula="of:=IF(AND([.B868]&gt;3;[.B8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5">
            <text:p>6/15/2010</text:p>
          </table:table-cell>
          <table:table-cell office:value-type="float" office:value="8.82">
            <text:p>8.82</text:p>
          </table:table-cell>
          <table:table-cell table:formula="of:=IF(AND([.B869]&gt;3;[.B8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6">
            <text:p>6/16/2010</text:p>
          </table:table-cell>
          <table:table-cell office:value-type="float" office:value="8.9">
            <text:p>8.9</text:p>
          </table:table-cell>
          <table:table-cell table:formula="of:=IF(AND([.B870]&gt;3;[.B8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7">
            <text:p>6/17/2010</text:p>
          </table:table-cell>
          <table:table-cell office:value-type="float" office:value="8.91">
            <text:p>8.91</text:p>
          </table:table-cell>
          <table:table-cell table:formula="of:=IF(AND([.B871]&gt;3;[.B8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18">
            <text:p>6/18/2010</text:p>
          </table:table-cell>
          <table:table-cell office:value-type="float" office:value="8.83">
            <text:p>8.83</text:p>
          </table:table-cell>
          <table:table-cell table:formula="of:=IF(AND([.B872]&gt;3;[.B8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1">
            <text:p>6/21/2010</text:p>
          </table:table-cell>
          <table:table-cell office:value-type="float" office:value="8.8">
            <text:p>8.8</text:p>
          </table:table-cell>
          <table:table-cell table:formula="of:=IF(AND([.B873]&gt;3;[.B8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2">
            <text:p>6/22/2010</text:p>
          </table:table-cell>
          <table:table-cell office:value-type="float" office:value="8.58">
            <text:p>8.58</text:p>
          </table:table-cell>
          <table:table-cell table:formula="of:=IF(AND([.B874]&gt;3;[.B8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3">
            <text:p>6/23/2010</text:p>
          </table:table-cell>
          <table:table-cell office:value-type="float" office:value="8.56">
            <text:p>8.56</text:p>
          </table:table-cell>
          <table:table-cell table:formula="of:=IF(AND([.B875]&gt;3;[.B8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4">
            <text:p>6/24/2010</text:p>
          </table:table-cell>
          <table:table-cell office:value-type="float" office:value="8.13">
            <text:p>8.13</text:p>
          </table:table-cell>
          <table:table-cell table:formula="of:=IF(AND([.B876]&gt;3;[.B8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5">
            <text:p>6/25/2010</text:p>
          </table:table-cell>
          <table:table-cell office:value-type="float" office:value="8.09">
            <text:p>8.09</text:p>
          </table:table-cell>
          <table:table-cell table:formula="of:=IF(AND([.B877]&gt;3;[.B8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8">
            <text:p>6/28/2010</text:p>
          </table:table-cell>
          <table:table-cell office:value-type="float" office:value="8.05">
            <text:p>8.05</text:p>
          </table:table-cell>
          <table:table-cell table:formula="of:=IF(AND([.B878]&gt;3;[.B8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29">
            <text:p>6/29/2010</text:p>
          </table:table-cell>
          <table:table-cell office:value-type="float" office:value="7.48">
            <text:p>7.48</text:p>
          </table:table-cell>
          <table:table-cell table:formula="of:=IF(AND([.B879]&gt;3;[.B8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6-30">
            <text:p>6/30/2010</text:p>
          </table:table-cell>
          <table:table-cell office:value-type="float" office:value="7.32">
            <text:p>7.32</text:p>
          </table:table-cell>
          <table:table-cell table:formula="of:=IF(AND([.B880]&gt;3;[.B8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01">
            <text:p>7/1/2010</text:p>
          </table:table-cell>
          <table:table-cell office:value-type="float" office:value="7.39">
            <text:p>7.39</text:p>
          </table:table-cell>
          <table:table-cell table:formula="of:=IF(AND([.B881]&gt;3;[.B8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02">
            <text:p>7/2/2010</text:p>
          </table:table-cell>
          <table:table-cell office:value-type="float" office:value="7.17">
            <text:p>7.17</text:p>
          </table:table-cell>
          <table:table-cell table:formula="of:=IF(AND([.B882]&gt;3;[.B8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06">
            <text:p>7/6/2010</text:p>
          </table:table-cell>
          <table:table-cell office:value-type="float" office:value="7.04">
            <text:p>7.04</text:p>
          </table:table-cell>
          <table:table-cell table:formula="of:=IF(AND([.B883]&gt;3;[.B8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07">
            <text:p>7/7/2010</text:p>
          </table:table-cell>
          <table:table-cell office:value-type="float" office:value="7.39">
            <text:p>7.39</text:p>
          </table:table-cell>
          <table:table-cell table:formula="of:=IF(AND([.B884]&gt;3;[.B8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08">
            <text:p>7/8/2010</text:p>
          </table:table-cell>
          <table:table-cell office:value-type="float" office:value="7.37">
            <text:p>7.37</text:p>
          </table:table-cell>
          <table:table-cell table:formula="of:=IF(AND([.B885]&gt;3;[.B8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09">
            <text:p>7/9/2010</text:p>
          </table:table-cell>
          <table:table-cell office:value-type="float" office:value="7.34">
            <text:p>7.34</text:p>
          </table:table-cell>
          <table:table-cell table:formula="of:=IF(AND([.B886]&gt;3;[.B8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12">
            <text:p>7/12/2010</text:p>
          </table:table-cell>
          <table:table-cell office:value-type="float" office:value="7.36">
            <text:p>7.36</text:p>
          </table:table-cell>
          <table:table-cell table:formula="of:=IF(AND([.B887]&gt;3;[.B8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13">
            <text:p>7/13/2010</text:p>
          </table:table-cell>
          <table:table-cell office:value-type="float" office:value="7.52">
            <text:p>7.52</text:p>
          </table:table-cell>
          <table:table-cell table:formula="of:=IF(AND([.B888]&gt;3;[.B8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14">
            <text:p>7/14/2010</text:p>
          </table:table-cell>
          <table:table-cell office:value-type="float" office:value="7.44">
            <text:p>7.44</text:p>
          </table:table-cell>
          <table:table-cell table:formula="of:=IF(AND([.B889]&gt;3;[.B8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15">
            <text:p>7/15/2010</text:p>
          </table:table-cell>
          <table:table-cell office:value-type="float" office:value="7.41">
            <text:p>7.41</text:p>
          </table:table-cell>
          <table:table-cell table:formula="of:=IF(AND([.B890]&gt;3;[.B8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16">
            <text:p>7/16/2010</text:p>
          </table:table-cell>
          <table:table-cell office:value-type="float" office:value="7.37">
            <text:p>7.37</text:p>
          </table:table-cell>
          <table:table-cell table:formula="of:=IF(AND([.B891]&gt;3;[.B8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19">
            <text:p>7/19/2010</text:p>
          </table:table-cell>
          <table:table-cell office:value-type="float" office:value="7.44">
            <text:p>7.44</text:p>
          </table:table-cell>
          <table:table-cell table:formula="of:=IF(AND([.B892]&gt;3;[.B8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0">
            <text:p>7/20/2010</text:p>
          </table:table-cell>
          <table:table-cell office:value-type="float" office:value="7.6">
            <text:p>7.6</text:p>
          </table:table-cell>
          <table:table-cell table:formula="of:=IF(AND([.B893]&gt;3;[.B8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1">
            <text:p>7/21/2010</text:p>
          </table:table-cell>
          <table:table-cell office:value-type="float" office:value="7.4">
            <text:p>7.4</text:p>
          </table:table-cell>
          <table:table-cell table:formula="of:=IF(AND([.B894]&gt;3;[.B8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2">
            <text:p>7/22/2010</text:p>
          </table:table-cell>
          <table:table-cell office:value-type="float" office:value="7.61">
            <text:p>7.61</text:p>
          </table:table-cell>
          <table:table-cell table:formula="of:=IF(AND([.B895]&gt;3;[.B8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3">
            <text:p>7/23/2010</text:p>
          </table:table-cell>
          <table:table-cell office:value-type="float" office:value="7.82">
            <text:p>7.82</text:p>
          </table:table-cell>
          <table:table-cell table:formula="of:=IF(AND([.B896]&gt;3;[.B8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6">
            <text:p>7/26/2010</text:p>
          </table:table-cell>
          <table:table-cell office:value-type="float" office:value="8.07">
            <text:p>8.07</text:p>
          </table:table-cell>
          <table:table-cell table:formula="of:=IF(AND([.B897]&gt;3;[.B8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7">
            <text:p>7/27/2010</text:p>
          </table:table-cell>
          <table:table-cell office:value-type="float" office:value="8.21">
            <text:p>8.21</text:p>
          </table:table-cell>
          <table:table-cell table:formula="of:=IF(AND([.B898]&gt;3;[.B8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8">
            <text:p>7/28/2010</text:p>
          </table:table-cell>
          <table:table-cell office:value-type="float" office:value="7.98">
            <text:p>7.98</text:p>
          </table:table-cell>
          <table:table-cell table:formula="of:=IF(AND([.B899]&gt;3;[.B9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29">
            <text:p>7/29/2010</text:p>
          </table:table-cell>
          <table:table-cell office:value-type="float" office:value="7.78">
            <text:p>7.78</text:p>
          </table:table-cell>
          <table:table-cell table:formula="of:=IF(AND([.B900]&gt;3;[.B9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7-30">
            <text:p>7/30/2010</text:p>
          </table:table-cell>
          <table:table-cell office:value-type="float" office:value="7.49">
            <text:p>7.49</text:p>
          </table:table-cell>
          <table:table-cell table:formula="of:=IF(AND([.B901]&gt;3;[.B9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02">
            <text:p>8/2/2010</text:p>
          </table:table-cell>
          <table:table-cell office:value-type="float" office:value="7.65">
            <text:p>7.65</text:p>
          </table:table-cell>
          <table:table-cell table:formula="of:=IF(AND([.B902]&gt;3;[.B9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03">
            <text:p>8/3/2010</text:p>
          </table:table-cell>
          <table:table-cell office:value-type="float" office:value="7.51">
            <text:p>7.51</text:p>
          </table:table-cell>
          <table:table-cell table:formula="of:=IF(AND([.B903]&gt;3;[.B9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04">
            <text:p>8/4/2010</text:p>
          </table:table-cell>
          <table:table-cell office:value-type="float" office:value="7.52">
            <text:p>7.52</text:p>
          </table:table-cell>
          <table:table-cell table:formula="of:=IF(AND([.B904]&gt;3;[.B9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05">
            <text:p>8/5/2010</text:p>
          </table:table-cell>
          <table:table-cell office:value-type="float" office:value="7.5">
            <text:p>7.5</text:p>
          </table:table-cell>
          <table:table-cell table:formula="of:=IF(AND([.B905]&gt;3;[.B9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06">
            <text:p>8/6/2010</text:p>
          </table:table-cell>
          <table:table-cell office:value-type="float" office:value="7.45">
            <text:p>7.45</text:p>
          </table:table-cell>
          <table:table-cell table:formula="of:=IF(AND([.B906]&gt;3;[.B9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09">
            <text:p>8/9/2010</text:p>
          </table:table-cell>
          <table:table-cell office:value-type="float" office:value="7.42">
            <text:p>7.42</text:p>
          </table:table-cell>
          <table:table-cell table:formula="of:=IF(AND([.B907]&gt;3;[.B9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0">
            <text:p>8/10/2010</text:p>
          </table:table-cell>
          <table:table-cell office:value-type="float" office:value="6.83">
            <text:p>6.83</text:p>
          </table:table-cell>
          <table:table-cell table:formula="of:=IF(AND([.B908]&gt;3;[.B9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1">
            <text:p>8/11/2010</text:p>
          </table:table-cell>
          <table:table-cell office:value-type="float" office:value="6.49">
            <text:p>6.49</text:p>
          </table:table-cell>
          <table:table-cell table:formula="of:=IF(AND([.B909]&gt;3;[.B91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2">
            <text:p>8/12/2010</text:p>
          </table:table-cell>
          <table:table-cell office:value-type="float" office:value="6.57">
            <text:p>6.57</text:p>
          </table:table-cell>
          <table:table-cell table:formula="of:=IF(AND([.B910]&gt;3;[.B91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3">
            <text:p>8/13/2010</text:p>
          </table:table-cell>
          <table:table-cell office:value-type="float" office:value="6.49">
            <text:p>6.49</text:p>
          </table:table-cell>
          <table:table-cell table:formula="of:=IF(AND([.B911]&gt;3;[.B91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6">
            <text:p>8/16/2010</text:p>
          </table:table-cell>
          <table:table-cell office:value-type="float" office:value="6.62">
            <text:p>6.62</text:p>
          </table:table-cell>
          <table:table-cell table:formula="of:=IF(AND([.B912]&gt;3;[.B91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7">
            <text:p>8/17/2010</text:p>
          </table:table-cell>
          <table:table-cell office:value-type="float" office:value="6.63">
            <text:p>6.63</text:p>
          </table:table-cell>
          <table:table-cell table:formula="of:=IF(AND([.B913]&gt;3;[.B91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8">
            <text:p>8/18/2010</text:p>
          </table:table-cell>
          <table:table-cell office:value-type="float" office:value="6.57">
            <text:p>6.57</text:p>
          </table:table-cell>
          <table:table-cell table:formula="of:=IF(AND([.B914]&gt;3;[.B91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19">
            <text:p>8/19/2010</text:p>
          </table:table-cell>
          <table:table-cell office:value-type="float" office:value="6.42">
            <text:p>6.42</text:p>
          </table:table-cell>
          <table:table-cell table:formula="of:=IF(AND([.B915]&gt;3;[.B91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20">
            <text:p>8/20/2010</text:p>
          </table:table-cell>
          <table:table-cell office:value-type="float" office:value="6.25">
            <text:p>6.25</text:p>
          </table:table-cell>
          <table:table-cell table:formula="of:=IF(AND([.B916]&gt;3;[.B91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23">
            <text:p>8/23/2010</text:p>
          </table:table-cell>
          <table:table-cell office:value-type="float" office:value="6.14">
            <text:p>6.14</text:p>
          </table:table-cell>
          <table:table-cell table:formula="of:=IF(AND([.B917]&gt;3;[.B91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24">
            <text:p>8/24/2010</text:p>
          </table:table-cell>
          <table:table-cell office:value-type="float" office:value="5.99">
            <text:p>5.99</text:p>
          </table:table-cell>
          <table:table-cell table:formula="of:=IF(AND([.B918]&gt;3;[.B91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25">
            <text:p>8/25/2010</text:p>
          </table:table-cell>
          <table:table-cell office:value-type="float" office:value="6.13">
            <text:p>6.13</text:p>
          </table:table-cell>
          <table:table-cell table:formula="of:=IF(AND([.B919]&gt;3;[.B92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26">
            <text:p>8/26/2010</text:p>
          </table:table-cell>
          <table:table-cell office:value-type="float" office:value="5.87">
            <text:p>5.87</text:p>
          </table:table-cell>
          <table:table-cell table:formula="of:=IF(AND([.B920]&gt;3;[.B92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27">
            <text:p>8/27/2010</text:p>
          </table:table-cell>
          <table:table-cell office:value-type="float" office:value="6.08">
            <text:p>6.08</text:p>
          </table:table-cell>
          <table:table-cell table:formula="of:=IF(AND([.B921]&gt;3;[.B92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30">
            <text:p>8/30/2010</text:p>
          </table:table-cell>
          <table:table-cell office:value-type="float" office:value="5.78">
            <text:p>5.78</text:p>
          </table:table-cell>
          <table:table-cell table:formula="of:=IF(AND([.B922]&gt;3;[.B92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8-31">
            <text:p>8/31/2010</text:p>
          </table:table-cell>
          <table:table-cell office:value-type="float" office:value="5.61">
            <text:p>5.61</text:p>
          </table:table-cell>
          <table:table-cell table:formula="of:=IF(AND([.B923]&gt;3;[.B92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01">
            <text:p>9/1/2010</text:p>
          </table:table-cell>
          <table:table-cell office:value-type="float" office:value="5.76">
            <text:p>5.76</text:p>
          </table:table-cell>
          <table:table-cell table:formula="of:=IF(AND([.B924]&gt;3;[.B92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02">
            <text:p>9/2/2010</text:p>
          </table:table-cell>
          <table:table-cell office:value-type="float" office:value="5.93">
            <text:p>5.93</text:p>
          </table:table-cell>
          <table:table-cell table:formula="of:=IF(AND([.B925]&gt;3;[.B92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03">
            <text:p>9/3/2010</text:p>
          </table:table-cell>
          <table:table-cell office:value-type="float" office:value="6.09">
            <text:p>6.09</text:p>
          </table:table-cell>
          <table:table-cell table:formula="of:=IF(AND([.B926]&gt;3;[.B92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07">
            <text:p>9/7/2010</text:p>
          </table:table-cell>
          <table:table-cell office:value-type="float" office:value="5.95">
            <text:p>5.95</text:p>
          </table:table-cell>
          <table:table-cell table:formula="of:=IF(AND([.B927]&gt;3;[.B92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08">
            <text:p>9/8/2010</text:p>
          </table:table-cell>
          <table:table-cell office:value-type="float" office:value="5.83">
            <text:p>5.83</text:p>
          </table:table-cell>
          <table:table-cell table:formula="of:=IF(AND([.B928]&gt;3;[.B92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09">
            <text:p>9/9/2010</text:p>
          </table:table-cell>
          <table:table-cell office:value-type="float" office:value="5.86">
            <text:p>5.86</text:p>
          </table:table-cell>
          <table:table-cell table:formula="of:=IF(AND([.B929]&gt;3;[.B93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10">
            <text:p>9/10/2010</text:p>
          </table:table-cell>
          <table:table-cell office:value-type="float" office:value="5.81">
            <text:p>5.81</text:p>
          </table:table-cell>
          <table:table-cell table:formula="of:=IF(AND([.B930]&gt;3;[.B93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13">
            <text:p>9/13/2010</text:p>
          </table:table-cell>
          <table:table-cell office:value-type="float" office:value="6.18">
            <text:p>6.18</text:p>
          </table:table-cell>
          <table:table-cell table:formula="of:=IF(AND([.B931]&gt;3;[.B93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14">
            <text:p>9/14/2010</text:p>
          </table:table-cell>
          <table:table-cell office:value-type="float" office:value="6.27">
            <text:p>6.27</text:p>
          </table:table-cell>
          <table:table-cell table:formula="of:=IF(AND([.B932]&gt;3;[.B93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15">
            <text:p>9/15/2010</text:p>
          </table:table-cell>
          <table:table-cell office:value-type="float" office:value="6.22">
            <text:p>6.22</text:p>
          </table:table-cell>
          <table:table-cell table:formula="of:=IF(AND([.B933]&gt;3;[.B93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16">
            <text:p>9/16/2010</text:p>
          </table:table-cell>
          <table:table-cell office:value-type="float" office:value="6.15">
            <text:p>6.15</text:p>
          </table:table-cell>
          <table:table-cell table:formula="of:=IF(AND([.B934]&gt;3;[.B93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17">
            <text:p>9/17/2010</text:p>
          </table:table-cell>
          <table:table-cell office:value-type="float" office:value="6.12">
            <text:p>6.12</text:p>
          </table:table-cell>
          <table:table-cell table:formula="of:=IF(AND([.B935]&gt;3;[.B93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0">
            <text:p>9/20/2010</text:p>
          </table:table-cell>
          <table:table-cell office:value-type="float" office:value="6.09">
            <text:p>6.09</text:p>
          </table:table-cell>
          <table:table-cell table:formula="of:=IF(AND([.B936]&gt;3;[.B93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1">
            <text:p>9/21/2010</text:p>
          </table:table-cell>
          <table:table-cell office:value-type="float" office:value="6.17">
            <text:p>6.17</text:p>
          </table:table-cell>
          <table:table-cell table:formula="of:=IF(AND([.B937]&gt;3;[.B93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2">
            <text:p>9/22/2010</text:p>
          </table:table-cell>
          <table:table-cell office:value-type="float" office:value="6.26">
            <text:p>6.26</text:p>
          </table:table-cell>
          <table:table-cell table:formula="of:=IF(AND([.B938]&gt;3;[.B93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3">
            <text:p>9/23/2010</text:p>
          </table:table-cell>
          <table:table-cell office:value-type="float" office:value="6.4">
            <text:p>6.4</text:p>
          </table:table-cell>
          <table:table-cell table:formula="of:=IF(AND([.B939]&gt;3;[.B94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4">
            <text:p>9/24/2010</text:p>
          </table:table-cell>
          <table:table-cell office:value-type="float" office:value="6.84">
            <text:p>6.84</text:p>
          </table:table-cell>
          <table:table-cell table:formula="of:=IF(AND([.B940]&gt;3;[.B94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7">
            <text:p>9/27/2010</text:p>
          </table:table-cell>
          <table:table-cell office:value-type="float" office:value="7.02">
            <text:p>7.02</text:p>
          </table:table-cell>
          <table:table-cell table:formula="of:=IF(AND([.B941]&gt;3;[.B94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8">
            <text:p>9/28/2010</text:p>
          </table:table-cell>
          <table:table-cell office:value-type="float" office:value="6.95">
            <text:p>6.95</text:p>
          </table:table-cell>
          <table:table-cell table:formula="of:=IF(AND([.B942]&gt;3;[.B94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29">
            <text:p>9/29/2010</text:p>
          </table:table-cell>
          <table:table-cell office:value-type="float" office:value="7.28">
            <text:p>7.28</text:p>
          </table:table-cell>
          <table:table-cell table:formula="of:=IF(AND([.B943]&gt;3;[.B94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09-30">
            <text:p>9/30/2010</text:p>
          </table:table-cell>
          <table:table-cell office:value-type="float" office:value="7.11">
            <text:p>7.11</text:p>
          </table:table-cell>
          <table:table-cell table:formula="of:=IF(AND([.B944]&gt;3;[.B94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01">
            <text:p>10/1/2010</text:p>
          </table:table-cell>
          <table:table-cell office:value-type="float" office:value="7.05">
            <text:p>7.05</text:p>
          </table:table-cell>
          <table:table-cell table:formula="of:=IF(AND([.B945]&gt;3;[.B94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04">
            <text:p>10/4/2010</text:p>
          </table:table-cell>
          <table:table-cell office:value-type="float" office:value="6.94">
            <text:p>6.94</text:p>
          </table:table-cell>
          <table:table-cell table:formula="of:=IF(AND([.B946]&gt;3;[.B94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05">
            <text:p>10/5/2010</text:p>
          </table:table-cell>
          <table:table-cell office:value-type="float" office:value="6.98">
            <text:p>6.98</text:p>
          </table:table-cell>
          <table:table-cell table:formula="of:=IF(AND([.B947]&gt;3;[.B94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06">
            <text:p>10/6/2010</text:p>
          </table:table-cell>
          <table:table-cell office:value-type="float" office:value="6.86">
            <text:p>6.86</text:p>
          </table:table-cell>
          <table:table-cell table:formula="of:=IF(AND([.B948]&gt;3;[.B94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07">
            <text:p>10/7/2010</text:p>
          </table:table-cell>
          <table:table-cell office:value-type="float" office:value="6.87">
            <text:p>6.87</text:p>
          </table:table-cell>
          <table:table-cell table:formula="of:=IF(AND([.B949]&gt;3;[.B95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08">
            <text:p>10/8/2010</text:p>
          </table:table-cell>
          <table:table-cell office:value-type="float" office:value="7.05">
            <text:p>7.05</text:p>
          </table:table-cell>
          <table:table-cell table:formula="of:=IF(AND([.B950]&gt;3;[.B95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1">
            <text:p>10/11/2010</text:p>
          </table:table-cell>
          <table:table-cell office:value-type="float" office:value="7.24">
            <text:p>7.24</text:p>
          </table:table-cell>
          <table:table-cell table:formula="of:=IF(AND([.B951]&gt;3;[.B95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2">
            <text:p>10/12/2010</text:p>
          </table:table-cell>
          <table:table-cell office:value-type="float" office:value="7.3">
            <text:p>7.3</text:p>
          </table:table-cell>
          <table:table-cell table:formula="of:=IF(AND([.B952]&gt;3;[.B95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3">
            <text:p>10/13/2010</text:p>
          </table:table-cell>
          <table:table-cell office:value-type="float" office:value="7.22">
            <text:p>7.22</text:p>
          </table:table-cell>
          <table:table-cell table:formula="of:=IF(AND([.B953]&gt;3;[.B95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4">
            <text:p>10/14/2010</text:p>
          </table:table-cell>
          <table:table-cell office:value-type="float" office:value="7.14">
            <text:p>7.14</text:p>
          </table:table-cell>
          <table:table-cell table:formula="of:=IF(AND([.B954]&gt;3;[.B95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5">
            <text:p>10/15/2010</text:p>
          </table:table-cell>
          <table:table-cell office:value-type="float" office:value="7.12">
            <text:p>7.12</text:p>
          </table:table-cell>
          <table:table-cell table:formula="of:=IF(AND([.B955]&gt;3;[.B95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8">
            <text:p>10/18/2010</text:p>
          </table:table-cell>
          <table:table-cell office:value-type="float" office:value="6.96">
            <text:p>6.96</text:p>
          </table:table-cell>
          <table:table-cell table:formula="of:=IF(AND([.B956]&gt;3;[.B95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19">
            <text:p>10/19/2010</text:p>
          </table:table-cell>
          <table:table-cell office:value-type="float" office:value="6.95">
            <text:p>6.95</text:p>
          </table:table-cell>
          <table:table-cell table:formula="of:=IF(AND([.B957]&gt;3;[.B95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0">
            <text:p>10/20/2010</text:p>
          </table:table-cell>
          <table:table-cell office:value-type="float" office:value="6.82">
            <text:p>6.82</text:p>
          </table:table-cell>
          <table:table-cell table:formula="of:=IF(AND([.B958]&gt;3;[.B95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1">
            <text:p>10/21/2010</text:p>
          </table:table-cell>
          <table:table-cell office:value-type="float" office:value="6.89">
            <text:p>6.89</text:p>
          </table:table-cell>
          <table:table-cell table:formula="of:=IF(AND([.B959]&gt;3;[.B96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2">
            <text:p>10/22/2010</text:p>
          </table:table-cell>
          <table:table-cell office:value-type="float" office:value="6.89">
            <text:p>6.89</text:p>
          </table:table-cell>
          <table:table-cell table:formula="of:=IF(AND([.B960]&gt;3;[.B96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5">
            <text:p>10/25/2010</text:p>
          </table:table-cell>
          <table:table-cell office:value-type="float" office:value="7.26">
            <text:p>7.26</text:p>
          </table:table-cell>
          <table:table-cell table:formula="of:=IF(AND([.B961]&gt;3;[.B96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6">
            <text:p>10/26/2010</text:p>
          </table:table-cell>
          <table:table-cell office:value-type="float" office:value="7.2">
            <text:p>7.2</text:p>
          </table:table-cell>
          <table:table-cell table:formula="of:=IF(AND([.B962]&gt;3;[.B96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7">
            <text:p>10/27/2010</text:p>
          </table:table-cell>
          <table:table-cell office:value-type="float" office:value="7.35">
            <text:p>7.35</text:p>
          </table:table-cell>
          <table:table-cell table:formula="of:=IF(AND([.B963]&gt;3;[.B96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8">
            <text:p>10/28/2010</text:p>
          </table:table-cell>
          <table:table-cell office:value-type="float" office:value="7.63">
            <text:p>7.63</text:p>
          </table:table-cell>
          <table:table-cell table:formula="of:=IF(AND([.B964]&gt;3;[.B96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0-29">
            <text:p>10/29/2010</text:p>
          </table:table-cell>
          <table:table-cell office:value-type="float" office:value="7.34">
            <text:p>7.34</text:p>
          </table:table-cell>
          <table:table-cell table:formula="of:=IF(AND([.B965]&gt;3;[.B96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1">
            <text:p>11/1/2010</text:p>
          </table:table-cell>
          <table:table-cell office:value-type="float" office:value="7.36">
            <text:p>7.36</text:p>
          </table:table-cell>
          <table:table-cell table:formula="of:=IF(AND([.B966]&gt;3;[.B96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2">
            <text:p>11/2/2010</text:p>
          </table:table-cell>
          <table:table-cell office:value-type="float" office:value="7.54">
            <text:p>7.54</text:p>
          </table:table-cell>
          <table:table-cell table:formula="of:=IF(AND([.B967]&gt;3;[.B96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3">
            <text:p>11/3/2010</text:p>
          </table:table-cell>
          <table:table-cell office:value-type="float" office:value="7.64">
            <text:p>7.64</text:p>
          </table:table-cell>
          <table:table-cell table:formula="of:=IF(AND([.B968]&gt;3;[.B96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4">
            <text:p>11/4/2010</text:p>
          </table:table-cell>
          <table:table-cell office:value-type="float" office:value="8">
            <text:p>8</text:p>
          </table:table-cell>
          <table:table-cell table:formula="of:=IF(AND([.B969]&gt;3;[.B97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5">
            <text:p>11/5/2010</text:p>
          </table:table-cell>
          <table:table-cell office:value-type="float" office:value="8.04">
            <text:p>8.04</text:p>
          </table:table-cell>
          <table:table-cell table:formula="of:=IF(AND([.B970]&gt;3;[.B97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8">
            <text:p>11/8/2010</text:p>
          </table:table-cell>
          <table:table-cell office:value-type="float" office:value="8.14">
            <text:p>8.14</text:p>
          </table:table-cell>
          <table:table-cell table:formula="of:=IF(AND([.B971]&gt;3;[.B97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09">
            <text:p>11/9/2010</text:p>
          </table:table-cell>
          <table:table-cell office:value-type="float" office:value="7.91">
            <text:p>7.91</text:p>
          </table:table-cell>
          <table:table-cell table:formula="of:=IF(AND([.B972]&gt;3;[.B97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0">
            <text:p>11/10/2010</text:p>
          </table:table-cell>
          <table:table-cell office:value-type="float" office:value="7.75">
            <text:p>7.75</text:p>
          </table:table-cell>
          <table:table-cell table:formula="of:=IF(AND([.B973]&gt;3;[.B97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1">
            <text:p>11/11/2010</text:p>
          </table:table-cell>
          <table:table-cell office:value-type="float" office:value="7.63">
            <text:p>7.63</text:p>
          </table:table-cell>
          <table:table-cell table:formula="of:=IF(AND([.B974]&gt;3;[.B97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2">
            <text:p>11/12/2010</text:p>
          </table:table-cell>
          <table:table-cell office:value-type="float" office:value="7.63">
            <text:p>7.63</text:p>
          </table:table-cell>
          <table:table-cell table:formula="of:=IF(AND([.B975]&gt;3;[.B97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5">
            <text:p>11/15/2010</text:p>
          </table:table-cell>
          <table:table-cell office:value-type="float" office:value="7.57">
            <text:p>7.57</text:p>
          </table:table-cell>
          <table:table-cell table:formula="of:=IF(AND([.B976]&gt;3;[.B97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6">
            <text:p>11/16/2010</text:p>
          </table:table-cell>
          <table:table-cell office:value-type="float" office:value="7.43">
            <text:p>7.43</text:p>
          </table:table-cell>
          <table:table-cell table:formula="of:=IF(AND([.B977]&gt;3;[.B97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7">
            <text:p>11/17/2010</text:p>
          </table:table-cell>
          <table:table-cell office:value-type="float" office:value="7.33">
            <text:p>7.33</text:p>
          </table:table-cell>
          <table:table-cell table:formula="of:=IF(AND([.B978]&gt;3;[.B97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8">
            <text:p>11/18/2010</text:p>
          </table:table-cell>
          <table:table-cell office:value-type="float" office:value="7.35">
            <text:p>7.35</text:p>
          </table:table-cell>
          <table:table-cell table:formula="of:=IF(AND([.B979]&gt;3;[.B98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19">
            <text:p>11/19/2010</text:p>
          </table:table-cell>
          <table:table-cell office:value-type="float" office:value="7.47">
            <text:p>7.47</text:p>
          </table:table-cell>
          <table:table-cell table:formula="of:=IF(AND([.B980]&gt;3;[.B98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22">
            <text:p>11/22/2010</text:p>
          </table:table-cell>
          <table:table-cell office:value-type="float" office:value="7.41">
            <text:p>7.41</text:p>
          </table:table-cell>
          <table:table-cell table:formula="of:=IF(AND([.B981]&gt;3;[.B98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23">
            <text:p>11/23/2010</text:p>
          </table:table-cell>
          <table:table-cell office:value-type="float" office:value="7.32">
            <text:p>7.32</text:p>
          </table:table-cell>
          <table:table-cell table:formula="of:=IF(AND([.B982]&gt;3;[.B98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24">
            <text:p>11/24/2010</text:p>
          </table:table-cell>
          <table:table-cell office:value-type="float" office:value="7.62">
            <text:p>7.62</text:p>
          </table:table-cell>
          <table:table-cell table:formula="of:=IF(AND([.B983]&gt;3;[.B98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26">
            <text:p>11/26/2010</text:p>
          </table:table-cell>
          <table:table-cell office:value-type="float" office:value="7.55">
            <text:p>7.55</text:p>
          </table:table-cell>
          <table:table-cell table:formula="of:=IF(AND([.B984]&gt;3;[.B98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29">
            <text:p>11/29/2010</text:p>
          </table:table-cell>
          <table:table-cell office:value-type="float" office:value="7.38">
            <text:p>7.38</text:p>
          </table:table-cell>
          <table:table-cell table:formula="of:=IF(AND([.B985]&gt;3;[.B98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1-30">
            <text:p>11/30/2010</text:p>
          </table:table-cell>
          <table:table-cell office:value-type="float" office:value="7.29">
            <text:p>7.29</text:p>
          </table:table-cell>
          <table:table-cell table:formula="of:=IF(AND([.B986]&gt;3;[.B98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1">
            <text:p>12/1/2010</text:p>
          </table:table-cell>
          <table:table-cell office:value-type="float" office:value="7.51">
            <text:p>7.51</text:p>
          </table:table-cell>
          <table:table-cell table:formula="of:=IF(AND([.B987]&gt;3;[.B98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2">
            <text:p>12/2/2010</text:p>
          </table:table-cell>
          <table:table-cell office:value-type="float" office:value="7.54">
            <text:p>7.54</text:p>
          </table:table-cell>
          <table:table-cell table:formula="of:=IF(AND([.B988]&gt;3;[.B98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3">
            <text:p>12/3/2010</text:p>
          </table:table-cell>
          <table:table-cell office:value-type="float" office:value="7.65">
            <text:p>7.65</text:p>
          </table:table-cell>
          <table:table-cell table:formula="of:=IF(AND([.B989]&gt;3;[.B99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6">
            <text:p>12/6/2010</text:p>
          </table:table-cell>
          <table:table-cell office:value-type="float" office:value="7.82">
            <text:p>7.82</text:p>
          </table:table-cell>
          <table:table-cell table:formula="of:=IF(AND([.B990]&gt;3;[.B99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7">
            <text:p>12/7/2010</text:p>
          </table:table-cell>
          <table:table-cell office:value-type="float" office:value="8.02">
            <text:p>8.02</text:p>
          </table:table-cell>
          <table:table-cell table:formula="of:=IF(AND([.B991]&gt;3;[.B99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8">
            <text:p>12/8/2010</text:p>
          </table:table-cell>
          <table:table-cell office:value-type="float" office:value="8.17">
            <text:p>8.17</text:p>
          </table:table-cell>
          <table:table-cell table:formula="of:=IF(AND([.B992]&gt;3;[.B99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09">
            <text:p>12/9/2010</text:p>
          </table:table-cell>
          <table:table-cell office:value-type="float" office:value="7.95">
            <text:p>7.95</text:p>
          </table:table-cell>
          <table:table-cell table:formula="of:=IF(AND([.B993]&gt;3;[.B99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10">
            <text:p>12/10/2010</text:p>
          </table:table-cell>
          <table:table-cell office:value-type="float" office:value="8.07">
            <text:p>8.07</text:p>
          </table:table-cell>
          <table:table-cell table:formula="of:=IF(AND([.B994]&gt;3;[.B99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13">
            <text:p>12/13/2010</text:p>
          </table:table-cell>
          <table:table-cell office:value-type="float" office:value="8.23">
            <text:p>8.23</text:p>
          </table:table-cell>
          <table:table-cell table:formula="of:=IF(AND([.B995]&gt;3;[.B99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14">
            <text:p>12/14/2010</text:p>
          </table:table-cell>
          <table:table-cell office:value-type="float" office:value="8.05">
            <text:p>8.05</text:p>
          </table:table-cell>
          <table:table-cell table:formula="of:=IF(AND([.B996]&gt;3;[.B99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15">
            <text:p>12/15/2010</text:p>
          </table:table-cell>
          <table:table-cell office:value-type="float" office:value="8.02">
            <text:p>8.02</text:p>
          </table:table-cell>
          <table:table-cell table:formula="of:=IF(AND([.B997]&gt;3;[.B99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16">
            <text:p>12/16/2010</text:p>
          </table:table-cell>
          <table:table-cell office:value-type="float" office:value="8.03">
            <text:p>8.03</text:p>
          </table:table-cell>
          <table:table-cell table:formula="of:=IF(AND([.B998]&gt;3;[.B99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17">
            <text:p>12/17/2010</text:p>
          </table:table-cell>
          <table:table-cell office:value-type="float" office:value="8.1">
            <text:p>8.1</text:p>
          </table:table-cell>
          <table:table-cell table:formula="of:=IF(AND([.B999]&gt;3;[.B1000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0">
            <text:p>12/20/2010</text:p>
          </table:table-cell>
          <table:table-cell office:value-type="float" office:value="8.24">
            <text:p>8.24</text:p>
          </table:table-cell>
          <table:table-cell table:formula="of:=IF(AND([.B1000]&gt;3;[.B1001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1">
            <text:p>12/21/2010</text:p>
          </table:table-cell>
          <table:table-cell office:value-type="float" office:value="8.14">
            <text:p>8.14</text:p>
          </table:table-cell>
          <table:table-cell table:formula="of:=IF(AND([.B1001]&gt;3;[.B1002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2">
            <text:p>12/22/2010</text:p>
          </table:table-cell>
          <table:table-cell office:value-type="float" office:value="8.11">
            <text:p>8.11</text:p>
          </table:table-cell>
          <table:table-cell table:formula="of:=IF(AND([.B1002]&gt;3;[.B1003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3">
            <text:p>12/23/2010</text:p>
          </table:table-cell>
          <table:table-cell office:value-type="float" office:value="8.04">
            <text:p>8.04</text:p>
          </table:table-cell>
          <table:table-cell table:formula="of:=IF(AND([.B1003]&gt;3;[.B1004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7">
            <text:p>12/27/2010</text:p>
          </table:table-cell>
          <table:table-cell office:value-type="float" office:value="8.05">
            <text:p>8.05</text:p>
          </table:table-cell>
          <table:table-cell table:formula="of:=IF(AND([.B1004]&gt;3;[.B1005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8">
            <text:p>12/28/2010</text:p>
          </table:table-cell>
          <table:table-cell office:value-type="float" office:value="8.09">
            <text:p>8.09</text:p>
          </table:table-cell>
          <table:table-cell table:formula="of:=IF(AND([.B1005]&gt;3;[.B1006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29">
            <text:p>12/29/2010</text:p>
          </table:table-cell>
          <table:table-cell office:value-type="float" office:value="8.08">
            <text:p>8.08</text:p>
          </table:table-cell>
          <table:table-cell table:formula="of:=IF(AND([.B1006]&gt;3;[.B1007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30">
            <text:p>12/30/2010</text:p>
          </table:table-cell>
          <table:table-cell office:value-type="float" office:value="8.14">
            <text:p>8.14</text:p>
          </table:table-cell>
          <table:table-cell table:formula="of:=IF(AND([.B1007]&gt;3;[.B1008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0-12-31">
            <text:p>12/31/2010</text:p>
          </table:table-cell>
          <table:table-cell office:value-type="float" office:value="8.18">
            <text:p>8.18</text:p>
          </table:table-cell>
          <table:table-cell table:formula="of:=IF(AND([.B1008]&gt;3;[.B1009]&lt;3);1;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formula="of:=COUNTIF([.C2:.C1009];1)" office:value-type="float" office:value="2">
            <text:p>2</text:p>
          </table:table-cell>
          <table:table-cell table:number-columns-repeated="1021"/>
        </table:table-row>
      </table:table>
      <table:table table:name="Values Evt 1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AMD</text:p>
          </table:table-cell>
          <table:table-cell office:value-type="string">
            <text:p>SPY</text:p>
          </table:table-cell>
          <table:table-cell office:value-type="string">
            <text:p>AMD_DR</text:p>
          </table:table-cell>
          <table:table-cell office:value-type="string">
            <text:p>SPY_DR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7-02-16">
            <text:p>2/16/2007</text:p>
          </table:table-cell>
          <table:table-cell office:value-type="float" office:value="14.94">
            <text:p>14.94</text:p>
          </table:table-cell>
          <table:table-cell office:value-type="float" office:value="128.34">
            <text:p>128.34</text:p>
          </table:table-cell>
          <table:table-cell office:value-type="float" office:value="0">
            <text:p>0.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ope</text:p>
          </table:table-cell>
          <table:table-cell table:formula="of:=SLOPE([.D209:.D408];[.E209:.E408])" office:value-type="float" office:value="1.50315480301188">
            <text:p>1.503154803</text:p>
          </table:table-cell>
          <table:table-cell office:value-type="string">
            <text:p>intercept</text:p>
          </table:table-cell>
          <table:table-cell table:style-name="ce11" table:formula="of:=INTERCEPT([.D209:.D408];[.E209:.E408])" office:value-type="float" office:value="-0.000837138880619046">
            <text:p>-0.000837</text:p>
          </table:table-cell>
          <table:table-cell office:value-type="string">
            <text:p>STD Error</text:p>
          </table:table-cell>
          <table:table-cell table:formula="of:=STEYX([.D209:.D408];[.E209:.E408])" office:value-type="float" office:value="0.033137178542993">
            <text:p>0.0331371785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07-02-20">
            <text:p>2/20/2007</text:p>
          </table:table-cell>
          <table:table-cell office:value-type="float" office:value="14.92">
            <text:p>14.92</text:p>
          </table:table-cell>
          <table:table-cell office:value-type="float" office:value="128.61">
            <text:p>128.61</text:p>
          </table:table-cell>
          <table:table-cell table:style-name="ce9" table:formula="of:=[.B3]/[.B2]-1" office:value-type="float" office:value="-0.00133868808567605">
            <text:p>-0.0013</text:p>
          </table:table-cell>
          <table:table-cell table:formula="of:=[.C3]/[.C2]-1" office:value-type="float" office:value="0.00210378681626944">
            <text:p>0.0021037868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2-21">
            <text:p>2/21/2007</text:p>
          </table:table-cell>
          <table:table-cell office:value-type="float" office:value="14.56">
            <text:p>14.56</text:p>
          </table:table-cell>
          <table:table-cell office:value-type="float" office:value="128.56">
            <text:p>128.56</text:p>
          </table:table-cell>
          <table:table-cell table:style-name="ce9" table:formula="of:=[.B4]/[.B3]-1" office:value-type="float" office:value="-0.0241286863270778">
            <text:p>-0.0241</text:p>
          </table:table-cell>
          <table:table-cell table:formula="of:=[.C4]/[.C3]-1" office:value-type="float" office:value="-0.000388772257211789">
            <text:p>-0.0003887723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2-22">
            <text:p>2/22/2007</text:p>
          </table:table-cell>
          <table:table-cell office:value-type="float" office:value="14.54">
            <text:p>14.54</text:p>
          </table:table-cell>
          <table:table-cell office:value-type="float" office:value="128.46">
            <text:p>128.46</text:p>
          </table:table-cell>
          <table:table-cell table:style-name="ce9" table:formula="of:=[.B5]/[.B4]-1" office:value-type="float" office:value="-0.00137362637362648">
            <text:p>-0.0014</text:p>
          </table:table-cell>
          <table:table-cell table:formula="of:=[.C5]/[.C4]-1" office:value-type="float" office:value="-0.000777846919726155">
            <text:p>-0.0007778469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2-23">
            <text:p>2/23/2007</text:p>
          </table:table-cell>
          <table:table-cell office:value-type="float" office:value="14.69">
            <text:p>14.69</text:p>
          </table:table-cell>
          <table:table-cell office:value-type="float" office:value="127.96">
            <text:p>127.96</text:p>
          </table:table-cell>
          <table:table-cell table:style-name="ce9" table:formula="of:=[.B6]/[.B5]-1" office:value-type="float" office:value="0.0103163686382393">
            <text:p>0.0103</text:p>
          </table:table-cell>
          <table:table-cell table:formula="of:=[.C6]/[.C5]-1" office:value-type="float" office:value="-0.00389226218278071">
            <text:p>-0.0038922622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2-26">
            <text:p>2/26/2007</text:p>
          </table:table-cell>
          <table:table-cell office:value-type="float" office:value="15.68">
            <text:p>15.68</text:p>
          </table:table-cell>
          <table:table-cell office:value-type="float" office:value="127.84">
            <text:p>127.84</text:p>
          </table:table-cell>
          <table:table-cell table:style-name="ce9" table:formula="of:=[.B7]/[.B6]-1" office:value-type="float" office:value="0.0673927842069435">
            <text:p>0.0674</text:p>
          </table:table-cell>
          <table:table-cell table:formula="of:=[.C7]/[.C6]-1" office:value-type="float" office:value="-0.00093779306033126">
            <text:p>-0.000937793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2-27">
            <text:p>2/27/2007</text:p>
          </table:table-cell>
          <table:table-cell office:value-type="float" office:value="15.08">
            <text:p>15.08</text:p>
          </table:table-cell>
          <table:table-cell office:value-type="float" office:value="122.85">
            <text:p>122.85</text:p>
          </table:table-cell>
          <table:table-cell table:style-name="ce9" table:formula="of:=[.B8]/[.B7]-1" office:value-type="float" office:value="-0.0382653061224489">
            <text:p>-0.0383</text:p>
          </table:table-cell>
          <table:table-cell table:formula="of:=[.C8]/[.C7]-1" office:value-type="float" office:value="-0.0390331664580726">
            <text:p>-0.0390331665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2-28">
            <text:p>2/28/2007</text:p>
          </table:table-cell>
          <table:table-cell office:value-type="float" office:value="15.07">
            <text:p>15.07</text:p>
          </table:table-cell>
          <table:table-cell office:value-type="float" office:value="124.11">
            <text:p>124.11</text:p>
          </table:table-cell>
          <table:table-cell table:style-name="ce9" table:formula="of:=[.B9]/[.B8]-1" office:value-type="float" office:value="-0.000663129973474841">
            <text:p>-0.0007</text:p>
          </table:table-cell>
          <table:table-cell table:formula="of:=[.C9]/[.C8]-1" office:value-type="float" office:value="0.0102564102564102">
            <text:p>0.0102564103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01">
            <text:p>3/1/2007</text:p>
          </table:table-cell>
          <table:table-cell office:value-type="float" office:value="14.79">
            <text:p>14.79</text:p>
          </table:table-cell>
          <table:table-cell office:value-type="float" office:value="123.74">
            <text:p>123.74</text:p>
          </table:table-cell>
          <table:table-cell table:style-name="ce9" table:formula="of:=[.B10]/[.B9]-1" office:value-type="float" office:value="-0.0185799601857997">
            <text:p>-0.0186</text:p>
          </table:table-cell>
          <table:table-cell table:formula="of:=[.C10]/[.C9]-1" office:value-type="float" office:value="-0.00298122633148012">
            <text:p>-0.0029812263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02">
            <text:p>3/2/2007</text:p>
          </table:table-cell>
          <table:table-cell office:value-type="float" office:value="14.18">
            <text:p>14.18</text:p>
          </table:table-cell>
          <table:table-cell office:value-type="float" office:value="122.12">
            <text:p>122.12</text:p>
          </table:table-cell>
          <table:table-cell table:style-name="ce9" table:formula="of:=[.B11]/[.B10]-1" office:value-type="float" office:value="-0.0412440838404327">
            <text:p>-0.0412</text:p>
          </table:table-cell>
          <table:table-cell table:formula="of:=[.C11]/[.C10]-1" office:value-type="float" office:value="-0.0130919670276385">
            <text:p>-0.013091967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05">
            <text:p>3/5/2007</text:p>
          </table:table-cell>
          <table:table-cell office:value-type="float" office:value="13.95">
            <text:p>13.95</text:p>
          </table:table-cell>
          <table:table-cell office:value-type="float" office:value="120.96">
            <text:p>120.96</text:p>
          </table:table-cell>
          <table:table-cell table:style-name="ce9" table:formula="of:=[.B12]/[.B11]-1" office:value-type="float" office:value="-0.0162200282087448">
            <text:p>-0.0162</text:p>
          </table:table-cell>
          <table:table-cell table:formula="of:=[.C12]/[.C11]-1" office:value-type="float" office:value="-0.00949885358663616">
            <text:p>-0.0094988536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06">
            <text:p>3/6/2007</text:p>
          </table:table-cell>
          <table:table-cell office:value-type="float" office:value="14.09">
            <text:p>14.09</text:p>
          </table:table-cell>
          <table:table-cell office:value-type="float" office:value="123.03">
            <text:p>123.03</text:p>
          </table:table-cell>
          <table:table-cell table:style-name="ce9" table:formula="of:=[.B13]/[.B12]-1" office:value-type="float" office:value="0.0100358422939069">
            <text:p>0.0100</text:p>
          </table:table-cell>
          <table:table-cell table:formula="of:=[.C13]/[.C12]-1" office:value-type="float" office:value="0.0171130952380953">
            <text:p>0.0171130952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07">
            <text:p>3/7/2007</text:p>
          </table:table-cell>
          <table:table-cell office:value-type="float" office:value="14.1">
            <text:p>14.1</text:p>
          </table:table-cell>
          <table:table-cell office:value-type="float" office:value="122.9">
            <text:p>122.9</text:p>
          </table:table-cell>
          <table:table-cell table:style-name="ce9" table:formula="of:=[.B14]/[.B13]-1" office:value-type="float" office:value="0.000709723207948931">
            <text:p>0.0007</text:p>
          </table:table-cell>
          <table:table-cell table:formula="of:=[.C14]/[.C13]-1" office:value-type="float" office:value="-0.00105665284889855">
            <text:p>-0.0010566528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08">
            <text:p>3/8/2007</text:p>
          </table:table-cell>
          <table:table-cell office:value-type="float" office:value="14.19">
            <text:p>14.19</text:p>
          </table:table-cell>
          <table:table-cell office:value-type="float" office:value="123.94">
            <text:p>123.94</text:p>
          </table:table-cell>
          <table:table-cell table:style-name="ce9" table:formula="of:=[.B15]/[.B14]-1" office:value-type="float" office:value="0.00638297872340421">
            <text:p>0.0064</text:p>
          </table:table-cell>
          <table:table-cell table:formula="of:=[.C15]/[.C14]-1" office:value-type="float" office:value="0.00846216436126923">
            <text:p>0.0084621644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09">
            <text:p>3/9/2007</text:p>
          </table:table-cell>
          <table:table-cell office:value-type="float" office:value="14.2">
            <text:p>14.2</text:p>
          </table:table-cell>
          <table:table-cell office:value-type="float" office:value="123.98">
            <text:p>123.98</text:p>
          </table:table-cell>
          <table:table-cell table:style-name="ce9" table:formula="of:=[.B16]/[.B15]-1" office:value-type="float" office:value="0.000704721634954275">
            <text:p>0.0007</text:p>
          </table:table-cell>
          <table:table-cell table:formula="of:=[.C16]/[.C15]-1" office:value-type="float" office:value="0.000322736808133106">
            <text:p>0.0003227368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12">
            <text:p>3/12/2007</text:p>
          </table:table-cell>
          <table:table-cell office:value-type="float" office:value="14.17">
            <text:p>14.17</text:p>
          </table:table-cell>
          <table:table-cell office:value-type="float" office:value="124.16">
            <text:p>124.16</text:p>
          </table:table-cell>
          <table:table-cell table:style-name="ce9" table:formula="of:=[.B17]/[.B16]-1" office:value-type="float" office:value="-0.00211267605633803">
            <text:p>-0.0021</text:p>
          </table:table-cell>
          <table:table-cell table:formula="of:=[.C17]/[.C16]-1" office:value-type="float" office:value="0.00145184707210833">
            <text:p>0.001451847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13">
            <text:p>3/13/2007</text:p>
          </table:table-cell>
          <table:table-cell office:value-type="float" office:value="13.94">
            <text:p>13.94</text:p>
          </table:table-cell>
          <table:table-cell office:value-type="float" office:value="121.75">
            <text:p>121.75</text:p>
          </table:table-cell>
          <table:table-cell table:style-name="ce9" table:formula="of:=[.B18]/[.B17]-1" office:value-type="float" office:value="-0.0162314749470713">
            <text:p>-0.0162</text:p>
          </table:table-cell>
          <table:table-cell table:formula="of:=[.C18]/[.C17]-1" office:value-type="float" office:value="-0.0194104381443299">
            <text:p>-0.019410438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14">
            <text:p>3/14/2007</text:p>
          </table:table-cell>
          <table:table-cell office:value-type="float" office:value="14.13">
            <text:p>14.13</text:p>
          </table:table-cell>
          <table:table-cell office:value-type="float" office:value="122.66">
            <text:p>122.66</text:p>
          </table:table-cell>
          <table:table-cell table:style-name="ce9" table:formula="of:=[.B19]/[.B18]-1" office:value-type="float" office:value="0.0136298421807748">
            <text:p>0.0136</text:p>
          </table:table-cell>
          <table:table-cell table:formula="of:=[.C19]/[.C18]-1" office:value-type="float" office:value="0.00747433264887065">
            <text:p>0.0074743326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15">
            <text:p>3/15/2007</text:p>
          </table:table-cell>
          <table:table-cell office:value-type="float" office:value="13.93">
            <text:p>13.93</text:p>
          </table:table-cell>
          <table:table-cell office:value-type="float" office:value="122.82">
            <text:p>122.82</text:p>
          </table:table-cell>
          <table:table-cell table:style-name="ce9" table:formula="of:=[.B20]/[.B19]-1" office:value-type="float" office:value="-0.0141542816702053">
            <text:p>-0.0142</text:p>
          </table:table-cell>
          <table:table-cell table:formula="of:=[.C20]/[.C19]-1" office:value-type="float" office:value="0.00130441871840858">
            <text:p>0.0013044187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16">
            <text:p>3/16/2007</text:p>
          </table:table-cell>
          <table:table-cell office:value-type="float" office:value="14.01">
            <text:p>14.01</text:p>
          </table:table-cell>
          <table:table-cell office:value-type="float" office:value="122.48">
            <text:p>122.48</text:p>
          </table:table-cell>
          <table:table-cell table:style-name="ce9" table:formula="of:=[.B21]/[.B20]-1" office:value-type="float" office:value="0.00574300071787515">
            <text:p>0.0057</text:p>
          </table:table-cell>
          <table:table-cell table:formula="of:=[.C21]/[.C20]-1" office:value-type="float" office:value="-0.00276827878195729">
            <text:p>-0.0027682788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19">
            <text:p>3/19/2007</text:p>
          </table:table-cell>
          <table:table-cell office:value-type="float" office:value="13.72">
            <text:p>13.72</text:p>
          </table:table-cell>
          <table:table-cell office:value-type="float" office:value="123.96">
            <text:p>123.96</text:p>
          </table:table-cell>
          <table:table-cell table:style-name="ce9" table:formula="of:=[.B22]/[.B21]-1" office:value-type="float" office:value="-0.0206995003568878">
            <text:p>-0.0207</text:p>
          </table:table-cell>
          <table:table-cell table:formula="of:=[.C22]/[.C21]-1" office:value-type="float" office:value="0.01208360548661">
            <text:p>0.0120836055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20">
            <text:p>3/20/2007</text:p>
          </table:table-cell>
          <table:table-cell office:value-type="float" office:value="13.41">
            <text:p>13.41</text:p>
          </table:table-cell>
          <table:table-cell office:value-type="float" office:value="124.64">
            <text:p>124.64</text:p>
          </table:table-cell>
          <table:table-cell table:style-name="ce9" table:formula="of:=[.B23]/[.B22]-1" office:value-type="float" office:value="-0.0225947521865889">
            <text:p>-0.0226</text:p>
          </table:table-cell>
          <table:table-cell table:formula="of:=[.C23]/[.C22]-1" office:value-type="float" office:value="0.00548564052920297">
            <text:p>0.0054856405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21">
            <text:p>3/21/2007</text:p>
          </table:table-cell>
          <table:table-cell office:value-type="float" office:value="13.6">
            <text:p>13.6</text:p>
          </table:table-cell>
          <table:table-cell office:value-type="float" office:value="126.69">
            <text:p>126.69</text:p>
          </table:table-cell>
          <table:table-cell table:style-name="ce9" table:formula="of:=[.B24]/[.B23]-1" office:value-type="float" office:value="0.0141685309470545">
            <text:p>0.0142</text:p>
          </table:table-cell>
          <table:table-cell table:formula="of:=[.C24]/[.C23]-1" office:value-type="float" office:value="0.0164473684210527">
            <text:p>0.0164473684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22">
            <text:p>3/22/2007</text:p>
          </table:table-cell>
          <table:table-cell office:value-type="float" office:value="13.35">
            <text:p>13.35</text:p>
          </table:table-cell>
          <table:table-cell office:value-type="float" office:value="126.59">
            <text:p>126.59</text:p>
          </table:table-cell>
          <table:table-cell table:style-name="ce9" table:formula="of:=[.B25]/[.B24]-1" office:value-type="float" office:value="-0.0183823529411765">
            <text:p>-0.0184</text:p>
          </table:table-cell>
          <table:table-cell table:formula="of:=[.C25]/[.C24]-1" office:value-type="float" office:value="-0.000789328281632251">
            <text:p>-0.0007893283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23">
            <text:p>3/23/2007</text:p>
          </table:table-cell>
          <table:table-cell office:value-type="float" office:value="13.5">
            <text:p>13.5</text:p>
          </table:table-cell>
          <table:table-cell office:value-type="float" office:value="126.78">
            <text:p>126.78</text:p>
          </table:table-cell>
          <table:table-cell table:style-name="ce9" table:formula="of:=[.B26]/[.B25]-1" office:value-type="float" office:value="0.0112359550561798">
            <text:p>0.0112</text:p>
          </table:table-cell>
          <table:table-cell table:formula="of:=[.C26]/[.C25]-1" office:value-type="float" office:value="0.00150090844458495">
            <text:p>0.0015009084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26">
            <text:p>3/26/2007</text:p>
          </table:table-cell>
          <table:table-cell office:value-type="float" office:value="13.55">
            <text:p>13.55</text:p>
          </table:table-cell>
          <table:table-cell office:value-type="float" office:value="126.61">
            <text:p>126.61</text:p>
          </table:table-cell>
          <table:table-cell table:style-name="ce9" table:formula="of:=[.B27]/[.B26]-1" office:value-type="float" office:value="0.00370370370370376">
            <text:p>0.0037</text:p>
          </table:table-cell>
          <table:table-cell table:formula="of:=[.C27]/[.C26]-1" office:value-type="float" office:value="-0.00134090550560029">
            <text:p>-0.0013409055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27">
            <text:p>3/27/2007</text:p>
          </table:table-cell>
          <table:table-cell office:value-type="float" office:value="13.5">
            <text:p>13.5</text:p>
          </table:table-cell>
          <table:table-cell office:value-type="float" office:value="126.31">
            <text:p>126.31</text:p>
          </table:table-cell>
          <table:table-cell table:style-name="ce9" table:formula="of:=[.B28]/[.B27]-1" office:value-type="float" office:value="-0.00369003690036906">
            <text:p>-0.0037</text:p>
          </table:table-cell>
          <table:table-cell table:formula="of:=[.C28]/[.C27]-1" office:value-type="float" office:value="-0.00236948108364265">
            <text:p>-0.002369481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28">
            <text:p>3/28/2007</text:p>
          </table:table-cell>
          <table:table-cell office:value-type="float" office:value="13.38">
            <text:p>13.38</text:p>
          </table:table-cell>
          <table:table-cell office:value-type="float" office:value="125.39">
            <text:p>125.39</text:p>
          </table:table-cell>
          <table:table-cell table:style-name="ce9" table:formula="of:=[.B29]/[.B28]-1" office:value-type="float" office:value="-0.00888888888888883">
            <text:p>-0.0089</text:p>
          </table:table-cell>
          <table:table-cell table:formula="of:=[.C29]/[.C28]-1" office:value-type="float" office:value="-0.0072836671680786">
            <text:p>-0.0072836672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29">
            <text:p>3/29/2007</text:p>
          </table:table-cell>
          <table:table-cell office:value-type="float" office:value="13.08">
            <text:p>13.08</text:p>
          </table:table-cell>
          <table:table-cell office:value-type="float" office:value="125.52">
            <text:p>125.52</text:p>
          </table:table-cell>
          <table:table-cell table:style-name="ce9" table:formula="of:=[.B30]/[.B29]-1" office:value-type="float" office:value="-0.0224215246636772">
            <text:p>-0.0224</text:p>
          </table:table-cell>
          <table:table-cell table:formula="of:=[.C30]/[.C29]-1" office:value-type="float" office:value="0.00103676529228802">
            <text:p>0.0010367653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3-30">
            <text:p>3/30/2007</text:p>
          </table:table-cell>
          <table:table-cell office:value-type="float" office:value="13.06">
            <text:p>13.06</text:p>
          </table:table-cell>
          <table:table-cell office:value-type="float" office:value="125.55">
            <text:p>125.55</text:p>
          </table:table-cell>
          <table:table-cell table:style-name="ce9" table:formula="of:=[.B31]/[.B30]-1" office:value-type="float" office:value="-0.00152905198776754">
            <text:p>-0.0015</text:p>
          </table:table-cell>
          <table:table-cell table:formula="of:=[.C31]/[.C30]-1" office:value-type="float" office:value="0.000239005736137665">
            <text:p>0.0002390057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02">
            <text:p>4/2/2007</text:p>
          </table:table-cell>
          <table:table-cell office:value-type="float" office:value="12.83">
            <text:p>12.83</text:p>
          </table:table-cell>
          <table:table-cell office:value-type="float" office:value="125.69">
            <text:p>125.69</text:p>
          </table:table-cell>
          <table:table-cell table:style-name="ce9" table:formula="of:=[.B32]/[.B31]-1" office:value-type="float" office:value="-0.0176110260336907">
            <text:p>-0.0176</text:p>
          </table:table-cell>
          <table:table-cell table:formula="of:=[.C32]/[.C31]-1" office:value-type="float" office:value="0.00111509358821182">
            <text:p>0.0011150936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03">
            <text:p>4/3/2007</text:p>
          </table:table-cell>
          <table:table-cell office:value-type="float" office:value="12.9">
            <text:p>12.9</text:p>
          </table:table-cell>
          <table:table-cell office:value-type="float" office:value="127.04">
            <text:p>127.04</text:p>
          </table:table-cell>
          <table:table-cell table:style-name="ce9" table:formula="of:=[.B33]/[.B32]-1" office:value-type="float" office:value="0.0054559625876851">
            <text:p>0.0055</text:p>
          </table:table-cell>
          <table:table-cell table:formula="of:=[.C33]/[.C32]-1" office:value-type="float" office:value="0.010740711273769">
            <text:p>0.0107407113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04">
            <text:p>4/4/2007</text:p>
          </table:table-cell>
          <table:table-cell office:value-type="float" office:value="12.71">
            <text:p>12.71</text:p>
          </table:table-cell>
          <table:table-cell office:value-type="float" office:value="127.18">
            <text:p>127.18</text:p>
          </table:table-cell>
          <table:table-cell table:style-name="ce9" table:formula="of:=[.B34]/[.B33]-1" office:value-type="float" office:value="-0.0147286821705426">
            <text:p>-0.0147</text:p>
          </table:table-cell>
          <table:table-cell table:formula="of:=[.C34]/[.C33]-1" office:value-type="float" office:value="0.00110201511335006">
            <text:p>0.001102015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05">
            <text:p>4/5/2007</text:p>
          </table:table-cell>
          <table:table-cell office:value-type="float" office:value="12.86">
            <text:p>12.86</text:p>
          </table:table-cell>
          <table:table-cell office:value-type="float" office:value="127.53">
            <text:p>127.53</text:p>
          </table:table-cell>
          <table:table-cell table:style-name="ce9" table:formula="of:=[.B35]/[.B34]-1" office:value-type="float" office:value="0.0118017309205349">
            <text:p>0.0118</text:p>
          </table:table-cell>
          <table:table-cell table:formula="of:=[.C35]/[.C34]-1" office:value-type="float" office:value="0.00275200503223783">
            <text:p>0.002752005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09">
            <text:p>4/9/2007</text:p>
          </table:table-cell>
          <table:table-cell office:value-type="float" office:value="13.35">
            <text:p>13.35</text:p>
          </table:table-cell>
          <table:table-cell office:value-type="float" office:value="127.71">
            <text:p>127.71</text:p>
          </table:table-cell>
          <table:table-cell table:style-name="ce9" table:formula="of:=[.B36]/[.B35]-1" office:value-type="float" office:value="0.0381026438569207">
            <text:p>0.0381</text:p>
          </table:table-cell>
          <table:table-cell table:formula="of:=[.C36]/[.C35]-1" office:value-type="float" office:value="0.00141143260409304">
            <text:p>0.0014114326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10">
            <text:p>4/10/2007</text:p>
          </table:table-cell>
          <table:table-cell office:value-type="float" office:value="13.27">
            <text:p>13.27</text:p>
          </table:table-cell>
          <table:table-cell office:value-type="float" office:value="127.86">
            <text:p>127.86</text:p>
          </table:table-cell>
          <table:table-cell table:style-name="ce9" table:formula="of:=[.B37]/[.B36]-1" office:value-type="float" office:value="-0.00599250936329587">
            <text:p>-0.0060</text:p>
          </table:table-cell>
          <table:table-cell table:formula="of:=[.C37]/[.C36]-1" office:value-type="float" office:value="0.00117453605825713">
            <text:p>0.001174536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11">
            <text:p>4/11/2007</text:p>
          </table:table-cell>
          <table:table-cell office:value-type="float" office:value="13.19">
            <text:p>13.19</text:p>
          </table:table-cell>
          <table:table-cell office:value-type="float" office:value="127.33">
            <text:p>127.33</text:p>
          </table:table-cell>
          <table:table-cell table:style-name="ce9" table:formula="of:=[.B38]/[.B37]-1" office:value-type="float" office:value="-0.00602863602110026">
            <text:p>-0.0060</text:p>
          </table:table-cell>
          <table:table-cell table:formula="of:=[.C38]/[.C37]-1" office:value-type="float" office:value="-0.00414515876740185">
            <text:p>-0.0041451588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12">
            <text:p>4/12/2007</text:p>
          </table:table-cell>
          <table:table-cell office:value-type="float" office:value="13.66">
            <text:p>13.66</text:p>
          </table:table-cell>
          <table:table-cell office:value-type="float" office:value="127.9">
            <text:p>127.9</text:p>
          </table:table-cell>
          <table:table-cell table:style-name="ce9" table:formula="of:=[.B39]/[.B38]-1" office:value-type="float" office:value="0.0356330553449584">
            <text:p>0.0356</text:p>
          </table:table-cell>
          <table:table-cell table:formula="of:=[.C39]/[.C38]-1" office:value-type="float" office:value="0.00447655697793148">
            <text:p>0.004476557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13">
            <text:p>4/13/2007</text:p>
          </table:table-cell>
          <table:table-cell office:value-type="float" office:value="13.57">
            <text:p>13.57</text:p>
          </table:table-cell>
          <table:table-cell office:value-type="float" office:value="128.48">
            <text:p>128.48</text:p>
          </table:table-cell>
          <table:table-cell table:style-name="ce9" table:formula="of:=[.B40]/[.B39]-1" office:value-type="float" office:value="-0.00658857979502192">
            <text:p>-0.0066</text:p>
          </table:table-cell>
          <table:table-cell table:formula="of:=[.C40]/[.C39]-1" office:value-type="float" office:value="0.00453479280688018">
            <text:p>0.0045347928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16">
            <text:p>4/16/2007</text:p>
          </table:table-cell>
          <table:table-cell office:value-type="float" office:value="13.52">
            <text:p>13.52</text:p>
          </table:table-cell>
          <table:table-cell office:value-type="float" office:value="129.7">
            <text:p>129.7</text:p>
          </table:table-cell>
          <table:table-cell table:style-name="ce9" table:formula="of:=[.B41]/[.B40]-1" office:value-type="float" office:value="-0.00368459837877677">
            <text:p>-0.0037</text:p>
          </table:table-cell>
          <table:table-cell table:formula="of:=[.C41]/[.C40]-1" office:value-type="float" office:value="0.00949564134495651">
            <text:p>0.0094956413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17">
            <text:p>4/17/2007</text:p>
          </table:table-cell>
          <table:table-cell office:value-type="float" office:value="13.47">
            <text:p>13.47</text:p>
          </table:table-cell>
          <table:table-cell office:value-type="float" office:value="130.05">
            <text:p>130.05</text:p>
          </table:table-cell>
          <table:table-cell table:style-name="ce9" table:formula="of:=[.B42]/[.B41]-1" office:value-type="float" office:value="-0.00369822485207094">
            <text:p>-0.0037</text:p>
          </table:table-cell>
          <table:table-cell table:formula="of:=[.C42]/[.C41]-1" office:value-type="float" office:value="0.0026985350809563">
            <text:p>0.002698535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18">
            <text:p>4/18/2007</text:p>
          </table:table-cell>
          <table:table-cell office:value-type="float" office:value="13.91">
            <text:p>13.91</text:p>
          </table:table-cell>
          <table:table-cell office:value-type="float" office:value="130.21">
            <text:p>130.21</text:p>
          </table:table-cell>
          <table:table-cell table:style-name="ce9" table:formula="of:=[.B43]/[.B42]-1" office:value-type="float" office:value="0.0326651818856718">
            <text:p>0.0327</text:p>
          </table:table-cell>
          <table:table-cell table:formula="of:=[.C43]/[.C42]-1" office:value-type="float" office:value="0.00123029603998459">
            <text:p>0.001230296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19">
            <text:p>4/19/2007</text:p>
          </table:table-cell>
          <table:table-cell office:value-type="float" office:value="14.28">
            <text:p>14.28</text:p>
          </table:table-cell>
          <table:table-cell office:value-type="float" office:value="130.17">
            <text:p>130.17</text:p>
          </table:table-cell>
          <table:table-cell table:style-name="ce9" table:formula="of:=[.B44]/[.B43]-1" office:value-type="float" office:value="0.0265995686556433">
            <text:p>0.0266</text:p>
          </table:table-cell>
          <table:table-cell table:formula="of:=[.C44]/[.C43]-1" office:value-type="float" office:value="-0.000307196067890536">
            <text:p>-0.000307196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20">
            <text:p>4/20/2007</text:p>
          </table:table-cell>
          <table:table-cell office:value-type="float" office:value="14.16">
            <text:p>14.16</text:p>
          </table:table-cell>
          <table:table-cell office:value-type="float" office:value="131.4">
            <text:p>131.4</text:p>
          </table:table-cell>
          <table:table-cell table:style-name="ce9" table:formula="of:=[.B45]/[.B44]-1" office:value-type="float" office:value="-0.00840336134453779">
            <text:p>-0.0084</text:p>
          </table:table-cell>
          <table:table-cell table:formula="of:=[.C45]/[.C44]-1" office:value-type="float" office:value="0.00944918183913357">
            <text:p>0.0094491818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23">
            <text:p>4/23/2007</text:p>
          </table:table-cell>
          <table:table-cell office:value-type="float" office:value="14.04">
            <text:p>14.04</text:p>
          </table:table-cell>
          <table:table-cell office:value-type="float" office:value="130.91">
            <text:p>130.91</text:p>
          </table:table-cell>
          <table:table-cell table:style-name="ce9" table:formula="of:=[.B46]/[.B45]-1" office:value-type="float" office:value="-0.00847457627118653">
            <text:p>-0.0085</text:p>
          </table:table-cell>
          <table:table-cell table:formula="of:=[.C46]/[.C45]-1" office:value-type="float" office:value="-0.00372907153729074">
            <text:p>-0.0037290715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24">
            <text:p>4/24/2007</text:p>
          </table:table-cell>
          <table:table-cell office:value-type="float" office:value="14.57">
            <text:p>14.57</text:p>
          </table:table-cell>
          <table:table-cell office:value-type="float" office:value="130.96">
            <text:p>130.96</text:p>
          </table:table-cell>
          <table:table-cell table:style-name="ce9" table:formula="of:=[.B47]/[.B46]-1" office:value-type="float" office:value="0.0377492877492878">
            <text:p>0.0377</text:p>
          </table:table-cell>
          <table:table-cell table:formula="of:=[.C47]/[.C46]-1" office:value-type="float" office:value="0.000381941792070961">
            <text:p>0.0003819418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25">
            <text:p>4/25/2007</text:p>
          </table:table-cell>
          <table:table-cell office:value-type="float" office:value="14.65">
            <text:p>14.65</text:p>
          </table:table-cell>
          <table:table-cell office:value-type="float" office:value="132.16">
            <text:p>132.16</text:p>
          </table:table-cell>
          <table:table-cell table:style-name="ce9" table:formula="of:=[.B48]/[.B47]-1" office:value-type="float" office:value="0.00549073438572401">
            <text:p>0.0055</text:p>
          </table:table-cell>
          <table:table-cell table:formula="of:=[.C48]/[.C47]-1" office:value-type="float" office:value="0.00916310323762981">
            <text:p>0.0091631032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26">
            <text:p>4/26/2007</text:p>
          </table:table-cell>
          <table:table-cell office:value-type="float" office:value="14.5">
            <text:p>14.5</text:p>
          </table:table-cell>
          <table:table-cell office:value-type="float" office:value="132.31">
            <text:p>132.31</text:p>
          </table:table-cell>
          <table:table-cell table:style-name="ce9" table:formula="of:=[.B49]/[.B48]-1" office:value-type="float" office:value="-0.0102389078498294">
            <text:p>-0.0102</text:p>
          </table:table-cell>
          <table:table-cell table:formula="of:=[.C49]/[.C48]-1" office:value-type="float" office:value="0.00113498789346256">
            <text:p>0.0011349879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27">
            <text:p>4/27/2007</text:p>
          </table:table-cell>
          <table:table-cell office:value-type="float" office:value="14.32">
            <text:p>14.32</text:p>
          </table:table-cell>
          <table:table-cell office:value-type="float" office:value="132.21">
            <text:p>132.21</text:p>
          </table:table-cell>
          <table:table-cell table:style-name="ce9" table:formula="of:=[.B50]/[.B49]-1" office:value-type="float" office:value="-0.0124137931034483">
            <text:p>-0.0124</text:p>
          </table:table-cell>
          <table:table-cell table:formula="of:=[.C50]/[.C49]-1" office:value-type="float" office:value="-0.000755800770916748">
            <text:p>-0.0007558008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4-30">
            <text:p>4/30/2007</text:p>
          </table:table-cell>
          <table:table-cell office:value-type="float" office:value="13.82">
            <text:p>13.82</text:p>
          </table:table-cell>
          <table:table-cell office:value-type="float" office:value="131.11">
            <text:p>131.11</text:p>
          </table:table-cell>
          <table:table-cell table:style-name="ce9" table:formula="of:=[.B51]/[.B50]-1" office:value-type="float" office:value="-0.0349162011173184">
            <text:p>-0.0349</text:p>
          </table:table-cell>
          <table:table-cell table:formula="of:=[.C51]/[.C50]-1" office:value-type="float" office:value="-0.00832009681567203">
            <text:p>-0.0083200968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01">
            <text:p>5/1/2007</text:p>
          </table:table-cell>
          <table:table-cell office:value-type="float" office:value="13.54">
            <text:p>13.54</text:p>
          </table:table-cell>
          <table:table-cell office:value-type="float" office:value="131.45">
            <text:p>131.45</text:p>
          </table:table-cell>
          <table:table-cell table:style-name="ce9" table:formula="of:=[.B52]/[.B51]-1" office:value-type="float" office:value="-0.020260492040521">
            <text:p>-0.0203</text:p>
          </table:table-cell>
          <table:table-cell table:formula="of:=[.C52]/[.C51]-1" office:value-type="float" office:value="0.00259324231561275">
            <text:p>0.0025932423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02">
            <text:p>5/2/2007</text:p>
          </table:table-cell>
          <table:table-cell office:value-type="float" office:value="13.63">
            <text:p>13.63</text:p>
          </table:table-cell>
          <table:table-cell office:value-type="float" office:value="132.22">
            <text:p>132.22</text:p>
          </table:table-cell>
          <table:table-cell table:style-name="ce9" table:formula="of:=[.B53]/[.B52]-1" office:value-type="float" office:value="0.00664697193500752">
            <text:p>0.0066</text:p>
          </table:table-cell>
          <table:table-cell table:formula="of:=[.C53]/[.C52]-1" office:value-type="float" office:value="0.00585774058577404">
            <text:p>0.0058577406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03">
            <text:p>5/3/2007</text:p>
          </table:table-cell>
          <table:table-cell office:value-type="float" office:value="13.69">
            <text:p>13.69</text:p>
          </table:table-cell>
          <table:table-cell office:value-type="float" office:value="132.93">
            <text:p>132.93</text:p>
          </table:table-cell>
          <table:table-cell table:style-name="ce9" table:formula="of:=[.B54]/[.B53]-1" office:value-type="float" office:value="0.00440205429200291">
            <text:p>0.0044</text:p>
          </table:table-cell>
          <table:table-cell table:formula="of:=[.C54]/[.C53]-1" office:value-type="float" office:value="0.00536983814854031">
            <text:p>0.005369838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04">
            <text:p>5/4/2007</text:p>
          </table:table-cell>
          <table:table-cell office:value-type="float" office:value="13.53">
            <text:p>13.53</text:p>
          </table:table-cell>
          <table:table-cell office:value-type="float" office:value="133.44">
            <text:p>133.44</text:p>
          </table:table-cell>
          <table:table-cell table:style-name="ce9" table:formula="of:=[.B55]/[.B54]-1" office:value-type="float" office:value="-0.0116873630387144">
            <text:p>-0.0117</text:p>
          </table:table-cell>
          <table:table-cell table:formula="of:=[.C55]/[.C54]-1" office:value-type="float" office:value="0.00383660573234024">
            <text:p>0.0038366057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07">
            <text:p>5/7/2007</text:p>
          </table:table-cell>
          <table:table-cell office:value-type="float" office:value="13.28">
            <text:p>13.28</text:p>
          </table:table-cell>
          <table:table-cell office:value-type="float" office:value="133.46">
            <text:p>133.46</text:p>
          </table:table-cell>
          <table:table-cell table:style-name="ce9" table:formula="of:=[.B56]/[.B55]-1" office:value-type="float" office:value="-0.0184774575018477">
            <text:p>-0.0185</text:p>
          </table:table-cell>
          <table:table-cell table:formula="of:=[.C56]/[.C55]-1" office:value-type="float" office:value="0.000149880095923427">
            <text:p>0.000149880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08">
            <text:p>5/8/2007</text:p>
          </table:table-cell>
          <table:table-cell office:value-type="float" office:value="13.18">
            <text:p>13.18</text:p>
          </table:table-cell>
          <table:table-cell office:value-type="float" office:value="133.29">
            <text:p>133.29</text:p>
          </table:table-cell>
          <table:table-cell table:style-name="ce9" table:formula="of:=[.B57]/[.B56]-1" office:value-type="float" office:value="-0.00753012048192769">
            <text:p>-0.0075</text:p>
          </table:table-cell>
          <table:table-cell table:formula="of:=[.C57]/[.C56]-1" office:value-type="float" office:value="-0.00127378989959548">
            <text:p>-0.0012737899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09">
            <text:p>5/9/2007</text:p>
          </table:table-cell>
          <table:table-cell office:value-type="float" office:value="13.57">
            <text:p>13.57</text:p>
          </table:table-cell>
          <table:table-cell office:value-type="float" office:value="133.65">
            <text:p>133.65</text:p>
          </table:table-cell>
          <table:table-cell table:style-name="ce9" table:formula="of:=[.B58]/[.B57]-1" office:value-type="float" office:value="0.0295902883156298">
            <text:p>0.0296</text:p>
          </table:table-cell>
          <table:table-cell table:formula="of:=[.C58]/[.C57]-1" office:value-type="float" office:value="0.00270087778528039">
            <text:p>0.0027008778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10">
            <text:p>5/10/2007</text:p>
          </table:table-cell>
          <table:table-cell office:value-type="float" office:value="14.05">
            <text:p>14.05</text:p>
          </table:table-cell>
          <table:table-cell office:value-type="float" office:value="132.25">
            <text:p>132.25</text:p>
          </table:table-cell>
          <table:table-cell table:style-name="ce9" table:formula="of:=[.B59]/[.B58]-1" office:value-type="float" office:value="0.0353721444362565">
            <text:p>0.0354</text:p>
          </table:table-cell>
          <table:table-cell table:formula="of:=[.C59]/[.C58]-1" office:value-type="float" office:value="-0.0104751215862328">
            <text:p>-0.0104751216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11">
            <text:p>5/11/2007</text:p>
          </table:table-cell>
          <table:table-cell office:value-type="float" office:value="14.68">
            <text:p>14.68</text:p>
          </table:table-cell>
          <table:table-cell office:value-type="float" office:value="133.38">
            <text:p>133.38</text:p>
          </table:table-cell>
          <table:table-cell table:style-name="ce9" table:formula="of:=[.B60]/[.B59]-1" office:value-type="float" office:value="0.0448398576512454">
            <text:p>0.0448</text:p>
          </table:table-cell>
          <table:table-cell table:formula="of:=[.C60]/[.C59]-1" office:value-type="float" office:value="0.0085444234404537">
            <text:p>0.0085444234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14">
            <text:p>5/14/2007</text:p>
          </table:table-cell>
          <table:table-cell office:value-type="float" office:value="15.36">
            <text:p>15.36</text:p>
          </table:table-cell>
          <table:table-cell office:value-type="float" office:value="133.09">
            <text:p>133.09</text:p>
          </table:table-cell>
          <table:table-cell table:style-name="ce9" table:formula="of:=[.B61]/[.B60]-1" office:value-type="float" office:value="0.0463215258855585">
            <text:p>0.0463</text:p>
          </table:table-cell>
          <table:table-cell table:formula="of:=[.C61]/[.C60]-1" office:value-type="float" office:value="-0.00217423901634417">
            <text:p>-0.002174239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15">
            <text:p>5/15/2007</text:p>
          </table:table-cell>
          <table:table-cell office:value-type="float" office:value="15.4">
            <text:p>15.4</text:p>
          </table:table-cell>
          <table:table-cell office:value-type="float" office:value="133.13">
            <text:p>133.13</text:p>
          </table:table-cell>
          <table:table-cell table:style-name="ce9" table:formula="of:=[.B62]/[.B61]-1" office:value-type="float" office:value="0.00260416666666674">
            <text:p>0.0026</text:p>
          </table:table-cell>
          <table:table-cell table:formula="of:=[.C62]/[.C61]-1" office:value-type="float" office:value="0.000300548501014353">
            <text:p>0.0003005485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16">
            <text:p>5/16/2007</text:p>
          </table:table-cell>
          <table:table-cell office:value-type="float" office:value="15.58">
            <text:p>15.58</text:p>
          </table:table-cell>
          <table:table-cell office:value-type="float" office:value="134.04">
            <text:p>134.04</text:p>
          </table:table-cell>
          <table:table-cell table:style-name="ce9" table:formula="of:=[.B63]/[.B62]-1" office:value-type="float" office:value="0.0116883116883117">
            <text:p>0.0117</text:p>
          </table:table-cell>
          <table:table-cell table:formula="of:=[.C63]/[.C62]-1" office:value-type="float" office:value="0.00683542402163306">
            <text:p>0.006835424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17">
            <text:p>5/17/2007</text:p>
          </table:table-cell>
          <table:table-cell office:value-type="float" office:value="15.43">
            <text:p>15.43</text:p>
          </table:table-cell>
          <table:table-cell office:value-type="float" office:value="133.77">
            <text:p>133.77</text:p>
          </table:table-cell>
          <table:table-cell table:style-name="ce9" table:formula="of:=[.B64]/[.B63]-1" office:value-type="float" office:value="-0.0096277278562259">
            <text:p>-0.0096</text:p>
          </table:table-cell>
          <table:table-cell table:formula="of:=[.C64]/[.C63]-1" office:value-type="float" office:value="-0.00201432408236335">
            <text:p>-0.002014324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18">
            <text:p>5/18/2007</text:p>
          </table:table-cell>
          <table:table-cell office:value-type="float" office:value="15.59">
            <text:p>15.59</text:p>
          </table:table-cell>
          <table:table-cell office:value-type="float" office:value="134.94">
            <text:p>134.94</text:p>
          </table:table-cell>
          <table:table-cell table:style-name="ce9" table:formula="of:=[.B65]/[.B64]-1" office:value-type="float" office:value="0.0103694102397927">
            <text:p>0.0104</text:p>
          </table:table-cell>
          <table:table-cell table:formula="of:=[.C65]/[.C64]-1" office:value-type="float" office:value="0.00874635568513105">
            <text:p>0.0087463557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21">
            <text:p>5/21/2007</text:p>
          </table:table-cell>
          <table:table-cell office:value-type="float" office:value="15.43">
            <text:p>15.43</text:p>
          </table:table-cell>
          <table:table-cell office:value-type="float" office:value="134.87">
            <text:p>134.87</text:p>
          </table:table-cell>
          <table:table-cell table:style-name="ce9" table:formula="of:=[.B66]/[.B65]-1" office:value-type="float" office:value="-0.0102629890955741">
            <text:p>-0.0103</text:p>
          </table:table-cell>
          <table:table-cell table:formula="of:=[.C66]/[.C65]-1" office:value-type="float" office:value="-0.000518749073662339">
            <text:p>-0.000518749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22">
            <text:p>5/22/2007</text:p>
          </table:table-cell>
          <table:table-cell office:value-type="float" office:value="15.42">
            <text:p>15.42</text:p>
          </table:table-cell>
          <table:table-cell office:value-type="float" office:value="134.76">
            <text:p>134.76</text:p>
          </table:table-cell>
          <table:table-cell table:style-name="ce9" table:formula="of:=[.B67]/[.B66]-1" office:value-type="float" office:value="-0.000648088139987069">
            <text:p>-0.0006</text:p>
          </table:table-cell>
          <table:table-cell table:formula="of:=[.C67]/[.C66]-1" office:value-type="float" office:value="-0.000815600207607403">
            <text:p>-0.0008156002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23">
            <text:p>5/23/2007</text:p>
          </table:table-cell>
          <table:table-cell office:value-type="float" office:value="15.21">
            <text:p>15.21</text:p>
          </table:table-cell>
          <table:table-cell office:value-type="float" office:value="134.78">
            <text:p>134.78</text:p>
          </table:table-cell>
          <table:table-cell table:style-name="ce9" table:formula="of:=[.B68]/[.B67]-1" office:value-type="float" office:value="-0.0136186770428015">
            <text:p>-0.0136</text:p>
          </table:table-cell>
          <table:table-cell table:formula="of:=[.C68]/[.C67]-1" office:value-type="float" office:value="0.000148411991689024">
            <text:p>0.000148412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24">
            <text:p>5/24/2007</text:p>
          </table:table-cell>
          <table:table-cell office:value-type="float" office:value="14.88">
            <text:p>14.88</text:p>
          </table:table-cell>
          <table:table-cell office:value-type="float" office:value="133.56">
            <text:p>133.56</text:p>
          </table:table-cell>
          <table:table-cell table:style-name="ce9" table:formula="of:=[.B69]/[.B68]-1" office:value-type="float" office:value="-0.0216962524654832">
            <text:p>-0.0217</text:p>
          </table:table-cell>
          <table:table-cell table:formula="of:=[.C69]/[.C68]-1" office:value-type="float" office:value="-0.00905178809912444">
            <text:p>-0.009051788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25">
            <text:p>5/25/2007</text:p>
          </table:table-cell>
          <table:table-cell office:value-type="float" office:value="14.76">
            <text:p>14.76</text:p>
          </table:table-cell>
          <table:table-cell office:value-type="float" office:value="134.12">
            <text:p>134.12</text:p>
          </table:table-cell>
          <table:table-cell table:style-name="ce9" table:formula="of:=[.B70]/[.B69]-1" office:value-type="float" office:value="-0.00806451612903236">
            <text:p>-0.0081</text:p>
          </table:table-cell>
          <table:table-cell table:formula="of:=[.C70]/[.C69]-1" office:value-type="float" office:value="0.00419287211740049">
            <text:p>0.0041928721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29">
            <text:p>5/29/2007</text:p>
          </table:table-cell>
          <table:table-cell office:value-type="float" office:value="14.6">
            <text:p>14.6</text:p>
          </table:table-cell>
          <table:table-cell office:value-type="float" office:value="134.6">
            <text:p>134.6</text:p>
          </table:table-cell>
          <table:table-cell table:style-name="ce9" table:formula="of:=[.B71]/[.B70]-1" office:value-type="float" office:value="-0.0108401084010841">
            <text:p>-0.0108</text:p>
          </table:table-cell>
          <table:table-cell table:formula="of:=[.C71]/[.C70]-1" office:value-type="float" office:value="0.00357888458097211">
            <text:p>0.0035788846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30">
            <text:p>5/30/2007</text:p>
          </table:table-cell>
          <table:table-cell office:value-type="float" office:value="14.37">
            <text:p>14.37</text:p>
          </table:table-cell>
          <table:table-cell office:value-type="float" office:value="135.7">
            <text:p>135.7</text:p>
          </table:table-cell>
          <table:table-cell table:style-name="ce9" table:formula="of:=[.B72]/[.B71]-1" office:value-type="float" office:value="-0.0157534246575343">
            <text:p>-0.0158</text:p>
          </table:table-cell>
          <table:table-cell table:formula="of:=[.C72]/[.C71]-1" office:value-type="float" office:value="0.00817236255572063">
            <text:p>0.0081723626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5-31">
            <text:p>5/31/2007</text:p>
          </table:table-cell>
          <table:table-cell office:value-type="float" office:value="14.27">
            <text:p>14.27</text:p>
          </table:table-cell>
          <table:table-cell office:value-type="float" office:value="135.56">
            <text:p>135.56</text:p>
          </table:table-cell>
          <table:table-cell table:style-name="ce9" table:formula="of:=[.B73]/[.B72]-1" office:value-type="float" office:value="-0.00695894224077942">
            <text:p>-0.0070</text:p>
          </table:table-cell>
          <table:table-cell table:formula="of:=[.C73]/[.C72]-1" office:value-type="float" office:value="-0.00103168754605742">
            <text:p>-0.0010316875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6-01">
            <text:p>6/1/2007</text:p>
          </table:table-cell>
          <table:table-cell office:value-type="float" office:value="14.31">
            <text:p>14.31</text:p>
          </table:table-cell>
          <table:table-cell office:value-type="float" office:value="136.23">
            <text:p>136.23</text:p>
          </table:table-cell>
          <table:table-cell table:style-name="ce9" table:formula="of:=[.B74]/[.B73]-1" office:value-type="float" office:value="0.00280308339173096">
            <text:p>0.0028</text:p>
          </table:table-cell>
          <table:table-cell table:formula="of:=[.C74]/[.C73]-1" office:value-type="float" office:value="0.00494246090292116">
            <text:p>0.0049424609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6-04">
            <text:p>6/4/2007</text:p>
          </table:table-cell>
          <table:table-cell office:value-type="float" office:value="14.17">
            <text:p>14.17</text:p>
          </table:table-cell>
          <table:table-cell office:value-type="float" office:value="136.25">
            <text:p>136.25</text:p>
          </table:table-cell>
          <table:table-cell table:style-name="ce9" table:formula="of:=[.B75]/[.B74]-1" office:value-type="float" office:value="-0.00978336827393433">
            <text:p>-0.0098</text:p>
          </table:table-cell>
          <table:table-cell table:formula="of:=[.C75]/[.C74]-1" office:value-type="float" office:value="0.000146810540996967">
            <text:p>0.0001468105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6-05">
            <text:p>6/5/2007</text:p>
          </table:table-cell>
          <table:table-cell office:value-type="float" office:value="13.98">
            <text:p>13.98</text:p>
          </table:table-cell>
          <table:table-cell office:value-type="float" office:value="135.71">
            <text:p>135.71</text:p>
          </table:table-cell>
          <table:table-cell table:style-name="ce9" table:formula="of:=[.B76]/[.B75]-1" office:value-type="float" office:value="-0.0134086097388849">
            <text:p>-0.0134</text:p>
          </table:table-cell>
          <table:table-cell table:formula="of:=[.C76]/[.C75]-1" office:value-type="float" office:value="-0.00396330275229351">
            <text:p>-0.0039633028</text:p>
          </table:table-cell>
          <table:table-cell table:number-columns-repeated="1019"/>
        </table:table-row>
        <table:table-row table:style-name="ro1" table:visibility="collapse">
          <table:table-cell table:style-name="ce1" office:value-type="date" office:date-value="2007-06-06">
            <text:p>6/6/2007</text:p>
          </table:table-cell>
          <table:table-cell office:value-type="float" office:value="13.63">
            <text:p>13.63</text:p>
          </table:table-cell>
          <table:table-cell office:value-type="float" office:value="134.25">
            <text:p>134.25</text:p>
          </table:table-cell>
          <table:table-cell table:style-name="ce9" table:formula="of:=[.B77]/[.B76]-1" office:value-type="float" office:value="-0.025035765379113">
            <text:p>-0.0250</text:p>
          </table:table-cell>
          <table:table-cell table:formula="of:=[.C77]/[.C76]-1" office:value-type="float" office:value="-0.0107582344705622">
            <text:p>-0.010758234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07">
            <text:p>6/7/2007</text:p>
          </table:table-cell>
          <table:table-cell office:value-type="float" office:value="13.68">
            <text:p>13.68</text:p>
          </table:table-cell>
          <table:table-cell office:value-type="float" office:value="131.83">
            <text:p>131.83</text:p>
          </table:table-cell>
          <table:table-cell table:style-name="ce9" table:formula="of:=[.B78]/[.B77]-1" office:value-type="float" office:value="0.00366837857666913">
            <text:p>0.0037</text:p>
          </table:table-cell>
          <table:table-cell table:formula="of:=[.C78]/[.C77]-1" office:value-type="float" office:value="-0.0180260707635008">
            <text:p>-0.0180260708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08">
            <text:p>6/8/2007</text:p>
          </table:table-cell>
          <table:table-cell office:value-type="float" office:value="14.07">
            <text:p>14.07</text:p>
          </table:table-cell>
          <table:table-cell office:value-type="float" office:value="133.54">
            <text:p>133.54</text:p>
          </table:table-cell>
          <table:table-cell table:style-name="ce9" table:formula="of:=[.B79]/[.B78]-1" office:value-type="float" office:value="0.0285087719298247">
            <text:p>0.0285</text:p>
          </table:table-cell>
          <table:table-cell table:formula="of:=[.C79]/[.C78]-1" office:value-type="float" office:value="0.0129712508533717">
            <text:p>0.012971250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11">
            <text:p>6/11/2007</text:p>
          </table:table-cell>
          <table:table-cell office:value-type="float" office:value="13.91">
            <text:p>13.91</text:p>
          </table:table-cell>
          <table:table-cell office:value-type="float" office:value="133.77">
            <text:p>133.77</text:p>
          </table:table-cell>
          <table:table-cell table:style-name="ce9" table:formula="of:=[.B80]/[.B79]-1" office:value-type="float" office:value="-0.0113717128642502">
            <text:p>-0.0114</text:p>
          </table:table-cell>
          <table:table-cell table:formula="of:=[.C80]/[.C79]-1" office:value-type="float" office:value="0.00172233038789882">
            <text:p>0.001722330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12">
            <text:p>6/12/2007</text:p>
          </table:table-cell>
          <table:table-cell office:value-type="float" office:value="13.8">
            <text:p>13.8</text:p>
          </table:table-cell>
          <table:table-cell office:value-type="float" office:value="132.31">
            <text:p>132.31</text:p>
          </table:table-cell>
          <table:table-cell table:style-name="ce9" table:formula="of:=[.B81]/[.B80]-1" office:value-type="float" office:value="-0.00790797987059666">
            <text:p>-0.0079</text:p>
          </table:table-cell>
          <table:table-cell table:formula="of:=[.C81]/[.C80]-1" office:value-type="float" office:value="-0.0109142558122151">
            <text:p>-0.0109142558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13">
            <text:p>6/13/2007</text:p>
          </table:table-cell>
          <table:table-cell office:value-type="float" office:value="13.96">
            <text:p>13.96</text:p>
          </table:table-cell>
          <table:table-cell office:value-type="float" office:value="134.29">
            <text:p>134.29</text:p>
          </table:table-cell>
          <table:table-cell table:style-name="ce9" table:formula="of:=[.B82]/[.B81]-1" office:value-type="float" office:value="0.0115942028985507">
            <text:p>0.0116</text:p>
          </table:table-cell>
          <table:table-cell table:formula="of:=[.C82]/[.C81]-1" office:value-type="float" office:value="0.0149648552641524">
            <text:p>0.0149648553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14">
            <text:p>6/14/2007</text:p>
          </table:table-cell>
          <table:table-cell office:value-type="float" office:value="13.78">
            <text:p>13.78</text:p>
          </table:table-cell>
          <table:table-cell office:value-type="float" office:value="135.15">
            <text:p>135.15</text:p>
          </table:table-cell>
          <table:table-cell table:style-name="ce9" table:formula="of:=[.B83]/[.B82]-1" office:value-type="float" office:value="-0.012893982808023">
            <text:p>-0.0129</text:p>
          </table:table-cell>
          <table:table-cell table:formula="of:=[.C83]/[.C82]-1" office:value-type="float" office:value="0.00640405093454466">
            <text:p>0.006404050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15">
            <text:p>6/15/2007</text:p>
          </table:table-cell>
          <table:table-cell office:value-type="float" office:value="13.63">
            <text:p>13.63</text:p>
          </table:table-cell>
          <table:table-cell office:value-type="float" office:value="135.92">
            <text:p>135.92</text:p>
          </table:table-cell>
          <table:table-cell table:style-name="ce9" table:formula="of:=[.B84]/[.B83]-1" office:value-type="float" office:value="-0.0108853410740202">
            <text:p>-0.0109</text:p>
          </table:table-cell>
          <table:table-cell table:formula="of:=[.C84]/[.C83]-1" office:value-type="float" office:value="0.00569737328893805">
            <text:p>0.0056973733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18">
            <text:p>6/18/2007</text:p>
          </table:table-cell>
          <table:table-cell office:value-type="float" office:value="13.51">
            <text:p>13.51</text:p>
          </table:table-cell>
          <table:table-cell office:value-type="float" office:value="135.76">
            <text:p>135.76</text:p>
          </table:table-cell>
          <table:table-cell table:style-name="ce9" table:formula="of:=[.B85]/[.B84]-1" office:value-type="float" office:value="-0.00880410858400593">
            <text:p>-0.0088</text:p>
          </table:table-cell>
          <table:table-cell table:formula="of:=[.C85]/[.C84]-1" office:value-type="float" office:value="-0.0011771630370806">
            <text:p>-0.001177163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19">
            <text:p>6/19/2007</text:p>
          </table:table-cell>
          <table:table-cell office:value-type="float" office:value="13.57">
            <text:p>13.57</text:p>
          </table:table-cell>
          <table:table-cell office:value-type="float" office:value="136.1">
            <text:p>136.1</text:p>
          </table:table-cell>
          <table:table-cell table:style-name="ce9" table:formula="of:=[.B86]/[.B85]-1" office:value-type="float" office:value="0.00444115470022211">
            <text:p>0.0044</text:p>
          </table:table-cell>
          <table:table-cell table:formula="of:=[.C86]/[.C85]-1" office:value-type="float" office:value="0.00250441956393632">
            <text:p>0.002504419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20">
            <text:p>6/20/2007</text:p>
          </table:table-cell>
          <table:table-cell office:value-type="float" office:value="13.64">
            <text:p>13.64</text:p>
          </table:table-cell>
          <table:table-cell office:value-type="float" office:value="134.21">
            <text:p>134.21</text:p>
          </table:table-cell>
          <table:table-cell table:style-name="ce9" table:formula="of:=[.B87]/[.B86]-1" office:value-type="float" office:value="0.00515843773028735">
            <text:p>0.0052</text:p>
          </table:table-cell>
          <table:table-cell table:formula="of:=[.C87]/[.C86]-1" office:value-type="float" office:value="-0.0138868479059514">
            <text:p>-0.013886847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21">
            <text:p>6/21/2007</text:p>
          </table:table-cell>
          <table:table-cell office:value-type="float" office:value="14.72">
            <text:p>14.72</text:p>
          </table:table-cell>
          <table:table-cell office:value-type="float" office:value="134.95">
            <text:p>134.95</text:p>
          </table:table-cell>
          <table:table-cell table:style-name="ce9" table:formula="of:=[.B88]/[.B87]-1" office:value-type="float" office:value="0.0791788856304985">
            <text:p>0.0792</text:p>
          </table:table-cell>
          <table:table-cell table:formula="of:=[.C88]/[.C87]-1" office:value-type="float" office:value="0.00551374711273356">
            <text:p>0.0055137471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22">
            <text:p>6/22/2007</text:p>
          </table:table-cell>
          <table:table-cell office:value-type="float" office:value="14.57">
            <text:p>14.57</text:p>
          </table:table-cell>
          <table:table-cell office:value-type="float" office:value="133.68">
            <text:p>133.68</text:p>
          </table:table-cell>
          <table:table-cell table:style-name="ce9" table:formula="of:=[.B89]/[.B88]-1" office:value-type="float" office:value="-0.0101902173913043">
            <text:p>-0.0102</text:p>
          </table:table-cell>
          <table:table-cell table:formula="of:=[.C89]/[.C88]-1" office:value-type="float" office:value="-0.00941089292330477">
            <text:p>-0.009410892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25">
            <text:p>6/25/2007</text:p>
          </table:table-cell>
          <table:table-cell office:value-type="float" office:value="14.28">
            <text:p>14.28</text:p>
          </table:table-cell>
          <table:table-cell office:value-type="float" office:value="133.04">
            <text:p>133.04</text:p>
          </table:table-cell>
          <table:table-cell table:style-name="ce9" table:formula="of:=[.B90]/[.B89]-1" office:value-type="float" office:value="-0.0199039121482499">
            <text:p>-0.0199</text:p>
          </table:table-cell>
          <table:table-cell table:formula="of:=[.C90]/[.C89]-1" office:value-type="float" office:value="-0.00478755236385409">
            <text:p>-0.004787552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26">
            <text:p>6/26/2007</text:p>
          </table:table-cell>
          <table:table-cell office:value-type="float" office:value="14.18">
            <text:p>14.18</text:p>
          </table:table-cell>
          <table:table-cell office:value-type="float" office:value="131.68">
            <text:p>131.68</text:p>
          </table:table-cell>
          <table:table-cell table:style-name="ce9" table:formula="of:=[.B91]/[.B90]-1" office:value-type="float" office:value="-0.00700280112044815">
            <text:p>-0.0070</text:p>
          </table:table-cell>
          <table:table-cell table:formula="of:=[.C91]/[.C90]-1" office:value-type="float" office:value="-0.010222489476849">
            <text:p>-0.010222489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27">
            <text:p>6/27/2007</text:p>
          </table:table-cell>
          <table:table-cell office:value-type="float" office:value="14.58">
            <text:p>14.58</text:p>
          </table:table-cell>
          <table:table-cell office:value-type="float" office:value="133.55">
            <text:p>133.55</text:p>
          </table:table-cell>
          <table:table-cell table:style-name="ce9" table:formula="of:=[.B92]/[.B91]-1" office:value-type="float" office:value="0.0282087447108603">
            <text:p>0.0282</text:p>
          </table:table-cell>
          <table:table-cell table:formula="of:=[.C92]/[.C91]-1" office:value-type="float" office:value="0.0142010935601458">
            <text:p>0.014201093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28">
            <text:p>6/28/2007</text:p>
          </table:table-cell>
          <table:table-cell office:value-type="float" office:value="14.49">
            <text:p>14.49</text:p>
          </table:table-cell>
          <table:table-cell office:value-type="float" office:value="133.53">
            <text:p>133.53</text:p>
          </table:table-cell>
          <table:table-cell table:style-name="ce9" table:formula="of:=[.B93]/[.B92]-1" office:value-type="float" office:value="-0.00617283950617287">
            <text:p>-0.0062</text:p>
          </table:table-cell>
          <table:table-cell table:formula="of:=[.C93]/[.C92]-1" office:value-type="float" office:value="-0.000149756645451249">
            <text:p>-0.000149756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6-29">
            <text:p>6/29/2007</text:p>
          </table:table-cell>
          <table:table-cell office:value-type="float" office:value="14.3">
            <text:p>14.3</text:p>
          </table:table-cell>
          <table:table-cell office:value-type="float" office:value="133.58">
            <text:p>133.58</text:p>
          </table:table-cell>
          <table:table-cell table:style-name="ce9" table:formula="of:=[.B94]/[.B93]-1" office:value-type="float" office:value="-0.0131124913733609">
            <text:p>-0.0131</text:p>
          </table:table-cell>
          <table:table-cell table:formula="of:=[.C94]/[.C93]-1" office:value-type="float" office:value="0.000374447689657886">
            <text:p>0.0003744477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02">
            <text:p>7/2/2007</text:p>
          </table:table-cell>
          <table:table-cell office:value-type="float" office:value="14.36">
            <text:p>14.36</text:p>
          </table:table-cell>
          <table:table-cell office:value-type="float" office:value="134.78">
            <text:p>134.78</text:p>
          </table:table-cell>
          <table:table-cell table:style-name="ce9" table:formula="of:=[.B95]/[.B94]-1" office:value-type="float" office:value="0.00419580419580412">
            <text:p>0.0042</text:p>
          </table:table-cell>
          <table:table-cell table:formula="of:=[.C95]/[.C94]-1" office:value-type="float" office:value="0.00898338074562055">
            <text:p>0.0089833807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03">
            <text:p>7/3/2007</text:p>
          </table:table-cell>
          <table:table-cell office:value-type="float" office:value="14.36">
            <text:p>14.36</text:p>
          </table:table-cell>
          <table:table-cell office:value-type="float" office:value="135.27">
            <text:p>135.27</text:p>
          </table:table-cell>
          <table:table-cell table:style-name="ce9" table:formula="of:=[.B96]/[.B95]-1" office:value-type="float" office:value="0">
            <text:p>0.0000</text:p>
          </table:table-cell>
          <table:table-cell table:formula="of:=[.C96]/[.C95]-1" office:value-type="float" office:value="0.00363555423653361">
            <text:p>0.003635554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05">
            <text:p>7/5/2007</text:p>
          </table:table-cell>
          <table:table-cell office:value-type="float" office:value="14.19">
            <text:p>14.19</text:p>
          </table:table-cell>
          <table:table-cell office:value-type="float" office:value="135.13">
            <text:p>135.13</text:p>
          </table:table-cell>
          <table:table-cell table:style-name="ce9" table:formula="of:=[.B97]/[.B96]-1" office:value-type="float" office:value="-0.0118384401114207">
            <text:p>-0.0118</text:p>
          </table:table-cell>
          <table:table-cell table:formula="of:=[.C97]/[.C96]-1" office:value-type="float" office:value="-0.00103496710283146">
            <text:p>-0.0010349671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06">
            <text:p>7/6/2007</text:p>
          </table:table-cell>
          <table:table-cell office:value-type="float" office:value="14.39">
            <text:p>14.39</text:p>
          </table:table-cell>
          <table:table-cell office:value-type="float" office:value="135.84">
            <text:p>135.84</text:p>
          </table:table-cell>
          <table:table-cell table:style-name="ce9" table:formula="of:=[.B98]/[.B97]-1" office:value-type="float" office:value="0.0140944326990839">
            <text:p>0.0141</text:p>
          </table:table-cell>
          <table:table-cell table:formula="of:=[.C98]/[.C97]-1" office:value-type="float" office:value="0.00525419965958718">
            <text:p>0.0052541997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09">
            <text:p>7/9/2007</text:p>
          </table:table-cell>
          <table:table-cell office:value-type="float" office:value="14.57">
            <text:p>14.57</text:p>
          </table:table-cell>
          <table:table-cell office:value-type="float" office:value="135.95">
            <text:p>135.95</text:p>
          </table:table-cell>
          <table:table-cell table:style-name="ce9" table:formula="of:=[.B99]/[.B98]-1" office:value-type="float" office:value="0.0125086865879083">
            <text:p>0.0125</text:p>
          </table:table-cell>
          <table:table-cell table:formula="of:=[.C99]/[.C98]-1" office:value-type="float" office:value="0.000809776207302493">
            <text:p>0.000809776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10">
            <text:p>7/10/2007</text:p>
          </table:table-cell>
          <table:table-cell office:value-type="float" office:value="14.43">
            <text:p>14.43</text:p>
          </table:table-cell>
          <table:table-cell office:value-type="float" office:value="134.01">
            <text:p>134.01</text:p>
          </table:table-cell>
          <table:table-cell table:style-name="ce9" table:formula="of:=[.B100]/[.B99]-1" office:value-type="float" office:value="-0.00960878517501718">
            <text:p>-0.0096</text:p>
          </table:table-cell>
          <table:table-cell table:formula="of:=[.C100]/[.C99]-1" office:value-type="float" office:value="-0.0142699521883045">
            <text:p>-0.014269952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11">
            <text:p>7/11/2007</text:p>
          </table:table-cell>
          <table:table-cell office:value-type="float" office:value="14.65">
            <text:p>14.65</text:p>
          </table:table-cell>
          <table:table-cell office:value-type="float" office:value="134.96">
            <text:p>134.96</text:p>
          </table:table-cell>
          <table:table-cell table:style-name="ce9" table:formula="of:=[.B101]/[.B100]-1" office:value-type="float" office:value="0.0152460152460152">
            <text:p>0.0152</text:p>
          </table:table-cell>
          <table:table-cell table:formula="of:=[.C101]/[.C100]-1" office:value-type="float" office:value="0.00708902320722338">
            <text:p>0.007089023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12">
            <text:p>7/12/2007</text:p>
          </table:table-cell>
          <table:table-cell office:value-type="float" office:value="15.36">
            <text:p>15.36</text:p>
          </table:table-cell>
          <table:table-cell office:value-type="float" office:value="137.09">
            <text:p>137.09</text:p>
          </table:table-cell>
          <table:table-cell table:style-name="ce9" table:formula="of:=[.B102]/[.B101]-1" office:value-type="float" office:value="0.0484641638225256">
            <text:p>0.0485</text:p>
          </table:table-cell>
          <table:table-cell table:formula="of:=[.C102]/[.C101]-1" office:value-type="float" office:value="0.0157824540604623">
            <text:p>0.0157824541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13">
            <text:p>7/13/2007</text:p>
          </table:table-cell>
          <table:table-cell office:value-type="float" office:value="15.43">
            <text:p>15.43</text:p>
          </table:table-cell>
          <table:table-cell office:value-type="float" office:value="137.5">
            <text:p>137.5</text:p>
          </table:table-cell>
          <table:table-cell table:style-name="ce9" table:formula="of:=[.B103]/[.B102]-1" office:value-type="float" office:value="0.00455729166666674">
            <text:p>0.0046</text:p>
          </table:table-cell>
          <table:table-cell table:formula="of:=[.C103]/[.C102]-1" office:value-type="float" office:value="0.00299073601283828">
            <text:p>0.00299073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16">
            <text:p>7/16/2007</text:p>
          </table:table-cell>
          <table:table-cell office:value-type="float" office:value="15.72">
            <text:p>15.72</text:p>
          </table:table-cell>
          <table:table-cell office:value-type="float" office:value="137.48">
            <text:p>137.48</text:p>
          </table:table-cell>
          <table:table-cell table:style-name="ce9" table:formula="of:=[.B104]/[.B103]-1" office:value-type="float" office:value="0.0187945560596241">
            <text:p>0.0188</text:p>
          </table:table-cell>
          <table:table-cell table:formula="of:=[.C104]/[.C103]-1" office:value-type="float" office:value="-0.000145454545454671">
            <text:p>-0.000145454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17">
            <text:p>7/17/2007</text:p>
          </table:table-cell>
          <table:table-cell office:value-type="float" office:value="15.84">
            <text:p>15.84</text:p>
          </table:table-cell>
          <table:table-cell office:value-type="float" office:value="137.41">
            <text:p>137.41</text:p>
          </table:table-cell>
          <table:table-cell table:style-name="ce9" table:formula="of:=[.B105]/[.B104]-1" office:value-type="float" office:value="0.00763358778625944">
            <text:p>0.0076</text:p>
          </table:table-cell>
          <table:table-cell table:formula="of:=[.C105]/[.C104]-1" office:value-type="float" office:value="-0.000509164969450082">
            <text:p>-0.00050916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18">
            <text:p>7/18/2007</text:p>
          </table:table-cell>
          <table:table-cell office:value-type="float" office:value="15.46">
            <text:p>15.46</text:p>
          </table:table-cell>
          <table:table-cell office:value-type="float" office:value="137.16">
            <text:p>137.16</text:p>
          </table:table-cell>
          <table:table-cell table:style-name="ce9" table:formula="of:=[.B106]/[.B105]-1" office:value-type="float" office:value="-0.0239898989898989">
            <text:p>-0.0240</text:p>
          </table:table-cell>
          <table:table-cell table:formula="of:=[.C106]/[.C105]-1" office:value-type="float" office:value="-0.00181937268029986">
            <text:p>-0.0018193727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19">
            <text:p>7/19/2007</text:p>
          </table:table-cell>
          <table:table-cell office:value-type="float" office:value="15.78">
            <text:p>15.78</text:p>
          </table:table-cell>
          <table:table-cell office:value-type="float" office:value="137.7">
            <text:p>137.7</text:p>
          </table:table-cell>
          <table:table-cell table:style-name="ce9" table:formula="of:=[.B107]/[.B106]-1" office:value-type="float" office:value="0.0206985769728329">
            <text:p>0.0207</text:p>
          </table:table-cell>
          <table:table-cell table:formula="of:=[.C107]/[.C106]-1" office:value-type="float" office:value="0.00393700787401574">
            <text:p>0.003937007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20">
            <text:p>7/20/2007</text:p>
          </table:table-cell>
          <table:table-cell office:value-type="float" office:value="15.5">
            <text:p>15.5</text:p>
          </table:table-cell>
          <table:table-cell office:value-type="float" office:value="136.3">
            <text:p>136.3</text:p>
          </table:table-cell>
          <table:table-cell table:style-name="ce9" table:formula="of:=[.B108]/[.B107]-1" office:value-type="float" office:value="-0.017743979721166">
            <text:p>-0.0177</text:p>
          </table:table-cell>
          <table:table-cell table:formula="of:=[.C108]/[.C107]-1" office:value-type="float" office:value="-0.0101670297748727">
            <text:p>-0.0101670298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23">
            <text:p>7/23/2007</text:p>
          </table:table-cell>
          <table:table-cell office:value-type="float" office:value="15.36">
            <text:p>15.36</text:p>
          </table:table-cell>
          <table:table-cell office:value-type="float" office:value="136.72">
            <text:p>136.72</text:p>
          </table:table-cell>
          <table:table-cell table:style-name="ce9" table:formula="of:=[.B109]/[.B108]-1" office:value-type="float" office:value="-0.00903225806451613">
            <text:p>-0.0090</text:p>
          </table:table-cell>
          <table:table-cell table:formula="of:=[.C109]/[.C108]-1" office:value-type="float" office:value="0.00308143800440197">
            <text:p>0.003081438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24">
            <text:p>7/24/2007</text:p>
          </table:table-cell>
          <table:table-cell office:value-type="float" office:value="15.21">
            <text:p>15.21</text:p>
          </table:table-cell>
          <table:table-cell office:value-type="float" office:value="134.35">
            <text:p>134.35</text:p>
          </table:table-cell>
          <table:table-cell table:style-name="ce9" table:formula="of:=[.B110]/[.B109]-1" office:value-type="float" office:value="-0.00976562499999989">
            <text:p>-0.0098</text:p>
          </table:table-cell>
          <table:table-cell table:formula="of:=[.C110]/[.C109]-1" office:value-type="float" office:value="-0.0173346986541838">
            <text:p>-0.0173346987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25">
            <text:p>7/25/2007</text:p>
          </table:table-cell>
          <table:table-cell office:value-type="float" office:value="15.58">
            <text:p>15.58</text:p>
          </table:table-cell>
          <table:table-cell office:value-type="float" office:value="134.62">
            <text:p>134.62</text:p>
          </table:table-cell>
          <table:table-cell table:style-name="ce9" table:formula="of:=[.B111]/[.B110]-1" office:value-type="float" office:value="0.0243261012491782">
            <text:p>0.0243</text:p>
          </table:table-cell>
          <table:table-cell table:formula="of:=[.C111]/[.C110]-1" office:value-type="float" office:value="0.00200967621883152">
            <text:p>0.002009676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26">
            <text:p>7/26/2007</text:p>
          </table:table-cell>
          <table:table-cell office:value-type="float" office:value="14.73">
            <text:p>14.73</text:p>
          </table:table-cell>
          <table:table-cell office:value-type="float" office:value="131.44">
            <text:p>131.44</text:p>
          </table:table-cell>
          <table:table-cell table:style-name="ce9" table:formula="of:=[.B112]/[.B111]-1" office:value-type="float" office:value="-0.0545571245186136">
            <text:p>-0.0546</text:p>
          </table:table-cell>
          <table:table-cell table:formula="of:=[.C112]/[.C111]-1" office:value-type="float" office:value="-0.0236220472440946">
            <text:p>-0.023622047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27">
            <text:p>7/27/2007</text:p>
          </table:table-cell>
          <table:table-cell office:value-type="float" office:value="13.87">
            <text:p>13.87</text:p>
          </table:table-cell>
          <table:table-cell office:value-type="float" office:value="128.85">
            <text:p>128.85</text:p>
          </table:table-cell>
          <table:table-cell table:style-name="ce9" table:formula="of:=[.B113]/[.B112]-1" office:value-type="float" office:value="-0.0583842498302785">
            <text:p>-0.0584</text:p>
          </table:table-cell>
          <table:table-cell table:formula="of:=[.C113]/[.C112]-1" office:value-type="float" office:value="-0.0197048082775411">
            <text:p>-0.0197048083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30">
            <text:p>7/30/2007</text:p>
          </table:table-cell>
          <table:table-cell office:value-type="float" office:value="13.79">
            <text:p>13.79</text:p>
          </table:table-cell>
          <table:table-cell office:value-type="float" office:value="130.87">
            <text:p>130.87</text:p>
          </table:table-cell>
          <table:table-cell table:style-name="ce9" table:formula="of:=[.B114]/[.B113]-1" office:value-type="float" office:value="-0.00576784426820476">
            <text:p>-0.0058</text:p>
          </table:table-cell>
          <table:table-cell table:formula="of:=[.C114]/[.C113]-1" office:value-type="float" office:value="0.0156771439658518">
            <text:p>0.01567714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7-31">
            <text:p>7/31/2007</text:p>
          </table:table-cell>
          <table:table-cell office:value-type="float" office:value="13.54">
            <text:p>13.54</text:p>
          </table:table-cell>
          <table:table-cell office:value-type="float" office:value="129.39">
            <text:p>129.39</text:p>
          </table:table-cell>
          <table:table-cell table:style-name="ce9" table:formula="of:=[.B115]/[.B114]-1" office:value-type="float" office:value="-0.0181290790427846">
            <text:p>-0.0181</text:p>
          </table:table-cell>
          <table:table-cell table:formula="of:=[.C115]/[.C114]-1" office:value-type="float" office:value="-0.0113089325284635">
            <text:p>-0.011308932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01">
            <text:p>8/1/2007</text:p>
          </table:table-cell>
          <table:table-cell office:value-type="float" office:value="13.41">
            <text:p>13.41</text:p>
          </table:table-cell>
          <table:table-cell office:value-type="float" office:value="130.02">
            <text:p>130.02</text:p>
          </table:table-cell>
          <table:table-cell table:style-name="ce9" table:formula="of:=[.B116]/[.B115]-1" office:value-type="float" office:value="-0.00960118168389945">
            <text:p>-0.0096</text:p>
          </table:table-cell>
          <table:table-cell table:formula="of:=[.C116]/[.C115]-1" office:value-type="float" office:value="0.00486900069557161">
            <text:p>0.0048690007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02">
            <text:p>8/2/2007</text:p>
          </table:table-cell>
          <table:table-cell office:value-type="float" office:value="13.4">
            <text:p>13.4</text:p>
          </table:table-cell>
          <table:table-cell office:value-type="float" office:value="131.06">
            <text:p>131.06</text:p>
          </table:table-cell>
          <table:table-cell table:style-name="ce9" table:formula="of:=[.B117]/[.B116]-1" office:value-type="float" office:value="-0.000745712155108103">
            <text:p>-0.0007</text:p>
          </table:table-cell>
          <table:table-cell table:formula="of:=[.C117]/[.C116]-1" office:value-type="float" office:value="0.00799876942008915">
            <text:p>0.007998769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03">
            <text:p>8/3/2007</text:p>
          </table:table-cell>
          <table:table-cell office:value-type="float" office:value="12.85">
            <text:p>12.85</text:p>
          </table:table-cell>
          <table:table-cell office:value-type="float" office:value="127.69">
            <text:p>127.69</text:p>
          </table:table-cell>
          <table:table-cell table:style-name="ce9" table:formula="of:=[.B118]/[.B117]-1" office:value-type="float" office:value="-0.0410447761194031">
            <text:p>-0.0410</text:p>
          </table:table-cell>
          <table:table-cell table:formula="of:=[.C118]/[.C117]-1" office:value-type="float" office:value="-0.0257134137036472">
            <text:p>-0.0257134137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06">
            <text:p>8/6/2007</text:p>
          </table:table-cell>
          <table:table-cell office:value-type="float" office:value="12.77">
            <text:p>12.77</text:p>
          </table:table-cell>
          <table:table-cell office:value-type="float" office:value="129.83">
            <text:p>129.83</text:p>
          </table:table-cell>
          <table:table-cell table:style-name="ce9" table:formula="of:=[.B119]/[.B118]-1" office:value-type="float" office:value="-0.00622568093385212">
            <text:p>-0.0062</text:p>
          </table:table-cell>
          <table:table-cell table:formula="of:=[.C119]/[.C118]-1" office:value-type="float" office:value="0.0167593390241994">
            <text:p>0.01675933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07">
            <text:p>8/7/2007</text:p>
          </table:table-cell>
          <table:table-cell office:value-type="float" office:value="12.63">
            <text:p>12.63</text:p>
          </table:table-cell>
          <table:table-cell office:value-type="float" office:value="131.21">
            <text:p>131.21</text:p>
          </table:table-cell>
          <table:table-cell table:style-name="ce9" table:formula="of:=[.B120]/[.B119]-1" office:value-type="float" office:value="-0.0109631949882536">
            <text:p>-0.0110</text:p>
          </table:table-cell>
          <table:table-cell table:formula="of:=[.C120]/[.C119]-1" office:value-type="float" office:value="0.0106292844488947">
            <text:p>0.010629284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08">
            <text:p>8/8/2007</text:p>
          </table:table-cell>
          <table:table-cell office:value-type="float" office:value="13.42">
            <text:p>13.42</text:p>
          </table:table-cell>
          <table:table-cell office:value-type="float" office:value="133.04">
            <text:p>133.04</text:p>
          </table:table-cell>
          <table:table-cell table:style-name="ce9" table:formula="of:=[.B121]/[.B120]-1" office:value-type="float" office:value="0.0625494853523356">
            <text:p>0.0625</text:p>
          </table:table-cell>
          <table:table-cell table:formula="of:=[.C121]/[.C120]-1" office:value-type="float" office:value="0.0139471076899624">
            <text:p>0.0139471077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09">
            <text:p>8/9/2007</text:p>
          </table:table-cell>
          <table:table-cell office:value-type="float" office:value="13.08">
            <text:p>13.08</text:p>
          </table:table-cell>
          <table:table-cell office:value-type="float" office:value="129.1">
            <text:p>129.1</text:p>
          </table:table-cell>
          <table:table-cell table:style-name="ce9" table:formula="of:=[.B122]/[.B121]-1" office:value-type="float" office:value="-0.0253353204172876">
            <text:p>-0.0253</text:p>
          </table:table-cell>
          <table:table-cell table:formula="of:=[.C122]/[.C121]-1" office:value-type="float" office:value="-0.0296151533373421">
            <text:p>-0.0296151533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10">
            <text:p>8/10/2007</text:p>
          </table:table-cell>
          <table:table-cell office:value-type="float" office:value="13.01">
            <text:p>13.01</text:p>
          </table:table-cell>
          <table:table-cell office:value-type="float" office:value="128.5">
            <text:p>128.5</text:p>
          </table:table-cell>
          <table:table-cell table:style-name="ce9" table:formula="of:=[.B123]/[.B122]-1" office:value-type="float" office:value="-0.00535168195718661">
            <text:p>-0.0054</text:p>
          </table:table-cell>
          <table:table-cell table:formula="of:=[.C123]/[.C122]-1" office:value-type="float" office:value="-0.00464756003098366">
            <text:p>-0.0046475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13">
            <text:p>8/13/2007</text:p>
          </table:table-cell>
          <table:table-cell office:value-type="float" office:value="12.84">
            <text:p>12.84</text:p>
          </table:table-cell>
          <table:table-cell office:value-type="float" office:value="128.96">
            <text:p>128.96</text:p>
          </table:table-cell>
          <table:table-cell table:style-name="ce9" table:formula="of:=[.B124]/[.B123]-1" office:value-type="float" office:value="-0.0130668716372021">
            <text:p>-0.0131</text:p>
          </table:table-cell>
          <table:table-cell table:formula="of:=[.C124]/[.C123]-1" office:value-type="float" office:value="0.00357976653696501">
            <text:p>0.003579766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14">
            <text:p>8/14/2007</text:p>
          </table:table-cell>
          <table:table-cell office:value-type="float" office:value="12.54">
            <text:p>12.54</text:p>
          </table:table-cell>
          <table:table-cell office:value-type="float" office:value="126.99">
            <text:p>126.99</text:p>
          </table:table-cell>
          <table:table-cell table:style-name="ce9" table:formula="of:=[.B125]/[.B124]-1" office:value-type="float" office:value="-0.0233644859813085">
            <text:p>-0.0234</text:p>
          </table:table-cell>
          <table:table-cell table:formula="of:=[.C125]/[.C124]-1" office:value-type="float" office:value="-0.0152760545905708">
            <text:p>-0.015276054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15">
            <text:p>8/15/2007</text:p>
          </table:table-cell>
          <table:table-cell office:value-type="float" office:value="11.95">
            <text:p>11.95</text:p>
          </table:table-cell>
          <table:table-cell office:value-type="float" office:value="125.24">
            <text:p>125.24</text:p>
          </table:table-cell>
          <table:table-cell table:style-name="ce9" table:formula="of:=[.B126]/[.B125]-1" office:value-type="float" office:value="-0.0470494417862839">
            <text:p>-0.0470</text:p>
          </table:table-cell>
          <table:table-cell table:formula="of:=[.C126]/[.C125]-1" office:value-type="float" office:value="-0.0137806126466651">
            <text:p>-0.013780612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16">
            <text:p>8/16/2007</text:p>
          </table:table-cell>
          <table:table-cell office:value-type="float" office:value="11.64">
            <text:p>11.64</text:p>
          </table:table-cell>
          <table:table-cell office:value-type="float" office:value="126.18">
            <text:p>126.18</text:p>
          </table:table-cell>
          <table:table-cell table:style-name="ce9" table:formula="of:=[.B127]/[.B126]-1" office:value-type="float" office:value="-0.0259414225941421">
            <text:p>-0.0259</text:p>
          </table:table-cell>
          <table:table-cell table:formula="of:=[.C127]/[.C126]-1" office:value-type="float" office:value="0.00750558926860445">
            <text:p>0.0075055893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17">
            <text:p>8/17/2007</text:p>
          </table:table-cell>
          <table:table-cell office:value-type="float" office:value="11.89">
            <text:p>11.89</text:p>
          </table:table-cell>
          <table:table-cell office:value-type="float" office:value="128.5">
            <text:p>128.5</text:p>
          </table:table-cell>
          <table:table-cell table:style-name="ce9" table:formula="of:=[.B128]/[.B127]-1" office:value-type="float" office:value="0.0214776632302405">
            <text:p>0.0215</text:p>
          </table:table-cell>
          <table:table-cell table:formula="of:=[.C128]/[.C127]-1" office:value-type="float" office:value="0.0183864320811538">
            <text:p>0.0183864321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20">
            <text:p>8/20/2007</text:p>
          </table:table-cell>
          <table:table-cell office:value-type="float" office:value="12.1">
            <text:p>12.1</text:p>
          </table:table-cell>
          <table:table-cell office:value-type="float" office:value="128.43">
            <text:p>128.43</text:p>
          </table:table-cell>
          <table:table-cell table:style-name="ce9" table:formula="of:=[.B129]/[.B128]-1" office:value-type="float" office:value="0.0176619007569385">
            <text:p>0.0177</text:p>
          </table:table-cell>
          <table:table-cell table:formula="of:=[.C129]/[.C128]-1" office:value-type="float" office:value="-0.000544747081712038">
            <text:p>-0.0005447471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21">
            <text:p>8/21/2007</text:p>
          </table:table-cell>
          <table:table-cell office:value-type="float" office:value="12.17">
            <text:p>12.17</text:p>
          </table:table-cell>
          <table:table-cell office:value-type="float" office:value="128.69">
            <text:p>128.69</text:p>
          </table:table-cell>
          <table:table-cell table:style-name="ce9" table:formula="of:=[.B130]/[.B129]-1" office:value-type="float" office:value="0.0057851239669422">
            <text:p>0.0058</text:p>
          </table:table-cell>
          <table:table-cell table:formula="of:=[.C130]/[.C129]-1" office:value-type="float" office:value="0.00202444911624999">
            <text:p>0.0020244491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22">
            <text:p>8/22/2007</text:p>
          </table:table-cell>
          <table:table-cell office:value-type="float" office:value="12.01">
            <text:p>12.01</text:p>
          </table:table-cell>
          <table:table-cell office:value-type="float" office:value="130.22">
            <text:p>130.22</text:p>
          </table:table-cell>
          <table:table-cell table:style-name="ce9" table:formula="of:=[.B131]/[.B130]-1" office:value-type="float" office:value="-0.0131470829909613">
            <text:p>-0.0131</text:p>
          </table:table-cell>
          <table:table-cell table:formula="of:=[.C131]/[.C130]-1" office:value-type="float" office:value="0.0118890356671071">
            <text:p>0.0118890357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23">
            <text:p>8/23/2007</text:p>
          </table:table-cell>
          <table:table-cell office:value-type="float" office:value="12.06">
            <text:p>12.06</text:p>
          </table:table-cell>
          <table:table-cell office:value-type="float" office:value="130.1">
            <text:p>130.1</text:p>
          </table:table-cell>
          <table:table-cell table:style-name="ce9" table:formula="of:=[.B132]/[.B131]-1" office:value-type="float" office:value="0.00416319733555381">
            <text:p>0.0042</text:p>
          </table:table-cell>
          <table:table-cell table:formula="of:=[.C132]/[.C131]-1" office:value-type="float" office:value="-0.000921517432038166">
            <text:p>-0.000921517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24">
            <text:p>8/24/2007</text:p>
          </table:table-cell>
          <table:table-cell office:value-type="float" office:value="12.13">
            <text:p>12.13</text:p>
          </table:table-cell>
          <table:table-cell office:value-type="float" office:value="131.71">
            <text:p>131.71</text:p>
          </table:table-cell>
          <table:table-cell table:style-name="ce9" table:formula="of:=[.B133]/[.B132]-1" office:value-type="float" office:value="0.00580431177446106">
            <text:p>0.0058</text:p>
          </table:table-cell>
          <table:table-cell table:formula="of:=[.C133]/[.C132]-1" office:value-type="float" office:value="0.0123750960799387">
            <text:p>0.0123750961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27">
            <text:p>8/27/2007</text:p>
          </table:table-cell>
          <table:table-cell office:value-type="float" office:value="11.98">
            <text:p>11.98</text:p>
          </table:table-cell>
          <table:table-cell office:value-type="float" office:value="130.49">
            <text:p>130.49</text:p>
          </table:table-cell>
          <table:table-cell table:style-name="ce9" table:formula="of:=[.B134]/[.B133]-1" office:value-type="float" office:value="-0.0123660346248969">
            <text:p>-0.0124</text:p>
          </table:table-cell>
          <table:table-cell table:formula="of:=[.C134]/[.C133]-1" office:value-type="float" office:value="-0.00926277427682032">
            <text:p>-0.0092627743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28">
            <text:p>8/28/2007</text:p>
          </table:table-cell>
          <table:table-cell office:value-type="float" office:value="11.66">
            <text:p>11.66</text:p>
          </table:table-cell>
          <table:table-cell office:value-type="float" office:value="127.62">
            <text:p>127.62</text:p>
          </table:table-cell>
          <table:table-cell table:style-name="ce9" table:formula="of:=[.B135]/[.B134]-1" office:value-type="float" office:value="-0.0267111853088481">
            <text:p>-0.0267</text:p>
          </table:table-cell>
          <table:table-cell table:formula="of:=[.C135]/[.C134]-1" office:value-type="float" office:value="-0.0219940225304621">
            <text:p>-0.021994022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29">
            <text:p>8/29/2007</text:p>
          </table:table-cell>
          <table:table-cell office:value-type="float" office:value="12.3">
            <text:p>12.3</text:p>
          </table:table-cell>
          <table:table-cell office:value-type="float" office:value="130.12">
            <text:p>130.12</text:p>
          </table:table-cell>
          <table:table-cell table:style-name="ce9" table:formula="of:=[.B136]/[.B135]-1" office:value-type="float" office:value="0.0548885077186965">
            <text:p>0.0549</text:p>
          </table:table-cell>
          <table:table-cell table:formula="of:=[.C136]/[.C135]-1" office:value-type="float" office:value="0.0195894060492086">
            <text:p>0.01958940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30">
            <text:p>8/30/2007</text:p>
          </table:table-cell>
          <table:table-cell office:value-type="float" office:value="12.42">
            <text:p>12.42</text:p>
          </table:table-cell>
          <table:table-cell office:value-type="float" office:value="129.77">
            <text:p>129.77</text:p>
          </table:table-cell>
          <table:table-cell table:style-name="ce9" table:formula="of:=[.B137]/[.B136]-1" office:value-type="float" office:value="0.00975609756097562">
            <text:p>0.0098</text:p>
          </table:table-cell>
          <table:table-cell table:formula="of:=[.C137]/[.C136]-1" office:value-type="float" office:value="-0.00268982477712876">
            <text:p>-0.0026898248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8-31">
            <text:p>8/31/2007</text:p>
          </table:table-cell>
          <table:table-cell office:value-type="float" office:value="13">
            <text:p>13</text:p>
          </table:table-cell>
          <table:table-cell office:value-type="float" office:value="131.05">
            <text:p>131.05</text:p>
          </table:table-cell>
          <table:table-cell table:style-name="ce9" table:formula="of:=[.B138]/[.B137]-1" office:value-type="float" office:value="0.0466988727858293">
            <text:p>0.0467</text:p>
          </table:table-cell>
          <table:table-cell table:formula="of:=[.C138]/[.C137]-1" office:value-type="float" office:value="0.00986360483933124">
            <text:p>0.0098636048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04">
            <text:p>9/4/2007</text:p>
          </table:table-cell>
          <table:table-cell office:value-type="float" office:value="13.17">
            <text:p>13.17</text:p>
          </table:table-cell>
          <table:table-cell office:value-type="float" office:value="132.38">
            <text:p>132.38</text:p>
          </table:table-cell>
          <table:table-cell table:style-name="ce9" table:formula="of:=[.B139]/[.B138]-1" office:value-type="float" office:value="0.013076923076923">
            <text:p>0.0131</text:p>
          </table:table-cell>
          <table:table-cell table:formula="of:=[.C139]/[.C138]-1" office:value-type="float" office:value="0.0101487981686379">
            <text:p>0.010148798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05">
            <text:p>9/5/2007</text:p>
          </table:table-cell>
          <table:table-cell office:value-type="float" office:value="12.9">
            <text:p>12.9</text:p>
          </table:table-cell>
          <table:table-cell office:value-type="float" office:value="131.23">
            <text:p>131.23</text:p>
          </table:table-cell>
          <table:table-cell table:style-name="ce9" table:formula="of:=[.B140]/[.B139]-1" office:value-type="float" office:value="-0.020501138952164">
            <text:p>-0.0205</text:p>
          </table:table-cell>
          <table:table-cell table:formula="of:=[.C140]/[.C139]-1" office:value-type="float" office:value="-0.00868711285692703">
            <text:p>-0.008687112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06">
            <text:p>9/6/2007</text:p>
          </table:table-cell>
          <table:table-cell office:value-type="float" office:value="12.94">
            <text:p>12.94</text:p>
          </table:table-cell>
          <table:table-cell office:value-type="float" office:value="131.53">
            <text:p>131.53</text:p>
          </table:table-cell>
          <table:table-cell table:style-name="ce9" table:formula="of:=[.B141]/[.B140]-1" office:value-type="float" office:value="0.00310077519379837">
            <text:p>0.0031</text:p>
          </table:table-cell>
          <table:table-cell table:formula="of:=[.C141]/[.C140]-1" office:value-type="float" office:value="0.00228606263811648">
            <text:p>0.002286062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07">
            <text:p>9/7/2007</text:p>
          </table:table-cell>
          <table:table-cell office:value-type="float" office:value="12.61">
            <text:p>12.61</text:p>
          </table:table-cell>
          <table:table-cell office:value-type="float" office:value="129.7">
            <text:p>129.7</text:p>
          </table:table-cell>
          <table:table-cell table:style-name="ce9" table:formula="of:=[.B142]/[.B141]-1" office:value-type="float" office:value="-0.0255023183925811">
            <text:p>-0.0255</text:p>
          </table:table-cell>
          <table:table-cell table:formula="of:=[.C142]/[.C141]-1" office:value-type="float" office:value="-0.013913175701361">
            <text:p>-0.0139131757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10">
            <text:p>9/10/2007</text:p>
          </table:table-cell>
          <table:table-cell office:value-type="float" office:value="12.94">
            <text:p>12.94</text:p>
          </table:table-cell>
          <table:table-cell office:value-type="float" office:value="129.46">
            <text:p>129.46</text:p>
          </table:table-cell>
          <table:table-cell table:style-name="ce9" table:formula="of:=[.B143]/[.B142]-1" office:value-type="float" office:value="0.0261697065820776">
            <text:p>0.0262</text:p>
          </table:table-cell>
          <table:table-cell table:formula="of:=[.C143]/[.C142]-1" office:value-type="float" office:value="-0.00185042405551261">
            <text:p>-0.0018504241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11">
            <text:p>9/11/2007</text:p>
          </table:table-cell>
          <table:table-cell office:value-type="float" office:value="12.97">
            <text:p>12.97</text:p>
          </table:table-cell>
          <table:table-cell office:value-type="float" office:value="130.96">
            <text:p>130.96</text:p>
          </table:table-cell>
          <table:table-cell table:style-name="ce9" table:formula="of:=[.B144]/[.B143]-1" office:value-type="float" office:value="0.00231839258114386">
            <text:p>0.0023</text:p>
          </table:table-cell>
          <table:table-cell table:formula="of:=[.C144]/[.C143]-1" office:value-type="float" office:value="0.0115865904526495">
            <text:p>0.011586590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12">
            <text:p>9/12/2007</text:p>
          </table:table-cell>
          <table:table-cell office:value-type="float" office:value="12.83">
            <text:p>12.83</text:p>
          </table:table-cell>
          <table:table-cell office:value-type="float" office:value="131.3">
            <text:p>131.3</text:p>
          </table:table-cell>
          <table:table-cell table:style-name="ce9" table:formula="of:=[.B145]/[.B144]-1" office:value-type="float" office:value="-0.0107941403238243">
            <text:p>-0.0108</text:p>
          </table:table-cell>
          <table:table-cell table:formula="of:=[.C145]/[.C144]-1" office:value-type="float" office:value="0.00259621258399512">
            <text:p>0.002596212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13">
            <text:p>9/13/2007</text:p>
          </table:table-cell>
          <table:table-cell office:value-type="float" office:value="12.73">
            <text:p>12.73</text:p>
          </table:table-cell>
          <table:table-cell office:value-type="float" office:value="132.23">
            <text:p>132.23</text:p>
          </table:table-cell>
          <table:table-cell table:style-name="ce9" table:formula="of:=[.B146]/[.B145]-1" office:value-type="float" office:value="-0.00779423226812159">
            <text:p>-0.0078</text:p>
          </table:table-cell>
          <table:table-cell table:formula="of:=[.C146]/[.C145]-1" office:value-type="float" office:value="0.00708301599390682">
            <text:p>0.00708301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14">
            <text:p>9/14/2007</text:p>
          </table:table-cell>
          <table:table-cell office:value-type="float" office:value="12.69">
            <text:p>12.69</text:p>
          </table:table-cell>
          <table:table-cell office:value-type="float" office:value="132.22">
            <text:p>132.22</text:p>
          </table:table-cell>
          <table:table-cell table:style-name="ce9" table:formula="of:=[.B147]/[.B146]-1" office:value-type="float" office:value="-0.00314218381775344">
            <text:p>-0.0031</text:p>
          </table:table-cell>
          <table:table-cell table:formula="of:=[.C147]/[.C146]-1" office:value-type="float" office:value="-0.0000756258035240487">
            <text:p>-7.56258035240487E-00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17">
            <text:p>9/17/2007</text:p>
          </table:table-cell>
          <table:table-cell office:value-type="float" office:value="12.84">
            <text:p>12.84</text:p>
          </table:table-cell>
          <table:table-cell office:value-type="float" office:value="131.51">
            <text:p>131.51</text:p>
          </table:table-cell>
          <table:table-cell table:style-name="ce9" table:formula="of:=[.B148]/[.B147]-1" office:value-type="float" office:value="0.0118203309692673">
            <text:p>0.0118</text:p>
          </table:table-cell>
          <table:table-cell table:formula="of:=[.C148]/[.C147]-1" office:value-type="float" office:value="-0.00536983814854042">
            <text:p>-0.0053698381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18">
            <text:p>9/18/2007</text:p>
          </table:table-cell>
          <table:table-cell office:value-type="float" office:value="13.3">
            <text:p>13.3</text:p>
          </table:table-cell>
          <table:table-cell office:value-type="float" office:value="135.38">
            <text:p>135.38</text:p>
          </table:table-cell>
          <table:table-cell table:style-name="ce9" table:formula="of:=[.B149]/[.B148]-1" office:value-type="float" office:value="0.0358255451713396">
            <text:p>0.0358</text:p>
          </table:table-cell>
          <table:table-cell table:formula="of:=[.C149]/[.C148]-1" office:value-type="float" office:value="0.0294274199680633">
            <text:p>0.0294274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19">
            <text:p>9/19/2007</text:p>
          </table:table-cell>
          <table:table-cell office:value-type="float" office:value="13.1">
            <text:p>13.1</text:p>
          </table:table-cell>
          <table:table-cell office:value-type="float" office:value="136.18">
            <text:p>136.18</text:p>
          </table:table-cell>
          <table:table-cell table:style-name="ce9" table:formula="of:=[.B150]/[.B149]-1" office:value-type="float" office:value="-0.0150375939849625">
            <text:p>-0.0150</text:p>
          </table:table-cell>
          <table:table-cell table:formula="of:=[.C150]/[.C149]-1" office:value-type="float" office:value="0.00590929236223969">
            <text:p>0.005909292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20">
            <text:p>9/20/2007</text:p>
          </table:table-cell>
          <table:table-cell office:value-type="float" office:value="13.35">
            <text:p>13.35</text:p>
          </table:table-cell>
          <table:table-cell office:value-type="float" office:value="135.22">
            <text:p>135.22</text:p>
          </table:table-cell>
          <table:table-cell table:style-name="ce9" table:formula="of:=[.B151]/[.B150]-1" office:value-type="float" office:value="0.0190839694656488">
            <text:p>0.0191</text:p>
          </table:table-cell>
          <table:table-cell table:formula="of:=[.C151]/[.C150]-1" office:value-type="float" office:value="-0.0070494933176678">
            <text:p>-0.0070494933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21">
            <text:p>9/21/2007</text:p>
          </table:table-cell>
          <table:table-cell office:value-type="float" office:value="13.24">
            <text:p>13.24</text:p>
          </table:table-cell>
          <table:table-cell office:value-type="float" office:value="135.58">
            <text:p>135.58</text:p>
          </table:table-cell>
          <table:table-cell table:style-name="ce9" table:formula="of:=[.B152]/[.B151]-1" office:value-type="float" office:value="-0.00823970037453181">
            <text:p>-0.0082</text:p>
          </table:table-cell>
          <table:table-cell table:formula="of:=[.C152]/[.C151]-1" office:value-type="float" office:value="0.00266232805797961">
            <text:p>0.0026623281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24">
            <text:p>9/24/2007</text:p>
          </table:table-cell>
          <table:table-cell office:value-type="float" office:value="13.48">
            <text:p>13.48</text:p>
          </table:table-cell>
          <table:table-cell office:value-type="float" office:value="135.33">
            <text:p>135.33</text:p>
          </table:table-cell>
          <table:table-cell table:style-name="ce9" table:formula="of:=[.B153]/[.B152]-1" office:value-type="float" office:value="0.0181268882175227">
            <text:p>0.0181</text:p>
          </table:table-cell>
          <table:table-cell table:formula="of:=[.C153]/[.C152]-1" office:value-type="float" office:value="-0.00184392978315384">
            <text:p>-0.0018439298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25">
            <text:p>9/25/2007</text:p>
          </table:table-cell>
          <table:table-cell office:value-type="float" office:value="13.81">
            <text:p>13.81</text:p>
          </table:table-cell>
          <table:table-cell office:value-type="float" office:value="135.07">
            <text:p>135.07</text:p>
          </table:table-cell>
          <table:table-cell table:style-name="ce9" table:formula="of:=[.B154]/[.B153]-1" office:value-type="float" office:value="0.0244807121661721">
            <text:p>0.0245</text:p>
          </table:table-cell>
          <table:table-cell table:formula="of:=[.C154]/[.C153]-1" office:value-type="float" office:value="-0.00192122958693575">
            <text:p>-0.001921229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26">
            <text:p>9/26/2007</text:p>
          </table:table-cell>
          <table:table-cell office:value-type="float" office:value="13.75">
            <text:p>13.75</text:p>
          </table:table-cell>
          <table:table-cell office:value-type="float" office:value="135.78">
            <text:p>135.78</text:p>
          </table:table-cell>
          <table:table-cell table:style-name="ce9" table:formula="of:=[.B155]/[.B154]-1" office:value-type="float" office:value="-0.00434467776973213">
            <text:p>-0.0043</text:p>
          </table:table-cell>
          <table:table-cell table:formula="of:=[.C155]/[.C154]-1" office:value-type="float" office:value="0.00525653364921896">
            <text:p>0.005256533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27">
            <text:p>9/27/2007</text:p>
          </table:table-cell>
          <table:table-cell office:value-type="float" office:value="13.28">
            <text:p>13.28</text:p>
          </table:table-cell>
          <table:table-cell office:value-type="float" office:value="136.58">
            <text:p>136.58</text:p>
          </table:table-cell>
          <table:table-cell table:style-name="ce9" table:formula="of:=[.B156]/[.B155]-1" office:value-type="float" office:value="-0.0341818181818182">
            <text:p>-0.0342</text:p>
          </table:table-cell>
          <table:table-cell table:formula="of:=[.C156]/[.C155]-1" office:value-type="float" office:value="0.00589188392988671">
            <text:p>0.005891883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09-28">
            <text:p>9/28/2007</text:p>
          </table:table-cell>
          <table:table-cell office:value-type="float" office:value="13.2">
            <text:p>13.2</text:p>
          </table:table-cell>
          <table:table-cell office:value-type="float" office:value="136.13">
            <text:p>136.13</text:p>
          </table:table-cell>
          <table:table-cell table:style-name="ce9" table:formula="of:=[.B157]/[.B156]-1" office:value-type="float" office:value="-0.00602409638554213">
            <text:p>-0.0060</text:p>
          </table:table-cell>
          <table:table-cell table:formula="of:=[.C157]/[.C156]-1" office:value-type="float" office:value="-0.00329477229462594">
            <text:p>-0.0032947723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01">
            <text:p>10/1/2007</text:p>
          </table:table-cell>
          <table:table-cell office:value-type="float" office:value="13.23">
            <text:p>13.23</text:p>
          </table:table-cell>
          <table:table-cell office:value-type="float" office:value="137.66">
            <text:p>137.66</text:p>
          </table:table-cell>
          <table:table-cell table:style-name="ce9" table:formula="of:=[.B158]/[.B157]-1" office:value-type="float" office:value="0.00227272727272743">
            <text:p>0.0023</text:p>
          </table:table-cell>
          <table:table-cell table:formula="of:=[.C158]/[.C157]-1" office:value-type="float" office:value="0.0112392565929627">
            <text:p>0.011239256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02">
            <text:p>10/2/2007</text:p>
          </table:table-cell>
          <table:table-cell office:value-type="float" office:value="13.2">
            <text:p>13.2</text:p>
          </table:table-cell>
          <table:table-cell office:value-type="float" office:value="137.47">
            <text:p>137.47</text:p>
          </table:table-cell>
          <table:table-cell table:style-name="ce9" table:formula="of:=[.B159]/[.B158]-1" office:value-type="float" office:value="-0.00226757369614516">
            <text:p>-0.0023</text:p>
          </table:table-cell>
          <table:table-cell table:formula="of:=[.C159]/[.C158]-1" office:value-type="float" office:value="-0.0013802121168095">
            <text:p>-0.0013802121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03">
            <text:p>10/3/2007</text:p>
          </table:table-cell>
          <table:table-cell office:value-type="float" office:value="13.23">
            <text:p>13.23</text:p>
          </table:table-cell>
          <table:table-cell office:value-type="float" office:value="137.2">
            <text:p>137.2</text:p>
          </table:table-cell>
          <table:table-cell table:style-name="ce9" table:formula="of:=[.B160]/[.B159]-1" office:value-type="float" office:value="0.00227272727272743">
            <text:p>0.0023</text:p>
          </table:table-cell>
          <table:table-cell table:formula="of:=[.C160]/[.C159]-1" office:value-type="float" office:value="-0.0019640648868845">
            <text:p>-0.001964064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04">
            <text:p>10/4/2007</text:p>
          </table:table-cell>
          <table:table-cell office:value-type="float" office:value="13.35">
            <text:p>13.35</text:p>
          </table:table-cell>
          <table:table-cell office:value-type="float" office:value="137.41">
            <text:p>137.41</text:p>
          </table:table-cell>
          <table:table-cell table:style-name="ce9" table:formula="of:=[.B161]/[.B160]-1" office:value-type="float" office:value="0.00907029478458044">
            <text:p>0.0091</text:p>
          </table:table-cell>
          <table:table-cell table:formula="of:=[.C161]/[.C160]-1" office:value-type="float" office:value="0.00153061224489792">
            <text:p>0.001530612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05">
            <text:p>10/5/2007</text:p>
          </table:table-cell>
          <table:table-cell office:value-type="float" office:value="13.63">
            <text:p>13.63</text:p>
          </table:table-cell>
          <table:table-cell office:value-type="float" office:value="139.04">
            <text:p>139.04</text:p>
          </table:table-cell>
          <table:table-cell table:style-name="ce9" table:formula="of:=[.B162]/[.B161]-1" office:value-type="float" office:value="0.0209737827715357">
            <text:p>0.0210</text:p>
          </table:table-cell>
          <table:table-cell table:formula="of:=[.C162]/[.C161]-1" office:value-type="float" office:value="0.0118623098755548">
            <text:p>0.011862309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08">
            <text:p>10/8/2007</text:p>
          </table:table-cell>
          <table:table-cell office:value-type="float" office:value="13.63">
            <text:p>13.63</text:p>
          </table:table-cell>
          <table:table-cell office:value-type="float" office:value="138.3">
            <text:p>138.3</text:p>
          </table:table-cell>
          <table:table-cell table:style-name="ce9" table:formula="of:=[.B163]/[.B162]-1" office:value-type="float" office:value="0">
            <text:p>0.0000</text:p>
          </table:table-cell>
          <table:table-cell table:formula="of:=[.C163]/[.C162]-1" office:value-type="float" office:value="-0.00532220943613337">
            <text:p>-0.005322209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09">
            <text:p>10/9/2007</text:p>
          </table:table-cell>
          <table:table-cell office:value-type="float" office:value="13.79">
            <text:p>13.79</text:p>
          </table:table-cell>
          <table:table-cell office:value-type="float" office:value="139.61">
            <text:p>139.61</text:p>
          </table:table-cell>
          <table:table-cell table:style-name="ce9" table:formula="of:=[.B164]/[.B163]-1" office:value-type="float" office:value="0.0117388114453409">
            <text:p>0.0117</text:p>
          </table:table-cell>
          <table:table-cell table:formula="of:=[.C164]/[.C163]-1" office:value-type="float" office:value="0.00947216196673906">
            <text:p>0.00947216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10">
            <text:p>10/10/2007</text:p>
          </table:table-cell>
          <table:table-cell office:value-type="float" office:value="14.02">
            <text:p>14.02</text:p>
          </table:table-cell>
          <table:table-cell office:value-type="float" office:value="139.37">
            <text:p>139.37</text:p>
          </table:table-cell>
          <table:table-cell table:style-name="ce9" table:formula="of:=[.B165]/[.B164]-1" office:value-type="float" office:value="0.0166787527193619">
            <text:p>0.0167</text:p>
          </table:table-cell>
          <table:table-cell table:formula="of:=[.C165]/[.C164]-1" office:value-type="float" office:value="-0.00171907456485931">
            <text:p>-0.001719074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11">
            <text:p>10/11/2007</text:p>
          </table:table-cell>
          <table:table-cell office:value-type="float" office:value="13.8">
            <text:p>13.8</text:p>
          </table:table-cell>
          <table:table-cell office:value-type="float" office:value="138.71">
            <text:p>138.71</text:p>
          </table:table-cell>
          <table:table-cell table:style-name="ce9" table:formula="of:=[.B166]/[.B165]-1" office:value-type="float" office:value="-0.0156918687589157">
            <text:p>-0.0157</text:p>
          </table:table-cell>
          <table:table-cell table:formula="of:=[.C166]/[.C165]-1" office:value-type="float" office:value="-0.00473559589581685">
            <text:p>-0.004735595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12">
            <text:p>10/12/2007</text:p>
          </table:table-cell>
          <table:table-cell office:value-type="float" office:value="13.94">
            <text:p>13.94</text:p>
          </table:table-cell>
          <table:table-cell office:value-type="float" office:value="139.47">
            <text:p>139.47</text:p>
          </table:table-cell>
          <table:table-cell table:style-name="ce9" table:formula="of:=[.B167]/[.B166]-1" office:value-type="float" office:value="0.0101449275362318">
            <text:p>0.0101</text:p>
          </table:table-cell>
          <table:table-cell table:formula="of:=[.C167]/[.C166]-1" office:value-type="float" office:value="0.00547905702544882">
            <text:p>0.005479057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15">
            <text:p>10/15/2007</text:p>
          </table:table-cell>
          <table:table-cell office:value-type="float" office:value="13.98">
            <text:p>13.98</text:p>
          </table:table-cell>
          <table:table-cell office:value-type="float" office:value="138.3">
            <text:p>138.3</text:p>
          </table:table-cell>
          <table:table-cell table:style-name="ce9" table:formula="of:=[.B168]/[.B167]-1" office:value-type="float" office:value="0.00286944045911053">
            <text:p>0.0029</text:p>
          </table:table-cell>
          <table:table-cell table:formula="of:=[.C168]/[.C167]-1" office:value-type="float" office:value="-0.00838890083888999">
            <text:p>-0.0083889008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16">
            <text:p>10/16/2007</text:p>
          </table:table-cell>
          <table:table-cell office:value-type="float" office:value="13.96">
            <text:p>13.96</text:p>
          </table:table-cell>
          <table:table-cell office:value-type="float" office:value="137.2">
            <text:p>137.2</text:p>
          </table:table-cell>
          <table:table-cell table:style-name="ce9" table:formula="of:=[.B169]/[.B168]-1" office:value-type="float" office:value="-0.0014306151645207">
            <text:p>-0.0014</text:p>
          </table:table-cell>
          <table:table-cell table:formula="of:=[.C169]/[.C168]-1" office:value-type="float" office:value="-0.00795372378886494">
            <text:p>-0.0079537238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17">
            <text:p>10/17/2007</text:p>
          </table:table-cell>
          <table:table-cell office:value-type="float" office:value="14.11">
            <text:p>14.11</text:p>
          </table:table-cell>
          <table:table-cell office:value-type="float" office:value="137.62">
            <text:p>137.62</text:p>
          </table:table-cell>
          <table:table-cell table:style-name="ce9" table:formula="of:=[.B170]/[.B169]-1" office:value-type="float" office:value="0.0107449856733524">
            <text:p>0.0107</text:p>
          </table:table-cell>
          <table:table-cell table:formula="of:=[.C170]/[.C169]-1" office:value-type="float" office:value="0.00306122448979607">
            <text:p>0.003061224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18">
            <text:p>10/18/2007</text:p>
          </table:table-cell>
          <table:table-cell office:value-type="float" office:value="14.55">
            <text:p>14.55</text:p>
          </table:table-cell>
          <table:table-cell office:value-type="float" office:value="137.12">
            <text:p>137.12</text:p>
          </table:table-cell>
          <table:table-cell table:style-name="ce9" table:formula="of:=[.B171]/[.B170]-1" office:value-type="float" office:value="0.0311835577604536">
            <text:p>0.0312</text:p>
          </table:table-cell>
          <table:table-cell table:formula="of:=[.C171]/[.C170]-1" office:value-type="float" office:value="-0.00363319284987651">
            <text:p>-0.0036331928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19">
            <text:p>10/19/2007</text:p>
          </table:table-cell>
          <table:table-cell office:value-type="float" office:value="13.8">
            <text:p>13.8</text:p>
          </table:table-cell>
          <table:table-cell office:value-type="float" office:value="133.53">
            <text:p>133.53</text:p>
          </table:table-cell>
          <table:table-cell table:style-name="ce9" table:formula="of:=[.B172]/[.B171]-1" office:value-type="float" office:value="-0.0515463917525774">
            <text:p>-0.0515</text:p>
          </table:table-cell>
          <table:table-cell table:formula="of:=[.C172]/[.C171]-1" office:value-type="float" office:value="-0.026181446907818">
            <text:p>-0.026181446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22">
            <text:p>10/22/2007</text:p>
          </table:table-cell>
          <table:table-cell office:value-type="float" office:value="13.75">
            <text:p>13.75</text:p>
          </table:table-cell>
          <table:table-cell office:value-type="float" office:value="134.31">
            <text:p>134.31</text:p>
          </table:table-cell>
          <table:table-cell table:style-name="ce9" table:formula="of:=[.B173]/[.B172]-1" office:value-type="float" office:value="-0.00362318840579712">
            <text:p>-0.0036</text:p>
          </table:table-cell>
          <table:table-cell table:formula="of:=[.C173]/[.C172]-1" office:value-type="float" office:value="0.00584138395866107">
            <text:p>0.00584138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23">
            <text:p>10/23/2007</text:p>
          </table:table-cell>
          <table:table-cell office:value-type="float" office:value="13.73">
            <text:p>13.73</text:p>
          </table:table-cell>
          <table:table-cell office:value-type="float" office:value="135.4">
            <text:p>135.4</text:p>
          </table:table-cell>
          <table:table-cell table:style-name="ce9" table:formula="of:=[.B174]/[.B173]-1" office:value-type="float" office:value="-0.00145454545454538">
            <text:p>-0.0015</text:p>
          </table:table-cell>
          <table:table-cell table:formula="of:=[.C174]/[.C173]-1" office:value-type="float" office:value="0.00811555357009897">
            <text:p>0.008115553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24">
            <text:p>10/24/2007</text:p>
          </table:table-cell>
          <table:table-cell office:value-type="float" office:value="13.12">
            <text:p>13.12</text:p>
          </table:table-cell>
          <table:table-cell office:value-type="float" office:value="135.15">
            <text:p>135.15</text:p>
          </table:table-cell>
          <table:table-cell table:style-name="ce9" table:formula="of:=[.B175]/[.B174]-1" office:value-type="float" office:value="-0.0444282592862346">
            <text:p>-0.0444</text:p>
          </table:table-cell>
          <table:table-cell table:formula="of:=[.C175]/[.C174]-1" office:value-type="float" office:value="-0.00184638109305757">
            <text:p>-0.0018463811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25">
            <text:p>10/25/2007</text:p>
          </table:table-cell>
          <table:table-cell office:value-type="float" office:value="12.75">
            <text:p>12.75</text:p>
          </table:table-cell>
          <table:table-cell office:value-type="float" office:value="135.47">
            <text:p>135.47</text:p>
          </table:table-cell>
          <table:table-cell table:style-name="ce9" table:formula="of:=[.B176]/[.B175]-1" office:value-type="float" office:value="-0.0282012195121951">
            <text:p>-0.0282</text:p>
          </table:table-cell>
          <table:table-cell table:formula="of:=[.C176]/[.C175]-1" office:value-type="float" office:value="0.00236773954864966">
            <text:p>0.002367739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26">
            <text:p>10/26/2007</text:p>
          </table:table-cell>
          <table:table-cell office:value-type="float" office:value="12.89">
            <text:p>12.89</text:p>
          </table:table-cell>
          <table:table-cell office:value-type="float" office:value="137.06">
            <text:p>137.06</text:p>
          </table:table-cell>
          <table:table-cell table:style-name="ce9" table:formula="of:=[.B177]/[.B176]-1" office:value-type="float" office:value="0.0109803921568628">
            <text:p>0.0110</text:p>
          </table:table-cell>
          <table:table-cell table:formula="of:=[.C177]/[.C176]-1" office:value-type="float" office:value="0.0117369159223444">
            <text:p>0.011736915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29">
            <text:p>10/29/2007</text:p>
          </table:table-cell>
          <table:table-cell office:value-type="float" office:value="12.88">
            <text:p>12.88</text:p>
          </table:table-cell>
          <table:table-cell office:value-type="float" office:value="137.51">
            <text:p>137.51</text:p>
          </table:table-cell>
          <table:table-cell table:style-name="ce9" table:formula="of:=[.B178]/[.B177]-1" office:value-type="float" office:value="-0.000775795190069761">
            <text:p>-0.0008</text:p>
          </table:table-cell>
          <table:table-cell table:formula="of:=[.C178]/[.C177]-1" office:value-type="float" office:value="0.00328323362031213">
            <text:p>0.003283233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30">
            <text:p>10/30/2007</text:p>
          </table:table-cell>
          <table:table-cell office:value-type="float" office:value="13">
            <text:p>13</text:p>
          </table:table-cell>
          <table:table-cell office:value-type="float" office:value="136.56">
            <text:p>136.56</text:p>
          </table:table-cell>
          <table:table-cell table:style-name="ce9" table:formula="of:=[.B179]/[.B178]-1" office:value-type="float" office:value="0.00931677018633526">
            <text:p>0.0093</text:p>
          </table:table-cell>
          <table:table-cell table:formula="of:=[.C179]/[.C178]-1" office:value-type="float" office:value="-0.00690858846629328">
            <text:p>-0.006908588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0-31">
            <text:p>10/31/2007</text:p>
          </table:table-cell>
          <table:table-cell office:value-type="float" office:value="13.08">
            <text:p>13.08</text:p>
          </table:table-cell>
          <table:table-cell office:value-type="float" office:value="137.97">
            <text:p>137.97</text:p>
          </table:table-cell>
          <table:table-cell table:style-name="ce9" table:formula="of:=[.B180]/[.B179]-1" office:value-type="float" office:value="0.00615384615384618">
            <text:p>0.0062</text:p>
          </table:table-cell>
          <table:table-cell table:formula="of:=[.C180]/[.C179]-1" office:value-type="float" office:value="0.0103251318101933">
            <text:p>0.0103251318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01">
            <text:p>11/1/2007</text:p>
          </table:table-cell>
          <table:table-cell office:value-type="float" office:value="12.8">
            <text:p>12.8</text:p>
          </table:table-cell>
          <table:table-cell office:value-type="float" office:value="134.74">
            <text:p>134.74</text:p>
          </table:table-cell>
          <table:table-cell table:style-name="ce9" table:formula="of:=[.B181]/[.B180]-1" office:value-type="float" office:value="-0.0214067278287461">
            <text:p>-0.0214</text:p>
          </table:table-cell>
          <table:table-cell table:formula="of:=[.C181]/[.C180]-1" office:value-type="float" office:value="-0.023410886424585">
            <text:p>-0.023410886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02">
            <text:p>11/2/2007</text:p>
          </table:table-cell>
          <table:table-cell office:value-type="float" office:value="13.17">
            <text:p>13.17</text:p>
          </table:table-cell>
          <table:table-cell office:value-type="float" office:value="134.9">
            <text:p>134.9</text:p>
          </table:table-cell>
          <table:table-cell table:style-name="ce9" table:formula="of:=[.B182]/[.B181]-1" office:value-type="float" office:value="0.0289062499999999">
            <text:p>0.0289</text:p>
          </table:table-cell>
          <table:table-cell table:formula="of:=[.C182]/[.C181]-1" office:value-type="float" office:value="0.00118747216862092">
            <text:p>0.001187472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05">
            <text:p>11/5/2007</text:p>
          </table:table-cell>
          <table:table-cell office:value-type="float" office:value="13.42">
            <text:p>13.42</text:p>
          </table:table-cell>
          <table:table-cell office:value-type="float" office:value="133.87">
            <text:p>133.87</text:p>
          </table:table-cell>
          <table:table-cell table:style-name="ce9" table:formula="of:=[.B183]/[.B182]-1" office:value-type="float" office:value="0.0189825360668185">
            <text:p>0.0190</text:p>
          </table:table-cell>
          <table:table-cell table:formula="of:=[.C183]/[.C182]-1" office:value-type="float" office:value="-0.00763528539659009">
            <text:p>-0.007635285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06">
            <text:p>11/6/2007</text:p>
          </table:table-cell>
          <table:table-cell office:value-type="float" office:value="13.43">
            <text:p>13.43</text:p>
          </table:table-cell>
          <table:table-cell office:value-type="float" office:value="135.67">
            <text:p>135.67</text:p>
          </table:table-cell>
          <table:table-cell table:style-name="ce9" table:formula="of:=[.B184]/[.B183]-1" office:value-type="float" office:value="0.000745156482861331">
            <text:p>0.0007</text:p>
          </table:table-cell>
          <table:table-cell table:formula="of:=[.C184]/[.C183]-1" office:value-type="float" office:value="0.0134458803316648">
            <text:p>0.0134458803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07">
            <text:p>11/7/2007</text:p>
          </table:table-cell>
          <table:table-cell office:value-type="float" office:value="13.01">
            <text:p>13.01</text:p>
          </table:table-cell>
          <table:table-cell office:value-type="float" office:value="131.96">
            <text:p>131.96</text:p>
          </table:table-cell>
          <table:table-cell table:style-name="ce9" table:formula="of:=[.B185]/[.B184]-1" office:value-type="float" office:value="-0.0312732688011914">
            <text:p>-0.0313</text:p>
          </table:table-cell>
          <table:table-cell table:formula="of:=[.C185]/[.C184]-1" office:value-type="float" office:value="-0.027345765460308">
            <text:p>-0.027345765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08">
            <text:p>11/8/2007</text:p>
          </table:table-cell>
          <table:table-cell office:value-type="float" office:value="12.51">
            <text:p>12.51</text:p>
          </table:table-cell>
          <table:table-cell office:value-type="float" office:value="131.29">
            <text:p>131.29</text:p>
          </table:table-cell>
          <table:table-cell table:style-name="ce9" table:formula="of:=[.B186]/[.B185]-1" office:value-type="float" office:value="-0.0384319754035357">
            <text:p>-0.0384</text:p>
          </table:table-cell>
          <table:table-cell table:formula="of:=[.C186]/[.C185]-1" office:value-type="float" office:value="-0.00507729615034869">
            <text:p>-0.005077296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09">
            <text:p>11/9/2007</text:p>
          </table:table-cell>
          <table:table-cell office:value-type="float" office:value="12.37">
            <text:p>12.37</text:p>
          </table:table-cell>
          <table:table-cell office:value-type="float" office:value="129.49">
            <text:p>129.49</text:p>
          </table:table-cell>
          <table:table-cell table:style-name="ce9" table:formula="of:=[.B187]/[.B186]-1" office:value-type="float" office:value="-0.0111910471622703">
            <text:p>-0.0112</text:p>
          </table:table-cell>
          <table:table-cell table:formula="of:=[.C187]/[.C186]-1" office:value-type="float" office:value="-0.0137101073958411">
            <text:p>-0.013710107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12">
            <text:p>11/12/2007</text:p>
          </table:table-cell>
          <table:table-cell office:value-type="float" office:value="11.95">
            <text:p>11.95</text:p>
          </table:table-cell>
          <table:table-cell office:value-type="float" office:value="128.2">
            <text:p>128.2</text:p>
          </table:table-cell>
          <table:table-cell table:style-name="ce9" table:formula="of:=[.B188]/[.B187]-1" office:value-type="float" office:value="-0.0339531123686337">
            <text:p>-0.0340</text:p>
          </table:table-cell>
          <table:table-cell table:formula="of:=[.C188]/[.C187]-1" office:value-type="float" office:value="-0.00996215924009591">
            <text:p>-0.009962159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13">
            <text:p>11/13/2007</text:p>
          </table:table-cell>
          <table:table-cell office:value-type="float" office:value="12.4">
            <text:p>12.4</text:p>
          </table:table-cell>
          <table:table-cell office:value-type="float" office:value="132.11">
            <text:p>132.11</text:p>
          </table:table-cell>
          <table:table-cell table:style-name="ce9" table:formula="of:=[.B189]/[.B188]-1" office:value-type="float" office:value="0.0376569037656904">
            <text:p>0.0377</text:p>
          </table:table-cell>
          <table:table-cell table:formula="of:=[.C189]/[.C188]-1" office:value-type="float" office:value="0.030499219968799">
            <text:p>0.0304992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14">
            <text:p>11/14/2007</text:p>
          </table:table-cell>
          <table:table-cell office:value-type="float" office:value="12.28">
            <text:p>12.28</text:p>
          </table:table-cell>
          <table:table-cell office:value-type="float" office:value="131.75">
            <text:p>131.75</text:p>
          </table:table-cell>
          <table:table-cell table:style-name="ce9" table:formula="of:=[.B190]/[.B189]-1" office:value-type="float" office:value="-0.00967741935483879">
            <text:p>-0.0097</text:p>
          </table:table-cell>
          <table:table-cell table:formula="of:=[.C190]/[.C189]-1" office:value-type="float" office:value="-0.00272500189236258">
            <text:p>-0.002725001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15">
            <text:p>11/15/2007</text:p>
          </table:table-cell>
          <table:table-cell office:value-type="float" office:value="12.7">
            <text:p>12.7</text:p>
          </table:table-cell>
          <table:table-cell office:value-type="float" office:value="129.85">
            <text:p>129.85</text:p>
          </table:table-cell>
          <table:table-cell table:style-name="ce9" table:formula="of:=[.B191]/[.B190]-1" office:value-type="float" office:value="0.0342019543973942">
            <text:p>0.0342</text:p>
          </table:table-cell>
          <table:table-cell table:formula="of:=[.C191]/[.C190]-1" office:value-type="float" office:value="-0.0144212523719166">
            <text:p>-0.014421252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16">
            <text:p>11/16/2007</text:p>
          </table:table-cell>
          <table:table-cell office:value-type="float" office:value="12.64">
            <text:p>12.64</text:p>
          </table:table-cell>
          <table:table-cell office:value-type="float" office:value="130.07">
            <text:p>130.07</text:p>
          </table:table-cell>
          <table:table-cell table:style-name="ce9" table:formula="of:=[.B192]/[.B191]-1" office:value-type="float" office:value="-0.0047244094488188">
            <text:p>-0.0047</text:p>
          </table:table-cell>
          <table:table-cell table:formula="of:=[.C192]/[.C191]-1" office:value-type="float" office:value="0.0016942626107046">
            <text:p>0.001694262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19">
            <text:p>11/19/2007</text:p>
          </table:table-cell>
          <table:table-cell office:value-type="float" office:value="12.07">
            <text:p>12.07</text:p>
          </table:table-cell>
          <table:table-cell office:value-type="float" office:value="128.26">
            <text:p>128.26</text:p>
          </table:table-cell>
          <table:table-cell table:style-name="ce9" table:formula="of:=[.B193]/[.B192]-1" office:value-type="float" office:value="-0.0450949367088608">
            <text:p>-0.0451</text:p>
          </table:table-cell>
          <table:table-cell table:formula="of:=[.C193]/[.C192]-1" office:value-type="float" office:value="-0.0139155839163527">
            <text:p>-0.013915583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20">
            <text:p>11/20/2007</text:p>
          </table:table-cell>
          <table:table-cell office:value-type="float" office:value="11.28">
            <text:p>11.28</text:p>
          </table:table-cell>
          <table:table-cell office:value-type="float" office:value="129.04">
            <text:p>129.04</text:p>
          </table:table-cell>
          <table:table-cell table:style-name="ce9" table:formula="of:=[.B194]/[.B193]-1" office:value-type="float" office:value="-0.0654515327257664">
            <text:p>-0.0655</text:p>
          </table:table-cell>
          <table:table-cell table:formula="of:=[.C194]/[.C193]-1" office:value-type="float" office:value="0.00608139716201461">
            <text:p>0.0060813972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21">
            <text:p>11/21/2007</text:p>
          </table:table-cell>
          <table:table-cell office:value-type="float" office:value="10.83">
            <text:p>10.83</text:p>
          </table:table-cell>
          <table:table-cell office:value-type="float" office:value="126.4">
            <text:p>126.4</text:p>
          </table:table-cell>
          <table:table-cell table:style-name="ce9" table:formula="of:=[.B195]/[.B194]-1" office:value-type="float" office:value="-0.0398936170212766">
            <text:p>-0.0399</text:p>
          </table:table-cell>
          <table:table-cell table:formula="of:=[.C195]/[.C194]-1" office:value-type="float" office:value="-0.0204587724736515">
            <text:p>-0.020458772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23">
            <text:p>11/23/2007</text:p>
          </table:table-cell>
          <table:table-cell office:value-type="float" office:value="10.78">
            <text:p>10.78</text:p>
          </table:table-cell>
          <table:table-cell office:value-type="float" office:value="128.59">
            <text:p>128.59</text:p>
          </table:table-cell>
          <table:table-cell table:style-name="ce9" table:formula="of:=[.B196]/[.B195]-1" office:value-type="float" office:value="-0.00461680517082186">
            <text:p>-0.0046</text:p>
          </table:table-cell>
          <table:table-cell table:formula="of:=[.C196]/[.C195]-1" office:value-type="float" office:value="0.0173259493670885">
            <text:p>0.017325949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26">
            <text:p>11/26/2007</text:p>
          </table:table-cell>
          <table:table-cell office:value-type="float" office:value="10.27">
            <text:p>10.27</text:p>
          </table:table-cell>
          <table:table-cell office:value-type="float" office:value="125.75">
            <text:p>125.75</text:p>
          </table:table-cell>
          <table:table-cell table:style-name="ce9" table:formula="of:=[.B197]/[.B196]-1" office:value-type="float" office:value="-0.0473098330241187">
            <text:p>-0.0473</text:p>
          </table:table-cell>
          <table:table-cell table:formula="of:=[.C197]/[.C196]-1" office:value-type="float" office:value="-0.0220856987324053">
            <text:p>-0.0220856987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27">
            <text:p>11/27/2007</text:p>
          </table:table-cell>
          <table:table-cell office:value-type="float" office:value="10.15">
            <text:p>10.15</text:p>
          </table:table-cell>
          <table:table-cell office:value-type="float" office:value="127.2">
            <text:p>127.2</text:p>
          </table:table-cell>
          <table:table-cell table:style-name="ce9" table:formula="of:=[.B198]/[.B197]-1" office:value-type="float" office:value="-0.0116845180136319">
            <text:p>-0.0117</text:p>
          </table:table-cell>
          <table:table-cell table:formula="of:=[.C198]/[.C197]-1" office:value-type="float" office:value="0.0115308151093441">
            <text:p>0.0115308151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28">
            <text:p>11/28/2007</text:p>
          </table:table-cell>
          <table:table-cell office:value-type="float" office:value="10.35">
            <text:p>10.35</text:p>
          </table:table-cell>
          <table:table-cell office:value-type="float" office:value="131.26">
            <text:p>131.26</text:p>
          </table:table-cell>
          <table:table-cell table:style-name="ce9" table:formula="of:=[.B199]/[.B198]-1" office:value-type="float" office:value="0.0197044334975369">
            <text:p>0.0197</text:p>
          </table:table-cell>
          <table:table-cell table:formula="of:=[.C199]/[.C198]-1" office:value-type="float" office:value="0.0319182389937105">
            <text:p>0.03191823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29">
            <text:p>11/29/2007</text:p>
          </table:table-cell>
          <table:table-cell office:value-type="float" office:value="10.14">
            <text:p>10.14</text:p>
          </table:table-cell>
          <table:table-cell office:value-type="float" office:value="131.31">
            <text:p>131.31</text:p>
          </table:table-cell>
          <table:table-cell table:style-name="ce9" table:formula="of:=[.B200]/[.B199]-1" office:value-type="float" office:value="-0.0202898550724637">
            <text:p>-0.0203</text:p>
          </table:table-cell>
          <table:table-cell table:formula="of:=[.C200]/[.C199]-1" office:value-type="float" office:value="0.000380923358220375">
            <text:p>0.000380923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1-30">
            <text:p>11/30/2007</text:p>
          </table:table-cell>
          <table:table-cell office:value-type="float" office:value="9.76">
            <text:p>9.76</text:p>
          </table:table-cell>
          <table:table-cell office:value-type="float" office:value="132.63">
            <text:p>132.63</text:p>
          </table:table-cell>
          <table:table-cell table:style-name="ce9" table:formula="of:=[.B201]/[.B200]-1" office:value-type="float" office:value="-0.0374753451676529">
            <text:p>-0.0375</text:p>
          </table:table-cell>
          <table:table-cell table:formula="of:=[.C201]/[.C200]-1" office:value-type="float" office:value="0.0100525474068998">
            <text:p>0.0100525474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2-03">
            <text:p>12/3/2007</text:p>
          </table:table-cell>
          <table:table-cell office:value-type="float" office:value="9.66">
            <text:p>9.66</text:p>
          </table:table-cell>
          <table:table-cell office:value-type="float" office:value="131.76">
            <text:p>131.76</text:p>
          </table:table-cell>
          <table:table-cell table:style-name="ce9" table:formula="of:=[.B202]/[.B201]-1" office:value-type="float" office:value="-0.0102459016393442">
            <text:p>-0.0102</text:p>
          </table:table-cell>
          <table:table-cell table:formula="of:=[.C202]/[.C201]-1" office:value-type="float" office:value="-0.00655960190002269">
            <text:p>-0.0065596019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2-04">
            <text:p>12/4/2007</text:p>
          </table:table-cell>
          <table:table-cell office:value-type="float" office:value="9.25">
            <text:p>9.25</text:p>
          </table:table-cell>
          <table:table-cell office:value-type="float" office:value="130.58">
            <text:p>130.58</text:p>
          </table:table-cell>
          <table:table-cell table:style-name="ce9" table:formula="of:=[.B203]/[.B202]-1" office:value-type="float" office:value="-0.0424430641821947">
            <text:p>-0.0424</text:p>
          </table:table-cell>
          <table:table-cell table:formula="of:=[.C203]/[.C202]-1" office:value-type="float" office:value="-0.00895567698846367">
            <text:p>-0.008955677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2-05">
            <text:p>12/5/2007</text:p>
          </table:table-cell>
          <table:table-cell office:value-type="float" office:value="8.91">
            <text:p>8.91</text:p>
          </table:table-cell>
          <table:table-cell office:value-type="float" office:value="132.76">
            <text:p>132.76</text:p>
          </table:table-cell>
          <table:table-cell table:style-name="ce9" table:formula="of:=[.B204]/[.B203]-1" office:value-type="float" office:value="-0.0367567567567567">
            <text:p>-0.0368</text:p>
          </table:table-cell>
          <table:table-cell table:formula="of:=[.C204]/[.C203]-1" office:value-type="float" office:value="0.0166947465155458">
            <text:p>0.0166947465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2-06">
            <text:p>12/6/2007</text:p>
          </table:table-cell>
          <table:table-cell office:value-type="float" office:value="9.07">
            <text:p>9.07</text:p>
          </table:table-cell>
          <table:table-cell office:value-type="float" office:value="134.66">
            <text:p>134.66</text:p>
          </table:table-cell>
          <table:table-cell table:style-name="ce9" table:formula="of:=[.B205]/[.B204]-1" office:value-type="float" office:value="0.0179573512906845">
            <text:p>0.0180</text:p>
          </table:table-cell>
          <table:table-cell table:formula="of:=[.C205]/[.C204]-1" office:value-type="float" office:value="0.0143115396203677">
            <text:p>0.0143115396</text:p>
          </table:table-cell>
          <table:table-cell table:number-columns-repeated="1019"/>
        </table:table-row>
        <table:table-row table:style-name="ro1" table:visibility="collapse">
          <table:table-cell table:style-name="ce4" office:value-type="date" office:date-value="2007-12-07">
            <text:p>12/7/2007</text:p>
          </table:table-cell>
          <table:table-cell office:value-type="float" office:value="9.05">
            <text:p>9.05</text:p>
          </table:table-cell>
          <table:table-cell office:value-type="float" office:value="134.64">
            <text:p>134.64</text:p>
          </table:table-cell>
          <table:table-cell table:style-name="ce9" table:formula="of:=[.B206]/[.B205]-1" office:value-type="float" office:value="-0.00220507166482908">
            <text:p>-0.0022</text:p>
          </table:table-cell>
          <table:table-cell table:formula="of:=[.C206]/[.C205]-1" office:value-type="float" office:value="-0.000148522204069579">
            <text:p>-0.00014852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0">
            <text:p>12/10/2007</text:p>
          </table:table-cell>
          <table:table-cell office:value-type="float" office:value="9.18">
            <text:p>9.18</text:p>
          </table:table-cell>
          <table:table-cell office:value-type="float" office:value="135.68">
            <text:p>135.68</text:p>
          </table:table-cell>
          <table:table-cell table:style-name="ce9" table:formula="of:=[.B207]/[.B206]-1" office:value-type="float" office:value="0.0143646408839777">
            <text:p>0.0144</text:p>
          </table:table-cell>
          <table:table-cell table:formula="of:=[.C207]/[.C206]-1" office:value-type="float" office:value="0.00772430184194906">
            <text:p>0.007724301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1">
            <text:p>12/11/2007</text:p>
          </table:table-cell>
          <table:table-cell table:style-name="ce5" office:value-type="float" office:value="9.07">
            <text:p>9.07</text:p>
          </table:table-cell>
          <table:table-cell office:value-type="float" office:value="131.96">
            <text:p>131.96</text:p>
          </table:table-cell>
          <table:table-cell table:style-name="ce9" table:formula="of:=[.B208]/[.B207]-1" office:value-type="float" office:value="-0.0119825708061001">
            <text:p>-0.0120</text:p>
          </table:table-cell>
          <table:table-cell table:formula="of:=[.C208]/[.C207]-1" office:value-type="float" office:value="-0.0274174528301887">
            <text:p>-0.027417452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2">
            <text:p>12/12/2007</text:p>
          </table:table-cell>
          <table:table-cell table:style-name="ce6" office:value-type="float" office:value="8.97">
            <text:p>8.97</text:p>
          </table:table-cell>
          <table:table-cell office:value-type="float" office:value="133.26">
            <text:p>133.26</text:p>
          </table:table-cell>
          <table:table-cell table:style-name="ce9" table:formula="of:=[.B209]/[.B208]-1" office:value-type="float" office:value="-0.0110253583241455">
            <text:p>-0.0110</text:p>
          </table:table-cell>
          <table:table-cell table:formula="of:=[.C209]/[.C208]-1" office:value-type="float" office:value="0.00985147014246723">
            <text:p>0.009851470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3">
            <text:p>12/13/2007</text:p>
          </table:table-cell>
          <table:table-cell table:style-name="ce6" office:value-type="float" office:value="8.84">
            <text:p>8.84</text:p>
          </table:table-cell>
          <table:table-cell office:value-type="float" office:value="132.99">
            <text:p>132.99</text:p>
          </table:table-cell>
          <table:table-cell table:style-name="ce9" table:formula="of:=[.B210]/[.B209]-1" office:value-type="float" office:value="-0.0144927536231885">
            <text:p>-0.0145</text:p>
          </table:table-cell>
          <table:table-cell table:formula="of:=[.C210]/[.C209]-1" office:value-type="float" office:value="-0.00202611436289946">
            <text:p>-0.002026114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4">
            <text:p>12/14/2007</text:p>
          </table:table-cell>
          <table:table-cell table:style-name="ce6" office:value-type="float" office:value="8.43">
            <text:p>8.43</text:p>
          </table:table-cell>
          <table:table-cell office:value-type="float" office:value="131.3">
            <text:p>131.3</text:p>
          </table:table-cell>
          <table:table-cell table:style-name="ce9" table:formula="of:=[.B211]/[.B210]-1" office:value-type="float" office:value="-0.0463800904977376">
            <text:p>-0.0464</text:p>
          </table:table-cell>
          <table:table-cell table:formula="of:=[.C211]/[.C210]-1" office:value-type="float" office:value="-0.0127077223851417">
            <text:p>-0.01270772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7">
            <text:p>12/17/2007</text:p>
          </table:table-cell>
          <table:table-cell table:style-name="ce6" office:value-type="float" office:value="7.95">
            <text:p>7.95</text:p>
          </table:table-cell>
          <table:table-cell office:value-type="float" office:value="129.43">
            <text:p>129.43</text:p>
          </table:table-cell>
          <table:table-cell table:style-name="ce9" table:formula="of:=[.B212]/[.B211]-1" office:value-type="float" office:value="-0.0569395017793594">
            <text:p>-0.0569</text:p>
          </table:table-cell>
          <table:table-cell table:formula="of:=[.C212]/[.C211]-1" office:value-type="float" office:value="-0.0142421934501142">
            <text:p>-0.014242193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8">
            <text:p>12/18/2007</text:p>
          </table:table-cell>
          <table:table-cell table:style-name="ce6" office:value-type="float" office:value="7.68">
            <text:p>7.68</text:p>
          </table:table-cell>
          <table:table-cell office:value-type="float" office:value="130.15">
            <text:p>130.15</text:p>
          </table:table-cell>
          <table:table-cell table:style-name="ce9" table:formula="of:=[.B213]/[.B212]-1" office:value-type="float" office:value="-0.0339622641509435">
            <text:p>-0.0340</text:p>
          </table:table-cell>
          <table:table-cell table:formula="of:=[.C213]/[.C212]-1" office:value-type="float" office:value="0.00556285250714672">
            <text:p>0.005562852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19">
            <text:p>12/19/2007</text:p>
          </table:table-cell>
          <table:table-cell table:style-name="ce6" office:value-type="float" office:value="7.98">
            <text:p>7.98</text:p>
          </table:table-cell>
          <table:table-cell office:value-type="float" office:value="130.15">
            <text:p>130.15</text:p>
          </table:table-cell>
          <table:table-cell table:style-name="ce9" table:formula="of:=[.B214]/[.B213]-1" office:value-type="float" office:value="0.0390625">
            <text:p>0.0391</text:p>
          </table:table-cell>
          <table:table-cell table:formula="of:=[.C214]/[.C213]-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20">
            <text:p>12/20/2007</text:p>
          </table:table-cell>
          <table:table-cell table:style-name="ce6" office:value-type="float" office:value="7.97">
            <text:p>7.97</text:p>
          </table:table-cell>
          <table:table-cell office:value-type="float" office:value="130.97">
            <text:p>130.97</text:p>
          </table:table-cell>
          <table:table-cell table:style-name="ce9" table:formula="of:=[.B215]/[.B214]-1" office:value-type="float" office:value="-0.00125313283208028">
            <text:p>-0.0013</text:p>
          </table:table-cell>
          <table:table-cell table:formula="of:=[.C215]/[.C214]-1" office:value-type="float" office:value="0.00630042258931995">
            <text:p>0.006300422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21">
            <text:p>12/21/2007</text:p>
          </table:table-cell>
          <table:table-cell table:style-name="ce6" office:value-type="float" office:value="7.79">
            <text:p>7.79</text:p>
          </table:table-cell>
          <table:table-cell office:value-type="float" office:value="132.86">
            <text:p>132.86</text:p>
          </table:table-cell>
          <table:table-cell table:style-name="ce9" table:formula="of:=[.B216]/[.B215]-1" office:value-type="float" office:value="-0.0225846925972396">
            <text:p>-0.0226</text:p>
          </table:table-cell>
          <table:table-cell table:formula="of:=[.C216]/[.C215]-1" office:value-type="float" office:value="0.0144307856761092">
            <text:p>0.014430785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24">
            <text:p>12/24/2007</text:p>
          </table:table-cell>
          <table:table-cell table:style-name="ce6" office:value-type="float" office:value="7.77">
            <text:p>7.77</text:p>
          </table:table-cell>
          <table:table-cell office:value-type="float" office:value="133.85">
            <text:p>133.85</text:p>
          </table:table-cell>
          <table:table-cell table:style-name="ce9" table:formula="of:=[.B217]/[.B216]-1" office:value-type="float" office:value="-0.00256739409499362">
            <text:p>-0.0026</text:p>
          </table:table-cell>
          <table:table-cell table:formula="of:=[.C217]/[.C216]-1" office:value-type="float" office:value="0.00745145265693203">
            <text:p>0.007451452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26">
            <text:p>12/26/2007</text:p>
          </table:table-cell>
          <table:table-cell table:style-name="ce6" office:value-type="float" office:value="7.77">
            <text:p>7.77</text:p>
          </table:table-cell>
          <table:table-cell office:value-type="float" office:value="134.13">
            <text:p>134.13</text:p>
          </table:table-cell>
          <table:table-cell table:style-name="ce9" table:formula="of:=[.B218]/[.B217]-1" office:value-type="float" office:value="0">
            <text:p>0.0000</text:p>
          </table:table-cell>
          <table:table-cell table:formula="of:=[.C218]/[.C217]-1" office:value-type="float" office:value="0.00209189391109454">
            <text:p>0.002091893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27">
            <text:p>12/27/2007</text:p>
          </table:table-cell>
          <table:table-cell table:style-name="ce6" office:value-type="float" office:value="7.53">
            <text:p>7.53</text:p>
          </table:table-cell>
          <table:table-cell office:value-type="float" office:value="132.45">
            <text:p>132.45</text:p>
          </table:table-cell>
          <table:table-cell table:style-name="ce9" table:formula="of:=[.B219]/[.B218]-1" office:value-type="float" office:value="-0.0308880308880308">
            <text:p>-0.0309</text:p>
          </table:table-cell>
          <table:table-cell table:formula="of:=[.C219]/[.C218]-1" office:value-type="float" office:value="-0.0125251621561172">
            <text:p>-0.01252516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28">
            <text:p>12/28/2007</text:p>
          </table:table-cell>
          <table:table-cell table:style-name="ce6" office:value-type="float" office:value="7.32">
            <text:p>7.32</text:p>
          </table:table-cell>
          <table:table-cell office:value-type="float" office:value="132.11">
            <text:p>132.11</text:p>
          </table:table-cell>
          <table:table-cell table:style-name="ce9" table:formula="of:=[.B220]/[.B219]-1" office:value-type="float" office:value="-0.0278884462151394">
            <text:p>-0.0279</text:p>
          </table:table-cell>
          <table:table-cell table:formula="of:=[.C220]/[.C219]-1" office:value-type="float" office:value="-0.00256700641751584">
            <text:p>-0.00256700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7-12-31">
            <text:p>12/31/2007</text:p>
          </table:table-cell>
          <table:table-cell table:style-name="ce6" office:value-type="float" office:value="7.5">
            <text:p>7.5</text:p>
          </table:table-cell>
          <table:table-cell office:value-type="float" office:value="131.14">
            <text:p>131.14</text:p>
          </table:table-cell>
          <table:table-cell table:style-name="ce9" table:formula="of:=[.B221]/[.B220]-1" office:value-type="float" office:value="0.0245901639344261">
            <text:p>0.0246</text:p>
          </table:table-cell>
          <table:table-cell table:formula="of:=[.C221]/[.C220]-1" office:value-type="float" office:value="-0.00734236620997675">
            <text:p>-0.007342366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02">
            <text:p>1/2/2008</text:p>
          </table:table-cell>
          <table:table-cell table:style-name="ce6" office:value-type="float" office:value="7.14">
            <text:p>7.14</text:p>
          </table:table-cell>
          <table:table-cell office:value-type="float" office:value="129.99">
            <text:p>129.99</text:p>
          </table:table-cell>
          <table:table-cell table:style-name="ce9" table:formula="of:=[.B222]/[.B221]-1" office:value-type="float" office:value="-0.048">
            <text:p>-0.0480</text:p>
          </table:table-cell>
          <table:table-cell table:formula="of:=[.C222]/[.C221]-1" office:value-type="float" office:value="-0.00876925423211816">
            <text:p>-0.008769254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03">
            <text:p>1/3/2008</text:p>
          </table:table-cell>
          <table:table-cell table:style-name="ce6" office:value-type="float" office:value="6.77">
            <text:p>6.77</text:p>
          </table:table-cell>
          <table:table-cell office:value-type="float" office:value="129.93">
            <text:p>129.93</text:p>
          </table:table-cell>
          <table:table-cell table:style-name="ce9" table:formula="of:=[.B223]/[.B222]-1" office:value-type="float" office:value="-0.0518207282913166">
            <text:p>-0.0518</text:p>
          </table:table-cell>
          <table:table-cell table:formula="of:=[.C223]/[.C222]-1" office:value-type="float" office:value="-0.000461573967228235">
            <text:p>-0.00046157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04">
            <text:p>1/4/2008</text:p>
          </table:table-cell>
          <table:table-cell table:style-name="ce6" office:value-type="float" office:value="6.25">
            <text:p>6.25</text:p>
          </table:table-cell>
          <table:table-cell office:value-type="float" office:value="126.74">
            <text:p>126.74</text:p>
          </table:table-cell>
          <table:table-cell table:style-name="ce9" table:formula="of:=[.B224]/[.B223]-1" office:value-type="float" office:value="-0.0768094534711964">
            <text:p>-0.0768</text:p>
          </table:table-cell>
          <table:table-cell table:formula="of:=[.C224]/[.C223]-1" office:value-type="float" office:value="-0.0245516816747481">
            <text:p>-0.024551681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07">
            <text:p>1/7/2008</text:p>
          </table:table-cell>
          <table:table-cell table:style-name="ce6" office:value-type="float" office:value="6.08">
            <text:p>6.08</text:p>
          </table:table-cell>
          <table:table-cell office:value-type="float" office:value="126.63">
            <text:p>126.63</text:p>
          </table:table-cell>
          <table:table-cell table:style-name="ce9" table:formula="of:=[.B225]/[.B224]-1" office:value-type="float" office:value="-0.0272">
            <text:p>-0.0272</text:p>
          </table:table-cell>
          <table:table-cell table:formula="of:=[.C225]/[.C224]-1" office:value-type="float" office:value="-0.000867918573457471">
            <text:p>-0.000867918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08">
            <text:p>1/8/2008</text:p>
          </table:table-cell>
          <table:table-cell table:style-name="ce6" office:value-type="float" office:value="6">
            <text:p>6</text:p>
          </table:table-cell>
          <table:table-cell office:value-type="float" office:value="124.59">
            <text:p>124.59</text:p>
          </table:table-cell>
          <table:table-cell table:style-name="ce9" table:formula="of:=[.B226]/[.B225]-1" office:value-type="float" office:value="-0.0131578947368421">
            <text:p>-0.0132</text:p>
          </table:table-cell>
          <table:table-cell table:formula="of:=[.C226]/[.C225]-1" office:value-type="float" office:value="-0.0161099265576877">
            <text:p>-0.016109926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09">
            <text:p>1/9/2008</text:p>
          </table:table-cell>
          <table:table-cell table:style-name="ce6" office:value-type="float" office:value="5.53">
            <text:p>5.53</text:p>
          </table:table-cell>
          <table:table-cell office:value-type="float" office:value="125.9">
            <text:p>125.9</text:p>
          </table:table-cell>
          <table:table-cell table:style-name="ce9" table:formula="of:=[.B227]/[.B226]-1" office:value-type="float" office:value="-0.0783333333333333">
            <text:p>-0.0783</text:p>
          </table:table-cell>
          <table:table-cell table:formula="of:=[.C227]/[.C226]-1" office:value-type="float" office:value="0.0105144875190626">
            <text:p>0.010514487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0">
            <text:p>1/10/2008</text:p>
          </table:table-cell>
          <table:table-cell table:style-name="ce6" office:value-type="float" office:value="5.96">
            <text:p>5.96</text:p>
          </table:table-cell>
          <table:table-cell office:value-type="float" office:value="126.72">
            <text:p>126.72</text:p>
          </table:table-cell>
          <table:table-cell table:style-name="ce9" table:formula="of:=[.B228]/[.B227]-1" office:value-type="float" office:value="0.0777576853526221">
            <text:p>0.0778</text:p>
          </table:table-cell>
          <table:table-cell table:formula="of:=[.C228]/[.C227]-1" office:value-type="float" office:value="0.00651310563939633">
            <text:p>0.006513105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1">
            <text:p>1/11/2008</text:p>
          </table:table-cell>
          <table:table-cell table:style-name="ce6" office:value-type="float" office:value="6.25">
            <text:p>6.25</text:p>
          </table:table-cell>
          <table:table-cell office:value-type="float" office:value="125.7">
            <text:p>125.7</text:p>
          </table:table-cell>
          <table:table-cell table:style-name="ce9" table:formula="of:=[.B229]/[.B228]-1" office:value-type="float" office:value="0.0486577181208054">
            <text:p>0.0487</text:p>
          </table:table-cell>
          <table:table-cell table:formula="of:=[.C229]/[.C228]-1" office:value-type="float" office:value="-0.00804924242424243">
            <text:p>-0.00804924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4">
            <text:p>1/14/2008</text:p>
          </table:table-cell>
          <table:table-cell table:style-name="ce6" office:value-type="float" office:value="6.41">
            <text:p>6.41</text:p>
          </table:table-cell>
          <table:table-cell office:value-type="float" office:value="126.71">
            <text:p>126.71</text:p>
          </table:table-cell>
          <table:table-cell table:style-name="ce9" table:formula="of:=[.B230]/[.B229]-1" office:value-type="float" office:value="0.0256000000000001">
            <text:p>0.0256</text:p>
          </table:table-cell>
          <table:table-cell table:formula="of:=[.C230]/[.C229]-1" office:value-type="float" office:value="0.00803500397772461">
            <text:p>0.00803500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5">
            <text:p>1/15/2008</text:p>
          </table:table-cell>
          <table:table-cell table:style-name="ce6" office:value-type="float" office:value="6.12">
            <text:p>6.12</text:p>
          </table:table-cell>
          <table:table-cell office:value-type="float" office:value="123.93">
            <text:p>123.93</text:p>
          </table:table-cell>
          <table:table-cell table:style-name="ce9" table:formula="of:=[.B231]/[.B230]-1" office:value-type="float" office:value="-0.0452418096723869">
            <text:p>-0.0452</text:p>
          </table:table-cell>
          <table:table-cell table:formula="of:=[.C231]/[.C230]-1" office:value-type="float" office:value="-0.0219398626785572">
            <text:p>-0.021939862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6">
            <text:p>1/16/2008</text:p>
          </table:table-cell>
          <table:table-cell table:style-name="ce6" office:value-type="float" office:value="6.57">
            <text:p>6.57</text:p>
          </table:table-cell>
          <table:table-cell office:value-type="float" office:value="122.86">
            <text:p>122.86</text:p>
          </table:table-cell>
          <table:table-cell table:style-name="ce9" table:formula="of:=[.B232]/[.B231]-1" office:value-type="float" office:value="0.0735294117647058">
            <text:p>0.0735</text:p>
          </table:table-cell>
          <table:table-cell table:formula="of:=[.C232]/[.C231]-1" office:value-type="float" office:value="-0.00863390623739213">
            <text:p>-0.008633906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7">
            <text:p>1/17/2008</text:p>
          </table:table-cell>
          <table:table-cell table:style-name="ce6" office:value-type="float" office:value="6.34">
            <text:p>6.34</text:p>
          </table:table-cell>
          <table:table-cell office:value-type="float" office:value="119.67">
            <text:p>119.67</text:p>
          </table:table-cell>
          <table:table-cell table:style-name="ce9" table:formula="of:=[.B233]/[.B232]-1" office:value-type="float" office:value="-0.0350076103500762">
            <text:p>-0.0350</text:p>
          </table:table-cell>
          <table:table-cell table:formula="of:=[.C233]/[.C232]-1" office:value-type="float" office:value="-0.0259645124531988">
            <text:p>-0.025964512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18">
            <text:p>1/18/2008</text:p>
          </table:table-cell>
          <table:table-cell table:style-name="ce6" office:value-type="float" office:value="7.07">
            <text:p>7.07</text:p>
          </table:table-cell>
          <table:table-cell office:value-type="float" office:value="118.45">
            <text:p>118.45</text:p>
          </table:table-cell>
          <table:table-cell table:style-name="ce9" table:formula="of:=[.B234]/[.B233]-1" office:value-type="float" office:value="0.115141955835962">
            <text:p>0.1151</text:p>
          </table:table-cell>
          <table:table-cell table:formula="of:=[.C234]/[.C233]-1" office:value-type="float" office:value="-0.0101947020974346">
            <text:p>-0.010194702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22">
            <text:p>1/22/2008</text:p>
          </table:table-cell>
          <table:table-cell table:style-name="ce6" office:value-type="float" office:value="6.83">
            <text:p>6.83</text:p>
          </table:table-cell>
          <table:table-cell office:value-type="float" office:value="117.24">
            <text:p>117.24</text:p>
          </table:table-cell>
          <table:table-cell table:style-name="ce9" table:formula="of:=[.B235]/[.B234]-1" office:value-type="float" office:value="-0.033946251768034">
            <text:p>-0.0339</text:p>
          </table:table-cell>
          <table:table-cell table:formula="of:=[.C235]/[.C234]-1" office:value-type="float" office:value="-0.01021528070916">
            <text:p>-0.010215280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23">
            <text:p>1/23/2008</text:p>
          </table:table-cell>
          <table:table-cell table:style-name="ce6" office:value-type="float" office:value="7.56">
            <text:p>7.56</text:p>
          </table:table-cell>
          <table:table-cell office:value-type="float" office:value="120.06">
            <text:p>120.06</text:p>
          </table:table-cell>
          <table:table-cell table:style-name="ce9" table:formula="of:=[.B236]/[.B235]-1" office:value-type="float" office:value="0.10688140556369">
            <text:p>0.1069</text:p>
          </table:table-cell>
          <table:table-cell table:formula="of:=[.C236]/[.C235]-1" office:value-type="float" office:value="0.0240532241555784">
            <text:p>0.024053224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24">
            <text:p>1/24/2008</text:p>
          </table:table-cell>
          <table:table-cell table:style-name="ce6" office:value-type="float" office:value="7.58">
            <text:p>7.58</text:p>
          </table:table-cell>
          <table:table-cell office:value-type="float" office:value="121.07">
            <text:p>121.07</text:p>
          </table:table-cell>
          <table:table-cell table:style-name="ce9" table:formula="of:=[.B237]/[.B236]-1" office:value-type="float" office:value="0.00264550264550256">
            <text:p>0.0026</text:p>
          </table:table-cell>
          <table:table-cell table:formula="of:=[.C237]/[.C236]-1" office:value-type="float" office:value="0.00841246043644839">
            <text:p>0.008412460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25">
            <text:p>1/25/2008</text:p>
          </table:table-cell>
          <table:table-cell table:style-name="ce6" office:value-type="float" office:value="7.15">
            <text:p>7.15</text:p>
          </table:table-cell>
          <table:table-cell office:value-type="float" office:value="119.32">
            <text:p>119.32</text:p>
          </table:table-cell>
          <table:table-cell table:style-name="ce9" table:formula="of:=[.B238]/[.B237]-1" office:value-type="float" office:value="-0.0567282321899736">
            <text:p>-0.0567</text:p>
          </table:table-cell>
          <table:table-cell table:formula="of:=[.C238]/[.C237]-1" office:value-type="float" office:value="-0.0144544478400925">
            <text:p>-0.014454447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28">
            <text:p>1/28/2008</text:p>
          </table:table-cell>
          <table:table-cell table:style-name="ce6" office:value-type="float" office:value="7.46">
            <text:p>7.46</text:p>
          </table:table-cell>
          <table:table-cell office:value-type="float" office:value="121.3">
            <text:p>121.3</text:p>
          </table:table-cell>
          <table:table-cell table:style-name="ce9" table:formula="of:=[.B239]/[.B238]-1" office:value-type="float" office:value="0.0433566433566432">
            <text:p>0.0434</text:p>
          </table:table-cell>
          <table:table-cell table:formula="of:=[.C239]/[.C238]-1" office:value-type="float" office:value="0.0165940328528327">
            <text:p>0.016594032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29">
            <text:p>1/29/2008</text:p>
          </table:table-cell>
          <table:table-cell table:style-name="ce6" office:value-type="float" office:value="7.61">
            <text:p>7.61</text:p>
          </table:table-cell>
          <table:table-cell office:value-type="float" office:value="121.9">
            <text:p>121.9</text:p>
          </table:table-cell>
          <table:table-cell table:style-name="ce9" table:formula="of:=[.B240]/[.B239]-1" office:value-type="float" office:value="0.0201072386058982">
            <text:p>0.0201</text:p>
          </table:table-cell>
          <table:table-cell table:formula="of:=[.C240]/[.C239]-1" office:value-type="float" office:value="0.00494641384995886">
            <text:p>0.004946413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30">
            <text:p>1/30/2008</text:p>
          </table:table-cell>
          <table:table-cell table:style-name="ce6" office:value-type="float" office:value="7.61">
            <text:p>7.61</text:p>
          </table:table-cell>
          <table:table-cell office:value-type="float" office:value="121">
            <text:p>121</text:p>
          </table:table-cell>
          <table:table-cell table:style-name="ce9" table:formula="of:=[.B241]/[.B240]-1" office:value-type="float" office:value="0">
            <text:p>0.0000</text:p>
          </table:table-cell>
          <table:table-cell table:formula="of:=[.C241]/[.C240]-1" office:value-type="float" office:value="-0.00738310090237904">
            <text:p>-0.007383100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1-31">
            <text:p>1/31/2008</text:p>
          </table:table-cell>
          <table:table-cell table:style-name="ce6" office:value-type="float" office:value="7.59">
            <text:p>7.59</text:p>
          </table:table-cell>
          <table:table-cell office:value-type="float" office:value="123.21">
            <text:p>123.21</text:p>
          </table:table-cell>
          <table:table-cell table:style-name="ce9" table:formula="of:=[.B242]/[.B241]-1" office:value-type="float" office:value="-0.00262812089356113">
            <text:p>-0.0026</text:p>
          </table:table-cell>
          <table:table-cell table:formula="of:=[.C242]/[.C241]-1" office:value-type="float" office:value="0.0182644628099173">
            <text:p>0.018264462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01">
            <text:p>2/1/2008</text:p>
          </table:table-cell>
          <table:table-cell table:style-name="ce6" office:value-type="float" office:value="8">
            <text:p>8</text:p>
          </table:table-cell>
          <table:table-cell office:value-type="float" office:value="125.19">
            <text:p>125.19</text:p>
          </table:table-cell>
          <table:table-cell table:style-name="ce9" table:formula="of:=[.B243]/[.B242]-1" office:value-type="float" office:value="0.0540184453227932">
            <text:p>0.0540</text:p>
          </table:table-cell>
          <table:table-cell table:formula="of:=[.C243]/[.C242]-1" office:value-type="float" office:value="0.0160701241782324">
            <text:p>0.016070124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04">
            <text:p>2/4/2008</text:p>
          </table:table-cell>
          <table:table-cell table:style-name="ce6" office:value-type="float" office:value="7.92">
            <text:p>7.92</text:p>
          </table:table-cell>
          <table:table-cell office:value-type="float" office:value="123.61">
            <text:p>123.61</text:p>
          </table:table-cell>
          <table:table-cell table:style-name="ce9" table:formula="of:=[.B244]/[.B243]-1" office:value-type="float" office:value="-0.01">
            <text:p>-0.0100</text:p>
          </table:table-cell>
          <table:table-cell table:formula="of:=[.C244]/[.C243]-1" office:value-type="float" office:value="-0.0126208163591341">
            <text:p>-0.01262081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05">
            <text:p>2/5/2008</text:p>
          </table:table-cell>
          <table:table-cell table:style-name="ce6" office:value-type="float" office:value="7.21">
            <text:p>7.21</text:p>
          </table:table-cell>
          <table:table-cell office:value-type="float" office:value="120.3">
            <text:p>120.3</text:p>
          </table:table-cell>
          <table:table-cell table:style-name="ce9" table:formula="of:=[.B245]/[.B244]-1" office:value-type="float" office:value="-0.0896464646464646">
            <text:p>-0.0896</text:p>
          </table:table-cell>
          <table:table-cell table:formula="of:=[.C245]/[.C244]-1" office:value-type="float" office:value="-0.0267777687889329">
            <text:p>-0.026777768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06">
            <text:p>2/6/2008</text:p>
          </table:table-cell>
          <table:table-cell table:style-name="ce6" office:value-type="float" office:value="6.74">
            <text:p>6.74</text:p>
          </table:table-cell>
          <table:table-cell office:value-type="float" office:value="119.33">
            <text:p>119.33</text:p>
          </table:table-cell>
          <table:table-cell table:style-name="ce9" table:formula="of:=[.B246]/[.B245]-1" office:value-type="float" office:value="-0.0651872399445215">
            <text:p>-0.0652</text:p>
          </table:table-cell>
          <table:table-cell table:formula="of:=[.C246]/[.C245]-1" office:value-type="float" office:value="-0.00806317539484624">
            <text:p>-0.008063175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07">
            <text:p>2/7/2008</text:p>
          </table:table-cell>
          <table:table-cell table:style-name="ce6" office:value-type="float" office:value="6.59">
            <text:p>6.59</text:p>
          </table:table-cell>
          <table:table-cell office:value-type="float" office:value="120.12">
            <text:p>120.12</text:p>
          </table:table-cell>
          <table:table-cell table:style-name="ce9" table:formula="of:=[.B247]/[.B246]-1" office:value-type="float" office:value="-0.0222551928783383">
            <text:p>-0.0223</text:p>
          </table:table-cell>
          <table:table-cell table:formula="of:=[.C247]/[.C246]-1" office:value-type="float" office:value="0.00662029665633113">
            <text:p>0.006620296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08">
            <text:p>2/8/2008</text:p>
          </table:table-cell>
          <table:table-cell table:style-name="ce6" office:value-type="float" office:value="6.34">
            <text:p>6.34</text:p>
          </table:table-cell>
          <table:table-cell office:value-type="float" office:value="119.35">
            <text:p>119.35</text:p>
          </table:table-cell>
          <table:table-cell table:style-name="ce9" table:formula="of:=[.B248]/[.B247]-1" office:value-type="float" office:value="-0.0379362670713201">
            <text:p>-0.0379</text:p>
          </table:table-cell>
          <table:table-cell table:formula="of:=[.C248]/[.C247]-1" office:value-type="float" office:value="-0.0064102564102565">
            <text:p>-0.00641025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11">
            <text:p>2/11/2008</text:p>
          </table:table-cell>
          <table:table-cell table:style-name="ce6" office:value-type="float" office:value="6.28">
            <text:p>6.28</text:p>
          </table:table-cell>
          <table:table-cell office:value-type="float" office:value="119.96">
            <text:p>119.96</text:p>
          </table:table-cell>
          <table:table-cell table:style-name="ce9" table:formula="of:=[.B249]/[.B248]-1" office:value-type="float" office:value="-0.00946372239747628">
            <text:p>-0.0095</text:p>
          </table:table-cell>
          <table:table-cell table:formula="of:=[.C249]/[.C248]-1" office:value-type="float" office:value="0.00511101801424374">
            <text:p>0.00511101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12">
            <text:p>2/12/2008</text:p>
          </table:table-cell>
          <table:table-cell table:style-name="ce6" office:value-type="float" office:value="6.41">
            <text:p>6.41</text:p>
          </table:table-cell>
          <table:table-cell office:value-type="float" office:value="121.07">
            <text:p>121.07</text:p>
          </table:table-cell>
          <table:table-cell table:style-name="ce9" table:formula="of:=[.B250]/[.B249]-1" office:value-type="float" office:value="0.0207006369426752">
            <text:p>0.0207</text:p>
          </table:table-cell>
          <table:table-cell table:formula="of:=[.C250]/[.C249]-1" office:value-type="float" office:value="0.00925308436145378">
            <text:p>0.009253084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13">
            <text:p>2/13/2008</text:p>
          </table:table-cell>
          <table:table-cell table:style-name="ce6" office:value-type="float" office:value="6.7">
            <text:p>6.7</text:p>
          </table:table-cell>
          <table:table-cell office:value-type="float" office:value="122.31">
            <text:p>122.31</text:p>
          </table:table-cell>
          <table:table-cell table:style-name="ce9" table:formula="of:=[.B251]/[.B250]-1" office:value-type="float" office:value="0.045241809672387">
            <text:p>0.0452</text:p>
          </table:table-cell>
          <table:table-cell table:formula="of:=[.C251]/[.C250]-1" office:value-type="float" office:value="0.0102420087552657">
            <text:p>0.010242008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14">
            <text:p>2/14/2008</text:p>
          </table:table-cell>
          <table:table-cell table:style-name="ce6" office:value-type="float" office:value="6.53">
            <text:p>6.53</text:p>
          </table:table-cell>
          <table:table-cell office:value-type="float" office:value="121.23">
            <text:p>121.23</text:p>
          </table:table-cell>
          <table:table-cell table:style-name="ce9" table:formula="of:=[.B252]/[.B251]-1" office:value-type="float" office:value="-0.0253731343283582">
            <text:p>-0.0254</text:p>
          </table:table-cell>
          <table:table-cell table:formula="of:=[.C252]/[.C251]-1" office:value-type="float" office:value="-0.00883002207505512">
            <text:p>-0.008830022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15">
            <text:p>2/15/2008</text:p>
          </table:table-cell>
          <table:table-cell table:style-name="ce6" office:value-type="float" office:value="6.45">
            <text:p>6.45</text:p>
          </table:table-cell>
          <table:table-cell office:value-type="float" office:value="121.21">
            <text:p>121.21</text:p>
          </table:table-cell>
          <table:table-cell table:style-name="ce9" table:formula="of:=[.B253]/[.B252]-1" office:value-type="float" office:value="-0.0122511485451762">
            <text:p>-0.0123</text:p>
          </table:table-cell>
          <table:table-cell table:formula="of:=[.C253]/[.C252]-1" office:value-type="float" office:value="-0.000164975666089306">
            <text:p>-0.000164975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19">
            <text:p>2/19/2008</text:p>
          </table:table-cell>
          <table:table-cell table:style-name="ce6" office:value-type="float" office:value="6.5">
            <text:p>6.5</text:p>
          </table:table-cell>
          <table:table-cell office:value-type="float" office:value="121.55">
            <text:p>121.55</text:p>
          </table:table-cell>
          <table:table-cell table:style-name="ce9" table:formula="of:=[.B254]/[.B253]-1" office:value-type="float" office:value="0.00775193798449614">
            <text:p>0.0078</text:p>
          </table:table-cell>
          <table:table-cell table:formula="of:=[.C254]/[.C253]-1" office:value-type="float" office:value="0.0028050490883591">
            <text:p>0.002805049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0">
            <text:p>2/20/2008</text:p>
          </table:table-cell>
          <table:table-cell table:style-name="ce6" office:value-type="float" office:value="6.83">
            <text:p>6.83</text:p>
          </table:table-cell>
          <table:table-cell office:value-type="float" office:value="121.91">
            <text:p>121.91</text:p>
          </table:table-cell>
          <table:table-cell table:style-name="ce9" table:formula="of:=[.B255]/[.B254]-1" office:value-type="float" office:value="0.0507692307692307">
            <text:p>0.0508</text:p>
          </table:table-cell>
          <table:table-cell table:formula="of:=[.C255]/[.C254]-1" office:value-type="float" office:value="0.00296174413821482">
            <text:p>0.002961744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1">
            <text:p>2/21/2008</text:p>
          </table:table-cell>
          <table:table-cell table:style-name="ce6" office:value-type="float" office:value="6.96">
            <text:p>6.96</text:p>
          </table:table-cell>
          <table:table-cell office:value-type="float" office:value="120.89">
            <text:p>120.89</text:p>
          </table:table-cell>
          <table:table-cell table:style-name="ce9" table:formula="of:=[.B256]/[.B255]-1" office:value-type="float" office:value="0.0190336749633968">
            <text:p>0.0190</text:p>
          </table:table-cell>
          <table:table-cell table:formula="of:=[.C256]/[.C255]-1" office:value-type="float" office:value="-0.00836682798785981">
            <text:p>-0.00836682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2">
            <text:p>2/22/2008</text:p>
          </table:table-cell>
          <table:table-cell table:style-name="ce6" office:value-type="float" office:value="6.71">
            <text:p>6.71</text:p>
          </table:table-cell>
          <table:table-cell office:value-type="float" office:value="121.64">
            <text:p>121.64</text:p>
          </table:table-cell>
          <table:table-cell table:style-name="ce9" table:formula="of:=[.B257]/[.B256]-1" office:value-type="float" office:value="-0.0359195402298851">
            <text:p>-0.0359</text:p>
          </table:table-cell>
          <table:table-cell table:formula="of:=[.C257]/[.C256]-1" office:value-type="float" office:value="0.00620398709570691">
            <text:p>0.006203987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5">
            <text:p>2/25/2008</text:p>
          </table:table-cell>
          <table:table-cell table:style-name="ce6" office:value-type="float" office:value="6.97">
            <text:p>6.97</text:p>
          </table:table-cell>
          <table:table-cell office:value-type="float" office:value="123.17">
            <text:p>123.17</text:p>
          </table:table-cell>
          <table:table-cell table:style-name="ce9" table:formula="of:=[.B258]/[.B257]-1" office:value-type="float" office:value="0.0387481371087928">
            <text:p>0.0387</text:p>
          </table:table-cell>
          <table:table-cell table:formula="of:=[.C258]/[.C257]-1" office:value-type="float" office:value="0.0125780993094378">
            <text:p>0.012578099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6">
            <text:p>2/26/2008</text:p>
          </table:table-cell>
          <table:table-cell table:style-name="ce6" office:value-type="float" office:value="7.13">
            <text:p>7.13</text:p>
          </table:table-cell>
          <table:table-cell office:value-type="float" office:value="124.1">
            <text:p>124.1</text:p>
          </table:table-cell>
          <table:table-cell table:style-name="ce9" table:formula="of:=[.B259]/[.B258]-1" office:value-type="float" office:value="0.0229555236728838">
            <text:p>0.0230</text:p>
          </table:table-cell>
          <table:table-cell table:formula="of:=[.C259]/[.C258]-1" office:value-type="float" office:value="0.0075505399041973">
            <text:p>0.007550539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7">
            <text:p>2/27/2008</text:p>
          </table:table-cell>
          <table:table-cell table:style-name="ce6" office:value-type="float" office:value="7.28">
            <text:p>7.28</text:p>
          </table:table-cell>
          <table:table-cell office:value-type="float" office:value="123.97">
            <text:p>123.97</text:p>
          </table:table-cell>
          <table:table-cell table:style-name="ce9" table:formula="of:=[.B260]/[.B259]-1" office:value-type="float" office:value="0.0210378681626928">
            <text:p>0.0210</text:p>
          </table:table-cell>
          <table:table-cell table:formula="of:=[.C260]/[.C259]-1" office:value-type="float" office:value="-0.00104754230459303">
            <text:p>-0.001047542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8">
            <text:p>2/28/2008</text:p>
          </table:table-cell>
          <table:table-cell table:style-name="ce6" office:value-type="float" office:value="7.02">
            <text:p>7.02</text:p>
          </table:table-cell>
          <table:table-cell office:value-type="float" office:value="122.76">
            <text:p>122.76</text:p>
          </table:table-cell>
          <table:table-cell table:style-name="ce9" table:formula="of:=[.B261]/[.B260]-1" office:value-type="float" office:value="-0.0357142857142858">
            <text:p>-0.0357</text:p>
          </table:table-cell>
          <table:table-cell table:formula="of:=[.C261]/[.C260]-1" office:value-type="float" office:value="-0.00976042590949422">
            <text:p>-0.009760425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2-29">
            <text:p>2/29/2008</text:p>
          </table:table-cell>
          <table:table-cell table:style-name="ce6" office:value-type="float" office:value="7.21">
            <text:p>7.21</text:p>
          </table:table-cell>
          <table:table-cell office:value-type="float" office:value="120.02">
            <text:p>120.02</text:p>
          </table:table-cell>
          <table:table-cell table:style-name="ce9" table:formula="of:=[.B262]/[.B261]-1" office:value-type="float" office:value="0.0270655270655271">
            <text:p>0.0271</text:p>
          </table:table-cell>
          <table:table-cell table:formula="of:=[.C262]/[.C261]-1" office:value-type="float" office:value="-0.0223199739328772">
            <text:p>-0.022319973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03">
            <text:p>3/3/2008</text:p>
          </table:table-cell>
          <table:table-cell table:style-name="ce6" office:value-type="float" office:value="6.76">
            <text:p>6.76</text:p>
          </table:table-cell>
          <table:table-cell office:value-type="float" office:value="119.74">
            <text:p>119.74</text:p>
          </table:table-cell>
          <table:table-cell table:style-name="ce9" table:formula="of:=[.B263]/[.B262]-1" office:value-type="float" office:value="-0.0624133148404993">
            <text:p>-0.0624</text:p>
          </table:table-cell>
          <table:table-cell table:formula="of:=[.C263]/[.C262]-1" office:value-type="float" office:value="-0.00233294450924848">
            <text:p>-0.002332944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04">
            <text:p>3/4/2008</text:p>
          </table:table-cell>
          <table:table-cell table:style-name="ce6" office:value-type="float" office:value="6.76">
            <text:p>6.76</text:p>
          </table:table-cell>
          <table:table-cell office:value-type="float" office:value="119.28">
            <text:p>119.28</text:p>
          </table:table-cell>
          <table:table-cell table:style-name="ce9" table:formula="of:=[.B264]/[.B263]-1" office:value-type="float" office:value="0">
            <text:p>0.0000</text:p>
          </table:table-cell>
          <table:table-cell table:formula="of:=[.C264]/[.C263]-1" office:value-type="float" office:value="-0.00384165692333382">
            <text:p>-0.003841656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05">
            <text:p>3/5/2008</text:p>
          </table:table-cell>
          <table:table-cell table:style-name="ce6" office:value-type="float" office:value="6.84">
            <text:p>6.84</text:p>
          </table:table-cell>
          <table:table-cell office:value-type="float" office:value="120.03">
            <text:p>120.03</text:p>
          </table:table-cell>
          <table:table-cell table:style-name="ce9" table:formula="of:=[.B265]/[.B264]-1" office:value-type="float" office:value="0.0118343195266273">
            <text:p>0.0118</text:p>
          </table:table-cell>
          <table:table-cell table:formula="of:=[.C265]/[.C264]-1" office:value-type="float" office:value="0.00628772635814889">
            <text:p>0.00628772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06">
            <text:p>3/6/2008</text:p>
          </table:table-cell>
          <table:table-cell table:style-name="ce6" office:value-type="float" office:value="6.49">
            <text:p>6.49</text:p>
          </table:table-cell>
          <table:table-cell office:value-type="float" office:value="117.55">
            <text:p>117.55</text:p>
          </table:table-cell>
          <table:table-cell table:style-name="ce9" table:formula="of:=[.B266]/[.B265]-1" office:value-type="float" office:value="-0.0511695906432748">
            <text:p>-0.0512</text:p>
          </table:table-cell>
          <table:table-cell table:formula="of:=[.C266]/[.C265]-1" office:value-type="float" office:value="-0.0206615012913438">
            <text:p>-0.020661501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07">
            <text:p>3/7/2008</text:p>
          </table:table-cell>
          <table:table-cell table:style-name="ce6" office:value-type="float" office:value="6.49">
            <text:p>6.49</text:p>
          </table:table-cell>
          <table:table-cell office:value-type="float" office:value="116.34">
            <text:p>116.34</text:p>
          </table:table-cell>
          <table:table-cell table:style-name="ce9" table:formula="of:=[.B267]/[.B266]-1" office:value-type="float" office:value="0">
            <text:p>0.0000</text:p>
          </table:table-cell>
          <table:table-cell table:formula="of:=[.C267]/[.C266]-1" office:value-type="float" office:value="-0.0102934921310081">
            <text:p>-0.010293492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0">
            <text:p>3/10/2008</text:p>
          </table:table-cell>
          <table:table-cell table:style-name="ce6" office:value-type="float" office:value="6.16">
            <text:p>6.16</text:p>
          </table:table-cell>
          <table:table-cell office:value-type="float" office:value="114.8">
            <text:p>114.8</text:p>
          </table:table-cell>
          <table:table-cell table:style-name="ce9" table:formula="of:=[.B268]/[.B267]-1" office:value-type="float" office:value="-0.0508474576271186">
            <text:p>-0.0508</text:p>
          </table:table-cell>
          <table:table-cell table:formula="of:=[.C268]/[.C267]-1" office:value-type="float" office:value="-0.01323706377858">
            <text:p>-0.013237063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1">
            <text:p>3/11/2008</text:p>
          </table:table-cell>
          <table:table-cell table:style-name="ce6" office:value-type="float" office:value="6.48">
            <text:p>6.48</text:p>
          </table:table-cell>
          <table:table-cell office:value-type="float" office:value="118.93">
            <text:p>118.93</text:p>
          </table:table-cell>
          <table:table-cell table:style-name="ce9" table:formula="of:=[.B269]/[.B268]-1" office:value-type="float" office:value="0.051948051948052">
            <text:p>0.0519</text:p>
          </table:table-cell>
          <table:table-cell table:formula="of:=[.C269]/[.C268]-1" office:value-type="float" office:value="0.0359756097560977">
            <text:p>0.035975609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2">
            <text:p>3/12/2008</text:p>
          </table:table-cell>
          <table:table-cell table:style-name="ce6" office:value-type="float" office:value="6.43">
            <text:p>6.43</text:p>
          </table:table-cell>
          <table:table-cell office:value-type="float" office:value="117.82">
            <text:p>117.82</text:p>
          </table:table-cell>
          <table:table-cell table:style-name="ce9" table:formula="of:=[.B270]/[.B269]-1" office:value-type="float" office:value="-0.0077160493827162">
            <text:p>-0.0077</text:p>
          </table:table-cell>
          <table:table-cell table:formula="of:=[.C270]/[.C269]-1" office:value-type="float" office:value="-0.00933322122256797">
            <text:p>-0.009333221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3">
            <text:p>3/13/2008</text:p>
          </table:table-cell>
          <table:table-cell table:style-name="ce6" office:value-type="float" office:value="6.73">
            <text:p>6.73</text:p>
          </table:table-cell>
          <table:table-cell office:value-type="float" office:value="118.08">
            <text:p>118.08</text:p>
          </table:table-cell>
          <table:table-cell table:style-name="ce9" table:formula="of:=[.B271]/[.B270]-1" office:value-type="float" office:value="0.0466562986003112">
            <text:p>0.0467</text:p>
          </table:table-cell>
          <table:table-cell table:formula="of:=[.C271]/[.C270]-1" office:value-type="float" office:value="0.00220675606857923">
            <text:p>0.002206756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4">
            <text:p>3/14/2008</text:p>
          </table:table-cell>
          <table:table-cell table:style-name="ce6" office:value-type="float" office:value="6.38">
            <text:p>6.38</text:p>
          </table:table-cell>
          <table:table-cell office:value-type="float" office:value="116.25">
            <text:p>116.25</text:p>
          </table:table-cell>
          <table:table-cell table:style-name="ce9" table:formula="of:=[.B272]/[.B271]-1" office:value-type="float" office:value="-0.0520059435364042">
            <text:p>-0.0520</text:p>
          </table:table-cell>
          <table:table-cell table:formula="of:=[.C272]/[.C271]-1" office:value-type="float" office:value="-0.0154979674796748">
            <text:p>-0.015497967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7">
            <text:p>3/17/2008</text:p>
          </table:table-cell>
          <table:table-cell table:style-name="ce6" office:value-type="float" office:value="6.34">
            <text:p>6.34</text:p>
          </table:table-cell>
          <table:table-cell office:value-type="float" office:value="115.07">
            <text:p>115.07</text:p>
          </table:table-cell>
          <table:table-cell table:style-name="ce9" table:formula="of:=[.B273]/[.B272]-1" office:value-type="float" office:value="-0.00626959247648906">
            <text:p>-0.0063</text:p>
          </table:table-cell>
          <table:table-cell table:formula="of:=[.C273]/[.C272]-1" office:value-type="float" office:value="-0.0101505376344087">
            <text:p>-0.010150537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8">
            <text:p>3/18/2008</text:p>
          </table:table-cell>
          <table:table-cell table:style-name="ce6" office:value-type="float" office:value="6.39">
            <text:p>6.39</text:p>
          </table:table-cell>
          <table:table-cell office:value-type="float" office:value="119.85">
            <text:p>119.85</text:p>
          </table:table-cell>
          <table:table-cell table:style-name="ce9" table:formula="of:=[.B274]/[.B273]-1" office:value-type="float" office:value="0.00788643533123024">
            <text:p>0.0079</text:p>
          </table:table-cell>
          <table:table-cell table:formula="of:=[.C274]/[.C273]-1" office:value-type="float" office:value="0.0415399322151735">
            <text:p>0.04153993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19">
            <text:p>3/19/2008</text:p>
          </table:table-cell>
          <table:table-cell table:style-name="ce6" office:value-type="float" office:value="6.15">
            <text:p>6.15</text:p>
          </table:table-cell>
          <table:table-cell office:value-type="float" office:value="116.88">
            <text:p>116.88</text:p>
          </table:table-cell>
          <table:table-cell table:style-name="ce9" table:formula="of:=[.B275]/[.B274]-1" office:value-type="float" office:value="-0.0375586854460093">
            <text:p>-0.0376</text:p>
          </table:table-cell>
          <table:table-cell table:formula="of:=[.C275]/[.C274]-1" office:value-type="float" office:value="-0.0247809762202753">
            <text:p>-0.024780976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20">
            <text:p>3/20/2008</text:p>
          </table:table-cell>
          <table:table-cell table:style-name="ce6" office:value-type="float" office:value="6.11">
            <text:p>6.11</text:p>
          </table:table-cell>
          <table:table-cell office:value-type="float" office:value="119.05">
            <text:p>119.05</text:p>
          </table:table-cell>
          <table:table-cell table:style-name="ce9" table:formula="of:=[.B276]/[.B275]-1" office:value-type="float" office:value="-0.00650406504065038">
            <text:p>-0.0065</text:p>
          </table:table-cell>
          <table:table-cell table:formula="of:=[.C276]/[.C275]-1" office:value-type="float" office:value="0.0185660506502396">
            <text:p>0.018566050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24">
            <text:p>3/24/2008</text:p>
          </table:table-cell>
          <table:table-cell table:style-name="ce6" office:value-type="float" office:value="6.21">
            <text:p>6.21</text:p>
          </table:table-cell>
          <table:table-cell office:value-type="float" office:value="121.43">
            <text:p>121.43</text:p>
          </table:table-cell>
          <table:table-cell table:style-name="ce9" table:formula="of:=[.B277]/[.B276]-1" office:value-type="float" office:value="0.0163666121112929">
            <text:p>0.0164</text:p>
          </table:table-cell>
          <table:table-cell table:formula="of:=[.C277]/[.C276]-1" office:value-type="float" office:value="0.0199916001679967">
            <text:p>0.019991600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25">
            <text:p>3/25/2008</text:p>
          </table:table-cell>
          <table:table-cell table:style-name="ce6" office:value-type="float" office:value="6.3">
            <text:p>6.3</text:p>
          </table:table-cell>
          <table:table-cell office:value-type="float" office:value="121.55">
            <text:p>121.55</text:p>
          </table:table-cell>
          <table:table-cell table:style-name="ce9" table:formula="of:=[.B278]/[.B277]-1" office:value-type="float" office:value="0.0144927536231885">
            <text:p>0.0145</text:p>
          </table:table-cell>
          <table:table-cell table:formula="of:=[.C278]/[.C277]-1" office:value-type="float" office:value="0.000988223667956811">
            <text:p>0.000988223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26">
            <text:p>3/26/2008</text:p>
          </table:table-cell>
          <table:table-cell table:style-name="ce6" office:value-type="float" office:value="6.22">
            <text:p>6.22</text:p>
          </table:table-cell>
          <table:table-cell office:value-type="float" office:value="120.06">
            <text:p>120.06</text:p>
          </table:table-cell>
          <table:table-cell table:style-name="ce9" table:formula="of:=[.B279]/[.B278]-1" office:value-type="float" office:value="-0.0126984126984128">
            <text:p>-0.0127</text:p>
          </table:table-cell>
          <table:table-cell table:formula="of:=[.C279]/[.C278]-1" office:value-type="float" office:value="-0.0122583299053887">
            <text:p>-0.012258329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27">
            <text:p>3/27/2008</text:p>
          </table:table-cell>
          <table:table-cell table:style-name="ce6" office:value-type="float" office:value="6.16">
            <text:p>6.16</text:p>
          </table:table-cell>
          <table:table-cell office:value-type="float" office:value="119.68">
            <text:p>119.68</text:p>
          </table:table-cell>
          <table:table-cell table:style-name="ce9" table:formula="of:=[.B280]/[.B279]-1" office:value-type="float" office:value="-0.00964630225080376">
            <text:p>-0.0096</text:p>
          </table:table-cell>
          <table:table-cell table:formula="of:=[.C280]/[.C279]-1" office:value-type="float" office:value="-0.00316508412460437">
            <text:p>-0.003165084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28">
            <text:p>3/28/2008</text:p>
          </table:table-cell>
          <table:table-cell table:style-name="ce6" office:value-type="float" office:value="5.91">
            <text:p>5.91</text:p>
          </table:table-cell>
          <table:table-cell office:value-type="float" office:value="118.54">
            <text:p>118.54</text:p>
          </table:table-cell>
          <table:table-cell table:style-name="ce9" table:formula="of:=[.B281]/[.B280]-1" office:value-type="float" office:value="-0.0405844155844156">
            <text:p>-0.0406</text:p>
          </table:table-cell>
          <table:table-cell table:formula="of:=[.C281]/[.C280]-1" office:value-type="float" office:value="-0.00952540106951871">
            <text:p>-0.009525401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3-31">
            <text:p>3/31/2008</text:p>
          </table:table-cell>
          <table:table-cell table:style-name="ce6" office:value-type="float" office:value="5.89">
            <text:p>5.89</text:p>
          </table:table-cell>
          <table:table-cell office:value-type="float" office:value="118.95">
            <text:p>118.95</text:p>
          </table:table-cell>
          <table:table-cell table:style-name="ce9" table:formula="of:=[.B282]/[.B281]-1" office:value-type="float" office:value="-0.00338409475465318">
            <text:p>-0.0034</text:p>
          </table:table-cell>
          <table:table-cell table:formula="of:=[.C282]/[.C281]-1" office:value-type="float" office:value="0.00345874810190661">
            <text:p>0.003458748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1">
            <text:p>4/1/2008</text:p>
          </table:table-cell>
          <table:table-cell table:style-name="ce6" office:value-type="float" office:value="6.07">
            <text:p>6.07</text:p>
          </table:table-cell>
          <table:table-cell office:value-type="float" office:value="123.13">
            <text:p>123.13</text:p>
          </table:table-cell>
          <table:table-cell table:style-name="ce9" table:formula="of:=[.B283]/[.B282]-1" office:value-type="float" office:value="0.0305602716468591">
            <text:p>0.0306</text:p>
          </table:table-cell>
          <table:table-cell table:formula="of:=[.C283]/[.C282]-1" office:value-type="float" office:value="0.0351408154686843">
            <text:p>0.035140815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2">
            <text:p>4/2/2008</text:p>
          </table:table-cell>
          <table:table-cell table:style-name="ce6" office:value-type="float" office:value="6.19">
            <text:p>6.19</text:p>
          </table:table-cell>
          <table:table-cell office:value-type="float" office:value="123.21">
            <text:p>123.21</text:p>
          </table:table-cell>
          <table:table-cell table:style-name="ce9" table:formula="of:=[.B284]/[.B283]-1" office:value-type="float" office:value="0.0197693574958815">
            <text:p>0.0198</text:p>
          </table:table-cell>
          <table:table-cell table:formula="of:=[.C284]/[.C283]-1" office:value-type="float" office:value="0.000649719808332616">
            <text:p>0.000649719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3">
            <text:p>4/3/2008</text:p>
          </table:table-cell>
          <table:table-cell table:style-name="ce6" office:value-type="float" office:value="6.26">
            <text:p>6.26</text:p>
          </table:table-cell>
          <table:table-cell office:value-type="float" office:value="123.52">
            <text:p>123.52</text:p>
          </table:table-cell>
          <table:table-cell table:style-name="ce9" table:formula="of:=[.B285]/[.B284]-1" office:value-type="float" office:value="0.0113085621970921">
            <text:p>0.0113</text:p>
          </table:table-cell>
          <table:table-cell table:formula="of:=[.C285]/[.C284]-1" office:value-type="float" office:value="0.00251602954305663">
            <text:p>0.002516029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4">
            <text:p>4/4/2008</text:p>
          </table:table-cell>
          <table:table-cell table:style-name="ce6" office:value-type="float" office:value="6.23">
            <text:p>6.23</text:p>
          </table:table-cell>
          <table:table-cell office:value-type="float" office:value="123.39">
            <text:p>123.39</text:p>
          </table:table-cell>
          <table:table-cell table:style-name="ce9" table:formula="of:=[.B286]/[.B285]-1" office:value-type="float" office:value="-0.0047923322683705">
            <text:p>-0.0048</text:p>
          </table:table-cell>
          <table:table-cell table:formula="of:=[.C286]/[.C285]-1" office:value-type="float" office:value="-0.00105246113989632">
            <text:p>-0.001052461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7">
            <text:p>4/7/2008</text:p>
          </table:table-cell>
          <table:table-cell table:style-name="ce6" office:value-type="float" office:value="6.34">
            <text:p>6.34</text:p>
          </table:table-cell>
          <table:table-cell office:value-type="float" office:value="123.45">
            <text:p>123.45</text:p>
          </table:table-cell>
          <table:table-cell table:style-name="ce9" table:formula="of:=[.B287]/[.B286]-1" office:value-type="float" office:value="0.0176565008025682">
            <text:p>0.0177</text:p>
          </table:table-cell>
          <table:table-cell table:formula="of:=[.C287]/[.C286]-1" office:value-type="float" office:value="0.000486263068320003">
            <text:p>0.000486263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8">
            <text:p>4/8/2008</text:p>
          </table:table-cell>
          <table:table-cell table:style-name="ce6" office:value-type="float" office:value="6.03">
            <text:p>6.03</text:p>
          </table:table-cell>
          <table:table-cell office:value-type="float" office:value="123.32">
            <text:p>123.32</text:p>
          </table:table-cell>
          <table:table-cell table:style-name="ce9" table:formula="of:=[.B288]/[.B287]-1" office:value-type="float" office:value="-0.0488958990536277">
            <text:p>-0.0489</text:p>
          </table:table-cell>
          <table:table-cell table:formula="of:=[.C288]/[.C287]-1" office:value-type="float" office:value="-0.00105305791818555">
            <text:p>-0.001053057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09">
            <text:p>4/9/2008</text:p>
          </table:table-cell>
          <table:table-cell table:style-name="ce6" office:value-type="float" office:value="6.26">
            <text:p>6.26</text:p>
          </table:table-cell>
          <table:table-cell office:value-type="float" office:value="122.43">
            <text:p>122.43</text:p>
          </table:table-cell>
          <table:table-cell table:style-name="ce9" table:formula="of:=[.B289]/[.B288]-1" office:value-type="float" office:value="0.0381426202321724">
            <text:p>0.0381</text:p>
          </table:table-cell>
          <table:table-cell table:formula="of:=[.C289]/[.C288]-1" office:value-type="float" office:value="-0.00721699643204665">
            <text:p>-0.00721699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0">
            <text:p>4/10/2008</text:p>
          </table:table-cell>
          <table:table-cell table:style-name="ce6" office:value-type="float" office:value="6.27">
            <text:p>6.27</text:p>
          </table:table-cell>
          <table:table-cell office:value-type="float" office:value="122.6">
            <text:p>122.6</text:p>
          </table:table-cell>
          <table:table-cell table:style-name="ce9" table:formula="of:=[.B290]/[.B289]-1" office:value-type="float" office:value="0.00159744408945683">
            <text:p>0.0016</text:p>
          </table:table-cell>
          <table:table-cell table:formula="of:=[.C290]/[.C289]-1" office:value-type="float" office:value="0.00138854855835979">
            <text:p>0.001388548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1">
            <text:p>4/11/2008</text:p>
          </table:table-cell>
          <table:table-cell table:style-name="ce6" office:value-type="float" office:value="6.01">
            <text:p>6.01</text:p>
          </table:table-cell>
          <table:table-cell office:value-type="float" office:value="120.22">
            <text:p>120.22</text:p>
          </table:table-cell>
          <table:table-cell table:style-name="ce9" table:formula="of:=[.B291]/[.B290]-1" office:value-type="float" office:value="-0.0414673046251993">
            <text:p>-0.0415</text:p>
          </table:table-cell>
          <table:table-cell table:formula="of:=[.C291]/[.C290]-1" office:value-type="float" office:value="-0.0194127243066884">
            <text:p>-0.019412724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4">
            <text:p>4/14/2008</text:p>
          </table:table-cell>
          <table:table-cell table:style-name="ce6" office:value-type="float" office:value="5.86">
            <text:p>5.86</text:p>
          </table:table-cell>
          <table:table-cell office:value-type="float" office:value="119.82">
            <text:p>119.82</text:p>
          </table:table-cell>
          <table:table-cell table:style-name="ce9" table:formula="of:=[.B292]/[.B291]-1" office:value-type="float" office:value="-0.0249584026622295">
            <text:p>-0.0250</text:p>
          </table:table-cell>
          <table:table-cell table:formula="of:=[.C292]/[.C291]-1" office:value-type="float" office:value="-0.0033272334054234">
            <text:p>-0.003327233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5">
            <text:p>4/15/2008</text:p>
          </table:table-cell>
          <table:table-cell table:style-name="ce6" office:value-type="float" office:value="5.78">
            <text:p>5.78</text:p>
          </table:table-cell>
          <table:table-cell office:value-type="float" office:value="120.1">
            <text:p>120.1</text:p>
          </table:table-cell>
          <table:table-cell table:style-name="ce9" table:formula="of:=[.B293]/[.B292]-1" office:value-type="float" office:value="-0.0136518771331058">
            <text:p>-0.0137</text:p>
          </table:table-cell>
          <table:table-cell table:formula="of:=[.C293]/[.C292]-1" office:value-type="float" office:value="0.00233683859122014">
            <text:p>0.002336838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6">
            <text:p>4/16/2008</text:p>
          </table:table-cell>
          <table:table-cell table:style-name="ce6" office:value-type="float" office:value="6.07">
            <text:p>6.07</text:p>
          </table:table-cell>
          <table:table-cell office:value-type="float" office:value="123.35">
            <text:p>123.35</text:p>
          </table:table-cell>
          <table:table-cell table:style-name="ce9" table:formula="of:=[.B294]/[.B293]-1" office:value-type="float" office:value="0.0501730103806228">
            <text:p>0.0502</text:p>
          </table:table-cell>
          <table:table-cell table:formula="of:=[.C294]/[.C293]-1" office:value-type="float" office:value="0.0270607826810991">
            <text:p>0.027060782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7">
            <text:p>4/17/2008</text:p>
          </table:table-cell>
          <table:table-cell table:style-name="ce6" office:value-type="float" office:value="6.19">
            <text:p>6.19</text:p>
          </table:table-cell>
          <table:table-cell office:value-type="float" office:value="123.53">
            <text:p>123.53</text:p>
          </table:table-cell>
          <table:table-cell table:style-name="ce9" table:formula="of:=[.B295]/[.B294]-1" office:value-type="float" office:value="0.0197693574958815">
            <text:p>0.0198</text:p>
          </table:table-cell>
          <table:table-cell table:formula="of:=[.C295]/[.C294]-1" office:value-type="float" office:value="0.00145926226185655">
            <text:p>0.001459262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18">
            <text:p>4/18/2008</text:p>
          </table:table-cell>
          <table:table-cell table:style-name="ce6" office:value-type="float" office:value="6.11">
            <text:p>6.11</text:p>
          </table:table-cell>
          <table:table-cell office:value-type="float" office:value="124.82">
            <text:p>124.82</text:p>
          </table:table-cell>
          <table:table-cell table:style-name="ce9" table:formula="of:=[.B296]/[.B295]-1" office:value-type="float" office:value="-0.0129240710823909">
            <text:p>-0.0129</text:p>
          </table:table-cell>
          <table:table-cell table:formula="of:=[.C296]/[.C295]-1" office:value-type="float" office:value="0.0104428074152028">
            <text:p>0.010442807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1">
            <text:p>4/21/2008</text:p>
          </table:table-cell>
          <table:table-cell table:style-name="ce6" office:value-type="float" office:value="6.14">
            <text:p>6.14</text:p>
          </table:table-cell>
          <table:table-cell office:value-type="float" office:value="124.88">
            <text:p>124.88</text:p>
          </table:table-cell>
          <table:table-cell table:style-name="ce9" table:formula="of:=[.B297]/[.B296]-1" office:value-type="float" office:value="0.00490998363338768">
            <text:p>0.0049</text:p>
          </table:table-cell>
          <table:table-cell table:formula="of:=[.C297]/[.C296]-1" office:value-type="float" office:value="0.000480692196763277">
            <text:p>0.00048069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2">
            <text:p>4/22/2008</text:p>
          </table:table-cell>
          <table:table-cell table:style-name="ce6" office:value-type="float" office:value="5.96">
            <text:p>5.96</text:p>
          </table:table-cell>
          <table:table-cell office:value-type="float" office:value="124.33">
            <text:p>124.33</text:p>
          </table:table-cell>
          <table:table-cell table:style-name="ce9" table:formula="of:=[.B298]/[.B297]-1" office:value-type="float" office:value="-0.029315960912052">
            <text:p>-0.0293</text:p>
          </table:table-cell>
          <table:table-cell table:formula="of:=[.C298]/[.C297]-1" office:value-type="float" office:value="-0.00440422805893659">
            <text:p>-0.004404228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3">
            <text:p>4/23/2008</text:p>
          </table:table-cell>
          <table:table-cell table:style-name="ce6" office:value-type="float" office:value="5.92">
            <text:p>5.92</text:p>
          </table:table-cell>
          <table:table-cell office:value-type="float" office:value="124.13">
            <text:p>124.13</text:p>
          </table:table-cell>
          <table:table-cell table:style-name="ce9" table:formula="of:=[.B299]/[.B298]-1" office:value-type="float" office:value="-0.00671140939597315">
            <text:p>-0.0067</text:p>
          </table:table-cell>
          <table:table-cell table:formula="of:=[.C299]/[.C298]-1" office:value-type="float" office:value="-0.00160862221507285">
            <text:p>-0.00160862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4">
            <text:p>4/24/2008</text:p>
          </table:table-cell>
          <table:table-cell table:style-name="ce6" office:value-type="float" office:value="6.03">
            <text:p>6.03</text:p>
          </table:table-cell>
          <table:table-cell office:value-type="float" office:value="124.67">
            <text:p>124.67</text:p>
          </table:table-cell>
          <table:table-cell table:style-name="ce9" table:formula="of:=[.B300]/[.B299]-1" office:value-type="float" office:value="0.0185810810810811">
            <text:p>0.0186</text:p>
          </table:table-cell>
          <table:table-cell table:formula="of:=[.C300]/[.C299]-1" office:value-type="float" office:value="0.00435027793442355">
            <text:p>0.004350277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5">
            <text:p>4/25/2008</text:p>
          </table:table-cell>
          <table:table-cell table:style-name="ce6" office:value-type="float" office:value="6.06">
            <text:p>6.06</text:p>
          </table:table-cell>
          <table:table-cell office:value-type="float" office:value="125.83">
            <text:p>125.83</text:p>
          </table:table-cell>
          <table:table-cell table:style-name="ce9" table:formula="of:=[.B301]/[.B300]-1" office:value-type="float" office:value="0.00497512437810932">
            <text:p>0.0050</text:p>
          </table:table-cell>
          <table:table-cell table:formula="of:=[.C301]/[.C300]-1" office:value-type="float" office:value="0.00930456404908964">
            <text:p>0.0093045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8">
            <text:p>4/28/2008</text:p>
          </table:table-cell>
          <table:table-cell table:style-name="ce6" office:value-type="float" office:value="6">
            <text:p>6</text:p>
          </table:table-cell>
          <table:table-cell office:value-type="float" office:value="125.85">
            <text:p>125.85</text:p>
          </table:table-cell>
          <table:table-cell table:style-name="ce9" table:formula="of:=[.B302]/[.B301]-1" office:value-type="float" office:value="-0.0099009900990098">
            <text:p>-0.0099</text:p>
          </table:table-cell>
          <table:table-cell table:formula="of:=[.C302]/[.C301]-1" office:value-type="float" office:value="0.000158944607804079">
            <text:p>0.000158944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29">
            <text:p>4/29/2008</text:p>
          </table:table-cell>
          <table:table-cell table:style-name="ce6" office:value-type="float" office:value="6.02">
            <text:p>6.02</text:p>
          </table:table-cell>
          <table:table-cell office:value-type="float" office:value="125.36">
            <text:p>125.36</text:p>
          </table:table-cell>
          <table:table-cell table:style-name="ce9" table:formula="of:=[.B303]/[.B302]-1" office:value-type="float" office:value="0.00333333333333319">
            <text:p>0.0033</text:p>
          </table:table-cell>
          <table:table-cell table:formula="of:=[.C303]/[.C302]-1" office:value-type="float" office:value="-0.00389352403655141">
            <text:p>-0.0038935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4-30">
            <text:p>4/30/2008</text:p>
          </table:table-cell>
          <table:table-cell table:style-name="ce6" office:value-type="float" office:value="5.96">
            <text:p>5.96</text:p>
          </table:table-cell>
          <table:table-cell office:value-type="float" office:value="124.62">
            <text:p>124.62</text:p>
          </table:table-cell>
          <table:table-cell table:style-name="ce9" table:formula="of:=[.B304]/[.B303]-1" office:value-type="float" office:value="-0.00996677740863783">
            <text:p>-0.0100</text:p>
          </table:table-cell>
          <table:table-cell table:formula="of:=[.C304]/[.C303]-1" office:value-type="float" office:value="-0.00590299936183791">
            <text:p>-0.005902999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1">
            <text:p>5/1/2008</text:p>
          </table:table-cell>
          <table:table-cell table:style-name="ce6" office:value-type="float" office:value="6.22">
            <text:p>6.22</text:p>
          </table:table-cell>
          <table:table-cell office:value-type="float" office:value="127.2">
            <text:p>127.2</text:p>
          </table:table-cell>
          <table:table-cell table:style-name="ce9" table:formula="of:=[.B305]/[.B304]-1" office:value-type="float" office:value="0.0436241610738255">
            <text:p>0.0436</text:p>
          </table:table-cell>
          <table:table-cell table:formula="of:=[.C305]/[.C304]-1" office:value-type="float" office:value="0.0207029369282619">
            <text:p>0.020702936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2">
            <text:p>5/2/2008</text:p>
          </table:table-cell>
          <table:table-cell table:style-name="ce6" office:value-type="float" office:value="6.16">
            <text:p>6.16</text:p>
          </table:table-cell>
          <table:table-cell office:value-type="float" office:value="127.55">
            <text:p>127.55</text:p>
          </table:table-cell>
          <table:table-cell table:style-name="ce9" table:formula="of:=[.B306]/[.B305]-1" office:value-type="float" office:value="-0.00964630225080376">
            <text:p>-0.0096</text:p>
          </table:table-cell>
          <table:table-cell table:formula="of:=[.C306]/[.C305]-1" office:value-type="float" office:value="0.00275157232704393">
            <text:p>0.002751572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5">
            <text:p>5/5/2008</text:p>
          </table:table-cell>
          <table:table-cell table:style-name="ce6" office:value-type="float" office:value="6.53">
            <text:p>6.53</text:p>
          </table:table-cell>
          <table:table-cell office:value-type="float" office:value="126.94">
            <text:p>126.94</text:p>
          </table:table-cell>
          <table:table-cell table:style-name="ce9" table:formula="of:=[.B307]/[.B306]-1" office:value-type="float" office:value="0.0600649350649352">
            <text:p>0.0601</text:p>
          </table:table-cell>
          <table:table-cell table:formula="of:=[.C307]/[.C306]-1" office:value-type="float" office:value="-0.00478243825950608">
            <text:p>-0.004782438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6">
            <text:p>5/6/2008</text:p>
          </table:table-cell>
          <table:table-cell table:style-name="ce6" office:value-type="float" office:value="7.12">
            <text:p>7.12</text:p>
          </table:table-cell>
          <table:table-cell office:value-type="float" office:value="128.04">
            <text:p>128.04</text:p>
          </table:table-cell>
          <table:table-cell table:style-name="ce9" table:formula="of:=[.B308]/[.B307]-1" office:value-type="float" office:value="0.0903522205206737">
            <text:p>0.0904</text:p>
          </table:table-cell>
          <table:table-cell table:formula="of:=[.C308]/[.C307]-1" office:value-type="float" office:value="0.00866551126516457">
            <text:p>0.008665511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7">
            <text:p>5/7/2008</text:p>
          </table:table-cell>
          <table:table-cell table:style-name="ce6" office:value-type="float" office:value="6.91">
            <text:p>6.91</text:p>
          </table:table-cell>
          <table:table-cell office:value-type="float" office:value="125.76">
            <text:p>125.76</text:p>
          </table:table-cell>
          <table:table-cell table:style-name="ce9" table:formula="of:=[.B309]/[.B308]-1" office:value-type="float" office:value="-0.0294943820224719">
            <text:p>-0.0295</text:p>
          </table:table-cell>
          <table:table-cell table:formula="of:=[.C309]/[.C308]-1" office:value-type="float" office:value="-0.0178069353327084">
            <text:p>-0.017806935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8">
            <text:p>5/8/2008</text:p>
          </table:table-cell>
          <table:table-cell table:style-name="ce6" office:value-type="float" office:value="6.93">
            <text:p>6.93</text:p>
          </table:table-cell>
          <table:table-cell office:value-type="float" office:value="125.43">
            <text:p>125.43</text:p>
          </table:table-cell>
          <table:table-cell table:style-name="ce9" table:formula="of:=[.B310]/[.B309]-1" office:value-type="float" office:value="0.00289435600578858">
            <text:p>0.0029</text:p>
          </table:table-cell>
          <table:table-cell table:formula="of:=[.C310]/[.C309]-1" office:value-type="float" office:value="-0.00262404580152675">
            <text:p>-0.002624045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9">
            <text:p>5/9/2008</text:p>
          </table:table-cell>
          <table:table-cell table:style-name="ce6" office:value-type="float" office:value="6.94">
            <text:p>6.94</text:p>
          </table:table-cell>
          <table:table-cell office:value-type="float" office:value="125.2">
            <text:p>125.2</text:p>
          </table:table-cell>
          <table:table-cell table:style-name="ce9" table:formula="of:=[.B311]/[.B310]-1" office:value-type="float" office:value="0.00144300144300158">
            <text:p>0.0014</text:p>
          </table:table-cell>
          <table:table-cell table:formula="of:=[.C311]/[.C310]-1" office:value-type="float" office:value="-0.00183369209917883">
            <text:p>-0.001833692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12">
            <text:p>5/12/2008</text:p>
          </table:table-cell>
          <table:table-cell table:style-name="ce6" office:value-type="float" office:value="7.16">
            <text:p>7.16</text:p>
          </table:table-cell>
          <table:table-cell office:value-type="float" office:value="126.6">
            <text:p>126.6</text:p>
          </table:table-cell>
          <table:table-cell table:style-name="ce9" table:formula="of:=[.B312]/[.B311]-1" office:value-type="float" office:value="0.0317002881844379">
            <text:p>0.0317</text:p>
          </table:table-cell>
          <table:table-cell table:formula="of:=[.C312]/[.C311]-1" office:value-type="float" office:value="0.0111821086261981">
            <text:p>0.011182108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13">
            <text:p>5/13/2008</text:p>
          </table:table-cell>
          <table:table-cell table:style-name="ce6" office:value-type="float" office:value="7.19">
            <text:p>7.19</text:p>
          </table:table-cell>
          <table:table-cell office:value-type="float" office:value="126.62">
            <text:p>126.62</text:p>
          </table:table-cell>
          <table:table-cell table:style-name="ce9" table:formula="of:=[.B313]/[.B312]-1" office:value-type="float" office:value="0.00418994413407825">
            <text:p>0.0042</text:p>
          </table:table-cell>
          <table:table-cell table:formula="of:=[.C313]/[.C312]-1" office:value-type="float" office:value="0.000157977883096461">
            <text:p>0.000157977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14">
            <text:p>5/14/2008</text:p>
          </table:table-cell>
          <table:table-cell table:style-name="ce6" office:value-type="float" office:value="7.16">
            <text:p>7.16</text:p>
          </table:table-cell>
          <table:table-cell office:value-type="float" office:value="126.88">
            <text:p>126.88</text:p>
          </table:table-cell>
          <table:table-cell table:style-name="ce9" table:formula="of:=[.B314]/[.B313]-1" office:value-type="float" office:value="-0.00417246175243402">
            <text:p>-0.0042</text:p>
          </table:table-cell>
          <table:table-cell table:formula="of:=[.C314]/[.C313]-1" office:value-type="float" office:value="0.00205338809034905">
            <text:p>0.002053388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15">
            <text:p>5/15/2008</text:p>
          </table:table-cell>
          <table:table-cell table:style-name="ce6" office:value-type="float" office:value="7.41">
            <text:p>7.41</text:p>
          </table:table-cell>
          <table:table-cell office:value-type="float" office:value="128.47">
            <text:p>128.47</text:p>
          </table:table-cell>
          <table:table-cell table:style-name="ce9" table:formula="of:=[.B315]/[.B314]-1" office:value-type="float" office:value="0.0349162011173185">
            <text:p>0.0349</text:p>
          </table:table-cell>
          <table:table-cell table:formula="of:=[.C315]/[.C314]-1" office:value-type="float" office:value="0.012531525851198">
            <text:p>0.012531525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16">
            <text:p>5/16/2008</text:p>
          </table:table-cell>
          <table:table-cell table:style-name="ce6" office:value-type="float" office:value="7.26">
            <text:p>7.26</text:p>
          </table:table-cell>
          <table:table-cell office:value-type="float" office:value="128.59">
            <text:p>128.59</text:p>
          </table:table-cell>
          <table:table-cell table:style-name="ce9" table:formula="of:=[.B316]/[.B315]-1" office:value-type="float" office:value="-0.0202429149797572">
            <text:p>-0.0202</text:p>
          </table:table-cell>
          <table:table-cell table:formula="of:=[.C316]/[.C315]-1" office:value-type="float" office:value="0.00093407021094416">
            <text:p>0.000934070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19">
            <text:p>5/19/2008</text:p>
          </table:table-cell>
          <table:table-cell table:style-name="ce6" office:value-type="float" office:value="7.1">
            <text:p>7.1</text:p>
          </table:table-cell>
          <table:table-cell office:value-type="float" office:value="128.94">
            <text:p>128.94</text:p>
          </table:table-cell>
          <table:table-cell table:style-name="ce9" table:formula="of:=[.B317]/[.B316]-1" office:value-type="float" office:value="-0.0220385674931129">
            <text:p>-0.0220</text:p>
          </table:table-cell>
          <table:table-cell table:formula="of:=[.C317]/[.C316]-1" office:value-type="float" office:value="0.00272182906913443">
            <text:p>0.002721829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0">
            <text:p>5/20/2008</text:p>
          </table:table-cell>
          <table:table-cell table:style-name="ce6" office:value-type="float" office:value="7.12">
            <text:p>7.12</text:p>
          </table:table-cell>
          <table:table-cell office:value-type="float" office:value="127.89">
            <text:p>127.89</text:p>
          </table:table-cell>
          <table:table-cell table:style-name="ce9" table:formula="of:=[.B318]/[.B317]-1" office:value-type="float" office:value="0.0028169014084507">
            <text:p>0.0028</text:p>
          </table:table-cell>
          <table:table-cell table:formula="of:=[.C318]/[.C317]-1" office:value-type="float" office:value="-0.00814332247557004">
            <text:p>-0.008143322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1">
            <text:p>5/21/2008</text:p>
          </table:table-cell>
          <table:table-cell table:style-name="ce6" office:value-type="float" office:value="7.08">
            <text:p>7.08</text:p>
          </table:table-cell>
          <table:table-cell office:value-type="float" office:value="125.73">
            <text:p>125.73</text:p>
          </table:table-cell>
          <table:table-cell table:style-name="ce9" table:formula="of:=[.B319]/[.B318]-1" office:value-type="float" office:value="-0.0056179775280899">
            <text:p>-0.0056</text:p>
          </table:table-cell>
          <table:table-cell table:formula="of:=[.C319]/[.C318]-1" office:value-type="float" office:value="-0.0168895144264603">
            <text:p>-0.016889514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2">
            <text:p>5/22/2008</text:p>
          </table:table-cell>
          <table:table-cell table:style-name="ce6" office:value-type="float" office:value="7.07">
            <text:p>7.07</text:p>
          </table:table-cell>
          <table:table-cell office:value-type="float" office:value="125.75">
            <text:p>125.75</text:p>
          </table:table-cell>
          <table:table-cell table:style-name="ce9" table:formula="of:=[.B320]/[.B319]-1" office:value-type="float" office:value="-0.00141242937853103">
            <text:p>-0.0014</text:p>
          </table:table-cell>
          <table:table-cell table:formula="of:=[.C320]/[.C319]-1" office:value-type="float" office:value="0.00015907102521262">
            <text:p>0.00015907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3">
            <text:p>5/23/2008</text:p>
          </table:table-cell>
          <table:table-cell table:style-name="ce6" office:value-type="float" office:value="6.88">
            <text:p>6.88</text:p>
          </table:table-cell>
          <table:table-cell office:value-type="float" office:value="124.06">
            <text:p>124.06</text:p>
          </table:table-cell>
          <table:table-cell table:style-name="ce9" table:formula="of:=[.B321]/[.B320]-1" office:value-type="float" office:value="-0.0268741159830269">
            <text:p>-0.0269</text:p>
          </table:table-cell>
          <table:table-cell table:formula="of:=[.C321]/[.C320]-1" office:value-type="float" office:value="-0.0134393638170974">
            <text:p>-0.013439363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7">
            <text:p>5/27/2008</text:p>
          </table:table-cell>
          <table:table-cell table:style-name="ce6" office:value-type="float" office:value="6.92">
            <text:p>6.92</text:p>
          </table:table-cell>
          <table:table-cell office:value-type="float" office:value="124.98">
            <text:p>124.98</text:p>
          </table:table-cell>
          <table:table-cell table:style-name="ce9" table:formula="of:=[.B322]/[.B321]-1" office:value-type="float" office:value="0.0058139534883721">
            <text:p>0.0058</text:p>
          </table:table-cell>
          <table:table-cell table:formula="of:=[.C322]/[.C321]-1" office:value-type="float" office:value="0.00741576656456555">
            <text:p>0.007415766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8">
            <text:p>5/28/2008</text:p>
          </table:table-cell>
          <table:table-cell table:style-name="ce6" office:value-type="float" office:value="6.82">
            <text:p>6.82</text:p>
          </table:table-cell>
          <table:table-cell office:value-type="float" office:value="125.56">
            <text:p>125.56</text:p>
          </table:table-cell>
          <table:table-cell table:style-name="ce9" table:formula="of:=[.B323]/[.B322]-1" office:value-type="float" office:value="-0.014450867052023">
            <text:p>-0.0145</text:p>
          </table:table-cell>
          <table:table-cell table:formula="of:=[.C323]/[.C322]-1" office:value-type="float" office:value="0.00464074251880309">
            <text:p>0.004640742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29">
            <text:p>5/29/2008</text:p>
          </table:table-cell>
          <table:table-cell table:style-name="ce6" office:value-type="float" office:value="6.77">
            <text:p>6.77</text:p>
          </table:table-cell>
          <table:table-cell office:value-type="float" office:value="126.19">
            <text:p>126.19</text:p>
          </table:table-cell>
          <table:table-cell table:style-name="ce9" table:formula="of:=[.B324]/[.B323]-1" office:value-type="float" office:value="-0.00733137829912034">
            <text:p>-0.0073</text:p>
          </table:table-cell>
          <table:table-cell table:formula="of:=[.C324]/[.C323]-1" office:value-type="float" office:value="0.00501752150366364">
            <text:p>0.005017521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30">
            <text:p>5/30/2008</text:p>
          </table:table-cell>
          <table:table-cell table:style-name="ce6" office:value-type="float" office:value="6.88">
            <text:p>6.88</text:p>
          </table:table-cell>
          <table:table-cell office:value-type="float" office:value="126.5">
            <text:p>126.5</text:p>
          </table:table-cell>
          <table:table-cell table:style-name="ce9" table:formula="of:=[.B325]/[.B324]-1" office:value-type="float" office:value="0.016248153618907">
            <text:p>0.0162</text:p>
          </table:table-cell>
          <table:table-cell table:formula="of:=[.C325]/[.C324]-1" office:value-type="float" office:value="0.00245661304382283">
            <text:p>0.00245661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02">
            <text:p>6/2/2008</text:p>
          </table:table-cell>
          <table:table-cell table:style-name="ce6" office:value-type="float" office:value="6.8">
            <text:p>6.8</text:p>
          </table:table-cell>
          <table:table-cell office:value-type="float" office:value="125.2">
            <text:p>125.2</text:p>
          </table:table-cell>
          <table:table-cell table:style-name="ce9" table:formula="of:=[.B326]/[.B325]-1" office:value-type="float" office:value="-0.0116279069767442">
            <text:p>-0.0116</text:p>
          </table:table-cell>
          <table:table-cell table:formula="of:=[.C326]/[.C325]-1" office:value-type="float" office:value="-0.0102766798418972">
            <text:p>-0.010276679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03">
            <text:p>6/3/2008</text:p>
          </table:table-cell>
          <table:table-cell table:style-name="ce6" office:value-type="float" office:value="6.81">
            <text:p>6.81</text:p>
          </table:table-cell>
          <table:table-cell office:value-type="float" office:value="124.47">
            <text:p>124.47</text:p>
          </table:table-cell>
          <table:table-cell table:style-name="ce9" table:formula="of:=[.B327]/[.B326]-1" office:value-type="float" office:value="0.00147058823529411">
            <text:p>0.0015</text:p>
          </table:table-cell>
          <table:table-cell table:formula="of:=[.C327]/[.C326]-1" office:value-type="float" office:value="-0.00583067092651757">
            <text:p>-0.005830670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04">
            <text:p>6/4/2008</text:p>
          </table:table-cell>
          <table:table-cell table:style-name="ce6" office:value-type="float" office:value="7.19">
            <text:p>7.19</text:p>
          </table:table-cell>
          <table:table-cell office:value-type="float" office:value="124.4">
            <text:p>124.4</text:p>
          </table:table-cell>
          <table:table-cell table:style-name="ce9" table:formula="of:=[.B328]/[.B327]-1" office:value-type="float" office:value="0.0558002936857562">
            <text:p>0.0558</text:p>
          </table:table-cell>
          <table:table-cell table:formula="of:=[.C328]/[.C327]-1" office:value-type="float" office:value="-0.000562384510323755">
            <text:p>-0.000562384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05">
            <text:p>6/5/2008</text:p>
          </table:table-cell>
          <table:table-cell table:style-name="ce6" office:value-type="float" office:value="7.78">
            <text:p>7.78</text:p>
          </table:table-cell>
          <table:table-cell office:value-type="float" office:value="126.89">
            <text:p>126.89</text:p>
          </table:table-cell>
          <table:table-cell table:style-name="ce9" table:formula="of:=[.B329]/[.B328]-1" office:value-type="float" office:value="0.082058414464534">
            <text:p>0.0821</text:p>
          </table:table-cell>
          <table:table-cell table:formula="of:=[.C329]/[.C328]-1" office:value-type="float" office:value="0.0200160771704179">
            <text:p>0.020016077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06">
            <text:p>6/6/2008</text:p>
          </table:table-cell>
          <table:table-cell table:style-name="ce6" office:value-type="float" office:value="7.43">
            <text:p>7.43</text:p>
          </table:table-cell>
          <table:table-cell office:value-type="float" office:value="122.84">
            <text:p>122.84</text:p>
          </table:table-cell>
          <table:table-cell table:style-name="ce9" table:formula="of:=[.B330]/[.B329]-1" office:value-type="float" office:value="-0.044987146529563">
            <text:p>-0.0450</text:p>
          </table:table-cell>
          <table:table-cell table:formula="of:=[.C330]/[.C329]-1" office:value-type="float" office:value="-0.0319174087792576">
            <text:p>-0.031917408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09">
            <text:p>6/9/2008</text:p>
          </table:table-cell>
          <table:table-cell table:style-name="ce6" office:value-type="float" office:value="7.68">
            <text:p>7.68</text:p>
          </table:table-cell>
          <table:table-cell office:value-type="float" office:value="123.14">
            <text:p>123.14</text:p>
          </table:table-cell>
          <table:table-cell table:style-name="ce9" table:formula="of:=[.B331]/[.B330]-1" office:value-type="float" office:value="0.0336473755047106">
            <text:p>0.0336</text:p>
          </table:table-cell>
          <table:table-cell table:formula="of:=[.C331]/[.C330]-1" office:value-type="float" office:value="0.00244220123738192">
            <text:p>0.002442201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0">
            <text:p>6/10/2008</text:p>
          </table:table-cell>
          <table:table-cell table:style-name="ce6" office:value-type="float" office:value="7.43">
            <text:p>7.43</text:p>
          </table:table-cell>
          <table:table-cell office:value-type="float" office:value="122.53">
            <text:p>122.53</text:p>
          </table:table-cell>
          <table:table-cell table:style-name="ce9" table:formula="of:=[.B332]/[.B331]-1" office:value-type="float" office:value="-0.0325520833333334">
            <text:p>-0.0326</text:p>
          </table:table-cell>
          <table:table-cell table:formula="of:=[.C332]/[.C331]-1" office:value-type="float" office:value="-0.00495371122299826">
            <text:p>-0.004953711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1">
            <text:p>6/11/2008</text:p>
          </table:table-cell>
          <table:table-cell table:style-name="ce6" office:value-type="float" office:value="6.96">
            <text:p>6.96</text:p>
          </table:table-cell>
          <table:table-cell office:value-type="float" office:value="120.73">
            <text:p>120.73</text:p>
          </table:table-cell>
          <table:table-cell table:style-name="ce9" table:formula="of:=[.B333]/[.B332]-1" office:value-type="float" office:value="-0.0632570659488559">
            <text:p>-0.0633</text:p>
          </table:table-cell>
          <table:table-cell table:formula="of:=[.C333]/[.C332]-1" office:value-type="float" office:value="-0.0146902799314453">
            <text:p>-0.014690279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2">
            <text:p>6/12/2008</text:p>
          </table:table-cell>
          <table:table-cell table:style-name="ce6" office:value-type="float" office:value="7.14">
            <text:p>7.14</text:p>
          </table:table-cell>
          <table:table-cell office:value-type="float" office:value="121.19">
            <text:p>121.19</text:p>
          </table:table-cell>
          <table:table-cell table:style-name="ce9" table:formula="of:=[.B334]/[.B333]-1" office:value-type="float" office:value="0.0258620689655171">
            <text:p>0.0259</text:p>
          </table:table-cell>
          <table:table-cell table:formula="of:=[.C334]/[.C333]-1" office:value-type="float" office:value="0.00381015489107916">
            <text:p>0.003810154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3">
            <text:p>6/13/2008</text:p>
          </table:table-cell>
          <table:table-cell table:style-name="ce6" office:value-type="float" office:value="7.52">
            <text:p>7.52</text:p>
          </table:table-cell>
          <table:table-cell office:value-type="float" office:value="122.72">
            <text:p>122.72</text:p>
          </table:table-cell>
          <table:table-cell table:style-name="ce9" table:formula="of:=[.B335]/[.B334]-1" office:value-type="float" office:value="0.0532212885154062">
            <text:p>0.0532</text:p>
          </table:table-cell>
          <table:table-cell table:formula="of:=[.C335]/[.C334]-1" office:value-type="float" office:value="0.0126248040267349">
            <text:p>0.01262480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6">
            <text:p>6/16/2008</text:p>
          </table:table-cell>
          <table:table-cell table:style-name="ce6" office:value-type="float" office:value="7.71">
            <text:p>7.71</text:p>
          </table:table-cell>
          <table:table-cell office:value-type="float" office:value="122.79">
            <text:p>122.79</text:p>
          </table:table-cell>
          <table:table-cell table:style-name="ce9" table:formula="of:=[.B336]/[.B335]-1" office:value-type="float" office:value="0.0252659574468086">
            <text:p>0.0253</text:p>
          </table:table-cell>
          <table:table-cell table:formula="of:=[.C336]/[.C335]-1" office:value-type="float" office:value="0.000570404172099082">
            <text:p>0.000570404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7">
            <text:p>6/17/2008</text:p>
          </table:table-cell>
          <table:table-cell table:style-name="ce6" office:value-type="float" office:value="7.72">
            <text:p>7.72</text:p>
          </table:table-cell>
          <table:table-cell office:value-type="float" office:value="122.2">
            <text:p>122.2</text:p>
          </table:table-cell>
          <table:table-cell table:style-name="ce9" table:formula="of:=[.B337]/[.B336]-1" office:value-type="float" office:value="0.00129701686121919">
            <text:p>0.0013</text:p>
          </table:table-cell>
          <table:table-cell table:formula="of:=[.C337]/[.C336]-1" office:value-type="float" office:value="-0.00480495154328531">
            <text:p>-0.004804951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8">
            <text:p>6/18/2008</text:p>
          </table:table-cell>
          <table:table-cell table:style-name="ce6" office:value-type="float" office:value="7.29">
            <text:p>7.29</text:p>
          </table:table-cell>
          <table:table-cell office:value-type="float" office:value="121.01">
            <text:p>121.01</text:p>
          </table:table-cell>
          <table:table-cell table:style-name="ce9" table:formula="of:=[.B338]/[.B337]-1" office:value-type="float" office:value="-0.055699481865285">
            <text:p>-0.0557</text:p>
          </table:table-cell>
          <table:table-cell table:formula="of:=[.C338]/[.C337]-1" office:value-type="float" office:value="-0.00973813420621927">
            <text:p>-0.009738134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19">
            <text:p>6/19/2008</text:p>
          </table:table-cell>
          <table:table-cell table:style-name="ce6" office:value-type="float" office:value="7.33">
            <text:p>7.33</text:p>
          </table:table-cell>
          <table:table-cell office:value-type="float" office:value="121.16">
            <text:p>121.16</text:p>
          </table:table-cell>
          <table:table-cell table:style-name="ce9" table:formula="of:=[.B339]/[.B338]-1" office:value-type="float" office:value="0.00548696844993146">
            <text:p>0.0055</text:p>
          </table:table-cell>
          <table:table-cell table:formula="of:=[.C339]/[.C338]-1" office:value-type="float" office:value="0.0012395669779357">
            <text:p>0.00123956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20">
            <text:p>6/20/2008</text:p>
          </table:table-cell>
          <table:table-cell table:style-name="ce6" office:value-type="float" office:value="6.99">
            <text:p>6.99</text:p>
          </table:table-cell>
          <table:table-cell office:value-type="float" office:value="119.19">
            <text:p>119.19</text:p>
          </table:table-cell>
          <table:table-cell table:style-name="ce9" table:formula="of:=[.B340]/[.B339]-1" office:value-type="float" office:value="-0.0463847203274216">
            <text:p>-0.0464</text:p>
          </table:table-cell>
          <table:table-cell table:formula="of:=[.C340]/[.C339]-1" office:value-type="float" office:value="-0.01625949158138">
            <text:p>-0.016259491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23">
            <text:p>6/23/2008</text:p>
          </table:table-cell>
          <table:table-cell table:style-name="ce6" office:value-type="float" office:value="6.55">
            <text:p>6.55</text:p>
          </table:table-cell>
          <table:table-cell office:value-type="float" office:value="119.07">
            <text:p>119.07</text:p>
          </table:table-cell>
          <table:table-cell table:style-name="ce9" table:formula="of:=[.B341]/[.B340]-1" office:value-type="float" office:value="-0.0629470672389127">
            <text:p>-0.0629</text:p>
          </table:table-cell>
          <table:table-cell table:formula="of:=[.C341]/[.C340]-1" office:value-type="float" office:value="-0.00100679587213692">
            <text:p>-0.001006795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24">
            <text:p>6/24/2008</text:p>
          </table:table-cell>
          <table:table-cell table:style-name="ce6" office:value-type="float" office:value="6.24">
            <text:p>6.24</text:p>
          </table:table-cell>
          <table:table-cell office:value-type="float" office:value="118.84">
            <text:p>118.84</text:p>
          </table:table-cell>
          <table:table-cell table:style-name="ce9" table:formula="of:=[.B342]/[.B341]-1" office:value-type="float" office:value="-0.0473282442748091">
            <text:p>-0.0473</text:p>
          </table:table-cell>
          <table:table-cell table:formula="of:=[.C342]/[.C341]-1" office:value-type="float" office:value="-0.00193163685227171">
            <text:p>-0.001931636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25">
            <text:p>6/25/2008</text:p>
          </table:table-cell>
          <table:table-cell table:style-name="ce6" office:value-type="float" office:value="6.43">
            <text:p>6.43</text:p>
          </table:table-cell>
          <table:table-cell office:value-type="float" office:value="119.4">
            <text:p>119.4</text:p>
          </table:table-cell>
          <table:table-cell table:style-name="ce9" table:formula="of:=[.B343]/[.B342]-1" office:value-type="float" office:value="0.0304487179487178">
            <text:p>0.0304</text:p>
          </table:table-cell>
          <table:table-cell table:formula="of:=[.C343]/[.C342]-1" office:value-type="float" office:value="0.00471221810838096">
            <text:p>0.004712218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26">
            <text:p>6/26/2008</text:p>
          </table:table-cell>
          <table:table-cell table:style-name="ce6" office:value-type="float" office:value="6.13">
            <text:p>6.13</text:p>
          </table:table-cell>
          <table:table-cell office:value-type="float" office:value="116.16">
            <text:p>116.16</text:p>
          </table:table-cell>
          <table:table-cell table:style-name="ce9" table:formula="of:=[.B344]/[.B343]-1" office:value-type="float" office:value="-0.0466562986003111">
            <text:p>-0.0467</text:p>
          </table:table-cell>
          <table:table-cell table:formula="of:=[.C344]/[.C343]-1" office:value-type="float" office:value="-0.0271356783919598">
            <text:p>-0.027135678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27">
            <text:p>6/27/2008</text:p>
          </table:table-cell>
          <table:table-cell table:style-name="ce6" office:value-type="float" office:value="5.95">
            <text:p>5.95</text:p>
          </table:table-cell>
          <table:table-cell office:value-type="float" office:value="115.52">
            <text:p>115.52</text:p>
          </table:table-cell>
          <table:table-cell table:style-name="ce9" table:formula="of:=[.B345]/[.B344]-1" office:value-type="float" office:value="-0.0293637846655791">
            <text:p>-0.0294</text:p>
          </table:table-cell>
          <table:table-cell table:formula="of:=[.C345]/[.C344]-1" office:value-type="float" office:value="-0.00550964187327829">
            <text:p>-0.005509641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6-30">
            <text:p>6/30/2008</text:p>
          </table:table-cell>
          <table:table-cell table:style-name="ce6" office:value-type="float" office:value="5.83">
            <text:p>5.83</text:p>
          </table:table-cell>
          <table:table-cell office:value-type="float" office:value="115.93">
            <text:p>115.93</text:p>
          </table:table-cell>
          <table:table-cell table:style-name="ce9" table:formula="of:=[.B346]/[.B345]-1" office:value-type="float" office:value="-0.0201680672268908">
            <text:p>-0.0202</text:p>
          </table:table-cell>
          <table:table-cell table:formula="of:=[.C346]/[.C345]-1" office:value-type="float" office:value="0.00354916897506929">
            <text:p>0.00354916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01">
            <text:p>7/1/2008</text:p>
          </table:table-cell>
          <table:table-cell table:style-name="ce6" office:value-type="float" office:value="5.65">
            <text:p>5.65</text:p>
          </table:table-cell>
          <table:table-cell office:value-type="float" office:value="116.29">
            <text:p>116.29</text:p>
          </table:table-cell>
          <table:table-cell table:style-name="ce9" table:formula="of:=[.B347]/[.B346]-1" office:value-type="float" office:value="-0.0308747855917667">
            <text:p>-0.0309</text:p>
          </table:table-cell>
          <table:table-cell table:formula="of:=[.C347]/[.C346]-1" office:value-type="float" office:value="0.00310532217717596">
            <text:p>0.00310532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02">
            <text:p>7/2/2008</text:p>
          </table:table-cell>
          <table:table-cell table:style-name="ce6" office:value-type="float" office:value="5.44">
            <text:p>5.44</text:p>
          </table:table-cell>
          <table:table-cell office:value-type="float" office:value="114.3">
            <text:p>114.3</text:p>
          </table:table-cell>
          <table:table-cell table:style-name="ce9" table:formula="of:=[.B348]/[.B347]-1" office:value-type="float" office:value="-0.0371681415929204">
            <text:p>-0.0372</text:p>
          </table:table-cell>
          <table:table-cell table:formula="of:=[.C348]/[.C347]-1" office:value-type="float" office:value="-0.0171123914352052">
            <text:p>-0.017112391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03">
            <text:p>7/3/2008</text:p>
          </table:table-cell>
          <table:table-cell table:style-name="ce6" office:value-type="float" office:value="5.3">
            <text:p>5.3</text:p>
          </table:table-cell>
          <table:table-cell office:value-type="float" office:value="114.42">
            <text:p>114.42</text:p>
          </table:table-cell>
          <table:table-cell table:style-name="ce9" table:formula="of:=[.B349]/[.B348]-1" office:value-type="float" office:value="-0.0257352941176472">
            <text:p>-0.0257</text:p>
          </table:table-cell>
          <table:table-cell table:formula="of:=[.C349]/[.C348]-1" office:value-type="float" office:value="0.00104986876640423">
            <text:p>0.001049868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07">
            <text:p>7/7/2008</text:p>
          </table:table-cell>
          <table:table-cell table:style-name="ce6" office:value-type="float" office:value="5.38">
            <text:p>5.38</text:p>
          </table:table-cell>
          <table:table-cell office:value-type="float" office:value="113.25">
            <text:p>113.25</text:p>
          </table:table-cell>
          <table:table-cell table:style-name="ce9" table:formula="of:=[.B350]/[.B349]-1" office:value-type="float" office:value="0.0150943396226415">
            <text:p>0.0151</text:p>
          </table:table-cell>
          <table:table-cell table:formula="of:=[.C350]/[.C349]-1" office:value-type="float" office:value="-0.0102254850550603">
            <text:p>-0.010225485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08">
            <text:p>7/8/2008</text:p>
          </table:table-cell>
          <table:table-cell table:style-name="ce6" office:value-type="float" office:value="5.53">
            <text:p>5.53</text:p>
          </table:table-cell>
          <table:table-cell office:value-type="float" office:value="115.26">
            <text:p>115.26</text:p>
          </table:table-cell>
          <table:table-cell table:style-name="ce9" table:formula="of:=[.B351]/[.B350]-1" office:value-type="float" office:value="0.0278810408921935">
            <text:p>0.0279</text:p>
          </table:table-cell>
          <table:table-cell table:formula="of:=[.C351]/[.C350]-1" office:value-type="float" office:value="0.017748344370861">
            <text:p>0.017748344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09">
            <text:p>7/9/2008</text:p>
          </table:table-cell>
          <table:table-cell table:style-name="ce6" office:value-type="float" office:value="5.06">
            <text:p>5.06</text:p>
          </table:table-cell>
          <table:table-cell office:value-type="float" office:value="113.04">
            <text:p>113.04</text:p>
          </table:table-cell>
          <table:table-cell table:style-name="ce9" table:formula="of:=[.B352]/[.B351]-1" office:value-type="float" office:value="-0.08499095840868">
            <text:p>-0.0850</text:p>
          </table:table-cell>
          <table:table-cell table:formula="of:=[.C352]/[.C351]-1" office:value-type="float" office:value="-0.019260801665799">
            <text:p>-0.019260801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0">
            <text:p>7/10/2008</text:p>
          </table:table-cell>
          <table:table-cell table:style-name="ce6" office:value-type="float" office:value="4.96">
            <text:p>4.96</text:p>
          </table:table-cell>
          <table:table-cell office:value-type="float" office:value="113.5">
            <text:p>113.5</text:p>
          </table:table-cell>
          <table:table-cell table:style-name="ce9" table:formula="of:=[.B353]/[.B352]-1" office:value-type="float" office:value="-0.0197628458498023">
            <text:p>-0.0198</text:p>
          </table:table-cell>
          <table:table-cell table:formula="of:=[.C353]/[.C352]-1" office:value-type="float" office:value="0.00406935598018388">
            <text:p>0.00406935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1">
            <text:p>7/11/2008</text:p>
          </table:table-cell>
          <table:table-cell table:style-name="ce6" office:value-type="float" office:value="4.84">
            <text:p>4.84</text:p>
          </table:table-cell>
          <table:table-cell office:value-type="float" office:value="112.18">
            <text:p>112.18</text:p>
          </table:table-cell>
          <table:table-cell table:style-name="ce9" table:formula="of:=[.B354]/[.B353]-1" office:value-type="float" office:value="-0.0241935483870968">
            <text:p>-0.0242</text:p>
          </table:table-cell>
          <table:table-cell table:formula="of:=[.C354]/[.C353]-1" office:value-type="float" office:value="-0.0116299559471365">
            <text:p>-0.011629955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4">
            <text:p>7/14/2008</text:p>
          </table:table-cell>
          <table:table-cell table:style-name="ce6" office:value-type="float" office:value="4.82">
            <text:p>4.82</text:p>
          </table:table-cell>
          <table:table-cell office:value-type="float" office:value="111.17">
            <text:p>111.17</text:p>
          </table:table-cell>
          <table:table-cell table:style-name="ce9" table:formula="of:=[.B355]/[.B354]-1" office:value-type="float" office:value="-0.00413223140495855">
            <text:p>-0.0041</text:p>
          </table:table-cell>
          <table:table-cell table:formula="of:=[.C355]/[.C354]-1" office:value-type="float" office:value="-0.00900338741308615">
            <text:p>-0.009003387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5">
            <text:p>7/15/2008</text:p>
          </table:table-cell>
          <table:table-cell table:style-name="ce6" office:value-type="float" office:value="4.72">
            <text:p>4.72</text:p>
          </table:table-cell>
          <table:table-cell office:value-type="float" office:value="109.6">
            <text:p>109.6</text:p>
          </table:table-cell>
          <table:table-cell table:style-name="ce9" table:formula="of:=[.B356]/[.B355]-1" office:value-type="float" office:value="-0.0207468879668051">
            <text:p>-0.0207</text:p>
          </table:table-cell>
          <table:table-cell table:formula="of:=[.C356]/[.C355]-1" office:value-type="float" office:value="-0.0141225150670146">
            <text:p>-0.014122515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6">
            <text:p>7/16/2008</text:p>
          </table:table-cell>
          <table:table-cell table:style-name="ce6" office:value-type="float" office:value="5.06">
            <text:p>5.06</text:p>
          </table:table-cell>
          <table:table-cell office:value-type="float" office:value="112.29">
            <text:p>112.29</text:p>
          </table:table-cell>
          <table:table-cell table:style-name="ce9" table:formula="of:=[.B357]/[.B356]-1" office:value-type="float" office:value="0.0720338983050848">
            <text:p>0.0720</text:p>
          </table:table-cell>
          <table:table-cell table:formula="of:=[.C357]/[.C356]-1" office:value-type="float" office:value="0.024543795620438">
            <text:p>0.024543795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7">
            <text:p>7/17/2008</text:p>
          </table:table-cell>
          <table:table-cell table:style-name="ce6" office:value-type="float" office:value="5.3">
            <text:p>5.3</text:p>
          </table:table-cell>
          <table:table-cell office:value-type="float" office:value="113.41">
            <text:p>113.41</text:p>
          </table:table-cell>
          <table:table-cell table:style-name="ce9" table:formula="of:=[.B358]/[.B357]-1" office:value-type="float" office:value="0.0474308300395256">
            <text:p>0.0474</text:p>
          </table:table-cell>
          <table:table-cell table:formula="of:=[.C358]/[.C357]-1" office:value-type="float" office:value="0.00997417401371448">
            <text:p>0.00997417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18">
            <text:p>7/18/2008</text:p>
          </table:table-cell>
          <table:table-cell table:style-name="ce6" office:value-type="float" office:value="4.65">
            <text:p>4.65</text:p>
          </table:table-cell>
          <table:table-cell office:value-type="float" office:value="114.12">
            <text:p>114.12</text:p>
          </table:table-cell>
          <table:table-cell table:style-name="ce9" table:formula="of:=[.B359]/[.B358]-1" office:value-type="float" office:value="-0.122641509433962">
            <text:p>-0.1226</text:p>
          </table:table-cell>
          <table:table-cell table:formula="of:=[.C359]/[.C358]-1" office:value-type="float" office:value="0.00626047085794901">
            <text:p>0.006260470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1">
            <text:p>7/21/2008</text:p>
          </table:table-cell>
          <table:table-cell table:style-name="ce6" office:value-type="float" office:value="4.59">
            <text:p>4.59</text:p>
          </table:table-cell>
          <table:table-cell office:value-type="float" office:value="114.18">
            <text:p>114.18</text:p>
          </table:table-cell>
          <table:table-cell table:style-name="ce9" table:formula="of:=[.B360]/[.B359]-1" office:value-type="float" office:value="-0.0129032258064518">
            <text:p>-0.0129</text:p>
          </table:table-cell>
          <table:table-cell table:formula="of:=[.C360]/[.C359]-1" office:value-type="float" office:value="0.000525762355415349">
            <text:p>0.00052576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2">
            <text:p>7/22/2008</text:p>
          </table:table-cell>
          <table:table-cell table:style-name="ce6" office:value-type="float" office:value="4.41">
            <text:p>4.41</text:p>
          </table:table-cell>
          <table:table-cell office:value-type="float" office:value="115.48">
            <text:p>115.48</text:p>
          </table:table-cell>
          <table:table-cell table:style-name="ce9" table:formula="of:=[.B361]/[.B360]-1" office:value-type="float" office:value="-0.0392156862745098">
            <text:p>-0.0392</text:p>
          </table:table-cell>
          <table:table-cell table:formula="of:=[.C361]/[.C360]-1" office:value-type="float" office:value="0.0113855316167455">
            <text:p>0.011385531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3">
            <text:p>7/23/2008</text:p>
          </table:table-cell>
          <table:table-cell table:style-name="ce6" office:value-type="float" office:value="4.67">
            <text:p>4.67</text:p>
          </table:table-cell>
          <table:table-cell office:value-type="float" office:value="116.1">
            <text:p>116.1</text:p>
          </table:table-cell>
          <table:table-cell table:style-name="ce9" table:formula="of:=[.B362]/[.B361]-1" office:value-type="float" office:value="0.0589569160997732">
            <text:p>0.0590</text:p>
          </table:table-cell>
          <table:table-cell table:formula="of:=[.C362]/[.C361]-1" office:value-type="float" office:value="0.00536889504676119">
            <text:p>0.00536889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4">
            <text:p>7/24/2008</text:p>
          </table:table-cell>
          <table:table-cell table:style-name="ce6" office:value-type="float" office:value="4.37">
            <text:p>4.37</text:p>
          </table:table-cell>
          <table:table-cell office:value-type="float" office:value="113.69">
            <text:p>113.69</text:p>
          </table:table-cell>
          <table:table-cell table:style-name="ce9" table:formula="of:=[.B363]/[.B362]-1" office:value-type="float" office:value="-0.0642398286937901">
            <text:p>-0.0642</text:p>
          </table:table-cell>
          <table:table-cell table:formula="of:=[.C363]/[.C362]-1" office:value-type="float" office:value="-0.0207579672695951">
            <text:p>-0.020757967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5">
            <text:p>7/25/2008</text:p>
          </table:table-cell>
          <table:table-cell table:style-name="ce6" office:value-type="float" office:value="4.36">
            <text:p>4.36</text:p>
          </table:table-cell>
          <table:table-cell office:value-type="float" office:value="113.67">
            <text:p>113.67</text:p>
          </table:table-cell>
          <table:table-cell table:style-name="ce9" table:formula="of:=[.B364]/[.B363]-1" office:value-type="float" office:value="-0.00228832951945079">
            <text:p>-0.0023</text:p>
          </table:table-cell>
          <table:table-cell table:formula="of:=[.C364]/[.C363]-1" office:value-type="float" office:value="-0.000175916967191436">
            <text:p>-0.00017591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8">
            <text:p>7/28/2008</text:p>
          </table:table-cell>
          <table:table-cell table:style-name="ce6" office:value-type="float" office:value="4.19">
            <text:p>4.19</text:p>
          </table:table-cell>
          <table:table-cell office:value-type="float" office:value="112">
            <text:p>112</text:p>
          </table:table-cell>
          <table:table-cell table:style-name="ce9" table:formula="of:=[.B365]/[.B364]-1" office:value-type="float" office:value="-0.0389908256880733">
            <text:p>-0.0390</text:p>
          </table:table-cell>
          <table:table-cell table:formula="of:=[.C365]/[.C364]-1" office:value-type="float" office:value="-0.0146916512712237">
            <text:p>-0.014691651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29">
            <text:p>7/29/2008</text:p>
          </table:table-cell>
          <table:table-cell table:style-name="ce6" office:value-type="float" office:value="4.21">
            <text:p>4.21</text:p>
          </table:table-cell>
          <table:table-cell office:value-type="float" office:value="114.39">
            <text:p>114.39</text:p>
          </table:table-cell>
          <table:table-cell table:style-name="ce9" table:formula="of:=[.B366]/[.B365]-1" office:value-type="float" office:value="0.00477326968973735">
            <text:p>0.0048</text:p>
          </table:table-cell>
          <table:table-cell table:formula="of:=[.C366]/[.C365]-1" office:value-type="float" office:value="0.0213392857142858">
            <text:p>0.021339285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30">
            <text:p>7/30/2008</text:p>
          </table:table-cell>
          <table:table-cell table:style-name="ce6" office:value-type="float" office:value="4.23">
            <text:p>4.23</text:p>
          </table:table-cell>
          <table:table-cell office:value-type="float" office:value="116.43">
            <text:p>116.43</text:p>
          </table:table-cell>
          <table:table-cell table:style-name="ce9" table:formula="of:=[.B367]/[.B366]-1" office:value-type="float" office:value="0.00475059382422804">
            <text:p>0.0048</text:p>
          </table:table-cell>
          <table:table-cell table:formula="of:=[.C367]/[.C366]-1" office:value-type="float" office:value="0.017833726724364">
            <text:p>0.017833726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7-31">
            <text:p>7/31/2008</text:p>
          </table:table-cell>
          <table:table-cell table:style-name="ce6" office:value-type="float" office:value="4.21">
            <text:p>4.21</text:p>
          </table:table-cell>
          <table:table-cell office:value-type="float" office:value="114.89">
            <text:p>114.89</text:p>
          </table:table-cell>
          <table:table-cell table:style-name="ce9" table:formula="of:=[.B368]/[.B367]-1" office:value-type="float" office:value="-0.00472813238770697">
            <text:p>-0.0047</text:p>
          </table:table-cell>
          <table:table-cell table:formula="of:=[.C368]/[.C367]-1" office:value-type="float" office:value="-0.0132268315726188">
            <text:p>-0.013226831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01">
            <text:p>8/1/2008</text:p>
          </table:table-cell>
          <table:table-cell table:style-name="ce6" office:value-type="float" office:value="4.28">
            <text:p>4.28</text:p>
          </table:table-cell>
          <table:table-cell office:value-type="float" office:value="114.28">
            <text:p>114.28</text:p>
          </table:table-cell>
          <table:table-cell table:style-name="ce9" table:formula="of:=[.B369]/[.B368]-1" office:value-type="float" office:value="0.0166270783847982">
            <text:p>0.0166</text:p>
          </table:table-cell>
          <table:table-cell table:formula="of:=[.C369]/[.C368]-1" office:value-type="float" office:value="-0.00530942640786836">
            <text:p>-0.005309426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04">
            <text:p>8/4/2008</text:p>
          </table:table-cell>
          <table:table-cell table:style-name="ce6" office:value-type="float" office:value="4.48">
            <text:p>4.48</text:p>
          </table:table-cell>
          <table:table-cell office:value-type="float" office:value="113.22">
            <text:p>113.22</text:p>
          </table:table-cell>
          <table:table-cell table:style-name="ce9" table:formula="of:=[.B370]/[.B369]-1" office:value-type="float" office:value="0.0467289719626169">
            <text:p>0.0467</text:p>
          </table:table-cell>
          <table:table-cell table:formula="of:=[.C370]/[.C369]-1" office:value-type="float" office:value="-0.00927546377318866">
            <text:p>-0.009275463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05">
            <text:p>8/5/2008</text:p>
          </table:table-cell>
          <table:table-cell table:style-name="ce6" office:value-type="float" office:value="4.6">
            <text:p>4.6</text:p>
          </table:table-cell>
          <table:table-cell office:value-type="float" office:value="116.28">
            <text:p>116.28</text:p>
          </table:table-cell>
          <table:table-cell table:style-name="ce9" table:formula="of:=[.B371]/[.B370]-1" office:value-type="float" office:value="0.0267857142857142">
            <text:p>0.0268</text:p>
          </table:table-cell>
          <table:table-cell table:formula="of:=[.C371]/[.C370]-1" office:value-type="float" office:value="0.027027027027027">
            <text:p>0.02702702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06">
            <text:p>8/6/2008</text:p>
          </table:table-cell>
          <table:table-cell table:style-name="ce6" office:value-type="float" office:value="4.8">
            <text:p>4.8</text:p>
          </table:table-cell>
          <table:table-cell office:value-type="float" office:value="116.79">
            <text:p>116.79</text:p>
          </table:table-cell>
          <table:table-cell table:style-name="ce9" table:formula="of:=[.B372]/[.B371]-1" office:value-type="float" office:value="0.0434782608695652">
            <text:p>0.0435</text:p>
          </table:table-cell>
          <table:table-cell table:formula="of:=[.C372]/[.C371]-1" office:value-type="float" office:value="0.00438596491228083">
            <text:p>0.004385964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07">
            <text:p>8/7/2008</text:p>
          </table:table-cell>
          <table:table-cell table:style-name="ce6" office:value-type="float" office:value="5.03">
            <text:p>5.03</text:p>
          </table:table-cell>
          <table:table-cell office:value-type="float" office:value="115.05">
            <text:p>115.05</text:p>
          </table:table-cell>
          <table:table-cell table:style-name="ce9" table:formula="of:=[.B373]/[.B372]-1" office:value-type="float" office:value="0.0479166666666668">
            <text:p>0.0479</text:p>
          </table:table-cell>
          <table:table-cell table:formula="of:=[.C373]/[.C372]-1" office:value-type="float" office:value="-0.0148985358335475">
            <text:p>-0.014898535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08">
            <text:p>8/8/2008</text:p>
          </table:table-cell>
          <table:table-cell table:style-name="ce6" office:value-type="float" office:value="5.13">
            <text:p>5.13</text:p>
          </table:table-cell>
          <table:table-cell office:value-type="float" office:value="117.19">
            <text:p>117.19</text:p>
          </table:table-cell>
          <table:table-cell table:style-name="ce9" table:formula="of:=[.B374]/[.B373]-1" office:value-type="float" office:value="0.0198807157057654">
            <text:p>0.0199</text:p>
          </table:table-cell>
          <table:table-cell table:formula="of:=[.C374]/[.C373]-1" office:value-type="float" office:value="0.018600608431117">
            <text:p>0.018600608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1">
            <text:p>8/11/2008</text:p>
          </table:table-cell>
          <table:table-cell table:style-name="ce6" office:value-type="float" office:value="5.11">
            <text:p>5.11</text:p>
          </table:table-cell>
          <table:table-cell office:value-type="float" office:value="118.4">
            <text:p>118.4</text:p>
          </table:table-cell>
          <table:table-cell table:style-name="ce9" table:formula="of:=[.B375]/[.B374]-1" office:value-type="float" office:value="-0.00389863547758273">
            <text:p>-0.0039</text:p>
          </table:table-cell>
          <table:table-cell table:formula="of:=[.C375]/[.C374]-1" office:value-type="float" office:value="0.0103251130642548">
            <text:p>0.010325113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2">
            <text:p>8/12/2008</text:p>
          </table:table-cell>
          <table:table-cell table:style-name="ce6" office:value-type="float" office:value="5.21">
            <text:p>5.21</text:p>
          </table:table-cell>
          <table:table-cell office:value-type="float" office:value="117.17">
            <text:p>117.17</text:p>
          </table:table-cell>
          <table:table-cell table:style-name="ce9" table:formula="of:=[.B376]/[.B375]-1" office:value-type="float" office:value="0.019569471624266">
            <text:p>0.0196</text:p>
          </table:table-cell>
          <table:table-cell table:formula="of:=[.C376]/[.C375]-1" office:value-type="float" office:value="-0.0103885135135136">
            <text:p>-0.010388513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3">
            <text:p>8/13/2008</text:p>
          </table:table-cell>
          <table:table-cell table:style-name="ce6" office:value-type="float" office:value="5.15">
            <text:p>5.15</text:p>
          </table:table-cell>
          <table:table-cell office:value-type="float" office:value="116.47">
            <text:p>116.47</text:p>
          </table:table-cell>
          <table:table-cell table:style-name="ce9" table:formula="of:=[.B377]/[.B376]-1" office:value-type="float" office:value="-0.0115163147792705">
            <text:p>-0.0115</text:p>
          </table:table-cell>
          <table:table-cell table:formula="of:=[.C377]/[.C376]-1" office:value-type="float" office:value="-0.00597422548433901">
            <text:p>-0.005974225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4">
            <text:p>8/14/2008</text:p>
          </table:table-cell>
          <table:table-cell table:style-name="ce6" office:value-type="float" office:value="5.3">
            <text:p>5.3</text:p>
          </table:table-cell>
          <table:table-cell office:value-type="float" office:value="117.34">
            <text:p>117.34</text:p>
          </table:table-cell>
          <table:table-cell table:style-name="ce9" table:formula="of:=[.B378]/[.B377]-1" office:value-type="float" office:value="0.029126213592233">
            <text:p>0.0291</text:p>
          </table:table-cell>
          <table:table-cell table:formula="of:=[.C378]/[.C377]-1" office:value-type="float" office:value="0.00746973469562984">
            <text:p>0.007469734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5">
            <text:p>8/15/2008</text:p>
          </table:table-cell>
          <table:table-cell table:style-name="ce6" office:value-type="float" office:value="5.64">
            <text:p>5.64</text:p>
          </table:table-cell>
          <table:table-cell office:value-type="float" office:value="117.91">
            <text:p>117.91</text:p>
          </table:table-cell>
          <table:table-cell table:style-name="ce9" table:formula="of:=[.B379]/[.B378]-1" office:value-type="float" office:value="0.0641509433962264">
            <text:p>0.0642</text:p>
          </table:table-cell>
          <table:table-cell table:formula="of:=[.C379]/[.C378]-1" office:value-type="float" office:value="0.00485767854099195">
            <text:p>0.004857678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8">
            <text:p>8/18/2008</text:p>
          </table:table-cell>
          <table:table-cell table:style-name="ce6" office:value-type="float" office:value="5.91">
            <text:p>5.91</text:p>
          </table:table-cell>
          <table:table-cell office:value-type="float" office:value="116.3">
            <text:p>116.3</text:p>
          </table:table-cell>
          <table:table-cell table:style-name="ce9" table:formula="of:=[.B380]/[.B379]-1" office:value-type="float" office:value="0.0478723404255319">
            <text:p>0.0479</text:p>
          </table:table-cell>
          <table:table-cell table:formula="of:=[.C380]/[.C379]-1" office:value-type="float" office:value="-0.013654482232211">
            <text:p>-0.013654482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19">
            <text:p>8/19/2008</text:p>
          </table:table-cell>
          <table:table-cell table:style-name="ce6" office:value-type="float" office:value="5.58">
            <text:p>5.58</text:p>
          </table:table-cell>
          <table:table-cell office:value-type="float" office:value="115.03">
            <text:p>115.03</text:p>
          </table:table-cell>
          <table:table-cell table:style-name="ce9" table:formula="of:=[.B381]/[.B380]-1" office:value-type="float" office:value="-0.0558375634517767">
            <text:p>-0.0558</text:p>
          </table:table-cell>
          <table:table-cell table:formula="of:=[.C381]/[.C380]-1" office:value-type="float" office:value="-0.0109200343938091">
            <text:p>-0.010920034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0">
            <text:p>8/20/2008</text:p>
          </table:table-cell>
          <table:table-cell table:style-name="ce6" office:value-type="float" office:value="5.7">
            <text:p>5.7</text:p>
          </table:table-cell>
          <table:table-cell office:value-type="float" office:value="115.57">
            <text:p>115.57</text:p>
          </table:table-cell>
          <table:table-cell table:style-name="ce9" table:formula="of:=[.B382]/[.B381]-1" office:value-type="float" office:value="0.021505376344086">
            <text:p>0.0215</text:p>
          </table:table-cell>
          <table:table-cell table:formula="of:=[.C382]/[.C381]-1" office:value-type="float" office:value="0.00469442754064153">
            <text:p>0.004694427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1">
            <text:p>8/21/2008</text:p>
          </table:table-cell>
          <table:table-cell table:style-name="ce6" office:value-type="float" office:value="5.76">
            <text:p>5.76</text:p>
          </table:table-cell>
          <table:table-cell office:value-type="float" office:value="115.77">
            <text:p>115.77</text:p>
          </table:table-cell>
          <table:table-cell table:style-name="ce9" table:formula="of:=[.B383]/[.B382]-1" office:value-type="float" office:value="0.0105263157894737">
            <text:p>0.0105</text:p>
          </table:table-cell>
          <table:table-cell table:formula="of:=[.C383]/[.C382]-1" office:value-type="float" office:value="0.00173055291165536">
            <text:p>0.001730552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2">
            <text:p>8/22/2008</text:p>
          </table:table-cell>
          <table:table-cell table:style-name="ce6" office:value-type="float" office:value="5.81">
            <text:p>5.81</text:p>
          </table:table-cell>
          <table:table-cell office:value-type="float" office:value="117.44">
            <text:p>117.44</text:p>
          </table:table-cell>
          <table:table-cell table:style-name="ce9" table:formula="of:=[.B384]/[.B383]-1" office:value-type="float" office:value="0.00868055555555558">
            <text:p>0.0087</text:p>
          </table:table-cell>
          <table:table-cell table:formula="of:=[.C384]/[.C383]-1" office:value-type="float" office:value="0.0144251533212405">
            <text:p>0.014425153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5">
            <text:p>8/25/2008</text:p>
          </table:table-cell>
          <table:table-cell table:style-name="ce6" office:value-type="float" office:value="5.93">
            <text:p>5.93</text:p>
          </table:table-cell>
          <table:table-cell office:value-type="float" office:value="115.06">
            <text:p>115.06</text:p>
          </table:table-cell>
          <table:table-cell table:style-name="ce9" table:formula="of:=[.B385]/[.B384]-1" office:value-type="float" office:value="0.0206540447504302">
            <text:p>0.0207</text:p>
          </table:table-cell>
          <table:table-cell table:formula="of:=[.C385]/[.C384]-1" office:value-type="float" office:value="-0.0202656675749319">
            <text:p>-0.020265667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6">
            <text:p>8/26/2008</text:p>
          </table:table-cell>
          <table:table-cell table:style-name="ce6" office:value-type="float" office:value="5.93">
            <text:p>5.93</text:p>
          </table:table-cell>
          <table:table-cell office:value-type="float" office:value="115.4">
            <text:p>115.4</text:p>
          </table:table-cell>
          <table:table-cell table:style-name="ce9" table:formula="of:=[.B386]/[.B385]-1" office:value-type="float" office:value="0">
            <text:p>0.0000</text:p>
          </table:table-cell>
          <table:table-cell table:formula="of:=[.C386]/[.C385]-1" office:value-type="float" office:value="0.00295498001042938">
            <text:p>0.0029549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7">
            <text:p>8/27/2008</text:p>
          </table:table-cell>
          <table:table-cell table:style-name="ce6" office:value-type="float" office:value="6.07">
            <text:p>6.07</text:p>
          </table:table-cell>
          <table:table-cell office:value-type="float" office:value="116.52">
            <text:p>116.52</text:p>
          </table:table-cell>
          <table:table-cell table:style-name="ce9" table:formula="of:=[.B387]/[.B386]-1" office:value-type="float" office:value="0.0236087689713322">
            <text:p>0.0236</text:p>
          </table:table-cell>
          <table:table-cell table:formula="of:=[.C387]/[.C386]-1" office:value-type="float" office:value="0.00970537261698423">
            <text:p>0.009705372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8">
            <text:p>8/28/2008</text:p>
          </table:table-cell>
          <table:table-cell table:style-name="ce6" office:value-type="float" office:value="6.25">
            <text:p>6.25</text:p>
          </table:table-cell>
          <table:table-cell office:value-type="float" office:value="117.93">
            <text:p>117.93</text:p>
          </table:table-cell>
          <table:table-cell table:style-name="ce9" table:formula="of:=[.B388]/[.B387]-1" office:value-type="float" office:value="0.029654036243822">
            <text:p>0.0297</text:p>
          </table:table-cell>
          <table:table-cell table:formula="of:=[.C388]/[.C387]-1" office:value-type="float" office:value="0.0121009268795058">
            <text:p>0.012100926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8-29">
            <text:p>8/29/2008</text:p>
          </table:table-cell>
          <table:table-cell table:style-name="ce6" office:value-type="float" office:value="6.29">
            <text:p>6.29</text:p>
          </table:table-cell>
          <table:table-cell office:value-type="float" office:value="116.66">
            <text:p>116.66</text:p>
          </table:table-cell>
          <table:table-cell table:style-name="ce9" table:formula="of:=[.B389]/[.B388]-1" office:value-type="float" office:value="0.00639999999999996">
            <text:p>0.0064</text:p>
          </table:table-cell>
          <table:table-cell table:formula="of:=[.C389]/[.C388]-1" office:value-type="float" office:value="-0.0107691003137456">
            <text:p>-0.0107691003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02">
            <text:p>9/2/2008</text:p>
          </table:table-cell>
          <table:table-cell table:style-name="ce6" office:value-type="float" office:value="6.34">
            <text:p>6.34</text:p>
          </table:table-cell>
          <table:table-cell office:value-type="float" office:value="115.94">
            <text:p>115.94</text:p>
          </table:table-cell>
          <table:table-cell table:style-name="ce9" table:formula="of:=[.B390]/[.B389]-1" office:value-type="float" office:value="0.00794912559618433">
            <text:p>0.0079</text:p>
          </table:table-cell>
          <table:table-cell table:formula="of:=[.C390]/[.C389]-1" office:value-type="float" office:value="-0.00617178124464257">
            <text:p>-0.006171781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03">
            <text:p>9/3/2008</text:p>
          </table:table-cell>
          <table:table-cell table:style-name="ce6" office:value-type="float" office:value="6.15">
            <text:p>6.15</text:p>
          </table:table-cell>
          <table:table-cell office:value-type="float" office:value="115.84">
            <text:p>115.84</text:p>
          </table:table-cell>
          <table:table-cell table:style-name="ce9" table:formula="of:=[.B391]/[.B390]-1" office:value-type="float" office:value="-0.029968454258675">
            <text:p>-0.0300</text:p>
          </table:table-cell>
          <table:table-cell table:formula="of:=[.C391]/[.C390]-1" office:value-type="float" office:value="-0.000862515094014138">
            <text:p>-0.000862515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04">
            <text:p>9/4/2008</text:p>
          </table:table-cell>
          <table:table-cell table:style-name="ce6" office:value-type="float" office:value="5.84">
            <text:p>5.84</text:p>
          </table:table-cell>
          <table:table-cell office:value-type="float" office:value="112.35">
            <text:p>112.35</text:p>
          </table:table-cell>
          <table:table-cell table:style-name="ce9" table:formula="of:=[.B392]/[.B391]-1" office:value-type="float" office:value="-0.0504065040650408">
            <text:p>-0.0504</text:p>
          </table:table-cell>
          <table:table-cell table:formula="of:=[.C392]/[.C391]-1" office:value-type="float" office:value="-0.0301277624309393">
            <text:p>-0.03012776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05">
            <text:p>9/5/2008</text:p>
          </table:table-cell>
          <table:table-cell table:style-name="ce6" office:value-type="float" office:value="5.96">
            <text:p>5.96</text:p>
          </table:table-cell>
          <table:table-cell office:value-type="float" office:value="112.71">
            <text:p>112.71</text:p>
          </table:table-cell>
          <table:table-cell table:style-name="ce9" table:formula="of:=[.B393]/[.B392]-1" office:value-type="float" office:value="0.0205479452054795">
            <text:p>0.0205</text:p>
          </table:table-cell>
          <table:table-cell table:formula="of:=[.C393]/[.C392]-1" office:value-type="float" office:value="0.00320427236315091">
            <text:p>0.00320427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08">
            <text:p>9/8/2008</text:p>
          </table:table-cell>
          <table:table-cell table:style-name="ce6" office:value-type="float" office:value="6.07">
            <text:p>6.07</text:p>
          </table:table-cell>
          <table:table-cell office:value-type="float" office:value="115.03">
            <text:p>115.03</text:p>
          </table:table-cell>
          <table:table-cell table:style-name="ce9" table:formula="of:=[.B394]/[.B393]-1" office:value-type="float" office:value="0.0184563758389262">
            <text:p>0.0185</text:p>
          </table:table-cell>
          <table:table-cell table:formula="of:=[.C394]/[.C393]-1" office:value-type="float" office:value="0.020583799130512">
            <text:p>0.0205837991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09">
            <text:p>9/9/2008</text:p>
          </table:table-cell>
          <table:table-cell table:style-name="ce6" office:value-type="float" office:value="5.77">
            <text:p>5.77</text:p>
          </table:table-cell>
          <table:table-cell office:value-type="float" office:value="111.62">
            <text:p>111.62</text:p>
          </table:table-cell>
          <table:table-cell table:style-name="ce9" table:formula="of:=[.B395]/[.B394]-1" office:value-type="float" office:value="-0.0494233937397036">
            <text:p>-0.0494</text:p>
          </table:table-cell>
          <table:table-cell table:formula="of:=[.C395]/[.C394]-1" office:value-type="float" office:value="-0.029644440580718">
            <text:p>-0.029644440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0">
            <text:p>9/10/2008</text:p>
          </table:table-cell>
          <table:table-cell table:style-name="ce6" office:value-type="float" office:value="5.78">
            <text:p>5.78</text:p>
          </table:table-cell>
          <table:table-cell office:value-type="float" office:value="112.07">
            <text:p>112.07</text:p>
          </table:table-cell>
          <table:table-cell table:style-name="ce9" table:formula="of:=[.B396]/[.B395]-1" office:value-type="float" office:value="0.00173310225303314">
            <text:p>0.0017</text:p>
          </table:table-cell>
          <table:table-cell table:formula="of:=[.C396]/[.C395]-1" office:value-type="float" office:value="0.00403153556710256">
            <text:p>0.004031535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1">
            <text:p>9/11/2008</text:p>
          </table:table-cell>
          <table:table-cell table:style-name="ce6" office:value-type="float" office:value="5.71">
            <text:p>5.71</text:p>
          </table:table-cell>
          <table:table-cell office:value-type="float" office:value="113.69">
            <text:p>113.69</text:p>
          </table:table-cell>
          <table:table-cell table:style-name="ce9" table:formula="of:=[.B397]/[.B396]-1" office:value-type="float" office:value="-0.0121107266435987">
            <text:p>-0.0121</text:p>
          </table:table-cell>
          <table:table-cell table:formula="of:=[.C397]/[.C396]-1" office:value-type="float" office:value="0.0144552511822968">
            <text:p>0.014455251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2">
            <text:p>9/12/2008</text:p>
          </table:table-cell>
          <table:table-cell table:style-name="ce6" office:value-type="float" office:value="5.75">
            <text:p>5.75</text:p>
          </table:table-cell>
          <table:table-cell office:value-type="float" office:value="114.22">
            <text:p>114.22</text:p>
          </table:table-cell>
          <table:table-cell table:style-name="ce9" table:formula="of:=[.B398]/[.B397]-1" office:value-type="float" office:value="0.00700525394045526">
            <text:p>0.0070</text:p>
          </table:table-cell>
          <table:table-cell table:formula="of:=[.C398]/[.C397]-1" office:value-type="float" office:value="0.00466179963057445">
            <text:p>0.004661799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5">
            <text:p>9/15/2008</text:p>
          </table:table-cell>
          <table:table-cell table:style-name="ce6" office:value-type="float" office:value="5.18">
            <text:p>5.18</text:p>
          </table:table-cell>
          <table:table-cell office:value-type="float" office:value="108.78">
            <text:p>108.78</text:p>
          </table:table-cell>
          <table:table-cell table:style-name="ce9" table:formula="of:=[.B399]/[.B398]-1" office:value-type="float" office:value="-0.0991304347826087">
            <text:p>-0.0991</text:p>
          </table:table-cell>
          <table:table-cell table:formula="of:=[.C399]/[.C398]-1" office:value-type="float" office:value="-0.0476273857468044">
            <text:p>-0.047627385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6">
            <text:p>9/16/2008</text:p>
          </table:table-cell>
          <table:table-cell table:style-name="ce6" office:value-type="float" office:value="5.26">
            <text:p>5.26</text:p>
          </table:table-cell>
          <table:table-cell office:value-type="float" office:value="110.6">
            <text:p>110.6</text:p>
          </table:table-cell>
          <table:table-cell table:style-name="ce9" table:formula="of:=[.B400]/[.B399]-1" office:value-type="float" office:value="0.0154440154440154">
            <text:p>0.0154</text:p>
          </table:table-cell>
          <table:table-cell table:formula="of:=[.C400]/[.C399]-1" office:value-type="float" office:value="0.0167310167310166">
            <text:p>0.016731016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7">
            <text:p>9/17/2008</text:p>
          </table:table-cell>
          <table:table-cell table:style-name="ce6" office:value-type="float" office:value="4.9">
            <text:p>4.9</text:p>
          </table:table-cell>
          <table:table-cell office:value-type="float" office:value="105.63">
            <text:p>105.63</text:p>
          </table:table-cell>
          <table:table-cell table:style-name="ce9" table:formula="of:=[.B401]/[.B400]-1" office:value-type="float" office:value="-0.0684410646387832">
            <text:p>-0.0684</text:p>
          </table:table-cell>
          <table:table-cell table:formula="of:=[.C401]/[.C400]-1" office:value-type="float" office:value="-0.0449367088607595">
            <text:p>-0.044936708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8">
            <text:p>9/18/2008</text:p>
          </table:table-cell>
          <table:table-cell table:style-name="ce6" office:value-type="float" office:value="5.3">
            <text:p>5.3</text:p>
          </table:table-cell>
          <table:table-cell office:value-type="float" office:value="108.77">
            <text:p>108.77</text:p>
          </table:table-cell>
          <table:table-cell table:style-name="ce9" table:formula="of:=[.B402]/[.B401]-1" office:value-type="float" office:value="0.0816326530612244">
            <text:p>0.0816</text:p>
          </table:table-cell>
          <table:table-cell table:formula="of:=[.C402]/[.C401]-1" office:value-type="float" office:value="0.0297264034838587">
            <text:p>0.029726403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19">
            <text:p>9/19/2008</text:p>
          </table:table-cell>
          <table:table-cell table:style-name="ce6" office:value-type="float" office:value="5.42">
            <text:p>5.42</text:p>
          </table:table-cell>
          <table:table-cell office:value-type="float" office:value="113.09">
            <text:p>113.09</text:p>
          </table:table-cell>
          <table:table-cell table:style-name="ce9" table:formula="of:=[.B403]/[.B402]-1" office:value-type="float" office:value="0.0226415094339623">
            <text:p>0.0226</text:p>
          </table:table-cell>
          <table:table-cell table:formula="of:=[.C403]/[.C402]-1" office:value-type="float" office:value="0.039716833685759">
            <text:p>0.0397168337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22">
            <text:p>9/22/2008</text:p>
          </table:table-cell>
          <table:table-cell table:style-name="ce6" office:value-type="float" office:value="4.99">
            <text:p>4.99</text:p>
          </table:table-cell>
          <table:table-cell office:value-type="float" office:value="110.53">
            <text:p>110.53</text:p>
          </table:table-cell>
          <table:table-cell table:style-name="ce9" table:formula="of:=[.B404]/[.B403]-1" office:value-type="float" office:value="-0.0793357933579335">
            <text:p>-0.0793</text:p>
          </table:table-cell>
          <table:table-cell table:formula="of:=[.C404]/[.C403]-1" office:value-type="float" office:value="-0.0226368379167036">
            <text:p>-0.0226368379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23">
            <text:p>9/23/2008</text:p>
          </table:table-cell>
          <table:table-cell table:style-name="ce6" office:value-type="float" office:value="4.94">
            <text:p>4.94</text:p>
          </table:table-cell>
          <table:table-cell office:value-type="float" office:value="108.01">
            <text:p>108.01</text:p>
          </table:table-cell>
          <table:table-cell table:style-name="ce9" table:formula="of:=[.B405]/[.B404]-1" office:value-type="float" office:value="-0.0100200400801603">
            <text:p>-0.0100</text:p>
          </table:table-cell>
          <table:table-cell table:formula="of:=[.C405]/[.C404]-1" office:value-type="float" office:value="-0.0227992400253324">
            <text:p>-0.0227992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9-24">
            <text:p>9/24/2008</text:p>
          </table:table-cell>
          <table:table-cell table:style-name="ce6" office:value-type="float" office:value="4.88">
            <text:p>4.88</text:p>
          </table:table-cell>
          <table:table-cell office:value-type="float" office:value="108.36">
            <text:p>108.36</text:p>
          </table:table-cell>
          <table:table-cell table:style-name="ce9" table:formula="of:=[.B406]/[.B405]-1" office:value-type="float" office:value="-0.0121457489878544">
            <text:p>-0.0121</text:p>
          </table:table-cell>
          <table:table-cell table:formula="of:=[.C406]/[.C405]-1" office:value-type="float" office:value="0.00324044069993512">
            <text:p>0.0032404407</text:p>
          </table:table-cell>
          <table:table-cell table:number-columns-repeated="4"/>
          <table:table-cell table:style-name="ce12"/>
          <table:table-cell table:number-columns-repeated="1014"/>
        </table:table-row>
        <table:table-row table:style-name="ro1">
          <table:table-cell table:style-name="ce4" office:value-type="date" office:date-value="2008-09-25">
            <text:p>9/25/2008</text:p>
          </table:table-cell>
          <table:table-cell table:style-name="ce6" office:value-type="float" office:value="5.23">
            <text:p>5.23</text:p>
          </table:table-cell>
          <table:table-cell office:value-type="float" office:value="110.05">
            <text:p>110.05</text:p>
          </table:table-cell>
          <table:table-cell table:style-name="ce9" table:formula="of:=[.B407]/[.B406]-1" office:value-type="float" office:value="0.0717213114754101">
            <text:p>0.0717</text:p>
          </table:table-cell>
          <table:table-cell table:formula="of:=[.C407]/[.C406]-1" office:value-type="float" office:value="0.0155961609449982">
            <text:p>0.0155961609</text:p>
          </table:table-cell>
          <table:table-cell/>
          <table:table-cell office:value-type="string">
            <text:p>slope</text:p>
          </table:table-cell>
          <table:table-cell table:formula="of:=SLOPE([.D209:.D408];[.E209:.E408])" office:value-type="float" office:value="1.50315480301188">
            <text:p>1.503154803</text:p>
          </table:table-cell>
          <table:table-cell office:value-type="string">
            <text:p>intercept</text:p>
          </table:table-cell>
          <table:table-cell table:style-name="ce12" table:formula="of:=INTERCEPT([.D209:.D408];[.E209:.E408])" office:value-type="float" office:value="-0.000837138880619046">
            <text:p>-0.000837</text:p>
          </table:table-cell>
          <table:table-cell office:value-type="string">
            <text:p>STD Error</text:p>
          </table:table-cell>
          <table:table-cell table:formula="of:=STEYX([.D209:.D408];[.E209:.E408])" office:value-type="float" office:value="0.033137178542993">
            <text:p>0.0331371785</text:p>
          </table:table-cell>
          <table:table-cell table:number-columns-repeated="1012"/>
        </table:table-row>
        <table:table-row table:style-name="ro1">
          <table:table-cell table:style-name="ce4" office:value-type="date" office:date-value="2008-09-26">
            <text:p>9/26/2008</text:p>
          </table:table-cell>
          <table:table-cell table:style-name="ce6" office:value-type="float" office:value="5.16">
            <text:p>5.16</text:p>
          </table:table-cell>
          <table:table-cell office:value-type="float" office:value="110.11">
            <text:p>110.11</text:p>
          </table:table-cell>
          <table:table-cell table:style-name="ce9" table:formula="of:=[.B408]/[.B407]-1" office:value-type="float" office:value="-0.0133843212237095">
            <text:p>-0.0134</text:p>
          </table:table-cell>
          <table:table-cell table:formula="of:=[.C408]/[.C407]-1" office:value-type="float" office:value="0.000545206724216207">
            <text:p>0.0005452067</text:p>
          </table:table-cell>
          <table:table-cell/>
          <table:table-cell office:value-type="string">
            <text:p>E[x]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09-29">
            <text:p>9/29/2008</text:p>
          </table:table-cell>
          <table:table-cell table:style-name="ce7" office:value-type="float" office:value="4.29">
            <text:p>4.29</text:p>
          </table:table-cell>
          <table:table-cell office:value-type="float" office:value="101.48">
            <text:p>101.48</text:p>
          </table:table-cell>
          <table:table-cell table:style-name="ce9" table:formula="of:=[.B409]/[.B408]-1" office:value-type="float" office:value="-0.168604651162791">
            <text:p>-0.1686</text:p>
          </table:table-cell>
          <table:table-cell table:formula="of:=[.C409]/[.C408]-1" office:value-type="float" office:value="-0.0783761692852601">
            <text:p>-0.0783761693</text:p>
          </table:table-cell>
          <table:table-cell/>
          <table:table-cell table:formula="of:=[.E409]*[.$H$407]+[.$J$407]" office:value-type="float" office:value="-0.11864865418343">
            <text:p>-0.1186486542</text:p>
          </table:table-cell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4" office:value-type="date" office:date-value="2008-09-30">
            <text:p>9/30/2008</text:p>
          </table:table-cell>
          <table:table-cell table:style-name="ce7" office:value-type="float" office:value="5.25">
            <text:p>5.25</text:p>
          </table:table-cell>
          <table:table-cell office:value-type="float" office:value="105.68">
            <text:p>105.68</text:p>
          </table:table-cell>
          <table:table-cell table:style-name="ce9" table:formula="of:=[.B410]/[.B409]-1" office:value-type="float" office:value="0.223776223776224">
            <text:p>0.2238</text:p>
          </table:table-cell>
          <table:table-cell table:formula="of:=[.C410]/[.C409]-1" office:value-type="float" office:value="0.0413874655104454">
            <text:p>0.0413874655</text:p>
          </table:table-cell>
          <table:table-cell/>
          <table:table-cell table:formula="of:=[.E410]*[.$H$407]+[.$J$407]" office:value-type="float" office:value="0.0613746286858956">
            <text:p>0.061374628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1">
            <text:p>10/1/2008</text:p>
          </table:table-cell>
          <table:table-cell table:style-name="ce7" office:value-type="float" office:value="4.74">
            <text:p>4.74</text:p>
          </table:table-cell>
          <table:table-cell office:value-type="float" office:value="105.74">
            <text:p>105.74</text:p>
          </table:table-cell>
          <table:table-cell table:style-name="ce9" table:formula="of:=[.B411]/[.B410]-1" office:value-type="float" office:value="-0.0971428571428571">
            <text:p>-0.0971</text:p>
          </table:table-cell>
          <table:table-cell table:formula="of:=[.C411]/[.C410]-1" office:value-type="float" office:value="0.00056775170325496">
            <text:p>0.0005677517</text:p>
          </table:table-cell>
          <table:table-cell/>
          <table:table-cell table:formula="of:=[.E411]*[.$H$407]+[.$J$407]" office:value-type="float" office:value="0.0000162798190468245">
            <text:p>1.62798190468245E-00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2">
            <text:p>10/2/2008</text:p>
          </table:table-cell>
          <table:table-cell table:style-name="ce7" office:value-type="float" office:value="4.14">
            <text:p>4.14</text:p>
          </table:table-cell>
          <table:table-cell office:value-type="float" office:value="101.91">
            <text:p>101.91</text:p>
          </table:table-cell>
          <table:table-cell table:style-name="ce9" table:formula="of:=[.B412]/[.B411]-1" office:value-type="float" office:value="-0.126582278481013">
            <text:p>-0.1266</text:p>
          </table:table-cell>
          <table:table-cell table:formula="of:=[.C412]/[.C411]-1" office:value-type="float" office:value="-0.0362209192358616">
            <text:p>-0.0362209192</text:p>
          </table:table-cell>
          <table:table-cell/>
          <table:table-cell table:formula="of:=[.E412]*[.$H$407]+[.$J$407]" office:value-type="float" office:value="-0.0552827875995099">
            <text:p>-0.055282787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3">
            <text:p>10/3/2008</text:p>
          </table:table-cell>
          <table:table-cell table:style-name="ce7" office:value-type="float" office:value="4.53">
            <text:p>4.53</text:p>
          </table:table-cell>
          <table:table-cell office:value-type="float" office:value="100.53">
            <text:p>100.53</text:p>
          </table:table-cell>
          <table:table-cell table:style-name="ce9" table:formula="of:=[.B413]/[.B412]-1" office:value-type="float" office:value="0.0942028985507248">
            <text:p>0.0942</text:p>
          </table:table-cell>
          <table:table-cell table:formula="of:=[.C413]/[.C412]-1" office:value-type="float" office:value="-0.0135413600235501">
            <text:p>-0.01354136</text:p>
          </table:table-cell>
          <table:table-cell/>
          <table:table-cell table:formula="of:=[.E413]*[.$H$407]+[.$J$407]" office:value-type="float" office:value="-0.0211918992393315">
            <text:p>-0.021191899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6">
            <text:p>10/6/2008</text:p>
          </table:table-cell>
          <table:table-cell table:style-name="ce7" office:value-type="float" office:value="4.23">
            <text:p>4.23</text:p>
          </table:table-cell>
          <table:table-cell office:value-type="float" office:value="95.41">
            <text:p>95.41</text:p>
          </table:table-cell>
          <table:table-cell table:style-name="ce9" table:formula="of:=[.B414]/[.B413]-1" office:value-type="float" office:value="-0.0662251655629139">
            <text:p>-0.0662</text:p>
          </table:table-cell>
          <table:table-cell table:formula="of:=[.C414]/[.C413]-1" office:value-type="float" office:value="-0.0509300706256839">
            <text:p>-0.0509300706</text:p>
          </table:table-cell>
          <table:table-cell/>
          <table:table-cell table:formula="of:=[.E414]*[.$H$407]+[.$J$407]" office:value-type="float" office:value="-0.0773929191593503">
            <text:p>-0.077392919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7">
            <text:p>10/7/2008</text:p>
          </table:table-cell>
          <table:table-cell table:style-name="ce7" office:value-type="float" office:value="4.59">
            <text:p>4.59</text:p>
          </table:table-cell>
          <table:table-cell office:value-type="float" office:value="91.14">
            <text:p>91.14</text:p>
          </table:table-cell>
          <table:table-cell table:style-name="ce9" table:formula="of:=[.B415]/[.B414]-1" office:value-type="float" office:value="0.0851063829787233">
            <text:p>0.0851</text:p>
          </table:table-cell>
          <table:table-cell table:formula="of:=[.C415]/[.C414]-1" office:value-type="float" office:value="-0.0447542186353631">
            <text:p>-0.0447542186</text:p>
          </table:table-cell>
          <table:table-cell/>
          <table:table-cell table:formula="of:=[.E415]*[.$H$407]+[.$J$407]" office:value-type="float" office:value="-0.0681096575774091">
            <text:p>-0.068109657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8">
            <text:p>10/8/2008</text:p>
          </table:table-cell>
          <table:table-cell table:style-name="ce7" office:value-type="float" office:value="4.05">
            <text:p>4.05</text:p>
          </table:table-cell>
          <table:table-cell office:value-type="float" office:value="88.84">
            <text:p>88.84</text:p>
          </table:table-cell>
          <table:table-cell table:style-name="ce9" table:formula="of:=[.B416]/[.B415]-1" office:value-type="float" office:value="-0.117647058823529">
            <text:p>-0.1176</text:p>
          </table:table-cell>
          <table:table-cell table:formula="of:=[.C416]/[.C415]-1" office:value-type="float" office:value="-0.0252359008119376">
            <text:p>-0.0252359008</text:p>
          </table:table-cell>
          <table:table-cell/>
          <table:table-cell table:formula="of:=[.E416]*[.$H$407]+[.$J$407]" office:value-type="float" office:value="-0.0387706043944146">
            <text:p>-0.038770604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09">
            <text:p>10/9/2008</text:p>
          </table:table-cell>
          <table:table-cell table:style-name="ce7" office:value-type="float" office:value="4.04">
            <text:p>4.04</text:p>
          </table:table-cell>
          <table:table-cell office:value-type="float" office:value="82.64">
            <text:p>82.64</text:p>
          </table:table-cell>
          <table:table-cell table:style-name="ce9" table:formula="of:=[.B417]/[.B416]-1" office:value-type="float" office:value="-0.0024691358024691">
            <text:p>-0.0025</text:p>
          </table:table-cell>
          <table:table-cell table:formula="of:=[.C417]/[.C416]-1" office:value-type="float" office:value="-0.0697883836109861">
            <text:p>-0.0697883836</text:p>
          </table:table-cell>
          <table:table-cell/>
          <table:table-cell table:formula="of:=[.E417]*[.$H$407]+[.$J$407]" office:value-type="float" office:value="-0.105739882899909">
            <text:p>-0.105739882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10">
            <text:p>10/10/2008</text:p>
          </table:table-cell>
          <table:table-cell table:style-name="ce7" office:value-type="float" office:value="3.81">
            <text:p>3.81</text:p>
          </table:table-cell>
          <table:table-cell office:value-type="float" office:value="80.63">
            <text:p>80.63</text:p>
          </table:table-cell>
          <table:table-cell table:style-name="ce9" table:formula="of:=[.B418]/[.B417]-1" office:value-type="float" office:value="-0.056930693069307">
            <text:p>-0.0569</text:p>
          </table:table-cell>
          <table:table-cell table:formula="of:=[.C418]/[.C417]-1" office:value-type="float" office:value="-0.024322362052275">
            <text:p>-0.0243223621</text:p>
          </table:table-cell>
          <table:table-cell/>
          <table:table-cell table:formula="of:=[.E418]*[.$H$407]+[.$J$407]" office:value-type="float" office:value="-0.0373974142200902">
            <text:p>-0.037397414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13">
            <text:p>10/13/2008</text:p>
          </table:table-cell>
          <table:table-cell table:style-name="ce7" office:value-type="float" office:value="4.21">
            <text:p>4.21</text:p>
          </table:table-cell>
          <table:table-cell office:value-type="float" office:value="92.34">
            <text:p>92.34</text:p>
          </table:table-cell>
          <table:table-cell table:style-name="ce9" table:formula="of:=[.B419]/[.B418]-1" office:value-type="float" office:value="0.10498687664042">
            <text:p>0.1050</text:p>
          </table:table-cell>
          <table:table-cell table:formula="of:=[.C419]/[.C418]-1" office:value-type="float" office:value="0.145231303485055">
            <text:p>0.1452313035</text:p>
          </table:table-cell>
          <table:table-cell/>
          <table:table-cell table:formula="of:=[.E419]*[.$H$407]+[.$J$407]" office:value-type="float" office:value="0.217467992500618">
            <text:p>0.217467992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14">
            <text:p>10/14/2008</text:p>
          </table:table-cell>
          <table:table-cell table:style-name="ce7" office:value-type="float" office:value="4.27">
            <text:p>4.27</text:p>
          </table:table-cell>
          <table:table-cell office:value-type="float" office:value="90.97">
            <text:p>90.97</text:p>
          </table:table-cell>
          <table:table-cell table:style-name="ce9" table:formula="of:=[.B420]/[.B419]-1" office:value-type="float" office:value="0.0142517814726839">
            <text:p>0.0143</text:p>
          </table:table-cell>
          <table:table-cell table:formula="of:=[.C420]/[.C419]-1" office:value-type="float" office:value="-0.0148364739008015">
            <text:p>-0.0148364739</text:p>
          </table:table-cell>
          <table:table-cell/>
          <table:table-cell table:formula="of:=[.E420]*[.$H$407]+[.$J$407]" office:value-type="float" office:value="-0.0231386558843692">
            <text:p>-0.023138655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15">
            <text:p>10/15/2008</text:p>
          </table:table-cell>
          <table:table-cell table:style-name="ce7" office:value-type="float" office:value="3.91">
            <text:p>3.91</text:p>
          </table:table-cell>
          <table:table-cell office:value-type="float" office:value="82.02">
            <text:p>82.02</text:p>
          </table:table-cell>
          <table:table-cell table:style-name="ce9" table:formula="of:=[.B421]/[.B420]-1" office:value-type="float" office:value="-0.0843091334894612">
            <text:p>-0.0843</text:p>
          </table:table-cell>
          <table:table-cell table:formula="of:=[.C421]/[.C420]-1" office:value-type="float" office:value="-0.0983840826646147">
            <text:p>-0.0983840827</text:p>
          </table:table-cell>
          <table:table-cell/>
          <table:table-cell table:formula="of:=[.E421]*[.$H$407]+[.$J$407]" office:value-type="float" office:value="-0.148723645277853">
            <text:p>-0.148723645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16">
            <text:p>10/16/2008</text:p>
          </table:table-cell>
          <table:table-cell table:style-name="ce7" office:value-type="float" office:value="4.12">
            <text:p>4.12</text:p>
          </table:table-cell>
          <table:table-cell office:value-type="float" office:value="85.43">
            <text:p>85.43</text:p>
          </table:table-cell>
          <table:table-cell table:style-name="ce9" table:formula="of:=[.B422]/[.B421]-1" office:value-type="float" office:value="0.0537084398976981">
            <text:p>0.0537</text:p>
          </table:table-cell>
          <table:table-cell table:formula="of:=[.C422]/[.C421]-1" office:value-type="float" office:value="0.0415752255547428">
            <text:p>0.0415752256</text:p>
          </table:table-cell>
          <table:table-cell/>
          <table:table-cell table:formula="of:=[.E422]*[.$H$407]+[.$J$407]" office:value-type="float" office:value="0.061656861098295">
            <text:p>0.061656861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17">
            <text:p>10/17/2008</text:p>
          </table:table-cell>
          <table:table-cell table:style-name="ce7" office:value-type="float" office:value="4.21">
            <text:p>4.21</text:p>
          </table:table-cell>
          <table:table-cell office:value-type="float" office:value="84.92">
            <text:p>84.92</text:p>
          </table:table-cell>
          <table:table-cell table:style-name="ce9" table:formula="of:=[.B423]/[.B422]-1" office:value-type="float" office:value="0.0218446601941746">
            <text:p>0.0218</text:p>
          </table:table-cell>
          <table:table-cell table:formula="of:=[.C423]/[.C422]-1" office:value-type="float" office:value="-0.00596979983612322">
            <text:p>-0.0059697998</text:p>
          </table:table-cell>
          <table:table-cell/>
          <table:table-cell table:formula="of:=[.E423]*[.$H$407]+[.$J$407]" office:value-type="float" office:value="-0.00981067217730723">
            <text:p>-0.00981067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0">
            <text:p>10/20/2008</text:p>
          </table:table-cell>
          <table:table-cell table:style-name="ce7" office:value-type="float" office:value="4.11">
            <text:p>4.11</text:p>
          </table:table-cell>
          <table:table-cell office:value-type="float" office:value="90.03">
            <text:p>90.03</text:p>
          </table:table-cell>
          <table:table-cell table:style-name="ce9" table:formula="of:=[.B424]/[.B423]-1" office:value-type="float" office:value="-0.0237529691211401">
            <text:p>-0.0238</text:p>
          </table:table-cell>
          <table:table-cell table:formula="of:=[.C424]/[.C423]-1" office:value-type="float" office:value="0.0601742816768724">
            <text:p>0.0601742817</text:p>
          </table:table-cell>
          <table:table-cell/>
          <table:table-cell table:formula="of:=[.E424]*[.$H$407]+[.$J$407]" office:value-type="float" office:value="0.0896141216397618">
            <text:p>0.089614121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1">
            <text:p>10/21/2008</text:p>
          </table:table-cell>
          <table:table-cell table:style-name="ce7" office:value-type="float" office:value="3.91">
            <text:p>3.91</text:p>
          </table:table-cell>
          <table:table-cell office:value-type="float" office:value="87.34">
            <text:p>87.34</text:p>
          </table:table-cell>
          <table:table-cell table:style-name="ce9" table:formula="of:=[.B425]/[.B424]-1" office:value-type="float" office:value="-0.0486618004866181">
            <text:p>-0.0487</text:p>
          </table:table-cell>
          <table:table-cell table:formula="of:=[.C425]/[.C424]-1" office:value-type="float" office:value="-0.0298789292458069">
            <text:p>-0.0298789292</text:p>
          </table:table-cell>
          <table:table-cell/>
          <table:table-cell table:formula="of:=[.E425]*[.$H$407]+[.$J$407]" office:value-type="float" office:value="-0.045749794885306">
            <text:p>-0.045749794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2">
            <text:p>10/22/2008</text:p>
          </table:table-cell>
          <table:table-cell table:style-name="ce7" office:value-type="float" office:value="3.62">
            <text:p>3.62</text:p>
          </table:table-cell>
          <table:table-cell office:value-type="float" office:value="82.58">
            <text:p>82.58</text:p>
          </table:table-cell>
          <table:table-cell table:style-name="ce9" table:formula="of:=[.B426]/[.B425]-1" office:value-type="float" office:value="-0.0741687979539643">
            <text:p>-0.0742</text:p>
          </table:table-cell>
          <table:table-cell table:formula="of:=[.C426]/[.C425]-1" office:value-type="float" office:value="-0.05449965651477">
            <text:p>-0.0544996565</text:p>
          </table:table-cell>
          <table:table-cell/>
          <table:table-cell table:formula="of:=[.E426]*[.$H$407]+[.$J$407]" office:value-type="float" office:value="-0.0827585593332934">
            <text:p>-0.082758559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3">
            <text:p>10/23/2008</text:p>
          </table:table-cell>
          <table:table-cell table:style-name="ce7" office:value-type="float" office:value="3.28">
            <text:p>3.28</text:p>
          </table:table-cell>
          <table:table-cell office:value-type="float" office:value="83.54">
            <text:p>83.54</text:p>
          </table:table-cell>
          <table:table-cell table:style-name="ce9" table:formula="of:=[.B427]/[.B426]-1" office:value-type="float" office:value="-0.0939226519337016">
            <text:p>-0.0939</text:p>
          </table:table-cell>
          <table:table-cell table:formula="of:=[.C427]/[.C426]-1" office:value-type="float" office:value="0.011625090821022">
            <text:p>0.0116250908</text:p>
          </table:table-cell>
          <table:table-cell/>
          <table:table-cell table:formula="of:=[.E427]*[.$H$407]+[.$J$407]" office:value-type="float" office:value="0.0166371722224496">
            <text:p>0.016637172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4">
            <text:p>10/24/2008</text:p>
          </table:table-cell>
          <table:table-cell table:style-name="ce7" office:value-type="float" office:value="3.03">
            <text:p>3.03</text:p>
          </table:table-cell>
          <table:table-cell office:value-type="float" office:value="79.3">
            <text:p>79.3</text:p>
          </table:table-cell>
          <table:table-cell table:style-name="ce9" table:formula="of:=[.B428]/[.B427]-1" office:value-type="float" office:value="-0.0762195121951221">
            <text:p>-0.0762</text:p>
          </table:table-cell>
          <table:table-cell table:formula="of:=[.C428]/[.C427]-1" office:value-type="float" office:value="-0.0507541297581998">
            <text:p>-0.0507541298</text:p>
          </table:table-cell>
          <table:table-cell/>
          <table:table-cell table:formula="of:=[.E428]*[.$H$407]+[.$J$407]" office:value-type="float" office:value="-0.0771284527993455">
            <text:p>-0.07712845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0-27">
            <text:p>10/27/2008</text:p>
          </table:table-cell>
          <table:table-cell table:style-name="ce3" office:value-type="float" office:value="2.94">
            <text:p>2.94</text:p>
          </table:table-cell>
          <table:table-cell office:value-type="float" office:value="76.49">
            <text:p>76.49</text:p>
          </table:table-cell>
          <table:table-cell table:style-name="ce9" table:formula="of:=[.B429]/[.B428]-1" office:value-type="float" office:value="-0.0297029702970296">
            <text:p>-0.0297</text:p>
          </table:table-cell>
          <table:table-cell table:formula="of:=[.C429]/[.C428]-1" office:value-type="float" office:value="-0.0354350567465321">
            <text:p>-0.0354350567</text:p>
          </table:table-cell>
          <table:table-cell/>
          <table:table-cell table:formula="of:=[.E429]*[.$H$407]+[.$J$407]" office:value-type="float" office:value="-0.0541015146241675">
            <text:p>-0.0541015146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8">
            <text:p>10/28/2008</text:p>
          </table:table-cell>
          <table:table-cell table:style-name="ce7" office:value-type="float" office:value="2.84">
            <text:p>2.84</text:p>
          </table:table-cell>
          <table:table-cell office:value-type="float" office:value="85.42">
            <text:p>85.42</text:p>
          </table:table-cell>
          <table:table-cell table:style-name="ce9" table:formula="of:=[.B430]/[.B429]-1" office:value-type="float" office:value="-0.0340136054421769">
            <text:p>-0.0340</text:p>
          </table:table-cell>
          <table:table-cell table:formula="of:=[.C430]/[.C429]-1" office:value-type="float" office:value="0.116747287227089">
            <text:p>0.1167472872</text:p>
          </table:table-cell>
          <table:table-cell/>
          <table:table-cell table:formula="of:=[.E430]*[.$H$407]+[.$J$407]" office:value-type="float" office:value="0.174652106653387">
            <text:p>0.174652106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29">
            <text:p>10/29/2008</text:p>
          </table:table-cell>
          <table:table-cell table:style-name="ce7" office:value-type="float" office:value="2.98">
            <text:p>2.98</text:p>
          </table:table-cell>
          <table:table-cell office:value-type="float" office:value="84.8">
            <text:p>84.8</text:p>
          </table:table-cell>
          <table:table-cell table:style-name="ce9" table:formula="of:=[.B431]/[.B430]-1" office:value-type="float" office:value="0.0492957746478875">
            <text:p>0.0493</text:p>
          </table:table-cell>
          <table:table-cell table:formula="of:=[.C431]/[.C430]-1" office:value-type="float" office:value="-0.00725825333645525">
            <text:p>-0.0072582533</text:p>
          </table:table-cell>
          <table:table-cell/>
          <table:table-cell table:formula="of:=[.E431]*[.$H$407]+[.$J$407]" office:value-type="float" office:value="-0.0117474172447888">
            <text:p>-0.011747417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30">
            <text:p>10/30/2008</text:p>
          </table:table-cell>
          <table:table-cell table:style-name="ce7" office:value-type="float" office:value="3.56">
            <text:p>3.56</text:p>
          </table:table-cell>
          <table:table-cell office:value-type="float" office:value="87.74">
            <text:p>87.74</text:p>
          </table:table-cell>
          <table:table-cell table:style-name="ce9" table:formula="of:=[.B432]/[.B431]-1" office:value-type="float" office:value="0.194630872483222">
            <text:p>0.1946</text:p>
          </table:table-cell>
          <table:table-cell table:formula="of:=[.C432]/[.C431]-1" office:value-type="float" office:value="0.0346698113207546">
            <text:p>0.0346698113</text:p>
          </table:table-cell>
          <table:table-cell/>
          <table:table-cell table:formula="of:=[.E432]*[.$H$407]+[.$J$407]" office:value-type="float" office:value="0.0512769545256891">
            <text:p>0.051276954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0-31">
            <text:p>10/31/2008</text:p>
          </table:table-cell>
          <table:table-cell table:style-name="ce7" office:value-type="float" office:value="3.5">
            <text:p>3.5</text:p>
          </table:table-cell>
          <table:table-cell office:value-type="float" office:value="88.22">
            <text:p>88.22</text:p>
          </table:table-cell>
          <table:table-cell table:style-name="ce9" table:formula="of:=[.B433]/[.B432]-1" office:value-type="float" office:value="-0.0168539325842697">
            <text:p>-0.0169</text:p>
          </table:table-cell>
          <table:table-cell table:formula="of:=[.C433]/[.C432]-1" office:value-type="float" office:value="0.00547070891269663">
            <text:p>0.0054707089</text:p>
          </table:table-cell>
          <table:table-cell/>
          <table:table-cell table:formula="of:=[.E433]*[.$H$407]+[.$J$407]" office:value-type="float" office:value="0.00738618349738082">
            <text:p>0.007386183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03">
            <text:p>11/3/2008</text:p>
          </table:table-cell>
          <table:table-cell table:style-name="ce7" office:value-type="float" office:value="3.61">
            <text:p>3.61</text:p>
          </table:table-cell>
          <table:table-cell office:value-type="float" office:value="88.48">
            <text:p>88.48</text:p>
          </table:table-cell>
          <table:table-cell table:style-name="ce9" table:formula="of:=[.B434]/[.B433]-1" office:value-type="float" office:value="0.0314285714285714">
            <text:p>0.0314</text:p>
          </table:table-cell>
          <table:table-cell table:formula="of:=[.C434]/[.C433]-1" office:value-type="float" office:value="0.00294717751076856">
            <text:p>0.0029471775</text:p>
          </table:table-cell>
          <table:table-cell/>
          <table:table-cell table:formula="of:=[.E434]*[.$H$407]+[.$J$407]" office:value-type="float" office:value="0.00359292515002133">
            <text:p>0.003592925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04">
            <text:p>11/4/2008</text:p>
          </table:table-cell>
          <table:table-cell table:style-name="ce7" office:value-type="float" office:value="3.8">
            <text:p>3.8</text:p>
          </table:table-cell>
          <table:table-cell office:value-type="float" office:value="91.48">
            <text:p>91.48</text:p>
          </table:table-cell>
          <table:table-cell table:style-name="ce9" table:formula="of:=[.B435]/[.B434]-1" office:value-type="float" office:value="0.0526315789473684">
            <text:p>0.0526</text:p>
          </table:table-cell>
          <table:table-cell table:formula="of:=[.C435]/[.C434]-1" office:value-type="float" office:value="0.0339059674502713">
            <text:p>0.0339059675</text:p>
          </table:table-cell>
          <table:table-cell/>
          <table:table-cell table:formula="of:=[.E435]*[.$H$407]+[.$J$407]" office:value-type="float" office:value="0.0501287789430209">
            <text:p>0.0501287789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05">
            <text:p>11/5/2008</text:p>
          </table:table-cell>
          <table:table-cell table:style-name="ce7" office:value-type="float" office:value="3.55">
            <text:p>3.55</text:p>
          </table:table-cell>
          <table:table-cell office:value-type="float" office:value="87.64">
            <text:p>87.64</text:p>
          </table:table-cell>
          <table:table-cell table:style-name="ce9" table:formula="of:=[.B436]/[.B435]-1" office:value-type="float" office:value="-0.0657894736842105">
            <text:p>-0.0658</text:p>
          </table:table-cell>
          <table:table-cell table:formula="of:=[.C436]/[.C435]-1" office:value-type="float" office:value="-0.0419763882815917">
            <text:p>-0.0419763883</text:p>
          </table:table-cell>
          <table:table-cell/>
          <table:table-cell table:formula="of:=[.E436]*[.$H$407]+[.$J$407]" office:value-type="float" office:value="-0.0639341485391853">
            <text:p>-0.063934148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06">
            <text:p>11/6/2008</text:p>
          </table:table-cell>
          <table:table-cell table:style-name="ce7" office:value-type="float" office:value="3.17">
            <text:p>3.17</text:p>
          </table:table-cell>
          <table:table-cell office:value-type="float" office:value="82.78">
            <text:p>82.78</text:p>
          </table:table-cell>
          <table:table-cell table:style-name="ce9" table:formula="of:=[.B437]/[.B436]-1" office:value-type="float" office:value="-0.107042253521127">
            <text:p>-0.1070</text:p>
          </table:table-cell>
          <table:table-cell table:formula="of:=[.C437]/[.C436]-1" office:value-type="float" office:value="-0.0554541305340027">
            <text:p>-0.0554541305</text:p>
          </table:table-cell>
          <table:table-cell/>
          <table:table-cell table:formula="of:=[.E437]*[.$H$407]+[.$J$407]" office:value-type="float" office:value="-0.0841932815396532">
            <text:p>-0.0841932815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07">
            <text:p>11/7/2008</text:p>
          </table:table-cell>
          <table:table-cell table:style-name="ce7" office:value-type="float" office:value="3.16">
            <text:p>3.16</text:p>
          </table:table-cell>
          <table:table-cell office:value-type="float" office:value="85.52">
            <text:p>85.52</text:p>
          </table:table-cell>
          <table:table-cell table:style-name="ce9" table:formula="of:=[.B438]/[.B437]-1" office:value-type="float" office:value="-0.00315457413249209">
            <text:p>-0.0032</text:p>
          </table:table-cell>
          <table:table-cell table:formula="of:=[.C438]/[.C437]-1" office:value-type="float" office:value="0.033099782556173">
            <text:p>0.0330997826</text:p>
          </table:table-cell>
          <table:table-cell/>
          <table:table-cell table:formula="of:=[.E438]*[.$H$407]+[.$J$407]" office:value-type="float" office:value="0.0489169582473413">
            <text:p>0.048916958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0">
            <text:p>11/10/2008</text:p>
          </table:table-cell>
          <table:table-cell table:style-name="ce7" office:value-type="float" office:value="3.04">
            <text:p>3.04</text:p>
          </table:table-cell>
          <table:table-cell office:value-type="float" office:value="84.39">
            <text:p>84.39</text:p>
          </table:table-cell>
          <table:table-cell table:style-name="ce9" table:formula="of:=[.B439]/[.B438]-1" office:value-type="float" office:value="-0.0379746835443038">
            <text:p>-0.0380</text:p>
          </table:table-cell>
          <table:table-cell table:formula="of:=[.C439]/[.C438]-1" office:value-type="float" office:value="-0.0132132834424695">
            <text:p>-0.0132132834</text:p>
          </table:table-cell>
          <table:table-cell/>
          <table:table-cell table:formula="of:=[.E439]*[.$H$407]+[.$J$407]" office:value-type="float" office:value="-0.0206987493507245">
            <text:p>-0.0206987494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1">
            <text:p>11/11/2008</text:p>
          </table:table-cell>
          <table:table-cell table:style-name="ce7" office:value-type="float" office:value="2.96">
            <text:p>2.96</text:p>
          </table:table-cell>
          <table:table-cell office:value-type="float" office:value="81.79">
            <text:p>81.79</text:p>
          </table:table-cell>
          <table:table-cell table:style-name="ce9" table:formula="of:=[.B440]/[.B439]-1" office:value-type="float" office:value="-0.0263157894736842">
            <text:p>-0.0263</text:p>
          </table:table-cell>
          <table:table-cell table:formula="of:=[.C440]/[.C439]-1" office:value-type="float" office:value="-0.0308093375992415">
            <text:p>-0.0308093376</text:p>
          </table:table-cell>
          <table:table-cell/>
          <table:table-cell table:formula="of:=[.E440]*[.$H$407]+[.$J$407]" office:value-type="float" office:value="-0.0471483426705336">
            <text:p>-0.047148342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2">
            <text:p>11/12/2008</text:p>
          </table:table-cell>
          <table:table-cell table:style-name="ce7" office:value-type="float" office:value="2.57">
            <text:p>2.57</text:p>
          </table:table-cell>
          <table:table-cell office:value-type="float" office:value="78.19">
            <text:p>78.19</text:p>
          </table:table-cell>
          <table:table-cell table:style-name="ce9" table:formula="of:=[.B441]/[.B440]-1" office:value-type="float" office:value="-0.131756756756757">
            <text:p>-0.1318</text:p>
          </table:table-cell>
          <table:table-cell table:formula="of:=[.C441]/[.C440]-1" office:value-type="float" office:value="-0.0440151607776013">
            <text:p>-0.0440151608</text:p>
          </table:table-cell>
          <table:table-cell/>
          <table:table-cell table:formula="of:=[.E441]*[.$H$407]+[.$J$407]" office:value-type="float" office:value="-0.0669987392088107">
            <text:p>-0.066998739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3">
            <text:p>11/13/2008</text:p>
          </table:table-cell>
          <table:table-cell table:style-name="ce7" office:value-type="float" office:value="2.7">
            <text:p>2.7</text:p>
          </table:table-cell>
          <table:table-cell office:value-type="float" office:value="83.06">
            <text:p>83.06</text:p>
          </table:table-cell>
          <table:table-cell table:style-name="ce9" table:formula="of:=[.B442]/[.B441]-1" office:value-type="float" office:value="0.0505836575875487">
            <text:p>0.0506</text:p>
          </table:table-cell>
          <table:table-cell table:formula="of:=[.C442]/[.C441]-1" office:value-type="float" office:value="0.0622841795626039">
            <text:p>0.0622841796</text:p>
          </table:table-cell>
          <table:table-cell/>
          <table:table-cell table:formula="of:=[.E442]*[.$H$407]+[.$J$407]" office:value-type="float" office:value="0.0927856247805636">
            <text:p>0.092785624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4">
            <text:p>11/14/2008</text:p>
          </table:table-cell>
          <table:table-cell table:style-name="ce7" office:value-type="float" office:value="2.43">
            <text:p>2.43</text:p>
          </table:table-cell>
          <table:table-cell office:value-type="float" office:value="78.92">
            <text:p>78.92</text:p>
          </table:table-cell>
          <table:table-cell table:style-name="ce9" table:formula="of:=[.B443]/[.B442]-1" office:value-type="float" office:value="-0.1">
            <text:p>-0.1000</text:p>
          </table:table-cell>
          <table:table-cell table:formula="of:=[.C443]/[.C442]-1" office:value-type="float" office:value="-0.0498434866361667">
            <text:p>-0.0498434866</text:p>
          </table:table-cell>
          <table:table-cell/>
          <table:table-cell table:formula="of:=[.E443]*[.$H$407]+[.$J$407]" office:value-type="float" office:value="-0.0757596152166316">
            <text:p>-0.075759615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7">
            <text:p>11/17/2008</text:p>
          </table:table-cell>
          <table:table-cell table:style-name="ce7" office:value-type="float" office:value="2.5">
            <text:p>2.5</text:p>
          </table:table-cell>
          <table:table-cell office:value-type="float" office:value="77.87">
            <text:p>77.87</text:p>
          </table:table-cell>
          <table:table-cell table:style-name="ce9" table:formula="of:=[.B444]/[.B443]-1" office:value-type="float" office:value="0.0288065843621399">
            <text:p>0.0288</text:p>
          </table:table-cell>
          <table:table-cell table:formula="of:=[.C444]/[.C443]-1" office:value-type="float" office:value="-0.0133046122655853">
            <text:p>-0.0133046123</text:p>
          </table:table-cell>
          <table:table-cell/>
          <table:table-cell table:formula="of:=[.E444]*[.$H$407]+[.$J$407]" office:value-type="float" office:value="-0.0208360307098444">
            <text:p>-0.020836030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8">
            <text:p>11/18/2008</text:p>
          </table:table-cell>
          <table:table-cell table:style-name="ce7" office:value-type="float" office:value="2.5">
            <text:p>2.5</text:p>
          </table:table-cell>
          <table:table-cell office:value-type="float" office:value="79.34">
            <text:p>79.34</text:p>
          </table:table-cell>
          <table:table-cell table:style-name="ce9" table:formula="of:=[.B445]/[.B444]-1" office:value-type="float" office:value="0">
            <text:p>0.0000</text:p>
          </table:table-cell>
          <table:table-cell table:formula="of:=[.C445]/[.C444]-1" office:value-type="float" office:value="0.0188776165403879">
            <text:p>0.0188776165</text:p>
          </table:table-cell>
          <table:table-cell/>
          <table:table-cell table:formula="of:=[.E445]*[.$H$407]+[.$J$407]" office:value-type="float" office:value="0.0275388410914816">
            <text:p>0.027538841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19">
            <text:p>11/19/2008</text:p>
          </table:table-cell>
          <table:table-cell table:style-name="ce7" office:value-type="float" office:value="2.12">
            <text:p>2.12</text:p>
          </table:table-cell>
          <table:table-cell office:value-type="float" office:value="74.25">
            <text:p>74.25</text:p>
          </table:table-cell>
          <table:table-cell table:style-name="ce9" table:formula="of:=[.B446]/[.B445]-1" office:value-type="float" office:value="-0.152">
            <text:p>-0.1520</text:p>
          </table:table-cell>
          <table:table-cell table:formula="of:=[.C446]/[.C445]-1" office:value-type="float" office:value="-0.0641542727501891">
            <text:p>-0.0641542728</text:p>
          </table:table-cell>
          <table:table-cell/>
          <table:table-cell table:formula="of:=[.E446]*[.$H$407]+[.$J$407]" office:value-type="float" office:value="-0.0972709420988003">
            <text:p>-0.0972709421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20">
            <text:p>11/20/2008</text:p>
          </table:table-cell>
          <table:table-cell table:style-name="ce7" office:value-type="float" office:value="1.91">
            <text:p>1.91</text:p>
          </table:table-cell>
          <table:table-cell office:value-type="float" office:value="68.74">
            <text:p>68.74</text:p>
          </table:table-cell>
          <table:table-cell table:style-name="ce9" table:formula="of:=[.B447]/[.B446]-1" office:value-type="float" office:value="-0.0990566037735849">
            <text:p>-0.0991</text:p>
          </table:table-cell>
          <table:table-cell table:formula="of:=[.C447]/[.C446]-1" office:value-type="float" office:value="-0.0742087542087543">
            <text:p>-0.0742087542</text:p>
          </table:table-cell>
          <table:table-cell/>
          <table:table-cell table:formula="of:=[.E447]*[.$H$407]+[.$J$407]" office:value-type="float" office:value="-0.112384384195036">
            <text:p>-0.112384384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21">
            <text:p>11/21/2008</text:p>
          </table:table-cell>
          <table:table-cell table:style-name="ce7" office:value-type="float" office:value="1.82">
            <text:p>1.82</text:p>
          </table:table-cell>
          <table:table-cell office:value-type="float" office:value="72.45">
            <text:p>72.45</text:p>
          </table:table-cell>
          <table:table-cell table:style-name="ce9" table:formula="of:=[.B448]/[.B447]-1" office:value-type="float" office:value="-0.0471204188481675">
            <text:p>-0.0471</text:p>
          </table:table-cell>
          <table:table-cell table:formula="of:=[.C448]/[.C447]-1" office:value-type="float" office:value="0.0539714867617109">
            <text:p>0.0539714868</text:p>
          </table:table-cell>
          <table:table-cell/>
          <table:table-cell table:formula="of:=[.E448]*[.$H$407]+[.$J$407]" office:value-type="float" office:value="0.0802903606709391">
            <text:p>0.0802903607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08-11-24">
            <text:p>11/24/2008</text:p>
          </table:table-cell>
          <table:table-cell table:style-name="ce7" office:value-type="float" office:value="1.86">
            <text:p>1.86</text:p>
          </table:table-cell>
          <table:table-cell office:value-type="float" office:value="77.47">
            <text:p>77.47</text:p>
          </table:table-cell>
          <table:table-cell table:style-name="ce9" table:formula="of:=[.B449]/[.B448]-1" office:value-type="float" office:value="0.0219780219780219">
            <text:p>0.0220</text:p>
          </table:table-cell>
          <table:table-cell table:formula="of:=[.C449]/[.C448]-1" office:value-type="float" office:value="0.0692891649413387">
            <text:p>0.0692891649</text:p>
          </table:table-cell>
          <table:table-cell/>
          <table:table-cell table:formula="of:=[.E449]*[.$H$407]+[.$J$407]" office:value-type="float" office:value="0.103315202197637">
            <text:p>0.1033152022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11-25">
            <text:p>11/25/2008</text:p>
          </table:table-cell>
          <table:table-cell office:value-type="float" office:value="1.8">
            <text:p>1.8</text:p>
          </table:table-cell>
          <table:table-cell office:value-type="float" office:value="78.04">
            <text:p>78.04</text:p>
          </table:table-cell>
          <table:table-cell table:style-name="ce9" table:formula="of:=[.B450]/[.B449]-1" office:value-type="float" office:value="-0.0322580645161289">
            <text:p>-0.0323</text:p>
          </table:table-cell>
          <table:table-cell table:formula="of:=[.C450]/[.C449]-1" office:value-type="float" office:value="0.00735768684652127">
            <text:p>0.007357686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1-26">
            <text:p>11/26/2008</text:p>
          </table:table-cell>
          <table:table-cell office:value-type="float" office:value="2.13">
            <text:p>2.13</text:p>
          </table:table-cell>
          <table:table-cell office:value-type="float" office:value="81.06">
            <text:p>81.06</text:p>
          </table:table-cell>
          <table:table-cell table:style-name="ce9" table:formula="of:=[.B451]/[.B450]-1" office:value-type="float" office:value="0.183333333333333">
            <text:p>0.1833</text:p>
          </table:table-cell>
          <table:table-cell table:formula="of:=[.C451]/[.C450]-1" office:value-type="float" office:value="0.0386981035366478">
            <text:p>0.038698103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1-28">
            <text:p>11/28/2008</text:p>
          </table:table-cell>
          <table:table-cell office:value-type="float" office:value="2.36">
            <text:p>2.36</text:p>
          </table:table-cell>
          <table:table-cell office:value-type="float" office:value="82.08">
            <text:p>82.08</text:p>
          </table:table-cell>
          <table:table-cell table:style-name="ce9" table:formula="of:=[.B452]/[.B451]-1" office:value-type="float" office:value="0.107981220657277">
            <text:p>0.1080</text:p>
          </table:table-cell>
          <table:table-cell table:formula="of:=[.C452]/[.C451]-1" office:value-type="float" office:value="0.0125832716506291">
            <text:p>0.012583271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1">
            <text:p>12/1/2008</text:p>
          </table:table-cell>
          <table:table-cell office:value-type="float" office:value="2">
            <text:p>2</text:p>
          </table:table-cell>
          <table:table-cell office:value-type="float" office:value="74.81">
            <text:p>74.81</text:p>
          </table:table-cell>
          <table:table-cell table:style-name="ce9" table:formula="of:=[.B453]/[.B452]-1" office:value-type="float" office:value="-0.152542372881356">
            <text:p>-0.1525</text:p>
          </table:table-cell>
          <table:table-cell table:formula="of:=[.C453]/[.C452]-1" office:value-type="float" office:value="-0.0885721247563352">
            <text:p>-0.088572124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2">
            <text:p>12/2/2008</text:p>
          </table:table-cell>
          <table:table-cell office:value-type="float" office:value="2.03">
            <text:p>2.03</text:p>
          </table:table-cell>
          <table:table-cell office:value-type="float" office:value="77.69">
            <text:p>77.69</text:p>
          </table:table-cell>
          <table:table-cell table:style-name="ce9" table:formula="of:=[.B454]/[.B453]-1" office:value-type="float" office:value="0.0149999999999999">
            <text:p>0.0150</text:p>
          </table:table-cell>
          <table:table-cell table:formula="of:=[.C454]/[.C453]-1" office:value-type="float" office:value="0.0384975270685737">
            <text:p>0.038497527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3">
            <text:p>12/3/2008</text:p>
          </table:table-cell>
          <table:table-cell office:value-type="float" office:value="2.2">
            <text:p>2.2</text:p>
          </table:table-cell>
          <table:table-cell office:value-type="float" office:value="79.56">
            <text:p>79.56</text:p>
          </table:table-cell>
          <table:table-cell table:style-name="ce9" table:formula="of:=[.B455]/[.B454]-1" office:value-type="float" office:value="0.0837438423645322">
            <text:p>0.0837</text:p>
          </table:table-cell>
          <table:table-cell table:formula="of:=[.C455]/[.C454]-1" office:value-type="float" office:value="0.0240700218818382">
            <text:p>0.024070021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4">
            <text:p>12/4/2008</text:p>
          </table:table-cell>
          <table:table-cell office:value-type="float" office:value="2.08">
            <text:p>2.08</text:p>
          </table:table-cell>
          <table:table-cell office:value-type="float" office:value="77.72">
            <text:p>77.72</text:p>
          </table:table-cell>
          <table:table-cell table:style-name="ce9" table:formula="of:=[.B456]/[.B455]-1" office:value-type="float" office:value="-0.0545454545454546">
            <text:p>-0.0545</text:p>
          </table:table-cell>
          <table:table-cell table:formula="of:=[.C456]/[.C455]-1" office:value-type="float" office:value="-0.0231271995977879">
            <text:p>-0.023127199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5">
            <text:p>12/5/2008</text:p>
          </table:table-cell>
          <table:table-cell office:value-type="float" office:value="2.13">
            <text:p>2.13</text:p>
          </table:table-cell>
          <table:table-cell office:value-type="float" office:value="80.11">
            <text:p>80.11</text:p>
          </table:table-cell>
          <table:table-cell table:style-name="ce9" table:formula="of:=[.B457]/[.B456]-1" office:value-type="float" office:value="0.0240384615384615">
            <text:p>0.0240</text:p>
          </table:table-cell>
          <table:table-cell table:formula="of:=[.C457]/[.C456]-1" office:value-type="float" office:value="0.0307514153371076">
            <text:p>0.03075141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8">
            <text:p>12/8/2008</text:p>
          </table:table-cell>
          <table:table-cell office:value-type="float" office:value="2.1">
            <text:p>2.1</text:p>
          </table:table-cell>
          <table:table-cell office:value-type="float" office:value="82.91">
            <text:p>82.91</text:p>
          </table:table-cell>
          <table:table-cell table:style-name="ce9" table:formula="of:=[.B458]/[.B457]-1" office:value-type="float" office:value="-0.0140845070422534">
            <text:p>-0.0141</text:p>
          </table:table-cell>
          <table:table-cell table:formula="of:=[.C458]/[.C457]-1" office:value-type="float" office:value="0.0349519410810135">
            <text:p>0.034951941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9">
            <text:p>12/9/2008</text:p>
          </table:table-cell>
          <table:table-cell office:value-type="float" office:value="2.27">
            <text:p>2.27</text:p>
          </table:table-cell>
          <table:table-cell office:value-type="float" office:value="81.54">
            <text:p>81.54</text:p>
          </table:table-cell>
          <table:table-cell table:style-name="ce9" table:formula="of:=[.B459]/[.B458]-1" office:value-type="float" office:value="0.0809523809523809">
            <text:p>0.0810</text:p>
          </table:table-cell>
          <table:table-cell table:formula="of:=[.C459]/[.C458]-1" office:value-type="float" office:value="-0.0165239416234469">
            <text:p>-0.01652394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0">
            <text:p>12/10/2008</text:p>
          </table:table-cell>
          <table:table-cell office:value-type="float" office:value="2.2">
            <text:p>2.2</text:p>
          </table:table-cell>
          <table:table-cell office:value-type="float" office:value="82.1">
            <text:p>82.1</text:p>
          </table:table-cell>
          <table:table-cell table:style-name="ce9" table:formula="of:=[.B460]/[.B459]-1" office:value-type="float" office:value="-0.0308370044052862">
            <text:p>-0.0308</text:p>
          </table:table-cell>
          <table:table-cell table:formula="of:=[.C460]/[.C459]-1" office:value-type="float" office:value="0.00686779494726508">
            <text:p>0.006867794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1">
            <text:p>12/11/2008</text:p>
          </table:table-cell>
          <table:table-cell office:value-type="float" office:value="2.2">
            <text:p>2.2</text:p>
          </table:table-cell>
          <table:table-cell office:value-type="float" office:value="80.12">
            <text:p>80.12</text:p>
          </table:table-cell>
          <table:table-cell table:style-name="ce9" table:formula="of:=[.B461]/[.B460]-1" office:value-type="float" office:value="0">
            <text:p>0.0000</text:p>
          </table:table-cell>
          <table:table-cell table:formula="of:=[.C461]/[.C460]-1" office:value-type="float" office:value="-0.0241169305724724">
            <text:p>-0.024116930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2">
            <text:p>12/12/2008</text:p>
          </table:table-cell>
          <table:table-cell office:value-type="float" office:value="2.28">
            <text:p>2.28</text:p>
          </table:table-cell>
          <table:table-cell office:value-type="float" office:value="81.08">
            <text:p>81.08</text:p>
          </table:table-cell>
          <table:table-cell table:style-name="ce9" table:formula="of:=[.B462]/[.B461]-1" office:value-type="float" office:value="0.0363636363636362">
            <text:p>0.0364</text:p>
          </table:table-cell>
          <table:table-cell table:formula="of:=[.C462]/[.C461]-1" office:value-type="float" office:value="0.0119820269595605">
            <text:p>0.0119820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5">
            <text:p>12/15/2008</text:p>
          </table:table-cell>
          <table:table-cell office:value-type="float" office:value="2.21">
            <text:p>2.21</text:p>
          </table:table-cell>
          <table:table-cell office:value-type="float" office:value="79.95">
            <text:p>79.95</text:p>
          </table:table-cell>
          <table:table-cell table:style-name="ce9" table:formula="of:=[.B463]/[.B462]-1" office:value-type="float" office:value="-0.0307017543859649">
            <text:p>-0.0307</text:p>
          </table:table-cell>
          <table:table-cell table:formula="of:=[.C463]/[.C462]-1" office:value-type="float" office:value="-0.0139368524913664">
            <text:p>-0.013936852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6">
            <text:p>12/16/2008</text:p>
          </table:table-cell>
          <table:table-cell office:value-type="float" office:value="2.25">
            <text:p>2.25</text:p>
          </table:table-cell>
          <table:table-cell office:value-type="float" office:value="83.71">
            <text:p>83.71</text:p>
          </table:table-cell>
          <table:table-cell table:style-name="ce9" table:formula="of:=[.B464]/[.B463]-1" office:value-type="float" office:value="0.0180995475113122">
            <text:p>0.0181</text:p>
          </table:table-cell>
          <table:table-cell table:formula="of:=[.C464]/[.C463]-1" office:value-type="float" office:value="0.0470293933708568">
            <text:p>0.047029393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7">
            <text:p>12/17/2008</text:p>
          </table:table-cell>
          <table:table-cell office:value-type="float" office:value="2.29">
            <text:p>2.29</text:p>
          </table:table-cell>
          <table:table-cell office:value-type="float" office:value="82.9">
            <text:p>82.9</text:p>
          </table:table-cell>
          <table:table-cell table:style-name="ce9" table:formula="of:=[.B465]/[.B464]-1" office:value-type="float" office:value="0.0177777777777779">
            <text:p>0.0178</text:p>
          </table:table-cell>
          <table:table-cell table:formula="of:=[.C465]/[.C464]-1" office:value-type="float" office:value="-0.00967626328992943">
            <text:p>-0.00967626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8">
            <text:p>12/18/2008</text:p>
          </table:table-cell>
          <table:table-cell office:value-type="float" office:value="2.23">
            <text:p>2.23</text:p>
          </table:table-cell>
          <table:table-cell office:value-type="float" office:value="81.35">
            <text:p>81.35</text:p>
          </table:table-cell>
          <table:table-cell table:style-name="ce9" table:formula="of:=[.B466]/[.B465]-1" office:value-type="float" office:value="-0.0262008733624455">
            <text:p>-0.0262</text:p>
          </table:table-cell>
          <table:table-cell table:formula="of:=[.C466]/[.C465]-1" office:value-type="float" office:value="-0.0186972255729796">
            <text:p>-0.01869722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19">
            <text:p>12/19/2008</text:p>
          </table:table-cell>
          <table:table-cell office:value-type="float" office:value="2.27">
            <text:p>2.27</text:p>
          </table:table-cell>
          <table:table-cell office:value-type="float" office:value="81">
            <text:p>81</text:p>
          </table:table-cell>
          <table:table-cell table:style-name="ce9" table:formula="of:=[.B467]/[.B466]-1" office:value-type="float" office:value="0.0179372197309418">
            <text:p>0.0179</text:p>
          </table:table-cell>
          <table:table-cell table:formula="of:=[.C467]/[.C466]-1" office:value-type="float" office:value="-0.00430239704978486">
            <text:p>-0.00430239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22">
            <text:p>12/22/2008</text:p>
          </table:table-cell>
          <table:table-cell office:value-type="float" office:value="2.02">
            <text:p>2.02</text:p>
          </table:table-cell>
          <table:table-cell office:value-type="float" office:value="79.96">
            <text:p>79.96</text:p>
          </table:table-cell>
          <table:table-cell table:style-name="ce9" table:formula="of:=[.B468]/[.B467]-1" office:value-type="float" office:value="-0.110132158590308">
            <text:p>-0.1101</text:p>
          </table:table-cell>
          <table:table-cell table:formula="of:=[.C468]/[.C467]-1" office:value-type="float" office:value="-0.0128395061728396">
            <text:p>-0.012839506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23">
            <text:p>12/23/2008</text:p>
          </table:table-cell>
          <table:table-cell office:value-type="float" office:value="1.96">
            <text:p>1.96</text:p>
          </table:table-cell>
          <table:table-cell office:value-type="float" office:value="79.14">
            <text:p>79.14</text:p>
          </table:table-cell>
          <table:table-cell table:style-name="ce9" table:formula="of:=[.B469]/[.B468]-1" office:value-type="float" office:value="-0.0297029702970297">
            <text:p>-0.0297</text:p>
          </table:table-cell>
          <table:table-cell table:formula="of:=[.C469]/[.C468]-1" office:value-type="float" office:value="-0.0102551275637818">
            <text:p>-0.010255127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24">
            <text:p>12/24/2008</text:p>
          </table:table-cell>
          <table:table-cell office:value-type="float" office:value="1.99">
            <text:p>1.99</text:p>
          </table:table-cell>
          <table:table-cell office:value-type="float" office:value="79.6">
            <text:p>79.6</text:p>
          </table:table-cell>
          <table:table-cell table:style-name="ce9" table:formula="of:=[.B470]/[.B469]-1" office:value-type="float" office:value="0.0153061224489797">
            <text:p>0.0153</text:p>
          </table:table-cell>
          <table:table-cell table:formula="of:=[.C470]/[.C469]-1" office:value-type="float" office:value="0.00581248420520586">
            <text:p>0.005812484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26">
            <text:p>12/26/2008</text:p>
          </table:table-cell>
          <table:table-cell office:value-type="float" office:value="2.18">
            <text:p>2.18</text:p>
          </table:table-cell>
          <table:table-cell office:value-type="float" office:value="80.06">
            <text:p>80.06</text:p>
          </table:table-cell>
          <table:table-cell table:style-name="ce9" table:formula="of:=[.B471]/[.B470]-1" office:value-type="float" office:value="0.0954773869346735">
            <text:p>0.0955</text:p>
          </table:table-cell>
          <table:table-cell table:formula="of:=[.C471]/[.C470]-1" office:value-type="float" office:value="0.00577889447236202">
            <text:p>0.00577889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29">
            <text:p>12/29/2008</text:p>
          </table:table-cell>
          <table:table-cell office:value-type="float" office:value="2.1">
            <text:p>2.1</text:p>
          </table:table-cell>
          <table:table-cell office:value-type="float" office:value="79.83">
            <text:p>79.83</text:p>
          </table:table-cell>
          <table:table-cell table:style-name="ce9" table:formula="of:=[.B472]/[.B471]-1" office:value-type="float" office:value="-0.036697247706422">
            <text:p>-0.0367</text:p>
          </table:table-cell>
          <table:table-cell table:formula="of:=[.C472]/[.C471]-1" office:value-type="float" office:value="-0.00287284536597554">
            <text:p>-0.002872845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30">
            <text:p>12/30/2008</text:p>
          </table:table-cell>
          <table:table-cell office:value-type="float" office:value="2.21">
            <text:p>2.21</text:p>
          </table:table-cell>
          <table:table-cell office:value-type="float" office:value="81.72">
            <text:p>81.72</text:p>
          </table:table-cell>
          <table:table-cell table:style-name="ce9" table:formula="of:=[.B473]/[.B472]-1" office:value-type="float" office:value="0.0523809523809524">
            <text:p>0.0524</text:p>
          </table:table-cell>
          <table:table-cell table:formula="of:=[.C473]/[.C472]-1" office:value-type="float" office:value="0.0236753100338218">
            <text:p>0.0236753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31">
            <text:p>12/31/2008</text:p>
          </table:table-cell>
          <table:table-cell office:value-type="float" office:value="2.16">
            <text:p>2.16</text:p>
          </table:table-cell>
          <table:table-cell office:value-type="float" office:value="82.88">
            <text:p>82.88</text:p>
          </table:table-cell>
          <table:table-cell table:style-name="ce9" table:formula="of:=[.B474]/[.B473]-1" office:value-type="float" office:value="-0.0226244343891402">
            <text:p>-0.0226</text:p>
          </table:table-cell>
          <table:table-cell table:formula="of:=[.C474]/[.C473]-1" office:value-type="float" office:value="0.0141948115516397">
            <text:p>0.01419481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02">
            <text:p>1/2/2009</text:p>
          </table:table-cell>
          <table:table-cell office:value-type="float" office:value="2.38">
            <text:p>2.38</text:p>
          </table:table-cell>
          <table:table-cell office:value-type="float" office:value="85.38">
            <text:p>85.38</text:p>
          </table:table-cell>
          <table:table-cell table:style-name="ce9" table:formula="of:=[.B475]/[.B474]-1" office:value-type="float" office:value="0.101851851851852">
            <text:p>0.1019</text:p>
          </table:table-cell>
          <table:table-cell table:formula="of:=[.C475]/[.C474]-1" office:value-type="float" office:value="0.0301640926640927">
            <text:p>0.03016409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05">
            <text:p>1/5/2009</text:p>
          </table:table-cell>
          <table:table-cell office:value-type="float" office:value="2.67">
            <text:p>2.67</text:p>
          </table:table-cell>
          <table:table-cell office:value-type="float" office:value="85.28">
            <text:p>85.28</text:p>
          </table:table-cell>
          <table:table-cell table:style-name="ce9" table:formula="of:=[.B476]/[.B475]-1" office:value-type="float" office:value="0.121848739495798">
            <text:p>0.1218</text:p>
          </table:table-cell>
          <table:table-cell table:formula="of:=[.C476]/[.C475]-1" office:value-type="float" office:value="-0.00117123448114309">
            <text:p>-0.00117123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06">
            <text:p>1/6/2009</text:p>
          </table:table-cell>
          <table:table-cell office:value-type="float" office:value="2.78">
            <text:p>2.78</text:p>
          </table:table-cell>
          <table:table-cell office:value-type="float" office:value="85.85">
            <text:p>85.85</text:p>
          </table:table-cell>
          <table:table-cell table:style-name="ce9" table:formula="of:=[.B477]/[.B476]-1" office:value-type="float" office:value="0.0411985018726593">
            <text:p>0.0412</text:p>
          </table:table-cell>
          <table:table-cell table:formula="of:=[.C477]/[.C476]-1" office:value-type="float" office:value="0.00668386491557205">
            <text:p>0.006683864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07">
            <text:p>1/7/2009</text:p>
          </table:table-cell>
          <table:table-cell office:value-type="float" office:value="2.66">
            <text:p>2.66</text:p>
          </table:table-cell>
          <table:table-cell office:value-type="float" office:value="83.28">
            <text:p>83.28</text:p>
          </table:table-cell>
          <table:table-cell table:style-name="ce9" table:formula="of:=[.B478]/[.B477]-1" office:value-type="float" office:value="-0.0431654676258993">
            <text:p>-0.0432</text:p>
          </table:table-cell>
          <table:table-cell table:formula="of:=[.C478]/[.C477]-1" office:value-type="float" office:value="-0.0299359347699475">
            <text:p>-0.029935934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08">
            <text:p>1/8/2009</text:p>
          </table:table-cell>
          <table:table-cell office:value-type="float" office:value="2.74">
            <text:p>2.74</text:p>
          </table:table-cell>
          <table:table-cell office:value-type="float" office:value="83.62">
            <text:p>83.62</text:p>
          </table:table-cell>
          <table:table-cell table:style-name="ce9" table:formula="of:=[.B479]/[.B478]-1" office:value-type="float" office:value="0.0300751879699248">
            <text:p>0.0301</text:p>
          </table:table-cell>
          <table:table-cell table:formula="of:=[.C479]/[.C478]-1" office:value-type="float" office:value="0.00408261287223821">
            <text:p>0.004082612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09">
            <text:p>1/9/2009</text:p>
          </table:table-cell>
          <table:table-cell office:value-type="float" office:value="2.69">
            <text:p>2.69</text:p>
          </table:table-cell>
          <table:table-cell office:value-type="float" office:value="81.83">
            <text:p>81.83</text:p>
          </table:table-cell>
          <table:table-cell table:style-name="ce9" table:formula="of:=[.B480]/[.B479]-1" office:value-type="float" office:value="-0.0182481751824819">
            <text:p>-0.0182</text:p>
          </table:table-cell>
          <table:table-cell table:formula="of:=[.C480]/[.C479]-1" office:value-type="float" office:value="-0.0214063621143268">
            <text:p>-0.021406362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12">
            <text:p>1/12/2009</text:p>
          </table:table-cell>
          <table:table-cell office:value-type="float" office:value="2.52">
            <text:p>2.52</text:p>
          </table:table-cell>
          <table:table-cell office:value-type="float" office:value="79.86">
            <text:p>79.86</text:p>
          </table:table-cell>
          <table:table-cell table:style-name="ce9" table:formula="of:=[.B481]/[.B480]-1" office:value-type="float" office:value="-0.0631970260223048">
            <text:p>-0.0632</text:p>
          </table:table-cell>
          <table:table-cell table:formula="of:=[.C481]/[.C480]-1" office:value-type="float" office:value="-0.0240743003788342">
            <text:p>-0.024074300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13">
            <text:p>1/13/2009</text:p>
          </table:table-cell>
          <table:table-cell office:value-type="float" office:value="2.38">
            <text:p>2.38</text:p>
          </table:table-cell>
          <table:table-cell office:value-type="float" office:value="80.01">
            <text:p>80.01</text:p>
          </table:table-cell>
          <table:table-cell table:style-name="ce9" table:formula="of:=[.B482]/[.B481]-1" office:value-type="float" office:value="-0.0555555555555556">
            <text:p>-0.0556</text:p>
          </table:table-cell>
          <table:table-cell table:formula="of:=[.C482]/[.C481]-1" office:value-type="float" office:value="0.00187828700225401">
            <text:p>0.00187828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14">
            <text:p>1/14/2009</text:p>
          </table:table-cell>
          <table:table-cell office:value-type="float" office:value="2.15">
            <text:p>2.15</text:p>
          </table:table-cell>
          <table:table-cell office:value-type="float" office:value="77.49">
            <text:p>77.49</text:p>
          </table:table-cell>
          <table:table-cell table:style-name="ce9" table:formula="of:=[.B483]/[.B482]-1" office:value-type="float" office:value="-0.0966386554621849">
            <text:p>-0.0966</text:p>
          </table:table-cell>
          <table:table-cell table:formula="of:=[.C483]/[.C482]-1" office:value-type="float" office:value="-0.0314960629921261">
            <text:p>-0.03149606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15">
            <text:p>1/15/2009</text:p>
          </table:table-cell>
          <table:table-cell office:value-type="float" office:value="2.26">
            <text:p>2.26</text:p>
          </table:table-cell>
          <table:table-cell office:value-type="float" office:value="77.52">
            <text:p>77.52</text:p>
          </table:table-cell>
          <table:table-cell table:style-name="ce9" table:formula="of:=[.B484]/[.B483]-1" office:value-type="float" office:value="0.0511627906976744">
            <text:p>0.0512</text:p>
          </table:table-cell>
          <table:table-cell table:formula="of:=[.C484]/[.C483]-1" office:value-type="float" office:value="0.000387146728610066">
            <text:p>0.000387146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16">
            <text:p>1/16/2009</text:p>
          </table:table-cell>
          <table:table-cell office:value-type="float" office:value="2.29">
            <text:p>2.29</text:p>
          </table:table-cell>
          <table:table-cell office:value-type="float" office:value="78.13">
            <text:p>78.13</text:p>
          </table:table-cell>
          <table:table-cell table:style-name="ce9" table:formula="of:=[.B485]/[.B484]-1" office:value-type="float" office:value="0.013274336283186">
            <text:p>0.0133</text:p>
          </table:table-cell>
          <table:table-cell table:formula="of:=[.C485]/[.C484]-1" office:value-type="float" office:value="0.00786893704850367">
            <text:p>0.00786893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0">
            <text:p>1/20/2009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style-name="ce9" table:formula="of:=[.B486]/[.B485]-1" office:value-type="float" office:value="-0.126637554585153">
            <text:p>-0.1266</text:p>
          </table:table-cell>
          <table:table-cell table:formula="of:=[.C486]/[.C485]-1" office:value-type="float" office:value="-0.052860616920517">
            <text:p>-0.052860616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1">
            <text:p>1/21/2009</text:p>
          </table:table-cell>
          <table:table-cell office:value-type="float" office:value="2.25">
            <text:p>2.25</text:p>
          </table:table-cell>
          <table:table-cell office:value-type="float" office:value="77.2">
            <text:p>77.2</text:p>
          </table:table-cell>
          <table:table-cell table:style-name="ce9" table:formula="of:=[.B487]/[.B486]-1" office:value-type="float" office:value="0.125">
            <text:p>0.1250</text:p>
          </table:table-cell>
          <table:table-cell table:formula="of:=[.C487]/[.C486]-1" office:value-type="float" office:value="0.0432432432432432">
            <text:p>0.043243243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2">
            <text:p>1/22/2009</text:p>
          </table:table-cell>
          <table:table-cell office:value-type="float" office:value="2.02">
            <text:p>2.02</text:p>
          </table:table-cell>
          <table:table-cell office:value-type="float" office:value="76.01">
            <text:p>76.01</text:p>
          </table:table-cell>
          <table:table-cell table:style-name="ce9" table:formula="of:=[.B488]/[.B487]-1" office:value-type="float" office:value="-0.102222222222222">
            <text:p>-0.1022</text:p>
          </table:table-cell>
          <table:table-cell table:formula="of:=[.C488]/[.C487]-1" office:value-type="float" office:value="-0.0154145077720207">
            <text:p>-0.015414507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3">
            <text:p>1/23/2009</text:p>
          </table:table-cell>
          <table:table-cell office:value-type="float" office:value="2.07">
            <text:p>2.07</text:p>
          </table:table-cell>
          <table:table-cell office:value-type="float" office:value="76.34">
            <text:p>76.34</text:p>
          </table:table-cell>
          <table:table-cell table:style-name="ce9" table:formula="of:=[.B489]/[.B488]-1" office:value-type="float" office:value="0.0247524752475248">
            <text:p>0.0248</text:p>
          </table:table-cell>
          <table:table-cell table:formula="of:=[.C489]/[.C488]-1" office:value-type="float" office:value="0.00434153400868298">
            <text:p>0.00434153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6">
            <text:p>1/26/2009</text:p>
          </table:table-cell>
          <table:table-cell office:value-type="float" office:value="2.01">
            <text:p>2.01</text:p>
          </table:table-cell>
          <table:table-cell office:value-type="float" office:value="76.86">
            <text:p>76.86</text:p>
          </table:table-cell>
          <table:table-cell table:style-name="ce9" table:formula="of:=[.B490]/[.B489]-1" office:value-type="float" office:value="-0.0289855072463768">
            <text:p>-0.0290</text:p>
          </table:table-cell>
          <table:table-cell table:formula="of:=[.C490]/[.C489]-1" office:value-type="float" office:value="0.00681163217186276">
            <text:p>0.006811632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7">
            <text:p>1/27/2009</text:p>
          </table:table-cell>
          <table:table-cell office:value-type="float" office:value="2.14">
            <text:p>2.14</text:p>
          </table:table-cell>
          <table:table-cell office:value-type="float" office:value="77.64">
            <text:p>77.64</text:p>
          </table:table-cell>
          <table:table-cell table:style-name="ce9" table:formula="of:=[.B491]/[.B490]-1" office:value-type="float" office:value="0.0646766169154231">
            <text:p>0.0647</text:p>
          </table:table-cell>
          <table:table-cell table:formula="of:=[.C491]/[.C490]-1" office:value-type="float" office:value="0.0101483216237315">
            <text:p>0.01014832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8">
            <text:p>1/28/2009</text:p>
          </table:table-cell>
          <table:table-cell office:value-type="float" office:value="2.35">
            <text:p>2.35</text:p>
          </table:table-cell>
          <table:table-cell office:value-type="float" office:value="80.27">
            <text:p>80.27</text:p>
          </table:table-cell>
          <table:table-cell table:style-name="ce9" table:formula="of:=[.B492]/[.B491]-1" office:value-type="float" office:value="0.0981308411214954">
            <text:p>0.0981</text:p>
          </table:table-cell>
          <table:table-cell table:formula="of:=[.C492]/[.C491]-1" office:value-type="float" office:value="0.0338742916022667">
            <text:p>0.03387429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29">
            <text:p>1/29/2009</text:p>
          </table:table-cell>
          <table:table-cell office:value-type="float" office:value="2.2">
            <text:p>2.2</text:p>
          </table:table-cell>
          <table:table-cell office:value-type="float" office:value="77.66">
            <text:p>77.66</text:p>
          </table:table-cell>
          <table:table-cell table:style-name="ce9" table:formula="of:=[.B493]/[.B492]-1" office:value-type="float" office:value="-0.0638297872340425">
            <text:p>-0.0638</text:p>
          </table:table-cell>
          <table:table-cell table:formula="of:=[.C493]/[.C492]-1" office:value-type="float" office:value="-0.0325152609941447">
            <text:p>-0.03251526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1-30">
            <text:p>1/30/2009</text:p>
          </table:table-cell>
          <table:table-cell office:value-type="float" office:value="2.19">
            <text:p>2.19</text:p>
          </table:table-cell>
          <table:table-cell office:value-type="float" office:value="76.08">
            <text:p>76.08</text:p>
          </table:table-cell>
          <table:table-cell table:style-name="ce9" table:formula="of:=[.B494]/[.B493]-1" office:value-type="float" office:value="-0.00454545454545463">
            <text:p>-0.0045</text:p>
          </table:table-cell>
          <table:table-cell table:formula="of:=[.C494]/[.C493]-1" office:value-type="float" office:value="-0.0203450939994849">
            <text:p>-0.02034509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02">
            <text:p>2/2/2009</text:p>
          </table:table-cell>
          <table:table-cell office:value-type="float" office:value="2.15">
            <text:p>2.15</text:p>
          </table:table-cell>
          <table:table-cell office:value-type="float" office:value="75.85">
            <text:p>75.85</text:p>
          </table:table-cell>
          <table:table-cell table:style-name="ce9" table:formula="of:=[.B495]/[.B494]-1" office:value-type="float" office:value="-0.0182648401826484">
            <text:p>-0.0183</text:p>
          </table:table-cell>
          <table:table-cell table:formula="of:=[.C495]/[.C494]-1" office:value-type="float" office:value="-0.00302313354363837">
            <text:p>-0.003023133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03">
            <text:p>2/3/2009</text:p>
          </table:table-cell>
          <table:table-cell office:value-type="float" office:value="2.21">
            <text:p>2.21</text:p>
          </table:table-cell>
          <table:table-cell office:value-type="float" office:value="76.91">
            <text:p>76.91</text:p>
          </table:table-cell>
          <table:table-cell table:style-name="ce9" table:formula="of:=[.B496]/[.B495]-1" office:value-type="float" office:value="0.027906976744186">
            <text:p>0.0279</text:p>
          </table:table-cell>
          <table:table-cell table:formula="of:=[.C496]/[.C495]-1" office:value-type="float" office:value="0.0139749505603164">
            <text:p>0.013974950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04">
            <text:p>2/4/2009</text:p>
          </table:table-cell>
          <table:table-cell office:value-type="float" office:value="2.27">
            <text:p>2.27</text:p>
          </table:table-cell>
          <table:table-cell office:value-type="float" office:value="76.54">
            <text:p>76.54</text:p>
          </table:table-cell>
          <table:table-cell table:style-name="ce9" table:formula="of:=[.B497]/[.B496]-1" office:value-type="float" office:value="0.0271493212669685">
            <text:p>0.0271</text:p>
          </table:table-cell>
          <table:table-cell table:formula="of:=[.C497]/[.C496]-1" office:value-type="float" office:value="-0.00481081783903248">
            <text:p>-0.004810817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05">
            <text:p>2/5/2009</text:p>
          </table:table-cell>
          <table:table-cell office:value-type="float" office:value="2.36">
            <text:p>2.36</text:p>
          </table:table-cell>
          <table:table-cell office:value-type="float" office:value="77.68">
            <text:p>77.68</text:p>
          </table:table-cell>
          <table:table-cell table:style-name="ce9" table:formula="of:=[.B498]/[.B497]-1" office:value-type="float" office:value="0.0396475770925109">
            <text:p>0.0396</text:p>
          </table:table-cell>
          <table:table-cell table:formula="of:=[.C498]/[.C497]-1" office:value-type="float" office:value="0.0148941729814476">
            <text:p>0.01489417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06">
            <text:p>2/6/2009</text:p>
          </table:table-cell>
          <table:table-cell office:value-type="float" office:value="2.41">
            <text:p>2.41</text:p>
          </table:table-cell>
          <table:table-cell office:value-type="float" office:value="79.89">
            <text:p>79.89</text:p>
          </table:table-cell>
          <table:table-cell table:style-name="ce9" table:formula="of:=[.B499]/[.B498]-1" office:value-type="float" office:value="0.0211864406779663">
            <text:p>0.0212</text:p>
          </table:table-cell>
          <table:table-cell table:formula="of:=[.C499]/[.C498]-1" office:value-type="float" office:value="0.0284500514933057">
            <text:p>0.028450051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09">
            <text:p>2/9/2009</text:p>
          </table:table-cell>
          <table:table-cell office:value-type="float" office:value="2.36">
            <text:p>2.36</text:p>
          </table:table-cell>
          <table:table-cell office:value-type="float" office:value="80">
            <text:p>80</text:p>
          </table:table-cell>
          <table:table-cell table:style-name="ce9" table:formula="of:=[.B500]/[.B499]-1" office:value-type="float" office:value="-0.0207468879668051">
            <text:p>-0.0207</text:p>
          </table:table-cell>
          <table:table-cell table:formula="of:=[.C500]/[.C499]-1" office:value-type="float" office:value="0.00137689322818879">
            <text:p>0.001376893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0">
            <text:p>2/10/2009</text:p>
          </table:table-cell>
          <table:table-cell office:value-type="float" office:value="2.11">
            <text:p>2.11</text:p>
          </table:table-cell>
          <table:table-cell office:value-type="float" office:value="76.34">
            <text:p>76.34</text:p>
          </table:table-cell>
          <table:table-cell table:style-name="ce9" table:formula="of:=[.B501]/[.B500]-1" office:value-type="float" office:value="-0.105932203389831">
            <text:p>-0.1059</text:p>
          </table:table-cell>
          <table:table-cell table:formula="of:=[.C501]/[.C500]-1" office:value-type="float" office:value="-0.04575">
            <text:p>-0.0457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1">
            <text:p>2/11/2009</text:p>
          </table:table-cell>
          <table:table-cell office:value-type="float" office:value="2.15">
            <text:p>2.15</text:p>
          </table:table-cell>
          <table:table-cell office:value-type="float" office:value="76.79">
            <text:p>76.79</text:p>
          </table:table-cell>
          <table:table-cell table:style-name="ce9" table:formula="of:=[.B502]/[.B501]-1" office:value-type="float" office:value="0.018957345971564">
            <text:p>0.0190</text:p>
          </table:table-cell>
          <table:table-cell table:formula="of:=[.C502]/[.C501]-1" office:value-type="float" office:value="0.00589468168718899">
            <text:p>0.005894681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2">
            <text:p>2/12/2009</text:p>
          </table:table-cell>
          <table:table-cell office:value-type="float" office:value="2.28">
            <text:p>2.28</text:p>
          </table:table-cell>
          <table:table-cell office:value-type="float" office:value="76.84">
            <text:p>76.84</text:p>
          </table:table-cell>
          <table:table-cell table:style-name="ce9" table:formula="of:=[.B503]/[.B502]-1" office:value-type="float" office:value="0.0604651162790697">
            <text:p>0.0605</text:p>
          </table:table-cell>
          <table:table-cell table:formula="of:=[.C503]/[.C502]-1" office:value-type="float" office:value="0.000651126448756312">
            <text:p>0.000651126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3">
            <text:p>2/13/2009</text:p>
          </table:table-cell>
          <table:table-cell office:value-type="float" office:value="2.42">
            <text:p>2.42</text:p>
          </table:table-cell>
          <table:table-cell office:value-type="float" office:value="76.01">
            <text:p>76.01</text:p>
          </table:table-cell>
          <table:table-cell table:style-name="ce9" table:formula="of:=[.B504]/[.B503]-1" office:value-type="float" office:value="0.0614035087719298">
            <text:p>0.0614</text:p>
          </table:table-cell>
          <table:table-cell table:formula="of:=[.C504]/[.C503]-1" office:value-type="float" office:value="-0.0108016657990629">
            <text:p>-0.010801665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7">
            <text:p>2/17/2009</text:p>
          </table:table-cell>
          <table:table-cell office:value-type="float" office:value="2.37">
            <text:p>2.37</text:p>
          </table:table-cell>
          <table:table-cell office:value-type="float" office:value="72.76">
            <text:p>72.76</text:p>
          </table:table-cell>
          <table:table-cell table:style-name="ce9" table:formula="of:=[.B505]/[.B504]-1" office:value-type="float" office:value="-0.0206611570247933">
            <text:p>-0.0207</text:p>
          </table:table-cell>
          <table:table-cell table:formula="of:=[.C505]/[.C504]-1" office:value-type="float" office:value="-0.0427575319036969">
            <text:p>-0.042757531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8">
            <text:p>2/18/2009</text:p>
          </table:table-cell>
          <table:table-cell office:value-type="float" office:value="2.2">
            <text:p>2.2</text:p>
          </table:table-cell>
          <table:table-cell office:value-type="float" office:value="72.59">
            <text:p>72.59</text:p>
          </table:table-cell>
          <table:table-cell table:style-name="ce9" table:formula="of:=[.B506]/[.B505]-1" office:value-type="float" office:value="-0.0717299578059072">
            <text:p>-0.0717</text:p>
          </table:table-cell>
          <table:table-cell table:formula="of:=[.C506]/[.C505]-1" office:value-type="float" office:value="-0.00233644859813087">
            <text:p>-0.002336448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19">
            <text:p>2/19/2009</text:p>
          </table:table-cell>
          <table:table-cell office:value-type="float" office:value="2.12">
            <text:p>2.12</text:p>
          </table:table-cell>
          <table:table-cell office:value-type="float" office:value="71.81">
            <text:p>71.81</text:p>
          </table:table-cell>
          <table:table-cell table:style-name="ce9" table:formula="of:=[.B507]/[.B506]-1" office:value-type="float" office:value="-0.0363636363636364">
            <text:p>-0.0364</text:p>
          </table:table-cell>
          <table:table-cell table:formula="of:=[.C507]/[.C506]-1" office:value-type="float" office:value="-0.010745281719245">
            <text:p>-0.010745281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20">
            <text:p>2/20/2009</text:p>
          </table:table-cell>
          <table:table-cell office:value-type="float" office:value="2.03">
            <text:p>2.03</text:p>
          </table:table-cell>
          <table:table-cell office:value-type="float" office:value="71.11">
            <text:p>71.11</text:p>
          </table:table-cell>
          <table:table-cell table:style-name="ce9" table:formula="of:=[.B508]/[.B507]-1" office:value-type="float" office:value="-0.0424528301886794">
            <text:p>-0.0425</text:p>
          </table:table-cell>
          <table:table-cell table:formula="of:=[.C508]/[.C507]-1" office:value-type="float" office:value="-0.00974794596852813">
            <text:p>-0.00974794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23">
            <text:p>2/23/2009</text:p>
          </table:table-cell>
          <table:table-cell office:value-type="float" office:value="2.02">
            <text:p>2.02</text:p>
          </table:table-cell>
          <table:table-cell office:value-type="float" office:value="68.57">
            <text:p>68.57</text:p>
          </table:table-cell>
          <table:table-cell table:style-name="ce9" table:formula="of:=[.B509]/[.B508]-1" office:value-type="float" office:value="-0.00492610837438412">
            <text:p>-0.0049</text:p>
          </table:table-cell>
          <table:table-cell table:formula="of:=[.C509]/[.C508]-1" office:value-type="float" office:value="-0.0357193081141893">
            <text:p>-0.035719308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24">
            <text:p>2/24/2009</text:p>
          </table:table-cell>
          <table:table-cell office:value-type="float" office:value="2.12">
            <text:p>2.12</text:p>
          </table:table-cell>
          <table:table-cell office:value-type="float" office:value="71.16">
            <text:p>71.16</text:p>
          </table:table-cell>
          <table:table-cell table:style-name="ce9" table:formula="of:=[.B510]/[.B509]-1" office:value-type="float" office:value="0.0495049504950496">
            <text:p>0.0495</text:p>
          </table:table-cell>
          <table:table-cell table:formula="of:=[.C510]/[.C509]-1" office:value-type="float" office:value="0.0377716202420884">
            <text:p>0.037771620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25">
            <text:p>2/25/2009</text:p>
          </table:table-cell>
          <table:table-cell office:value-type="float" office:value="2.22">
            <text:p>2.22</text:p>
          </table:table-cell>
          <table:table-cell office:value-type="float" office:value="70.6">
            <text:p>70.6</text:p>
          </table:table-cell>
          <table:table-cell table:style-name="ce9" table:formula="of:=[.B511]/[.B510]-1" office:value-type="float" office:value="0.0471698113207548">
            <text:p>0.0472</text:p>
          </table:table-cell>
          <table:table-cell table:formula="of:=[.C511]/[.C510]-1" office:value-type="float" office:value="-0.00786958965711082">
            <text:p>-0.007869589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26">
            <text:p>2/26/2009</text:p>
          </table:table-cell>
          <table:table-cell office:value-type="float" office:value="2.09">
            <text:p>2.09</text:p>
          </table:table-cell>
          <table:table-cell office:value-type="float" office:value="69.46">
            <text:p>69.46</text:p>
          </table:table-cell>
          <table:table-cell table:style-name="ce9" table:formula="of:=[.B512]/[.B511]-1" office:value-type="float" office:value="-0.0585585585585587">
            <text:p>-0.0586</text:p>
          </table:table-cell>
          <table:table-cell table:formula="of:=[.C512]/[.C511]-1" office:value-type="float" office:value="-0.0161473087818697">
            <text:p>-0.016147308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2-27">
            <text:p>2/27/2009</text:p>
          </table:table-cell>
          <table:table-cell office:value-type="float" office:value="2.18">
            <text:p>2.18</text:p>
          </table:table-cell>
          <table:table-cell office:value-type="float" office:value="67.9">
            <text:p>67.9</text:p>
          </table:table-cell>
          <table:table-cell table:style-name="ce9" table:formula="of:=[.B513]/[.B512]-1" office:value-type="float" office:value="0.0430622009569379">
            <text:p>0.0431</text:p>
          </table:table-cell>
          <table:table-cell table:formula="of:=[.C513]/[.C512]-1" office:value-type="float" office:value="-0.0224589691909011">
            <text:p>-0.022458969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02">
            <text:p>3/2/2009</text:p>
          </table:table-cell>
          <table:table-cell office:value-type="float" office:value="2.01">
            <text:p>2.01</text:p>
          </table:table-cell>
          <table:table-cell office:value-type="float" office:value="64.85">
            <text:p>64.85</text:p>
          </table:table-cell>
          <table:table-cell table:style-name="ce9" table:formula="of:=[.B514]/[.B513]-1" office:value-type="float" office:value="-0.077981651376147">
            <text:p>-0.0780</text:p>
          </table:table-cell>
          <table:table-cell table:formula="of:=[.C514]/[.C513]-1" office:value-type="float" office:value="-0.0449189985272461">
            <text:p>-0.044918998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03">
            <text:p>3/3/2009</text:p>
          </table:table-cell>
          <table:table-cell office:value-type="float" office:value="2.07">
            <text:p>2.07</text:p>
          </table:table-cell>
          <table:table-cell office:value-type="float" office:value="64.36">
            <text:p>64.36</text:p>
          </table:table-cell>
          <table:table-cell table:style-name="ce9" table:formula="of:=[.B515]/[.B514]-1" office:value-type="float" office:value="0.0298507462686568">
            <text:p>0.0299</text:p>
          </table:table-cell>
          <table:table-cell table:formula="of:=[.C515]/[.C514]-1" office:value-type="float" office:value="-0.00755589822667691">
            <text:p>-0.00755589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04">
            <text:p>3/4/2009</text:p>
          </table:table-cell>
          <table:table-cell office:value-type="float" office:value="2.3">
            <text:p>2.3</text:p>
          </table:table-cell>
          <table:table-cell office:value-type="float" office:value="65.88">
            <text:p>65.88</text:p>
          </table:table-cell>
          <table:table-cell table:style-name="ce9" table:formula="of:=[.B516]/[.B515]-1" office:value-type="float" office:value="0.111111111111111">
            <text:p>0.1111</text:p>
          </table:table-cell>
          <table:table-cell table:formula="of:=[.C516]/[.C515]-1" office:value-type="float" office:value="0.0236171535114977">
            <text:p>0.023617153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05">
            <text:p>3/5/2009</text:p>
          </table:table-cell>
          <table:table-cell office:value-type="float" office:value="2.16">
            <text:p>2.16</text:p>
          </table:table-cell>
          <table:table-cell office:value-type="float" office:value="63.19">
            <text:p>63.19</text:p>
          </table:table-cell>
          <table:table-cell table:style-name="ce9" table:formula="of:=[.B517]/[.B516]-1" office:value-type="float" office:value="-0.0608695652173912">
            <text:p>-0.0609</text:p>
          </table:table-cell>
          <table:table-cell table:formula="of:=[.C517]/[.C516]-1" office:value-type="float" office:value="-0.0408318154219793">
            <text:p>-0.040831815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06">
            <text:p>3/6/2009</text:p>
          </table:table-cell>
          <table:table-cell office:value-type="float" office:value="2.14">
            <text:p>2.14</text:p>
          </table:table-cell>
          <table:table-cell office:value-type="float" office:value="63.3">
            <text:p>63.3</text:p>
          </table:table-cell>
          <table:table-cell table:style-name="ce9" table:formula="of:=[.B518]/[.B517]-1" office:value-type="float" office:value="-0.0092592592592593">
            <text:p>-0.0093</text:p>
          </table:table-cell>
          <table:table-cell table:formula="of:=[.C518]/[.C517]-1" office:value-type="float" office:value="0.00174078176926717">
            <text:p>0.001740781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09">
            <text:p>3/9/2009</text:p>
          </table:table-cell>
          <table:table-cell office:value-type="float" office:value="2.14">
            <text:p>2.14</text:p>
          </table:table-cell>
          <table:table-cell office:value-type="float" office:value="62.56">
            <text:p>62.56</text:p>
          </table:table-cell>
          <table:table-cell table:style-name="ce9" table:formula="of:=[.B519]/[.B518]-1" office:value-type="float" office:value="0">
            <text:p>0.0000</text:p>
          </table:table-cell>
          <table:table-cell table:formula="of:=[.C519]/[.C518]-1" office:value-type="float" office:value="-0.0116903633491311">
            <text:p>-0.01169036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0">
            <text:p>3/10/2009</text:p>
          </table:table-cell>
          <table:table-cell office:value-type="float" office:value="2.32">
            <text:p>2.32</text:p>
          </table:table-cell>
          <table:table-cell office:value-type="float" office:value="66.29">
            <text:p>66.29</text:p>
          </table:table-cell>
          <table:table-cell table:style-name="ce9" table:formula="of:=[.B520]/[.B519]-1" office:value-type="float" office:value="0.0841121495327102">
            <text:p>0.0841</text:p>
          </table:table-cell>
          <table:table-cell table:formula="of:=[.C520]/[.C519]-1" office:value-type="float" office:value="0.0596227621483376">
            <text:p>0.059622762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1">
            <text:p>3/11/2009</text:p>
          </table:table-cell>
          <table:table-cell office:value-type="float" office:value="2.31">
            <text:p>2.31</text:p>
          </table:table-cell>
          <table:table-cell office:value-type="float" office:value="66.72">
            <text:p>66.72</text:p>
          </table:table-cell>
          <table:table-cell table:style-name="ce9" table:formula="of:=[.B521]/[.B520]-1" office:value-type="float" office:value="-0.00431034482758608">
            <text:p>-0.0043</text:p>
          </table:table-cell>
          <table:table-cell table:formula="of:=[.C521]/[.C520]-1" office:value-type="float" office:value="0.00648664957007084">
            <text:p>0.006486649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2">
            <text:p>3/12/2009</text:p>
          </table:table-cell>
          <table:table-cell office:value-type="float" office:value="2.4">
            <text:p>2.4</text:p>
          </table:table-cell>
          <table:table-cell office:value-type="float" office:value="69.35">
            <text:p>69.35</text:p>
          </table:table-cell>
          <table:table-cell table:style-name="ce9" table:formula="of:=[.B522]/[.B521]-1" office:value-type="float" office:value="0.0389610389610389">
            <text:p>0.0390</text:p>
          </table:table-cell>
          <table:table-cell table:formula="of:=[.C522]/[.C521]-1" office:value-type="float" office:value="0.0394184652278178">
            <text:p>0.039418465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3">
            <text:p>3/13/2009</text:p>
          </table:table-cell>
          <table:table-cell office:value-type="float" office:value="2.52">
            <text:p>2.52</text:p>
          </table:table-cell>
          <table:table-cell office:value-type="float" office:value="69.89">
            <text:p>69.89</text:p>
          </table:table-cell>
          <table:table-cell table:style-name="ce9" table:formula="of:=[.B523]/[.B522]-1" office:value-type="float" office:value="0.05">
            <text:p>0.0500</text:p>
          </table:table-cell>
          <table:table-cell table:formula="of:=[.C523]/[.C522]-1" office:value-type="float" office:value="0.00778658976207658">
            <text:p>0.007786589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6">
            <text:p>3/16/2009</text:p>
          </table:table-cell>
          <table:table-cell office:value-type="float" office:value="2.48">
            <text:p>2.48</text:p>
          </table:table-cell>
          <table:table-cell office:value-type="float" office:value="69.68">
            <text:p>69.68</text:p>
          </table:table-cell>
          <table:table-cell table:style-name="ce9" table:formula="of:=[.B524]/[.B523]-1" office:value-type="float" office:value="-0.0158730158730159">
            <text:p>-0.0159</text:p>
          </table:table-cell>
          <table:table-cell table:formula="of:=[.C524]/[.C523]-1" office:value-type="float" office:value="-0.00300472170553723">
            <text:p>-0.003004721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7">
            <text:p>3/17/2009</text:p>
          </table:table-cell>
          <table:table-cell office:value-type="float" office:value="2.76">
            <text:p>2.76</text:p>
          </table:table-cell>
          <table:table-cell office:value-type="float" office:value="71.81">
            <text:p>71.81</text:p>
          </table:table-cell>
          <table:table-cell table:style-name="ce9" table:formula="of:=[.B525]/[.B524]-1" office:value-type="float" office:value="0.112903225806452">
            <text:p>0.1129</text:p>
          </table:table-cell>
          <table:table-cell table:formula="of:=[.C525]/[.C524]-1" office:value-type="float" office:value="0.0305683122847302">
            <text:p>0.030568312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8">
            <text:p>3/18/2009</text:p>
          </table:table-cell>
          <table:table-cell office:value-type="float" office:value="2.97">
            <text:p>2.97</text:p>
          </table:table-cell>
          <table:table-cell office:value-type="float" office:value="73.42">
            <text:p>73.42</text:p>
          </table:table-cell>
          <table:table-cell table:style-name="ce9" table:formula="of:=[.B526]/[.B525]-1" office:value-type="float" office:value="0.076086956521739">
            <text:p>0.0761</text:p>
          </table:table-cell>
          <table:table-cell table:formula="of:=[.C526]/[.C525]-1" office:value-type="float" office:value="0.0224202757276146">
            <text:p>0.02242027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19">
            <text:p>3/19/2009</text:p>
          </table:table-cell>
          <table:table-cell office:value-type="float" office:value="2.96">
            <text:p>2.96</text:p>
          </table:table-cell>
          <table:table-cell office:value-type="float" office:value="72.51">
            <text:p>72.51</text:p>
          </table:table-cell>
          <table:table-cell table:style-name="ce9" table:formula="of:=[.B527]/[.B526]-1" office:value-type="float" office:value="-0.00336700336700324">
            <text:p>-0.0034</text:p>
          </table:table-cell>
          <table:table-cell table:formula="of:=[.C527]/[.C526]-1" office:value-type="float" office:value="-0.0123944429310814">
            <text:p>-0.012394442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20">
            <text:p>3/20/2009</text:p>
          </table:table-cell>
          <table:table-cell office:value-type="float" office:value="2.67">
            <text:p>2.67</text:p>
          </table:table-cell>
          <table:table-cell office:value-type="float" office:value="70.96">
            <text:p>70.96</text:p>
          </table:table-cell>
          <table:table-cell table:style-name="ce9" table:formula="of:=[.B528]/[.B527]-1" office:value-type="float" office:value="-0.097972972972973">
            <text:p>-0.0980</text:p>
          </table:table-cell>
          <table:table-cell table:formula="of:=[.C528]/[.C527]-1" office:value-type="float" office:value="-0.02137636188112">
            <text:p>-0.021376361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23">
            <text:p>3/23/2009</text:p>
          </table:table-cell>
          <table:table-cell office:value-type="float" office:value="3.02">
            <text:p>3.02</text:p>
          </table:table-cell>
          <table:table-cell office:value-type="float" office:value="76.06">
            <text:p>76.06</text:p>
          </table:table-cell>
          <table:table-cell table:style-name="ce9" table:formula="of:=[.B529]/[.B528]-1" office:value-type="float" office:value="0.131086142322097">
            <text:p>0.1311</text:p>
          </table:table-cell>
          <table:table-cell table:formula="of:=[.C529]/[.C528]-1" office:value-type="float" office:value="0.0718714768883879">
            <text:p>0.071871476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24">
            <text:p>3/24/2009</text:p>
          </table:table-cell>
          <table:table-cell office:value-type="float" office:value="3.14">
            <text:p>3.14</text:p>
          </table:table-cell>
          <table:table-cell office:value-type="float" office:value="74.56">
            <text:p>74.56</text:p>
          </table:table-cell>
          <table:table-cell table:style-name="ce9" table:formula="of:=[.B530]/[.B529]-1" office:value-type="float" office:value="0.0397350993377483">
            <text:p>0.0397</text:p>
          </table:table-cell>
          <table:table-cell table:formula="of:=[.C530]/[.C529]-1" office:value-type="float" office:value="-0.0197212726794636">
            <text:p>-0.01972127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25">
            <text:p>3/25/2009</text:p>
          </table:table-cell>
          <table:table-cell office:value-type="float" office:value="3.17">
            <text:p>3.17</text:p>
          </table:table-cell>
          <table:table-cell office:value-type="float" office:value="75.35">
            <text:p>75.35</text:p>
          </table:table-cell>
          <table:table-cell table:style-name="ce9" table:formula="of:=[.B531]/[.B530]-1" office:value-type="float" office:value="0.00955414012738842">
            <text:p>0.0096</text:p>
          </table:table-cell>
          <table:table-cell table:formula="of:=[.C531]/[.C530]-1" office:value-type="float" office:value="0.0105954935622317">
            <text:p>0.010595493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26">
            <text:p>3/26/2009</text:p>
          </table:table-cell>
          <table:table-cell office:value-type="float" office:value="3.56">
            <text:p>3.56</text:p>
          </table:table-cell>
          <table:table-cell office:value-type="float" office:value="76.88">
            <text:p>76.88</text:p>
          </table:table-cell>
          <table:table-cell table:style-name="ce9" table:formula="of:=[.B532]/[.B531]-1" office:value-type="float" office:value="0.123028391167193">
            <text:p>0.1230</text:p>
          </table:table-cell>
          <table:table-cell table:formula="of:=[.C532]/[.C531]-1" office:value-type="float" office:value="0.0203052422030525">
            <text:p>0.020305242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27">
            <text:p>3/27/2009</text:p>
          </table:table-cell>
          <table:table-cell office:value-type="float" office:value="3.37">
            <text:p>3.37</text:p>
          </table:table-cell>
          <table:table-cell office:value-type="float" office:value="75.49">
            <text:p>75.49</text:p>
          </table:table-cell>
          <table:table-cell table:style-name="ce9" table:formula="of:=[.B533]/[.B532]-1" office:value-type="float" office:value="-0.0533707865168539">
            <text:p>-0.0534</text:p>
          </table:table-cell>
          <table:table-cell table:formula="of:=[.C533]/[.C532]-1" office:value-type="float" office:value="-0.0180801248699272">
            <text:p>-0.018080124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30">
            <text:p>3/30/2009</text:p>
          </table:table-cell>
          <table:table-cell office:value-type="float" office:value="3.19">
            <text:p>3.19</text:p>
          </table:table-cell>
          <table:table-cell office:value-type="float" office:value="72.89">
            <text:p>72.89</text:p>
          </table:table-cell>
          <table:table-cell table:style-name="ce9" table:formula="of:=[.B534]/[.B533]-1" office:value-type="float" office:value="-0.0534124629080119">
            <text:p>-0.0534</text:p>
          </table:table-cell>
          <table:table-cell table:formula="of:=[.C534]/[.C533]-1" office:value-type="float" office:value="-0.0344416479003841">
            <text:p>-0.034441647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3-31">
            <text:p>3/31/2009</text:p>
          </table:table-cell>
          <table:table-cell office:value-type="float" office:value="3.05">
            <text:p>3.05</text:p>
          </table:table-cell>
          <table:table-cell office:value-type="float" office:value="73.56">
            <text:p>73.56</text:p>
          </table:table-cell>
          <table:table-cell table:style-name="ce9" table:formula="of:=[.B535]/[.B534]-1" office:value-type="float" office:value="-0.0438871473354232">
            <text:p>-0.0439</text:p>
          </table:table-cell>
          <table:table-cell table:formula="of:=[.C535]/[.C534]-1" office:value-type="float" office:value="0.00919193304980115">
            <text:p>0.0091919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1">
            <text:p>4/1/2009</text:p>
          </table:table-cell>
          <table:table-cell office:value-type="float" office:value="3.02">
            <text:p>3.02</text:p>
          </table:table-cell>
          <table:table-cell office:value-type="float" office:value="74.99">
            <text:p>74.99</text:p>
          </table:table-cell>
          <table:table-cell table:style-name="ce9" table:formula="of:=[.B536]/[.B535]-1" office:value-type="float" office:value="-0.00983606557377048">
            <text:p>-0.0098</text:p>
          </table:table-cell>
          <table:table-cell table:formula="of:=[.C536]/[.C535]-1" office:value-type="float" office:value="0.0194399129961935">
            <text:p>0.01943991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2">
            <text:p>4/2/2009</text:p>
          </table:table-cell>
          <table:table-cell office:value-type="float" office:value="3.16">
            <text:p>3.16</text:p>
          </table:table-cell>
          <table:table-cell office:value-type="float" office:value="77.18">
            <text:p>77.18</text:p>
          </table:table-cell>
          <table:table-cell table:style-name="ce9" table:formula="of:=[.B537]/[.B536]-1" office:value-type="float" office:value="0.0463576158940398">
            <text:p>0.0464</text:p>
          </table:table-cell>
          <table:table-cell table:formula="of:=[.C537]/[.C536]-1" office:value-type="float" office:value="0.0292038938525139">
            <text:p>0.029203893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3">
            <text:p>4/3/2009</text:p>
          </table:table-cell>
          <table:table-cell office:value-type="float" office:value="3.43">
            <text:p>3.43</text:p>
          </table:table-cell>
          <table:table-cell office:value-type="float" office:value="77.95">
            <text:p>77.95</text:p>
          </table:table-cell>
          <table:table-cell table:style-name="ce9" table:formula="of:=[.B538]/[.B537]-1" office:value-type="float" office:value="0.0854430379746836">
            <text:p>0.0854</text:p>
          </table:table-cell>
          <table:table-cell table:formula="of:=[.C538]/[.C537]-1" office:value-type="float" office:value="0.0099766778958279">
            <text:p>0.009976677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6">
            <text:p>4/6/2009</text:p>
          </table:table-cell>
          <table:table-cell office:value-type="float" office:value="3.53">
            <text:p>3.53</text:p>
          </table:table-cell>
          <table:table-cell office:value-type="float" office:value="77.34">
            <text:p>77.34</text:p>
          </table:table-cell>
          <table:table-cell table:style-name="ce9" table:formula="of:=[.B539]/[.B538]-1" office:value-type="float" office:value="0.0291545189504374">
            <text:p>0.0292</text:p>
          </table:table-cell>
          <table:table-cell table:formula="of:=[.C539]/[.C538]-1" office:value-type="float" office:value="-0.00782552918537527">
            <text:p>-0.007825529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7">
            <text:p>4/7/2009</text:p>
          </table:table-cell>
          <table:table-cell office:value-type="float" office:value="3.44">
            <text:p>3.44</text:p>
          </table:table-cell>
          <table:table-cell office:value-type="float" office:value="75.53">
            <text:p>75.53</text:p>
          </table:table-cell>
          <table:table-cell table:style-name="ce9" table:formula="of:=[.B540]/[.B539]-1" office:value-type="float" office:value="-0.0254957507082154">
            <text:p>-0.0255</text:p>
          </table:table-cell>
          <table:table-cell table:formula="of:=[.C540]/[.C539]-1" office:value-type="float" office:value="-0.0234031549004396">
            <text:p>-0.023403154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8">
            <text:p>4/8/2009</text:p>
          </table:table-cell>
          <table:table-cell office:value-type="float" office:value="3.68">
            <text:p>3.68</text:p>
          </table:table-cell>
          <table:table-cell office:value-type="float" office:value="76.35">
            <text:p>76.35</text:p>
          </table:table-cell>
          <table:table-cell table:style-name="ce9" table:formula="of:=[.B541]/[.B540]-1" office:value-type="float" office:value="0.0697674418604652">
            <text:p>0.0698</text:p>
          </table:table-cell>
          <table:table-cell table:formula="of:=[.C541]/[.C540]-1" office:value-type="float" office:value="0.0108566132662518">
            <text:p>0.01085661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09">
            <text:p>4/9/2009</text:p>
          </table:table-cell>
          <table:table-cell office:value-type="float" office:value="3.75">
            <text:p>3.75</text:p>
          </table:table-cell>
          <table:table-cell office:value-type="float" office:value="79.38">
            <text:p>79.38</text:p>
          </table:table-cell>
          <table:table-cell table:style-name="ce9" table:formula="of:=[.B542]/[.B541]-1" office:value-type="float" office:value="0.0190217391304348">
            <text:p>0.0190</text:p>
          </table:table-cell>
          <table:table-cell table:formula="of:=[.C542]/[.C541]-1" office:value-type="float" office:value="0.0396856581532417">
            <text:p>0.03968565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13">
            <text:p>4/13/2009</text:p>
          </table:table-cell>
          <table:table-cell office:value-type="float" office:value="3.61">
            <text:p>3.61</text:p>
          </table:table-cell>
          <table:table-cell office:value-type="float" office:value="79.4">
            <text:p>79.4</text:p>
          </table:table-cell>
          <table:table-cell table:style-name="ce9" table:formula="of:=[.B543]/[.B542]-1" office:value-type="float" office:value="-0.0373333333333333">
            <text:p>-0.0373</text:p>
          </table:table-cell>
          <table:table-cell table:formula="of:=[.C543]/[.C542]-1" office:value-type="float" office:value="0.000251952632905228">
            <text:p>0.000251952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14">
            <text:p>4/14/2009</text:p>
          </table:table-cell>
          <table:table-cell office:value-type="float" office:value="3.63">
            <text:p>3.63</text:p>
          </table:table-cell>
          <table:table-cell office:value-type="float" office:value="78.03">
            <text:p>78.03</text:p>
          </table:table-cell>
          <table:table-cell table:style-name="ce9" table:formula="of:=[.B544]/[.B543]-1" office:value-type="float" office:value="0.0055401662049861">
            <text:p>0.0055</text:p>
          </table:table-cell>
          <table:table-cell table:formula="of:=[.C544]/[.C543]-1" office:value-type="float" office:value="-0.0172544080604534">
            <text:p>-0.017254408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15">
            <text:p>4/15/2009</text:p>
          </table:table-cell>
          <table:table-cell office:value-type="float" office:value="3.44">
            <text:p>3.44</text:p>
          </table:table-cell>
          <table:table-cell office:value-type="float" office:value="78.86">
            <text:p>78.86</text:p>
          </table:table-cell>
          <table:table-cell table:style-name="ce9" table:formula="of:=[.B545]/[.B544]-1" office:value-type="float" office:value="-0.0523415977961432">
            <text:p>-0.0523</text:p>
          </table:table-cell>
          <table:table-cell table:formula="of:=[.C545]/[.C544]-1" office:value-type="float" office:value="0.0106369345123669">
            <text:p>0.01063693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16">
            <text:p>4/16/2009</text:p>
          </table:table-cell>
          <table:table-cell office:value-type="float" office:value="3.57">
            <text:p>3.57</text:p>
          </table:table-cell>
          <table:table-cell office:value-type="float" office:value="80.02">
            <text:p>80.02</text:p>
          </table:table-cell>
          <table:table-cell table:style-name="ce9" table:formula="of:=[.B546]/[.B545]-1" office:value-type="float" office:value="0.0377906976744187">
            <text:p>0.0378</text:p>
          </table:table-cell>
          <table:table-cell table:formula="of:=[.C546]/[.C545]-1" office:value-type="float" office:value="0.0147096119705807">
            <text:p>0.01470961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17">
            <text:p>4/17/2009</text:p>
          </table:table-cell>
          <table:table-cell office:value-type="float" office:value="3.56">
            <text:p>3.56</text:p>
          </table:table-cell>
          <table:table-cell office:value-type="float" office:value="80.55">
            <text:p>80.55</text:p>
          </table:table-cell>
          <table:table-cell table:style-name="ce9" table:formula="of:=[.B547]/[.B546]-1" office:value-type="float" office:value="-0.00280112044817937">
            <text:p>-0.0028</text:p>
          </table:table-cell>
          <table:table-cell table:formula="of:=[.C547]/[.C546]-1" office:value-type="float" office:value="0.00662334416395893">
            <text:p>0.006623344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0">
            <text:p>4/20/2009</text:p>
          </table:table-cell>
          <table:table-cell office:value-type="float" office:value="3.31">
            <text:p>3.31</text:p>
          </table:table-cell>
          <table:table-cell office:value-type="float" office:value="77.18">
            <text:p>77.18</text:p>
          </table:table-cell>
          <table:table-cell table:style-name="ce9" table:formula="of:=[.B548]/[.B547]-1" office:value-type="float" office:value="-0.0702247191011236">
            <text:p>-0.0702</text:p>
          </table:table-cell>
          <table:table-cell table:formula="of:=[.C548]/[.C547]-1" office:value-type="float" office:value="-0.0418373680943512">
            <text:p>-0.041837368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1">
            <text:p>4/21/2009</text:p>
          </table:table-cell>
          <table:table-cell office:value-type="float" office:value="3.36">
            <text:p>3.36</text:p>
          </table:table-cell>
          <table:table-cell office:value-type="float" office:value="78.69">
            <text:p>78.69</text:p>
          </table:table-cell>
          <table:table-cell table:style-name="ce9" table:formula="of:=[.B549]/[.B548]-1" office:value-type="float" office:value="0.0151057401812689">
            <text:p>0.0151</text:p>
          </table:table-cell>
          <table:table-cell table:formula="of:=[.C549]/[.C548]-1" office:value-type="float" office:value="0.0195646540554546">
            <text:p>0.019564654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2">
            <text:p>4/22/2009</text:p>
          </table:table-cell>
          <table:table-cell office:value-type="float" office:value="3.33">
            <text:p>3.33</text:p>
          </table:table-cell>
          <table:table-cell office:value-type="float" office:value="78.21">
            <text:p>78.21</text:p>
          </table:table-cell>
          <table:table-cell table:style-name="ce9" table:formula="of:=[.B550]/[.B549]-1" office:value-type="float" office:value="-0.0089285714285714">
            <text:p>-0.0089</text:p>
          </table:table-cell>
          <table:table-cell table:formula="of:=[.C550]/[.C549]-1" office:value-type="float" office:value="-0.00609988562714459">
            <text:p>-0.00609988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3">
            <text:p>4/23/2009</text:p>
          </table:table-cell>
          <table:table-cell office:value-type="float" office:value="3.53">
            <text:p>3.53</text:p>
          </table:table-cell>
          <table:table-cell office:value-type="float" office:value="78.97">
            <text:p>78.97</text:p>
          </table:table-cell>
          <table:table-cell table:style-name="ce9" table:formula="of:=[.B551]/[.B550]-1" office:value-type="float" office:value="0.06006006006006">
            <text:p>0.0601</text:p>
          </table:table-cell>
          <table:table-cell table:formula="of:=[.C551]/[.C550]-1" office:value-type="float" office:value="0.00971742743894644">
            <text:p>0.009717427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4">
            <text:p>4/24/2009</text:p>
          </table:table-cell>
          <table:table-cell office:value-type="float" office:value="3.51">
            <text:p>3.51</text:p>
          </table:table-cell>
          <table:table-cell office:value-type="float" office:value="80.17">
            <text:p>80.17</text:p>
          </table:table-cell>
          <table:table-cell table:style-name="ce9" table:formula="of:=[.B552]/[.B551]-1" office:value-type="float" office:value="-0.0056657223796035">
            <text:p>-0.0057</text:p>
          </table:table-cell>
          <table:table-cell table:formula="of:=[.C552]/[.C551]-1" office:value-type="float" office:value="0.0151956439154111">
            <text:p>0.015195643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7">
            <text:p>4/27/2009</text:p>
          </table:table-cell>
          <table:table-cell office:value-type="float" office:value="3.47">
            <text:p>3.47</text:p>
          </table:table-cell>
          <table:table-cell office:value-type="float" office:value="79.41">
            <text:p>79.41</text:p>
          </table:table-cell>
          <table:table-cell table:style-name="ce9" table:formula="of:=[.B553]/[.B552]-1" office:value-type="float" office:value="-0.0113960113960113">
            <text:p>-0.0114</text:p>
          </table:table-cell>
          <table:table-cell table:formula="of:=[.C553]/[.C552]-1" office:value-type="float" office:value="-0.00947985530747164">
            <text:p>-0.00947985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8">
            <text:p>4/28/2009</text:p>
          </table:table-cell>
          <table:table-cell office:value-type="float" office:value="3.41">
            <text:p>3.41</text:p>
          </table:table-cell>
          <table:table-cell office:value-type="float" office:value="79.16">
            <text:p>79.16</text:p>
          </table:table-cell>
          <table:table-cell table:style-name="ce9" table:formula="of:=[.B554]/[.B553]-1" office:value-type="float" office:value="-0.0172910662824207">
            <text:p>-0.0173</text:p>
          </table:table-cell>
          <table:table-cell table:formula="of:=[.C554]/[.C553]-1" office:value-type="float" office:value="-0.00314821810855059">
            <text:p>-0.003148218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29">
            <text:p>4/29/2009</text:p>
          </table:table-cell>
          <table:table-cell office:value-type="float" office:value="3.51">
            <text:p>3.51</text:p>
          </table:table-cell>
          <table:table-cell office:value-type="float" office:value="80.84">
            <text:p>80.84</text:p>
          </table:table-cell>
          <table:table-cell table:style-name="ce9" table:formula="of:=[.B555]/[.B554]-1" office:value-type="float" office:value="0.0293255131964809">
            <text:p>0.0293</text:p>
          </table:table-cell>
          <table:table-cell table:formula="of:=[.C555]/[.C554]-1" office:value-type="float" office:value="0.02122283981809">
            <text:p>0.021222839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4-30">
            <text:p>4/30/2009</text:p>
          </table:table-cell>
          <table:table-cell office:value-type="float" office:value="3.61">
            <text:p>3.61</text:p>
          </table:table-cell>
          <table:table-cell office:value-type="float" office:value="80.87">
            <text:p>80.87</text:p>
          </table:table-cell>
          <table:table-cell table:style-name="ce9" table:formula="of:=[.B556]/[.B555]-1" office:value-type="float" office:value="0.0284900284900285">
            <text:p>0.0285</text:p>
          </table:table-cell>
          <table:table-cell table:formula="of:=[.C556]/[.C555]-1" office:value-type="float" office:value="0.000371103414151364">
            <text:p>0.000371103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01">
            <text:p>5/1/2009</text:p>
          </table:table-cell>
          <table:table-cell office:value-type="float" office:value="3.82">
            <text:p>3.82</text:p>
          </table:table-cell>
          <table:table-cell office:value-type="float" office:value="81.3">
            <text:p>81.3</text:p>
          </table:table-cell>
          <table:table-cell table:style-name="ce9" table:formula="of:=[.B557]/[.B556]-1" office:value-type="float" office:value="0.0581717451523547">
            <text:p>0.0582</text:p>
          </table:table-cell>
          <table:table-cell table:formula="of:=[.C557]/[.C556]-1" office:value-type="float" office:value="0.00531717571410906">
            <text:p>0.00531717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04">
            <text:p>5/4/2009</text:p>
          </table:table-cell>
          <table:table-cell office:value-type="float" office:value="4.26">
            <text:p>4.26</text:p>
          </table:table-cell>
          <table:table-cell office:value-type="float" office:value="84.07">
            <text:p>84.07</text:p>
          </table:table-cell>
          <table:table-cell table:style-name="ce9" table:formula="of:=[.B558]/[.B557]-1" office:value-type="float" office:value="0.115183246073298">
            <text:p>0.1152</text:p>
          </table:table-cell>
          <table:table-cell table:formula="of:=[.C558]/[.C557]-1" office:value-type="float" office:value="0.034071340713407">
            <text:p>0.03407134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05">
            <text:p>5/5/2009</text:p>
          </table:table-cell>
          <table:table-cell office:value-type="float" office:value="4.32">
            <text:p>4.32</text:p>
          </table:table-cell>
          <table:table-cell office:value-type="float" office:value="83.78">
            <text:p>83.78</text:p>
          </table:table-cell>
          <table:table-cell table:style-name="ce9" table:formula="of:=[.B559]/[.B558]-1" office:value-type="float" office:value="0.0140845070422537">
            <text:p>0.0141</text:p>
          </table:table-cell>
          <table:table-cell table:formula="of:=[.C559]/[.C558]-1" office:value-type="float" office:value="-0.00344950636374441">
            <text:p>-0.003449506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06">
            <text:p>5/6/2009</text:p>
          </table:table-cell>
          <table:table-cell office:value-type="float" office:value="4.31">
            <text:p>4.31</text:p>
          </table:table-cell>
          <table:table-cell office:value-type="float" office:value="85.24">
            <text:p>85.24</text:p>
          </table:table-cell>
          <table:table-cell table:style-name="ce9" table:formula="of:=[.B560]/[.B559]-1" office:value-type="float" office:value="-0.00231481481481499">
            <text:p>-0.0023</text:p>
          </table:table-cell>
          <table:table-cell table:formula="of:=[.C560]/[.C559]-1" office:value-type="float" office:value="0.0174265934590594">
            <text:p>0.017426593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07">
            <text:p>5/7/2009</text:p>
          </table:table-cell>
          <table:table-cell office:value-type="float" office:value="4.01">
            <text:p>4.01</text:p>
          </table:table-cell>
          <table:table-cell office:value-type="float" office:value="84.05">
            <text:p>84.05</text:p>
          </table:table-cell>
          <table:table-cell table:style-name="ce9" table:formula="of:=[.B561]/[.B560]-1" office:value-type="float" office:value="-0.0696055684454756">
            <text:p>-0.0696</text:p>
          </table:table-cell>
          <table:table-cell table:formula="of:=[.C561]/[.C560]-1" office:value-type="float" office:value="-0.0139605818864382">
            <text:p>-0.013960581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08">
            <text:p>5/8/2009</text:p>
          </table:table-cell>
          <table:table-cell office:value-type="float" office:value="3.93">
            <text:p>3.93</text:p>
          </table:table-cell>
          <table:table-cell office:value-type="float" office:value="86.01">
            <text:p>86.01</text:p>
          </table:table-cell>
          <table:table-cell table:style-name="ce9" table:formula="of:=[.B562]/[.B561]-1" office:value-type="float" office:value="-0.0199501246882792">
            <text:p>-0.0200</text:p>
          </table:table-cell>
          <table:table-cell table:formula="of:=[.C562]/[.C561]-1" office:value-type="float" office:value="0.0233194527067222">
            <text:p>0.02331945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1">
            <text:p>5/11/2009</text:p>
          </table:table-cell>
          <table:table-cell office:value-type="float" office:value="4.22">
            <text:p>4.22</text:p>
          </table:table-cell>
          <table:table-cell office:value-type="float" office:value="84.4">
            <text:p>84.4</text:p>
          </table:table-cell>
          <table:table-cell table:style-name="ce9" table:formula="of:=[.B563]/[.B562]-1" office:value-type="float" office:value="0.0737913486005088">
            <text:p>0.0738</text:p>
          </table:table-cell>
          <table:table-cell table:formula="of:=[.C563]/[.C562]-1" office:value-type="float" office:value="-0.0187187536332984">
            <text:p>-0.018718753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2">
            <text:p>5/12/2009</text:p>
          </table:table-cell>
          <table:table-cell office:value-type="float" office:value="4.35">
            <text:p>4.35</text:p>
          </table:table-cell>
          <table:table-cell office:value-type="float" office:value="84.15">
            <text:p>84.15</text:p>
          </table:table-cell>
          <table:table-cell table:style-name="ce9" table:formula="of:=[.B564]/[.B563]-1" office:value-type="float" office:value="0.0308056872037914">
            <text:p>0.0308</text:p>
          </table:table-cell>
          <table:table-cell table:formula="of:=[.C564]/[.C563]-1" office:value-type="float" office:value="-0.00296208530805686">
            <text:p>-0.00296208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3">
            <text:p>5/13/2009</text:p>
          </table:table-cell>
          <table:table-cell office:value-type="float" office:value="4.38">
            <text:p>4.38</text:p>
          </table:table-cell>
          <table:table-cell office:value-type="float" office:value="82.03">
            <text:p>82.03</text:p>
          </table:table-cell>
          <table:table-cell table:style-name="ce9" table:formula="of:=[.B565]/[.B564]-1" office:value-type="float" office:value="0.00689655172413795">
            <text:p>0.0069</text:p>
          </table:table-cell>
          <table:table-cell table:formula="of:=[.C565]/[.C564]-1" office:value-type="float" office:value="-0.0251931075460488">
            <text:p>-0.025193107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4">
            <text:p>5/14/2009</text:p>
          </table:table-cell>
          <table:table-cell office:value-type="float" office:value="4.24">
            <text:p>4.24</text:p>
          </table:table-cell>
          <table:table-cell office:value-type="float" office:value="82.74">
            <text:p>82.74</text:p>
          </table:table-cell>
          <table:table-cell table:style-name="ce9" table:formula="of:=[.B566]/[.B565]-1" office:value-type="float" office:value="-0.0319634703196346">
            <text:p>-0.0320</text:p>
          </table:table-cell>
          <table:table-cell table:formula="of:=[.C566]/[.C565]-1" office:value-type="float" office:value="0.00865536998659011">
            <text:p>0.0086553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5">
            <text:p>5/15/2009</text:p>
          </table:table-cell>
          <table:table-cell office:value-type="float" office:value="4.01">
            <text:p>4.01</text:p>
          </table:table-cell>
          <table:table-cell office:value-type="float" office:value="82.06">
            <text:p>82.06</text:p>
          </table:table-cell>
          <table:table-cell table:style-name="ce9" table:formula="of:=[.B567]/[.B566]-1" office:value-type="float" office:value="-0.054245283018868">
            <text:p>-0.0542</text:p>
          </table:table-cell>
          <table:table-cell table:formula="of:=[.C567]/[.C566]-1" office:value-type="float" office:value="-0.00821851583272892">
            <text:p>-0.008218515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8">
            <text:p>5/18/2009</text:p>
          </table:table-cell>
          <table:table-cell office:value-type="float" office:value="4.14">
            <text:p>4.14</text:p>
          </table:table-cell>
          <table:table-cell office:value-type="float" office:value="84.39">
            <text:p>84.39</text:p>
          </table:table-cell>
          <table:table-cell table:style-name="ce9" table:formula="of:=[.B568]/[.B567]-1" office:value-type="float" office:value="0.0324189526184537">
            <text:p>0.0324</text:p>
          </table:table-cell>
          <table:table-cell table:formula="of:=[.C568]/[.C567]-1" office:value-type="float" office:value="0.0283938581525713">
            <text:p>0.02839385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19">
            <text:p>5/19/2009</text:p>
          </table:table-cell>
          <table:table-cell office:value-type="float" office:value="4.39">
            <text:p>4.39</text:p>
          </table:table-cell>
          <table:table-cell office:value-type="float" office:value="84.29">
            <text:p>84.29</text:p>
          </table:table-cell>
          <table:table-cell table:style-name="ce9" table:formula="of:=[.B569]/[.B568]-1" office:value-type="float" office:value="0.0603864734299517">
            <text:p>0.0604</text:p>
          </table:table-cell>
          <table:table-cell table:formula="of:=[.C569]/[.C568]-1" office:value-type="float" office:value="-0.00118497452304767">
            <text:p>-0.00118497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0">
            <text:p>5/20/2009</text:p>
          </table:table-cell>
          <table:table-cell office:value-type="float" office:value="4.5">
            <text:p>4.5</text:p>
          </table:table-cell>
          <table:table-cell office:value-type="float" office:value="83.73">
            <text:p>83.73</text:p>
          </table:table-cell>
          <table:table-cell table:style-name="ce9" table:formula="of:=[.B570]/[.B569]-1" office:value-type="float" office:value="0.0250569476082005">
            <text:p>0.0251</text:p>
          </table:table-cell>
          <table:table-cell table:formula="of:=[.C570]/[.C569]-1" office:value-type="float" office:value="-0.00664372997983154">
            <text:p>-0.0066437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1">
            <text:p>5/21/2009</text:p>
          </table:table-cell>
          <table:table-cell office:value-type="float" office:value="4.34">
            <text:p>4.34</text:p>
          </table:table-cell>
          <table:table-cell office:value-type="float" office:value="82.53">
            <text:p>82.53</text:p>
          </table:table-cell>
          <table:table-cell table:style-name="ce9" table:formula="of:=[.B571]/[.B570]-1" office:value-type="float" office:value="-0.0355555555555556">
            <text:p>-0.0356</text:p>
          </table:table-cell>
          <table:table-cell table:formula="of:=[.C571]/[.C570]-1" office:value-type="float" office:value="-0.014331780723755">
            <text:p>-0.01433178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2">
            <text:p>5/22/2009</text:p>
          </table:table-cell>
          <table:table-cell office:value-type="float" office:value="4.26">
            <text:p>4.26</text:p>
          </table:table-cell>
          <table:table-cell office:value-type="float" office:value="82.35">
            <text:p>82.35</text:p>
          </table:table-cell>
          <table:table-cell table:style-name="ce9" table:formula="of:=[.B572]/[.B571]-1" office:value-type="float" office:value="-0.0184331797235023">
            <text:p>-0.0184</text:p>
          </table:table-cell>
          <table:table-cell table:formula="of:=[.C572]/[.C571]-1" office:value-type="float" office:value="-0.00218102508178852">
            <text:p>-0.002181025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6">
            <text:p>5/26/2009</text:p>
          </table:table-cell>
          <table:table-cell office:value-type="float" office:value="4.53">
            <text:p>4.53</text:p>
          </table:table-cell>
          <table:table-cell office:value-type="float" office:value="84.46">
            <text:p>84.46</text:p>
          </table:table-cell>
          <table:table-cell table:style-name="ce9" table:formula="of:=[.B573]/[.B572]-1" office:value-type="float" office:value="0.063380281690141">
            <text:p>0.0634</text:p>
          </table:table-cell>
          <table:table-cell table:formula="of:=[.C573]/[.C572]-1" office:value-type="float" office:value="0.0256223436551306">
            <text:p>0.025622343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7">
            <text:p>5/27/2009</text:p>
          </table:table-cell>
          <table:table-cell office:value-type="float" office:value="4.71">
            <text:p>4.71</text:p>
          </table:table-cell>
          <table:table-cell office:value-type="float" office:value="82.95">
            <text:p>82.95</text:p>
          </table:table-cell>
          <table:table-cell table:style-name="ce9" table:formula="of:=[.B574]/[.B573]-1" office:value-type="float" office:value="0.0397350993377483">
            <text:p>0.0397</text:p>
          </table:table-cell>
          <table:table-cell table:formula="of:=[.C574]/[.C573]-1" office:value-type="float" office:value="-0.0178782855789722">
            <text:p>-0.01787828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8">
            <text:p>5/28/2009</text:p>
          </table:table-cell>
          <table:table-cell office:value-type="float" office:value="4.7">
            <text:p>4.7</text:p>
          </table:table-cell>
          <table:table-cell office:value-type="float" office:value="84.11">
            <text:p>84.11</text:p>
          </table:table-cell>
          <table:table-cell table:style-name="ce9" table:formula="of:=[.B575]/[.B574]-1" office:value-type="float" office:value="-0.00212314225053078">
            <text:p>-0.0021</text:p>
          </table:table-cell>
          <table:table-cell table:formula="of:=[.C575]/[.C574]-1" office:value-type="float" office:value="0.0139843279083784">
            <text:p>0.013984327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5-29">
            <text:p>5/29/2009</text:p>
          </table:table-cell>
          <table:table-cell office:value-type="float" office:value="4.54">
            <text:p>4.54</text:p>
          </table:table-cell>
          <table:table-cell office:value-type="float" office:value="85.6">
            <text:p>85.6</text:p>
          </table:table-cell>
          <table:table-cell table:style-name="ce9" table:formula="of:=[.B576]/[.B575]-1" office:value-type="float" office:value="-0.0340425531914894">
            <text:p>-0.0340</text:p>
          </table:table-cell>
          <table:table-cell table:formula="of:=[.C576]/[.C575]-1" office:value-type="float" office:value="0.0177148971584828">
            <text:p>0.017714897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1">
            <text:p>6/1/2009</text:p>
          </table:table-cell>
          <table:table-cell office:value-type="float" office:value="4.73">
            <text:p>4.73</text:p>
          </table:table-cell>
          <table:table-cell office:value-type="float" office:value="87.67">
            <text:p>87.67</text:p>
          </table:table-cell>
          <table:table-cell table:style-name="ce9" table:formula="of:=[.B577]/[.B576]-1" office:value-type="float" office:value="0.0418502202643172">
            <text:p>0.0419</text:p>
          </table:table-cell>
          <table:table-cell table:formula="of:=[.C577]/[.C576]-1" office:value-type="float" office:value="0.0241822429906542">
            <text:p>0.02418224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2">
            <text:p>6/2/2009</text:p>
          </table:table-cell>
          <table:table-cell office:value-type="float" office:value="4.56">
            <text:p>4.56</text:p>
          </table:table-cell>
          <table:table-cell office:value-type="float" office:value="87.74">
            <text:p>87.74</text:p>
          </table:table-cell>
          <table:table-cell table:style-name="ce9" table:formula="of:=[.B578]/[.B577]-1" office:value-type="float" office:value="-0.035940803382664">
            <text:p>-0.0359</text:p>
          </table:table-cell>
          <table:table-cell table:formula="of:=[.C578]/[.C577]-1" office:value-type="float" office:value="0.00079844872818513">
            <text:p>0.000798448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3">
            <text:p>6/3/2009</text:p>
          </table:table-cell>
          <table:table-cell office:value-type="float" office:value="4.48">
            <text:p>4.48</text:p>
          </table:table-cell>
          <table:table-cell office:value-type="float" office:value="86.63">
            <text:p>86.63</text:p>
          </table:table-cell>
          <table:table-cell table:style-name="ce9" table:formula="of:=[.B579]/[.B578]-1" office:value-type="float" office:value="-0.0175438596491226">
            <text:p>-0.0175</text:p>
          </table:table-cell>
          <table:table-cell table:formula="of:=[.C579]/[.C578]-1" office:value-type="float" office:value="-0.0126510143606109">
            <text:p>-0.012651014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4">
            <text:p>6/4/2009</text:p>
          </table:table-cell>
          <table:table-cell office:value-type="float" office:value="4.65">
            <text:p>4.65</text:p>
          </table:table-cell>
          <table:table-cell office:value-type="float" office:value="87.45">
            <text:p>87.45</text:p>
          </table:table-cell>
          <table:table-cell table:style-name="ce9" table:formula="of:=[.B580]/[.B579]-1" office:value-type="float" office:value="0.0379464285714286">
            <text:p>0.0379</text:p>
          </table:table-cell>
          <table:table-cell table:formula="of:=[.C580]/[.C579]-1" office:value-type="float" office:value="0.00946554311439463">
            <text:p>0.009465543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5">
            <text:p>6/5/2009</text:p>
          </table:table-cell>
          <table:table-cell office:value-type="float" office:value="4.63">
            <text:p>4.63</text:p>
          </table:table-cell>
          <table:table-cell office:value-type="float" office:value="87.47">
            <text:p>87.47</text:p>
          </table:table-cell>
          <table:table-cell table:style-name="ce9" table:formula="of:=[.B581]/[.B580]-1" office:value-type="float" office:value="-0.00430107526881729">
            <text:p>-0.0043</text:p>
          </table:table-cell>
          <table:table-cell table:formula="of:=[.C581]/[.C580]-1" office:value-type="float" office:value="0.000228702115494528">
            <text:p>0.000228702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8">
            <text:p>6/8/2009</text:p>
          </table:table-cell>
          <table:table-cell office:value-type="float" office:value="4.61">
            <text:p>4.61</text:p>
          </table:table-cell>
          <table:table-cell office:value-type="float" office:value="87.1">
            <text:p>87.1</text:p>
          </table:table-cell>
          <table:table-cell table:style-name="ce9" table:formula="of:=[.B582]/[.B581]-1" office:value-type="float" office:value="-0.0043196544276457">
            <text:p>-0.0043</text:p>
          </table:table-cell>
          <table:table-cell table:formula="of:=[.C582]/[.C581]-1" office:value-type="float" office:value="-0.00423002172173326">
            <text:p>-0.004230021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09">
            <text:p>6/9/2009</text:p>
          </table:table-cell>
          <table:table-cell office:value-type="float" office:value="4.75">
            <text:p>4.75</text:p>
          </table:table-cell>
          <table:table-cell office:value-type="float" office:value="87.55">
            <text:p>87.55</text:p>
          </table:table-cell>
          <table:table-cell table:style-name="ce9" table:formula="of:=[.B583]/[.B582]-1" office:value-type="float" office:value="0.0303687635574836">
            <text:p>0.0304</text:p>
          </table:table-cell>
          <table:table-cell table:formula="of:=[.C583]/[.C582]-1" office:value-type="float" office:value="0.005166475315729">
            <text:p>0.00516647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0">
            <text:p>6/10/2009</text:p>
          </table:table-cell>
          <table:table-cell office:value-type="float" office:value="4.82">
            <text:p>4.82</text:p>
          </table:table-cell>
          <table:table-cell office:value-type="float" office:value="87.33">
            <text:p>87.33</text:p>
          </table:table-cell>
          <table:table-cell table:style-name="ce9" table:formula="of:=[.B584]/[.B583]-1" office:value-type="float" office:value="0.0147368421052632">
            <text:p>0.0147</text:p>
          </table:table-cell>
          <table:table-cell table:formula="of:=[.C584]/[.C583]-1" office:value-type="float" office:value="-0.00251284980011424">
            <text:p>-0.002512849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1">
            <text:p>6/11/2009</text:p>
          </table:table-cell>
          <table:table-cell office:value-type="float" office:value="4.7">
            <text:p>4.7</text:p>
          </table:table-cell>
          <table:table-cell office:value-type="float" office:value="87.71">
            <text:p>87.71</text:p>
          </table:table-cell>
          <table:table-cell table:style-name="ce9" table:formula="of:=[.B585]/[.B584]-1" office:value-type="float" office:value="-0.024896265560166">
            <text:p>-0.0249</text:p>
          </table:table-cell>
          <table:table-cell table:formula="of:=[.C585]/[.C584]-1" office:value-type="float" office:value="0.00435131111874498">
            <text:p>0.004351311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2">
            <text:p>6/12/2009</text:p>
          </table:table-cell>
          <table:table-cell office:value-type="float" office:value="4.47">
            <text:p>4.47</text:p>
          </table:table-cell>
          <table:table-cell office:value-type="float" office:value="87.96">
            <text:p>87.96</text:p>
          </table:table-cell>
          <table:table-cell table:style-name="ce9" table:formula="of:=[.B586]/[.B585]-1" office:value-type="float" office:value="-0.0489361702127661">
            <text:p>-0.0489</text:p>
          </table:table-cell>
          <table:table-cell table:formula="of:=[.C586]/[.C585]-1" office:value-type="float" office:value="0.00285030213202608">
            <text:p>0.002850302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5">
            <text:p>6/15/2009</text:p>
          </table:table-cell>
          <table:table-cell office:value-type="float" office:value="4.26">
            <text:p>4.26</text:p>
          </table:table-cell>
          <table:table-cell office:value-type="float" office:value="85.94">
            <text:p>85.94</text:p>
          </table:table-cell>
          <table:table-cell table:style-name="ce9" table:formula="of:=[.B587]/[.B586]-1" office:value-type="float" office:value="-0.0469798657718121">
            <text:p>-0.0470</text:p>
          </table:table-cell>
          <table:table-cell table:formula="of:=[.C587]/[.C586]-1" office:value-type="float" office:value="-0.0229649840836743">
            <text:p>-0.022964984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6">
            <text:p>6/16/2009</text:p>
          </table:table-cell>
          <table:table-cell office:value-type="float" office:value="4.13">
            <text:p>4.13</text:p>
          </table:table-cell>
          <table:table-cell office:value-type="float" office:value="84.77">
            <text:p>84.77</text:p>
          </table:table-cell>
          <table:table-cell table:style-name="ce9" table:formula="of:=[.B588]/[.B587]-1" office:value-type="float" office:value="-0.0305164319248826">
            <text:p>-0.0305</text:p>
          </table:table-cell>
          <table:table-cell table:formula="of:=[.C588]/[.C587]-1" office:value-type="float" office:value="-0.0136141494065627">
            <text:p>-0.013614149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7">
            <text:p>6/17/2009</text:p>
          </table:table-cell>
          <table:table-cell office:value-type="float" office:value="4.08">
            <text:p>4.08</text:p>
          </table:table-cell>
          <table:table-cell office:value-type="float" office:value="84.69">
            <text:p>84.69</text:p>
          </table:table-cell>
          <table:table-cell table:style-name="ce9" table:formula="of:=[.B589]/[.B588]-1" office:value-type="float" office:value="-0.0121065375302662">
            <text:p>-0.0121</text:p>
          </table:table-cell>
          <table:table-cell table:formula="of:=[.C589]/[.C588]-1" office:value-type="float" office:value="-0.000943730093193373">
            <text:p>-0.000943730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8">
            <text:p>6/18/2009</text:p>
          </table:table-cell>
          <table:table-cell office:value-type="float" office:value="3.85">
            <text:p>3.85</text:p>
          </table:table-cell>
          <table:table-cell office:value-type="float" office:value="85.31">
            <text:p>85.31</text:p>
          </table:table-cell>
          <table:table-cell table:style-name="ce9" table:formula="of:=[.B590]/[.B589]-1" office:value-type="float" office:value="-0.0563725490196079">
            <text:p>-0.0564</text:p>
          </table:table-cell>
          <table:table-cell table:formula="of:=[.C590]/[.C589]-1" office:value-type="float" office:value="0.0073208170976502">
            <text:p>0.007320817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19">
            <text:p>6/19/2009</text:p>
          </table:table-cell>
          <table:table-cell office:value-type="float" office:value="3.87">
            <text:p>3.87</text:p>
          </table:table-cell>
          <table:table-cell office:value-type="float" office:value="85.62">
            <text:p>85.62</text:p>
          </table:table-cell>
          <table:table-cell table:style-name="ce9" table:formula="of:=[.B591]/[.B590]-1" office:value-type="float" office:value="0.0051948051948052">
            <text:p>0.0052</text:p>
          </table:table-cell>
          <table:table-cell table:formula="of:=[.C591]/[.C590]-1" office:value-type="float" office:value="0.00363380611886055">
            <text:p>0.003633806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22">
            <text:p>6/22/2009</text:p>
          </table:table-cell>
          <table:table-cell office:value-type="float" office:value="3.62">
            <text:p>3.62</text:p>
          </table:table-cell>
          <table:table-cell office:value-type="float" office:value="83.06">
            <text:p>83.06</text:p>
          </table:table-cell>
          <table:table-cell table:style-name="ce9" table:formula="of:=[.B592]/[.B591]-1" office:value-type="float" office:value="-0.0645994832041343">
            <text:p>-0.0646</text:p>
          </table:table-cell>
          <table:table-cell table:formula="of:=[.C592]/[.C591]-1" office:value-type="float" office:value="-0.029899556178463">
            <text:p>-0.029899556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23">
            <text:p>6/23/2009</text:p>
          </table:table-cell>
          <table:table-cell office:value-type="float" office:value="3.55">
            <text:p>3.55</text:p>
          </table:table-cell>
          <table:table-cell office:value-type="float" office:value="83.12">
            <text:p>83.12</text:p>
          </table:table-cell>
          <table:table-cell table:style-name="ce9" table:formula="of:=[.B593]/[.B592]-1" office:value-type="float" office:value="-0.0193370165745858">
            <text:p>-0.0193</text:p>
          </table:table-cell>
          <table:table-cell table:formula="of:=[.C593]/[.C592]-1" office:value-type="float" office:value="0.000722369371538578">
            <text:p>0.000722369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24">
            <text:p>6/24/2009</text:p>
          </table:table-cell>
          <table:table-cell office:value-type="float" office:value="3.66">
            <text:p>3.66</text:p>
          </table:table-cell>
          <table:table-cell office:value-type="float" office:value="83.84">
            <text:p>83.84</text:p>
          </table:table-cell>
          <table:table-cell table:style-name="ce9" table:formula="of:=[.B594]/[.B593]-1" office:value-type="float" office:value="0.0309859154929579">
            <text:p>0.0310</text:p>
          </table:table-cell>
          <table:table-cell table:formula="of:=[.C594]/[.C593]-1" office:value-type="float" office:value="0.00866217516843126">
            <text:p>0.008662175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25">
            <text:p>6/25/2009</text:p>
          </table:table-cell>
          <table:table-cell office:value-type="float" office:value="3.64">
            <text:p>3.64</text:p>
          </table:table-cell>
          <table:table-cell office:value-type="float" office:value="85.66">
            <text:p>85.66</text:p>
          </table:table-cell>
          <table:table-cell table:style-name="ce9" table:formula="of:=[.B595]/[.B594]-1" office:value-type="float" office:value="-0.00546448087431695">
            <text:p>-0.0055</text:p>
          </table:table-cell>
          <table:table-cell table:formula="of:=[.C595]/[.C594]-1" office:value-type="float" office:value="0.0217080152671756">
            <text:p>0.02170801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26">
            <text:p>6/26/2009</text:p>
          </table:table-cell>
          <table:table-cell office:value-type="float" office:value="3.62">
            <text:p>3.62</text:p>
          </table:table-cell>
          <table:table-cell office:value-type="float" office:value="85.44">
            <text:p>85.44</text:p>
          </table:table-cell>
          <table:table-cell table:style-name="ce9" table:formula="of:=[.B596]/[.B595]-1" office:value-type="float" office:value="-0.00549450549450548">
            <text:p>-0.0055</text:p>
          </table:table-cell>
          <table:table-cell table:formula="of:=[.C596]/[.C595]-1" office:value-type="float" office:value="-0.00256829325239316">
            <text:p>-0.00256829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29">
            <text:p>6/29/2009</text:p>
          </table:table-cell>
          <table:table-cell office:value-type="float" office:value="3.72">
            <text:p>3.72</text:p>
          </table:table-cell>
          <table:table-cell office:value-type="float" office:value="86.24">
            <text:p>86.24</text:p>
          </table:table-cell>
          <table:table-cell table:style-name="ce9" table:formula="of:=[.B597]/[.B596]-1" office:value-type="float" office:value="0.027624309392265">
            <text:p>0.0276</text:p>
          </table:table-cell>
          <table:table-cell table:formula="of:=[.C597]/[.C596]-1" office:value-type="float" office:value="0.00936329588014972">
            <text:p>0.009363295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6-30">
            <text:p>6/30/2009</text:p>
          </table:table-cell>
          <table:table-cell office:value-type="float" office:value="3.87">
            <text:p>3.87</text:p>
          </table:table-cell>
          <table:table-cell office:value-type="float" office:value="85.54">
            <text:p>85.54</text:p>
          </table:table-cell>
          <table:table-cell table:style-name="ce9" table:formula="of:=[.B598]/[.B597]-1" office:value-type="float" office:value="0.0403225806451615">
            <text:p>0.0403</text:p>
          </table:table-cell>
          <table:table-cell table:formula="of:=[.C598]/[.C597]-1" office:value-type="float" office:value="-0.00811688311688297">
            <text:p>-0.008116883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01">
            <text:p>7/1/2009</text:p>
          </table:table-cell>
          <table:table-cell office:value-type="float" office:value="3.91">
            <text:p>3.91</text:p>
          </table:table-cell>
          <table:table-cell office:value-type="float" office:value="85.89">
            <text:p>85.89</text:p>
          </table:table-cell>
          <table:table-cell table:style-name="ce9" table:formula="of:=[.B599]/[.B598]-1" office:value-type="float" office:value="0.0103359173126616">
            <text:p>0.0103</text:p>
          </table:table-cell>
          <table:table-cell table:formula="of:=[.C599]/[.C598]-1" office:value-type="float" office:value="0.00409165302782322">
            <text:p>0.0040916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02">
            <text:p>7/2/2009</text:p>
          </table:table-cell>
          <table:table-cell office:value-type="float" office:value="3.78">
            <text:p>3.78</text:p>
          </table:table-cell>
          <table:table-cell office:value-type="float" office:value="83.55">
            <text:p>83.55</text:p>
          </table:table-cell>
          <table:table-cell table:style-name="ce9" table:formula="of:=[.B600]/[.B599]-1" office:value-type="float" office:value="-0.0332480818414322">
            <text:p>-0.0332</text:p>
          </table:table-cell>
          <table:table-cell table:formula="of:=[.C600]/[.C599]-1" office:value-type="float" office:value="-0.0272441494935383">
            <text:p>-0.027244149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06">
            <text:p>7/6/2009</text:p>
          </table:table-cell>
          <table:table-cell office:value-type="float" office:value="3.55">
            <text:p>3.55</text:p>
          </table:table-cell>
          <table:table-cell office:value-type="float" office:value="83.54">
            <text:p>83.54</text:p>
          </table:table-cell>
          <table:table-cell table:style-name="ce9" table:formula="of:=[.B601]/[.B600]-1" office:value-type="float" office:value="-0.0608465608465609">
            <text:p>-0.0608</text:p>
          </table:table-cell>
          <table:table-cell table:formula="of:=[.C601]/[.C600]-1" office:value-type="float" office:value="-0.000119688809096186">
            <text:p>-0.000119688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07">
            <text:p>7/7/2009</text:p>
          </table:table-cell>
          <table:table-cell office:value-type="float" office:value="3.43">
            <text:p>3.43</text:p>
          </table:table-cell>
          <table:table-cell office:value-type="float" office:value="81.92">
            <text:p>81.92</text:p>
          </table:table-cell>
          <table:table-cell table:style-name="ce9" table:formula="of:=[.B602]/[.B601]-1" office:value-type="float" office:value="-0.0338028169014084">
            <text:p>-0.0338</text:p>
          </table:table-cell>
          <table:table-cell table:formula="of:=[.C602]/[.C601]-1" office:value-type="float" office:value="-0.0193919080679914">
            <text:p>-0.019391908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08">
            <text:p>7/8/2009</text:p>
          </table:table-cell>
          <table:table-cell office:value-type="float" office:value="3.36">
            <text:p>3.36</text:p>
          </table:table-cell>
          <table:table-cell office:value-type="float" office:value="81.87">
            <text:p>81.87</text:p>
          </table:table-cell>
          <table:table-cell table:style-name="ce9" table:formula="of:=[.B603]/[.B602]-1" office:value-type="float" office:value="-0.0204081632653063">
            <text:p>-0.0204</text:p>
          </table:table-cell>
          <table:table-cell table:formula="of:=[.C603]/[.C602]-1" office:value-type="float" office:value="-0.0006103515625">
            <text:p>-0.00061035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09">
            <text:p>7/9/2009</text:p>
          </table:table-cell>
          <table:table-cell office:value-type="float" office:value="3.48">
            <text:p>3.48</text:p>
          </table:table-cell>
          <table:table-cell office:value-type="float" office:value="82.02">
            <text:p>82.02</text:p>
          </table:table-cell>
          <table:table-cell table:style-name="ce9" table:formula="of:=[.B604]/[.B603]-1" office:value-type="float" office:value="0.0357142857142858">
            <text:p>0.0357</text:p>
          </table:table-cell>
          <table:table-cell table:formula="of:=[.C604]/[.C603]-1" office:value-type="float" office:value="0.00183217295712712">
            <text:p>0.00183217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10">
            <text:p>7/10/2009</text:p>
          </table:table-cell>
          <table:table-cell office:value-type="float" office:value="3.49">
            <text:p>3.49</text:p>
          </table:table-cell>
          <table:table-cell office:value-type="float" office:value="81.83">
            <text:p>81.83</text:p>
          </table:table-cell>
          <table:table-cell table:style-name="ce9" table:formula="of:=[.B605]/[.B604]-1" office:value-type="float" office:value="0.00287356321839094">
            <text:p>0.0029</text:p>
          </table:table-cell>
          <table:table-cell table:formula="of:=[.C605]/[.C604]-1" office:value-type="float" office:value="-0.0023165081687393">
            <text:p>-0.00231650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13">
            <text:p>7/13/2009</text:p>
          </table:table-cell>
          <table:table-cell office:value-type="float" office:value="3.56">
            <text:p>3.56</text:p>
          </table:table-cell>
          <table:table-cell office:value-type="float" office:value="83.82">
            <text:p>83.82</text:p>
          </table:table-cell>
          <table:table-cell table:style-name="ce9" table:formula="of:=[.B606]/[.B605]-1" office:value-type="float" office:value="0.0200573065902578">
            <text:p>0.0201</text:p>
          </table:table-cell>
          <table:table-cell table:formula="of:=[.C606]/[.C605]-1" office:value-type="float" office:value="0.0243187095197359">
            <text:p>0.024318709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14">
            <text:p>7/14/2009</text:p>
          </table:table-cell>
          <table:table-cell office:value-type="float" office:value="3.55">
            <text:p>3.55</text:p>
          </table:table-cell>
          <table:table-cell office:value-type="float" office:value="84.29">
            <text:p>84.29</text:p>
          </table:table-cell>
          <table:table-cell table:style-name="ce9" table:formula="of:=[.B607]/[.B606]-1" office:value-type="float" office:value="-0.00280898876404501">
            <text:p>-0.0028</text:p>
          </table:table-cell>
          <table:table-cell table:formula="of:=[.C607]/[.C606]-1" office:value-type="float" office:value="0.00560725363874992">
            <text:p>0.005607253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15">
            <text:p>7/15/2009</text:p>
          </table:table-cell>
          <table:table-cell office:value-type="float" office:value="3.86">
            <text:p>3.86</text:p>
          </table:table-cell>
          <table:table-cell office:value-type="float" office:value="86.76">
            <text:p>86.76</text:p>
          </table:table-cell>
          <table:table-cell table:style-name="ce9" table:formula="of:=[.B608]/[.B607]-1" office:value-type="float" office:value="0.0873239436619719">
            <text:p>0.0873</text:p>
          </table:table-cell>
          <table:table-cell table:formula="of:=[.C608]/[.C607]-1" office:value-type="float" office:value="0.0293035947324711">
            <text:p>0.029303594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16">
            <text:p>7/16/2009</text:p>
          </table:table-cell>
          <table:table-cell office:value-type="float" office:value="3.92">
            <text:p>3.92</text:p>
          </table:table-cell>
          <table:table-cell office:value-type="float" office:value="86.62">
            <text:p>86.62</text:p>
          </table:table-cell>
          <table:table-cell table:style-name="ce9" table:formula="of:=[.B609]/[.B608]-1" office:value-type="float" office:value="0.0155440414507773">
            <text:p>0.0155</text:p>
          </table:table-cell>
          <table:table-cell table:formula="of:=[.C609]/[.C608]-1" office:value-type="float" office:value="-0.0016136468418626">
            <text:p>-0.001613646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17">
            <text:p>7/17/2009</text:p>
          </table:table-cell>
          <table:table-cell office:value-type="float" office:value="4">
            <text:p>4</text:p>
          </table:table-cell>
          <table:table-cell office:value-type="float" office:value="87.57">
            <text:p>87.57</text:p>
          </table:table-cell>
          <table:table-cell table:style-name="ce9" table:formula="of:=[.B610]/[.B609]-1" office:value-type="float" office:value="0.0204081632653061">
            <text:p>0.0204</text:p>
          </table:table-cell>
          <table:table-cell table:formula="of:=[.C610]/[.C609]-1" office:value-type="float" office:value="0.0109674440083121">
            <text:p>0.01096744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0">
            <text:p>7/20/2009</text:p>
          </table:table-cell>
          <table:table-cell office:value-type="float" office:value="4.17">
            <text:p>4.17</text:p>
          </table:table-cell>
          <table:table-cell office:value-type="float" office:value="88.5">
            <text:p>88.5</text:p>
          </table:table-cell>
          <table:table-cell table:style-name="ce9" table:formula="of:=[.B611]/[.B610]-1" office:value-type="float" office:value="0.0425">
            <text:p>0.0425</text:p>
          </table:table-cell>
          <table:table-cell table:formula="of:=[.C611]/[.C610]-1" office:value-type="float" office:value="0.0106200753682768">
            <text:p>0.010620075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1">
            <text:p>7/21/2009</text:p>
          </table:table-cell>
          <table:table-cell office:value-type="float" office:value="4.08">
            <text:p>4.08</text:p>
          </table:table-cell>
          <table:table-cell office:value-type="float" office:value="88.91">
            <text:p>88.91</text:p>
          </table:table-cell>
          <table:table-cell table:style-name="ce9" table:formula="of:=[.B612]/[.B611]-1" office:value-type="float" office:value="-0.0215827338129496">
            <text:p>-0.0216</text:p>
          </table:table-cell>
          <table:table-cell table:formula="of:=[.C612]/[.C611]-1" office:value-type="float" office:value="0.00463276836158189">
            <text:p>0.004632768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2">
            <text:p>7/22/2009</text:p>
          </table:table-cell>
          <table:table-cell office:value-type="float" office:value="3.55">
            <text:p>3.55</text:p>
          </table:table-cell>
          <table:table-cell office:value-type="float" office:value="88.89">
            <text:p>88.89</text:p>
          </table:table-cell>
          <table:table-cell table:style-name="ce9" table:formula="of:=[.B613]/[.B612]-1" office:value-type="float" office:value="-0.129901960784314">
            <text:p>-0.1299</text:p>
          </table:table-cell>
          <table:table-cell table:formula="of:=[.C613]/[.C612]-1" office:value-type="float" office:value="-0.000224946575188345">
            <text:p>-0.000224946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3">
            <text:p>7/23/2009</text:p>
          </table:table-cell>
          <table:table-cell office:value-type="float" office:value="3.59">
            <text:p>3.59</text:p>
          </table:table-cell>
          <table:table-cell office:value-type="float" office:value="90.85">
            <text:p>90.85</text:p>
          </table:table-cell>
          <table:table-cell table:style-name="ce9" table:formula="of:=[.B614]/[.B613]-1" office:value-type="float" office:value="0.0112676056338028">
            <text:p>0.0113</text:p>
          </table:table-cell>
          <table:table-cell table:formula="of:=[.C614]/[.C613]-1" office:value-type="float" office:value="0.0220497243784452">
            <text:p>0.022049724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4">
            <text:p>7/24/2009</text:p>
          </table:table-cell>
          <table:table-cell office:value-type="float" office:value="3.77">
            <text:p>3.77</text:p>
          </table:table-cell>
          <table:table-cell office:value-type="float" office:value="91.22">
            <text:p>91.22</text:p>
          </table:table-cell>
          <table:table-cell table:style-name="ce9" table:formula="of:=[.B615]/[.B614]-1" office:value-type="float" office:value="0.0501392757660168">
            <text:p>0.0501</text:p>
          </table:table-cell>
          <table:table-cell table:formula="of:=[.C615]/[.C614]-1" office:value-type="float" office:value="0.00407264722069356">
            <text:p>0.004072647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7">
            <text:p>7/27/2009</text:p>
          </table:table-cell>
          <table:table-cell office:value-type="float" office:value="3.8">
            <text:p>3.8</text:p>
          </table:table-cell>
          <table:table-cell office:value-type="float" office:value="91.49">
            <text:p>91.49</text:p>
          </table:table-cell>
          <table:table-cell table:style-name="ce9" table:formula="of:=[.B616]/[.B615]-1" office:value-type="float" office:value="0.00795755968169765">
            <text:p>0.0080</text:p>
          </table:table-cell>
          <table:table-cell table:formula="of:=[.C616]/[.C615]-1" office:value-type="float" office:value="0.00295987721990798">
            <text:p>0.002959877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8">
            <text:p>7/28/2009</text:p>
          </table:table-cell>
          <table:table-cell office:value-type="float" office:value="3.77">
            <text:p>3.77</text:p>
          </table:table-cell>
          <table:table-cell office:value-type="float" office:value="91.07">
            <text:p>91.07</text:p>
          </table:table-cell>
          <table:table-cell table:style-name="ce9" table:formula="of:=[.B617]/[.B616]-1" office:value-type="float" office:value="-0.00789473684210518">
            <text:p>-0.0079</text:p>
          </table:table-cell>
          <table:table-cell table:formula="of:=[.C617]/[.C616]-1" office:value-type="float" office:value="-0.00459066564651878">
            <text:p>-0.00459066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29">
            <text:p>7/29/2009</text:p>
          </table:table-cell>
          <table:table-cell office:value-type="float" office:value="3.71">
            <text:p>3.71</text:p>
          </table:table-cell>
          <table:table-cell office:value-type="float" office:value="90.84">
            <text:p>90.84</text:p>
          </table:table-cell>
          <table:table-cell table:style-name="ce9" table:formula="of:=[.B618]/[.B617]-1" office:value-type="float" office:value="-0.0159151193633953">
            <text:p>-0.0159</text:p>
          </table:table-cell>
          <table:table-cell table:formula="of:=[.C618]/[.C617]-1" office:value-type="float" office:value="-0.0025255298122322">
            <text:p>-0.002525529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30">
            <text:p>7/30/2009</text:p>
          </table:table-cell>
          <table:table-cell office:value-type="float" office:value="3.66">
            <text:p>3.66</text:p>
          </table:table-cell>
          <table:table-cell office:value-type="float" office:value="91.79">
            <text:p>91.79</text:p>
          </table:table-cell>
          <table:table-cell table:style-name="ce9" table:formula="of:=[.B619]/[.B618]-1" office:value-type="float" office:value="-0.013477088948787">
            <text:p>-0.0135</text:p>
          </table:table-cell>
          <table:table-cell table:formula="of:=[.C619]/[.C618]-1" office:value-type="float" office:value="0.0104579480405109">
            <text:p>0.01045794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7-31">
            <text:p>7/31/2009</text:p>
          </table:table-cell>
          <table:table-cell office:value-type="float" office:value="3.66">
            <text:p>3.66</text:p>
          </table:table-cell>
          <table:table-cell office:value-type="float" office:value="91.92">
            <text:p>91.92</text:p>
          </table:table-cell>
          <table:table-cell table:style-name="ce9" table:formula="of:=[.B620]/[.B619]-1" office:value-type="float" office:value="0">
            <text:p>0.0000</text:p>
          </table:table-cell>
          <table:table-cell table:formula="of:=[.C620]/[.C619]-1" office:value-type="float" office:value="0.00141627628281937">
            <text:p>0.001416276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03">
            <text:p>8/3/2009</text:p>
          </table:table-cell>
          <table:table-cell office:value-type="float" office:value="3.74">
            <text:p>3.74</text:p>
          </table:table-cell>
          <table:table-cell office:value-type="float" office:value="93.44">
            <text:p>93.44</text:p>
          </table:table-cell>
          <table:table-cell table:style-name="ce9" table:formula="of:=[.B621]/[.B620]-1" office:value-type="float" office:value="0.0218579234972678">
            <text:p>0.0219</text:p>
          </table:table-cell>
          <table:table-cell table:formula="of:=[.C621]/[.C620]-1" office:value-type="float" office:value="0.0165361183637947">
            <text:p>0.016536118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04">
            <text:p>8/4/2009</text:p>
          </table:table-cell>
          <table:table-cell office:value-type="float" office:value="3.76">
            <text:p>3.76</text:p>
          </table:table-cell>
          <table:table-cell office:value-type="float" office:value="93.68">
            <text:p>93.68</text:p>
          </table:table-cell>
          <table:table-cell table:style-name="ce9" table:formula="of:=[.B622]/[.B621]-1" office:value-type="float" office:value="0.0053475935828875">
            <text:p>0.0053</text:p>
          </table:table-cell>
          <table:table-cell table:formula="of:=[.C622]/[.C621]-1" office:value-type="float" office:value="0.00256849315068508">
            <text:p>0.002568493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05">
            <text:p>8/5/2009</text:p>
          </table:table-cell>
          <table:table-cell office:value-type="float" office:value="3.75">
            <text:p>3.75</text:p>
          </table:table-cell>
          <table:table-cell office:value-type="float" office:value="93.41">
            <text:p>93.41</text:p>
          </table:table-cell>
          <table:table-cell table:style-name="ce9" table:formula="of:=[.B623]/[.B622]-1" office:value-type="float" office:value="-0.00265957446808507">
            <text:p>-0.0027</text:p>
          </table:table-cell>
          <table:table-cell table:formula="of:=[.C623]/[.C622]-1" office:value-type="float" office:value="-0.00288215200683184">
            <text:p>-0.00288215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06">
            <text:p>8/6/2009</text:p>
          </table:table-cell>
          <table:table-cell office:value-type="float" office:value="3.71">
            <text:p>3.71</text:p>
          </table:table-cell>
          <table:table-cell office:value-type="float" office:value="92.93">
            <text:p>92.93</text:p>
          </table:table-cell>
          <table:table-cell table:style-name="ce9" table:formula="of:=[.B624]/[.B623]-1" office:value-type="float" office:value="-0.0106666666666667">
            <text:p>-0.0107</text:p>
          </table:table-cell>
          <table:table-cell table:formula="of:=[.C624]/[.C623]-1" office:value-type="float" office:value="-0.00513863612032961">
            <text:p>-0.005138636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07">
            <text:p>8/7/2009</text:p>
          </table:table-cell>
          <table:table-cell office:value-type="float" office:value="3.7">
            <text:p>3.7</text:p>
          </table:table-cell>
          <table:table-cell office:value-type="float" office:value="94.15">
            <text:p>94.15</text:p>
          </table:table-cell>
          <table:table-cell table:style-name="ce9" table:formula="of:=[.B625]/[.B624]-1" office:value-type="float" office:value="-0.00269541778975735">
            <text:p>-0.0027</text:p>
          </table:table-cell>
          <table:table-cell table:formula="of:=[.C625]/[.C624]-1" office:value-type="float" office:value="0.0131281609813838">
            <text:p>0.01312816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0">
            <text:p>8/10/2009</text:p>
          </table:table-cell>
          <table:table-cell office:value-type="float" office:value="3.68">
            <text:p>3.68</text:p>
          </table:table-cell>
          <table:table-cell office:value-type="float" office:value="93.95">
            <text:p>93.95</text:p>
          </table:table-cell>
          <table:table-cell table:style-name="ce9" table:formula="of:=[.B626]/[.B625]-1" office:value-type="float" office:value="-0.00540540540540546">
            <text:p>-0.0054</text:p>
          </table:table-cell>
          <table:table-cell table:formula="of:=[.C626]/[.C625]-1" office:value-type="float" office:value="-0.00212426978226232">
            <text:p>-0.002124269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1">
            <text:p>8/11/2009</text:p>
          </table:table-cell>
          <table:table-cell office:value-type="float" office:value="3.59">
            <text:p>3.59</text:p>
          </table:table-cell>
          <table:table-cell office:value-type="float" office:value="92.78">
            <text:p>92.78</text:p>
          </table:table-cell>
          <table:table-cell table:style-name="ce9" table:formula="of:=[.B627]/[.B626]-1" office:value-type="float" office:value="-0.0244565217391305">
            <text:p>-0.0245</text:p>
          </table:table-cell>
          <table:table-cell table:formula="of:=[.C627]/[.C626]-1" office:value-type="float" office:value="-0.0124534326769559">
            <text:p>-0.01245343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2">
            <text:p>8/12/2009</text:p>
          </table:table-cell>
          <table:table-cell office:value-type="float" office:value="3.59">
            <text:p>3.59</text:p>
          </table:table-cell>
          <table:table-cell office:value-type="float" office:value="93.77">
            <text:p>93.77</text:p>
          </table:table-cell>
          <table:table-cell table:style-name="ce9" table:formula="of:=[.B628]/[.B627]-1" office:value-type="float" office:value="0">
            <text:p>0.0000</text:p>
          </table:table-cell>
          <table:table-cell table:formula="of:=[.C628]/[.C627]-1" office:value-type="float" office:value="0.0106704031041172">
            <text:p>0.010670403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3">
            <text:p>8/13/2009</text:p>
          </table:table-cell>
          <table:table-cell office:value-type="float" office:value="3.68">
            <text:p>3.68</text:p>
          </table:table-cell>
          <table:table-cell office:value-type="float" office:value="94.49">
            <text:p>94.49</text:p>
          </table:table-cell>
          <table:table-cell table:style-name="ce9" table:formula="of:=[.B629]/[.B628]-1" office:value-type="float" office:value="0.0250696378830084">
            <text:p>0.0251</text:p>
          </table:table-cell>
          <table:table-cell table:formula="of:=[.C629]/[.C628]-1" office:value-type="float" office:value="0.00767836194945071">
            <text:p>0.007678361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4">
            <text:p>8/14/2009</text:p>
          </table:table-cell>
          <table:table-cell office:value-type="float" office:value="3.69">
            <text:p>3.69</text:p>
          </table:table-cell>
          <table:table-cell office:value-type="float" office:value="93.76">
            <text:p>93.76</text:p>
          </table:table-cell>
          <table:table-cell table:style-name="ce9" table:formula="of:=[.B630]/[.B629]-1" office:value-type="float" office:value="0.00271739130434767">
            <text:p>0.0027</text:p>
          </table:table-cell>
          <table:table-cell table:formula="of:=[.C630]/[.C629]-1" office:value-type="float" office:value="-0.00772568525769912">
            <text:p>-0.00772568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7">
            <text:p>8/17/2009</text:p>
          </table:table-cell>
          <table:table-cell office:value-type="float" office:value="3.55">
            <text:p>3.55</text:p>
          </table:table-cell>
          <table:table-cell office:value-type="float" office:value="91.46">
            <text:p>91.46</text:p>
          </table:table-cell>
          <table:table-cell table:style-name="ce9" table:formula="of:=[.B631]/[.B630]-1" office:value-type="float" office:value="-0.037940379403794">
            <text:p>-0.0379</text:p>
          </table:table-cell>
          <table:table-cell table:formula="of:=[.C631]/[.C630]-1" office:value-type="float" office:value="-0.0245307167235496">
            <text:p>-0.024530716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8">
            <text:p>8/18/2009</text:p>
          </table:table-cell>
          <table:table-cell office:value-type="float" office:value="3.56">
            <text:p>3.56</text:p>
          </table:table-cell>
          <table:table-cell office:value-type="float" office:value="92.18">
            <text:p>92.18</text:p>
          </table:table-cell>
          <table:table-cell table:style-name="ce9" table:formula="of:=[.B632]/[.B631]-1" office:value-type="float" office:value="0.0028169014084507">
            <text:p>0.0028</text:p>
          </table:table-cell>
          <table:table-cell table:formula="of:=[.C632]/[.C631]-1" office:value-type="float" office:value="0.00787229389897237">
            <text:p>0.007872293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19">
            <text:p>8/19/2009</text:p>
          </table:table-cell>
          <table:table-cell office:value-type="float" office:value="3.52">
            <text:p>3.52</text:p>
          </table:table-cell>
          <table:table-cell office:value-type="float" office:value="92.99">
            <text:p>92.99</text:p>
          </table:table-cell>
          <table:table-cell table:style-name="ce9" table:formula="of:=[.B633]/[.B632]-1" office:value-type="float" office:value="-0.0112359550561798">
            <text:p>-0.0112</text:p>
          </table:table-cell>
          <table:table-cell table:formula="of:=[.C633]/[.C632]-1" office:value-type="float" office:value="0.00878715556519838">
            <text:p>0.00878715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0">
            <text:p>8/20/2009</text:p>
          </table:table-cell>
          <table:table-cell office:value-type="float" office:value="3.52">
            <text:p>3.52</text:p>
          </table:table-cell>
          <table:table-cell office:value-type="float" office:value="93.95">
            <text:p>93.95</text:p>
          </table:table-cell>
          <table:table-cell table:style-name="ce9" table:formula="of:=[.B634]/[.B633]-1" office:value-type="float" office:value="0">
            <text:p>0.0000</text:p>
          </table:table-cell>
          <table:table-cell table:formula="of:=[.C634]/[.C633]-1" office:value-type="float" office:value="0.0103236907194322">
            <text:p>0.01032369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1">
            <text:p>8/21/2009</text:p>
          </table:table-cell>
          <table:table-cell office:value-type="float" office:value="3.7">
            <text:p>3.7</text:p>
          </table:table-cell>
          <table:table-cell office:value-type="float" office:value="95.79">
            <text:p>95.79</text:p>
          </table:table-cell>
          <table:table-cell table:style-name="ce9" table:formula="of:=[.B635]/[.B634]-1" office:value-type="float" office:value="0.0511363636363638">
            <text:p>0.0511</text:p>
          </table:table-cell>
          <table:table-cell table:formula="of:=[.C635]/[.C634]-1" office:value-type="float" office:value="0.0195848855774348">
            <text:p>0.01958488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4">
            <text:p>8/24/2009</text:p>
          </table:table-cell>
          <table:table-cell office:value-type="float" office:value="4">
            <text:p>4</text:p>
          </table:table-cell>
          <table:table-cell office:value-type="float" office:value="95.78">
            <text:p>95.78</text:p>
          </table:table-cell>
          <table:table-cell table:style-name="ce9" table:formula="of:=[.B636]/[.B635]-1" office:value-type="float" office:value="0.0810810810810809">
            <text:p>0.0811</text:p>
          </table:table-cell>
          <table:table-cell table:formula="of:=[.C636]/[.C635]-1" office:value-type="float" office:value="-0.000104395030796622">
            <text:p>-0.00010439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5">
            <text:p>8/25/2009</text:p>
          </table:table-cell>
          <table:table-cell office:value-type="float" office:value="4.02">
            <text:p>4.02</text:p>
          </table:table-cell>
          <table:table-cell office:value-type="float" office:value="95.97">
            <text:p>95.97</text:p>
          </table:table-cell>
          <table:table-cell table:style-name="ce9" table:formula="of:=[.B637]/[.B636]-1" office:value-type="float" office:value="0.00499999999999989">
            <text:p>0.0050</text:p>
          </table:table-cell>
          <table:table-cell table:formula="of:=[.C637]/[.C636]-1" office:value-type="float" office:value="0.00198371267487985">
            <text:p>0.00198371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6">
            <text:p>8/26/2009</text:p>
          </table:table-cell>
          <table:table-cell office:value-type="float" office:value="4.06">
            <text:p>4.06</text:p>
          </table:table-cell>
          <table:table-cell office:value-type="float" office:value="95.98">
            <text:p>95.98</text:p>
          </table:table-cell>
          <table:table-cell table:style-name="ce9" table:formula="of:=[.B638]/[.B637]-1" office:value-type="float" office:value="0.00995024875621886">
            <text:p>0.0100</text:p>
          </table:table-cell>
          <table:table-cell table:formula="of:=[.C638]/[.C637]-1" office:value-type="float" office:value="0.000104199228925683">
            <text:p>0.000104199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7">
            <text:p>8/27/2009</text:p>
          </table:table-cell>
          <table:table-cell office:value-type="float" office:value="4.23">
            <text:p>4.23</text:p>
          </table:table-cell>
          <table:table-cell office:value-type="float" office:value="96.19">
            <text:p>96.19</text:p>
          </table:table-cell>
          <table:table-cell table:style-name="ce9" table:formula="of:=[.B639]/[.B638]-1" office:value-type="float" office:value="0.0418719211822662">
            <text:p>0.0419</text:p>
          </table:table-cell>
          <table:table-cell table:formula="of:=[.C639]/[.C638]-1" office:value-type="float" office:value="0.00218795582413001">
            <text:p>0.002187955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28">
            <text:p>8/28/2009</text:p>
          </table:table-cell>
          <table:table-cell office:value-type="float" office:value="4.47">
            <text:p>4.47</text:p>
          </table:table-cell>
          <table:table-cell office:value-type="float" office:value="96.17">
            <text:p>96.17</text:p>
          </table:table-cell>
          <table:table-cell table:style-name="ce9" table:formula="of:=[.B640]/[.B639]-1" office:value-type="float" office:value="0.0567375886524821">
            <text:p>0.0567</text:p>
          </table:table-cell>
          <table:table-cell table:formula="of:=[.C640]/[.C639]-1" office:value-type="float" office:value="-0.000207921821395063">
            <text:p>-0.000207921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8-31">
            <text:p>8/31/2009</text:p>
          </table:table-cell>
          <table:table-cell office:value-type="float" office:value="4.36">
            <text:p>4.36</text:p>
          </table:table-cell>
          <table:table-cell office:value-type="float" office:value="95.32">
            <text:p>95.32</text:p>
          </table:table-cell>
          <table:table-cell table:style-name="ce9" table:formula="of:=[.B641]/[.B640]-1" office:value-type="float" office:value="-0.0246085011185682">
            <text:p>-0.0246</text:p>
          </table:table-cell>
          <table:table-cell table:formula="of:=[.C641]/[.C640]-1" office:value-type="float" office:value="-0.00883851512945832">
            <text:p>-0.008838515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01">
            <text:p>9/1/2009</text:p>
          </table:table-cell>
          <table:table-cell office:value-type="float" office:value="4.22">
            <text:p>4.22</text:p>
          </table:table-cell>
          <table:table-cell office:value-type="float" office:value="93.22">
            <text:p>93.22</text:p>
          </table:table-cell>
          <table:table-cell table:style-name="ce9" table:formula="of:=[.B642]/[.B641]-1" office:value-type="float" office:value="-0.0321100917431194">
            <text:p>-0.0321</text:p>
          </table:table-cell>
          <table:table-cell table:formula="of:=[.C642]/[.C641]-1" office:value-type="float" office:value="-0.022031053294167">
            <text:p>-0.02203105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02">
            <text:p>9/2/2009</text:p>
          </table:table-cell>
          <table:table-cell office:value-type="float" office:value="4.28">
            <text:p>4.28</text:p>
          </table:table-cell>
          <table:table-cell office:value-type="float" office:value="92.86">
            <text:p>92.86</text:p>
          </table:table-cell>
          <table:table-cell table:style-name="ce9" table:formula="of:=[.B643]/[.B642]-1" office:value-type="float" office:value="0.014218009478673">
            <text:p>0.0142</text:p>
          </table:table-cell>
          <table:table-cell table:formula="of:=[.C643]/[.C642]-1" office:value-type="float" office:value="-0.00386183222484449">
            <text:p>-0.003861832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03">
            <text:p>9/3/2009</text:p>
          </table:table-cell>
          <table:table-cell office:value-type="float" office:value="4.53">
            <text:p>4.53</text:p>
          </table:table-cell>
          <table:table-cell office:value-type="float" office:value="93.63">
            <text:p>93.63</text:p>
          </table:table-cell>
          <table:table-cell table:style-name="ce9" table:formula="of:=[.B644]/[.B643]-1" office:value-type="float" office:value="0.058411214953271">
            <text:p>0.0584</text:p>
          </table:table-cell>
          <table:table-cell table:formula="of:=[.C644]/[.C643]-1" office:value-type="float" office:value="0.0082920525522292">
            <text:p>0.008292052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04">
            <text:p>9/4/2009</text:p>
          </table:table-cell>
          <table:table-cell office:value-type="float" office:value="4.53">
            <text:p>4.53</text:p>
          </table:table-cell>
          <table:table-cell office:value-type="float" office:value="94.95">
            <text:p>94.95</text:p>
          </table:table-cell>
          <table:table-cell table:style-name="ce9" table:formula="of:=[.B645]/[.B644]-1" office:value-type="float" office:value="0">
            <text:p>0.0000</text:p>
          </table:table-cell>
          <table:table-cell table:formula="of:=[.C645]/[.C644]-1" office:value-type="float" office:value="0.0140980454982378">
            <text:p>0.014098045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08">
            <text:p>9/8/2009</text:p>
          </table:table-cell>
          <table:table-cell office:value-type="float" office:value="5.19">
            <text:p>5.19</text:p>
          </table:table-cell>
          <table:table-cell office:value-type="float" office:value="95.76">
            <text:p>95.76</text:p>
          </table:table-cell>
          <table:table-cell table:style-name="ce9" table:formula="of:=[.B646]/[.B645]-1" office:value-type="float" office:value="0.145695364238411">
            <text:p>0.1457</text:p>
          </table:table-cell>
          <table:table-cell table:formula="of:=[.C646]/[.C645]-1" office:value-type="float" office:value="0.00853080568720377">
            <text:p>0.00853080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09">
            <text:p>9/9/2009</text:p>
          </table:table-cell>
          <table:table-cell office:value-type="float" office:value="5.2">
            <text:p>5.2</text:p>
          </table:table-cell>
          <table:table-cell office:value-type="float" office:value="96.5">
            <text:p>96.5</text:p>
          </table:table-cell>
          <table:table-cell table:style-name="ce9" table:formula="of:=[.B647]/[.B646]-1" office:value-type="float" office:value="0.0019267822736031">
            <text:p>0.0019</text:p>
          </table:table-cell>
          <table:table-cell table:formula="of:=[.C647]/[.C646]-1" office:value-type="float" office:value="0.00772765246449447">
            <text:p>0.007727652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0">
            <text:p>9/10/2009</text:p>
          </table:table-cell>
          <table:table-cell office:value-type="float" office:value="5.38">
            <text:p>5.38</text:p>
          </table:table-cell>
          <table:table-cell office:value-type="float" office:value="97.49">
            <text:p>97.49</text:p>
          </table:table-cell>
          <table:table-cell table:style-name="ce9" table:formula="of:=[.B648]/[.B647]-1" office:value-type="float" office:value="0.0346153846153845">
            <text:p>0.0346</text:p>
          </table:table-cell>
          <table:table-cell table:formula="of:=[.C648]/[.C647]-1" office:value-type="float" office:value="0.0102590673575129">
            <text:p>0.010259067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1">
            <text:p>9/11/2009</text:p>
          </table:table-cell>
          <table:table-cell office:value-type="float" office:value="5.68">
            <text:p>5.68</text:p>
          </table:table-cell>
          <table:table-cell office:value-type="float" office:value="97.47">
            <text:p>97.47</text:p>
          </table:table-cell>
          <table:table-cell table:style-name="ce9" table:formula="of:=[.B649]/[.B648]-1" office:value-type="float" office:value="0.0557620817843867">
            <text:p>0.0558</text:p>
          </table:table-cell>
          <table:table-cell table:formula="of:=[.C649]/[.C648]-1" office:value-type="float" office:value="-0.000205149246076508">
            <text:p>-0.000205149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4">
            <text:p>9/14/2009</text:p>
          </table:table-cell>
          <table:table-cell office:value-type="float" office:value="5.72">
            <text:p>5.72</text:p>
          </table:table-cell>
          <table:table-cell office:value-type="float" office:value="97.94">
            <text:p>97.94</text:p>
          </table:table-cell>
          <table:table-cell table:style-name="ce9" table:formula="of:=[.B650]/[.B649]-1" office:value-type="float" office:value="0.00704225352112675">
            <text:p>0.0070</text:p>
          </table:table-cell>
          <table:table-cell table:formula="of:=[.C650]/[.C649]-1" office:value-type="float" office:value="0.00482199651174708">
            <text:p>0.004821996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5">
            <text:p>9/15/2009</text:p>
          </table:table-cell>
          <table:table-cell office:value-type="float" office:value="5.88">
            <text:p>5.88</text:p>
          </table:table-cell>
          <table:table-cell office:value-type="float" office:value="98.35">
            <text:p>98.35</text:p>
          </table:table-cell>
          <table:table-cell table:style-name="ce9" table:formula="of:=[.B651]/[.B650]-1" office:value-type="float" office:value="0.0279720279720279">
            <text:p>0.0280</text:p>
          </table:table-cell>
          <table:table-cell table:formula="of:=[.C651]/[.C650]-1" office:value-type="float" office:value="0.004186236471309">
            <text:p>0.004186236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6">
            <text:p>9/16/2009</text:p>
          </table:table-cell>
          <table:table-cell office:value-type="float" office:value="5.69">
            <text:p>5.69</text:p>
          </table:table-cell>
          <table:table-cell office:value-type="float" office:value="99.84">
            <text:p>99.84</text:p>
          </table:table-cell>
          <table:table-cell table:style-name="ce9" table:formula="of:=[.B652]/[.B651]-1" office:value-type="float" office:value="-0.0323129251700679">
            <text:p>-0.0323</text:p>
          </table:table-cell>
          <table:table-cell table:formula="of:=[.C652]/[.C651]-1" office:value-type="float" office:value="0.0151499745805797">
            <text:p>0.015149974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7">
            <text:p>9/17/2009</text:p>
          </table:table-cell>
          <table:table-cell office:value-type="float" office:value="5.67">
            <text:p>5.67</text:p>
          </table:table-cell>
          <table:table-cell office:value-type="float" office:value="99.69">
            <text:p>99.69</text:p>
          </table:table-cell>
          <table:table-cell table:style-name="ce9" table:formula="of:=[.B653]/[.B652]-1" office:value-type="float" office:value="-0.00351493848857654">
            <text:p>-0.0035</text:p>
          </table:table-cell>
          <table:table-cell table:formula="of:=[.C653]/[.C652]-1" office:value-type="float" office:value="-0.00150240384615385">
            <text:p>-0.001502403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18">
            <text:p>9/18/2009</text:p>
          </table:table-cell>
          <table:table-cell office:value-type="float" office:value="5.7">
            <text:p>5.7</text:p>
          </table:table-cell>
          <table:table-cell office:value-type="float" office:value="99.75">
            <text:p>99.75</text:p>
          </table:table-cell>
          <table:table-cell table:style-name="ce9" table:formula="of:=[.B654]/[.B653]-1" office:value-type="float" office:value="0.00529100529100535">
            <text:p>0.0053</text:p>
          </table:table-cell>
          <table:table-cell table:formula="of:=[.C654]/[.C653]-1" office:value-type="float" office:value="0.000601865783930178">
            <text:p>0.000601865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1">
            <text:p>9/21/2009</text:p>
          </table:table-cell>
          <table:table-cell office:value-type="float" office:value="5.81">
            <text:p>5.81</text:p>
          </table:table-cell>
          <table:table-cell office:value-type="float" office:value="99.5">
            <text:p>99.5</text:p>
          </table:table-cell>
          <table:table-cell table:style-name="ce9" table:formula="of:=[.B655]/[.B654]-1" office:value-type="float" office:value="0.0192982456140351">
            <text:p>0.0193</text:p>
          </table:table-cell>
          <table:table-cell table:formula="of:=[.C655]/[.C654]-1" office:value-type="float" office:value="-0.00250626566416046">
            <text:p>-0.00250626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2">
            <text:p>9/22/2009</text:p>
          </table:table-cell>
          <table:table-cell office:value-type="float" office:value="6.08">
            <text:p>6.08</text:p>
          </table:table-cell>
          <table:table-cell office:value-type="float" office:value="100.08">
            <text:p>100.08</text:p>
          </table:table-cell>
          <table:table-cell table:style-name="ce9" table:formula="of:=[.B656]/[.B655]-1" office:value-type="float" office:value="0.046471600688468">
            <text:p>0.0465</text:p>
          </table:table-cell>
          <table:table-cell table:formula="of:=[.C656]/[.C655]-1" office:value-type="float" office:value="0.00582914572864324">
            <text:p>0.00582914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3">
            <text:p>9/23/2009</text:p>
          </table:table-cell>
          <table:table-cell office:value-type="float" office:value="6.02">
            <text:p>6.02</text:p>
          </table:table-cell>
          <table:table-cell office:value-type="float" office:value="99.25">
            <text:p>99.25</text:p>
          </table:table-cell>
          <table:table-cell table:style-name="ce9" table:formula="of:=[.B657]/[.B656]-1" office:value-type="float" office:value="-0.00986842105263164">
            <text:p>-0.0099</text:p>
          </table:table-cell>
          <table:table-cell table:formula="of:=[.C657]/[.C656]-1" office:value-type="float" office:value="-0.00829336530775382">
            <text:p>-0.008293365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4">
            <text:p>9/24/2009</text:p>
          </table:table-cell>
          <table:table-cell office:value-type="float" office:value="5.66">
            <text:p>5.66</text:p>
          </table:table-cell>
          <table:table-cell office:value-type="float" office:value="98.16">
            <text:p>98.16</text:p>
          </table:table-cell>
          <table:table-cell table:style-name="ce9" table:formula="of:=[.B658]/[.B657]-1" office:value-type="float" office:value="-0.0598006644518272">
            <text:p>-0.0598</text:p>
          </table:table-cell>
          <table:table-cell table:formula="of:=[.C658]/[.C657]-1" office:value-type="float" office:value="-0.0109823677581864">
            <text:p>-0.010982367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5">
            <text:p>9/25/2009</text:p>
          </table:table-cell>
          <table:table-cell office:value-type="float" office:value="5.83">
            <text:p>5.83</text:p>
          </table:table-cell>
          <table:table-cell office:value-type="float" office:value="97.63">
            <text:p>97.63</text:p>
          </table:table-cell>
          <table:table-cell table:style-name="ce9" table:formula="of:=[.B659]/[.B658]-1" office:value-type="float" office:value="0.0300353356890459">
            <text:p>0.0300</text:p>
          </table:table-cell>
          <table:table-cell table:formula="of:=[.C659]/[.C658]-1" office:value-type="float" office:value="-0.00539934800326003">
            <text:p>-0.00539934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8">
            <text:p>9/28/2009</text:p>
          </table:table-cell>
          <table:table-cell office:value-type="float" office:value="5.94">
            <text:p>5.94</text:p>
          </table:table-cell>
          <table:table-cell office:value-type="float" office:value="99.38">
            <text:p>99.38</text:p>
          </table:table-cell>
          <table:table-cell table:style-name="ce9" table:formula="of:=[.B660]/[.B659]-1" office:value-type="float" office:value="0.0188679245283019">
            <text:p>0.0189</text:p>
          </table:table-cell>
          <table:table-cell table:formula="of:=[.C660]/[.C659]-1" office:value-type="float" office:value="0.0179248181911298">
            <text:p>0.01792481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29">
            <text:p>9/29/2009</text:p>
          </table:table-cell>
          <table:table-cell office:value-type="float" office:value="5.78">
            <text:p>5.78</text:p>
          </table:table-cell>
          <table:table-cell office:value-type="float" office:value="99.08">
            <text:p>99.08</text:p>
          </table:table-cell>
          <table:table-cell table:style-name="ce9" table:formula="of:=[.B661]/[.B660]-1" office:value-type="float" office:value="-0.0269360269360269">
            <text:p>-0.0269</text:p>
          </table:table-cell>
          <table:table-cell table:formula="of:=[.C661]/[.C660]-1" office:value-type="float" office:value="-0.00301871603944448">
            <text:p>-0.0030187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09-30">
            <text:p>9/30/2009</text:p>
          </table:table-cell>
          <table:table-cell office:value-type="float" office:value="5.66">
            <text:p>5.66</text:p>
          </table:table-cell>
          <table:table-cell office:value-type="float" office:value="98.7">
            <text:p>98.7</text:p>
          </table:table-cell>
          <table:table-cell table:style-name="ce9" table:formula="of:=[.B662]/[.B661]-1" office:value-type="float" office:value="-0.0207612456747405">
            <text:p>-0.0208</text:p>
          </table:table-cell>
          <table:table-cell table:formula="of:=[.C662]/[.C661]-1" office:value-type="float" office:value="-0.00383528461849003">
            <text:p>-0.003835284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1">
            <text:p>10/1/2009</text:p>
          </table:table-cell>
          <table:table-cell office:value-type="float" office:value="5.39">
            <text:p>5.39</text:p>
          </table:table-cell>
          <table:table-cell office:value-type="float" office:value="96.25">
            <text:p>96.25</text:p>
          </table:table-cell>
          <table:table-cell table:style-name="ce9" table:formula="of:=[.B663]/[.B662]-1" office:value-type="float" office:value="-0.0477031802120143">
            <text:p>-0.0477</text:p>
          </table:table-cell>
          <table:table-cell table:formula="of:=[.C663]/[.C662]-1" office:value-type="float" office:value="-0.024822695035461">
            <text:p>-0.02482269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2">
            <text:p>10/2/2009</text:p>
          </table:table-cell>
          <table:table-cell office:value-type="float" office:value="5.31">
            <text:p>5.31</text:p>
          </table:table-cell>
          <table:table-cell office:value-type="float" office:value="95.8">
            <text:p>95.8</text:p>
          </table:table-cell>
          <table:table-cell table:style-name="ce9" table:formula="of:=[.B664]/[.B663]-1" office:value-type="float" office:value="-0.0148423005565863">
            <text:p>-0.0148</text:p>
          </table:table-cell>
          <table:table-cell table:formula="of:=[.C664]/[.C663]-1" office:value-type="float" office:value="-0.00467532467532472">
            <text:p>-0.004675324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5">
            <text:p>10/5/2009</text:p>
          </table:table-cell>
          <table:table-cell office:value-type="float" office:value="5.54">
            <text:p>5.54</text:p>
          </table:table-cell>
          <table:table-cell office:value-type="float" office:value="97.23">
            <text:p>97.23</text:p>
          </table:table-cell>
          <table:table-cell table:style-name="ce9" table:formula="of:=[.B665]/[.B664]-1" office:value-type="float" office:value="0.0433145009416196">
            <text:p>0.0433</text:p>
          </table:table-cell>
          <table:table-cell table:formula="of:=[.C665]/[.C664]-1" office:value-type="float" office:value="0.0149269311064719">
            <text:p>0.014926931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6">
            <text:p>10/6/2009</text:p>
          </table:table-cell>
          <table:table-cell office:value-type="float" office:value="5.64">
            <text:p>5.64</text:p>
          </table:table-cell>
          <table:table-cell office:value-type="float" office:value="98.62">
            <text:p>98.62</text:p>
          </table:table-cell>
          <table:table-cell table:style-name="ce9" table:formula="of:=[.B666]/[.B665]-1" office:value-type="float" office:value="0.0180505415162455">
            <text:p>0.0181</text:p>
          </table:table-cell>
          <table:table-cell table:formula="of:=[.C666]/[.C665]-1" office:value-type="float" office:value="0.0142959991772087">
            <text:p>0.014295999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7">
            <text:p>10/7/2009</text:p>
          </table:table-cell>
          <table:table-cell office:value-type="float" office:value="5.54">
            <text:p>5.54</text:p>
          </table:table-cell>
          <table:table-cell office:value-type="float" office:value="98.89">
            <text:p>98.89</text:p>
          </table:table-cell>
          <table:table-cell table:style-name="ce9" table:formula="of:=[.B667]/[.B666]-1" office:value-type="float" office:value="-0.0177304964539007">
            <text:p>-0.0177</text:p>
          </table:table-cell>
          <table:table-cell table:formula="of:=[.C667]/[.C666]-1" office:value-type="float" office:value="0.00273778138308645">
            <text:p>0.002737781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8">
            <text:p>10/8/2009</text:p>
          </table:table-cell>
          <table:table-cell office:value-type="float" office:value="5.51">
            <text:p>5.51</text:p>
          </table:table-cell>
          <table:table-cell office:value-type="float" office:value="99.65">
            <text:p>99.65</text:p>
          </table:table-cell>
          <table:table-cell table:style-name="ce9" table:formula="of:=[.B668]/[.B667]-1" office:value-type="float" office:value="-0.00541516245487372">
            <text:p>-0.0054</text:p>
          </table:table-cell>
          <table:table-cell table:formula="of:=[.C668]/[.C667]-1" office:value-type="float" office:value="0.00768530690666402">
            <text:p>0.007685306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09">
            <text:p>10/9/2009</text:p>
          </table:table-cell>
          <table:table-cell office:value-type="float" office:value="5.88">
            <text:p>5.88</text:p>
          </table:table-cell>
          <table:table-cell office:value-type="float" office:value="100.26">
            <text:p>100.26</text:p>
          </table:table-cell>
          <table:table-cell table:style-name="ce9" table:formula="of:=[.B669]/[.B668]-1" office:value-type="float" office:value="0.0671506352087115">
            <text:p>0.0672</text:p>
          </table:table-cell>
          <table:table-cell table:formula="of:=[.C669]/[.C668]-1" office:value-type="float" office:value="0.00612142498745616">
            <text:p>0.00612142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12">
            <text:p>10/12/2009</text:p>
          </table:table-cell>
          <table:table-cell office:value-type="float" office:value="6.14">
            <text:p>6.14</text:p>
          </table:table-cell>
          <table:table-cell office:value-type="float" office:value="100.65">
            <text:p>100.65</text:p>
          </table:table-cell>
          <table:table-cell table:style-name="ce9" table:formula="of:=[.B670]/[.B669]-1" office:value-type="float" office:value="0.0442176870748299">
            <text:p>0.0442</text:p>
          </table:table-cell>
          <table:table-cell table:formula="of:=[.C670]/[.C669]-1" office:value-type="float" office:value="0.00388988629563136">
            <text:p>0.003889886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13">
            <text:p>10/13/2009</text:p>
          </table:table-cell>
          <table:table-cell office:value-type="float" office:value="6.08">
            <text:p>6.08</text:p>
          </table:table-cell>
          <table:table-cell office:value-type="float" office:value="100.45">
            <text:p>100.45</text:p>
          </table:table-cell>
          <table:table-cell table:style-name="ce9" table:formula="of:=[.B671]/[.B670]-1" office:value-type="float" office:value="-0.00977198697068393">
            <text:p>-0.0098</text:p>
          </table:table-cell>
          <table:table-cell table:formula="of:=[.C671]/[.C670]-1" office:value-type="float" office:value="-0.00198708395429714">
            <text:p>-0.00198708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14">
            <text:p>10/14/2009</text:p>
          </table:table-cell>
          <table:table-cell office:value-type="float" office:value="6.25">
            <text:p>6.25</text:p>
          </table:table-cell>
          <table:table-cell office:value-type="float" office:value="102.17">
            <text:p>102.17</text:p>
          </table:table-cell>
          <table:table-cell table:style-name="ce9" table:formula="of:=[.B672]/[.B671]-1" office:value-type="float" office:value="0.0279605263157894">
            <text:p>0.0280</text:p>
          </table:table-cell>
          <table:table-cell table:formula="of:=[.C672]/[.C671]-1" office:value-type="float" office:value="0.0171229467396714">
            <text:p>0.017122946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15">
            <text:p>10/15/2009</text:p>
          </table:table-cell>
          <table:table-cell office:value-type="float" office:value="6.19">
            <text:p>6.19</text:p>
          </table:table-cell>
          <table:table-cell office:value-type="float" office:value="102.55">
            <text:p>102.55</text:p>
          </table:table-cell>
          <table:table-cell table:style-name="ce9" table:formula="of:=[.B673]/[.B672]-1" office:value-type="float" office:value="-0.00959999999999994">
            <text:p>-0.0096</text:p>
          </table:table-cell>
          <table:table-cell table:formula="of:=[.C673]/[.C672]-1" office:value-type="float" office:value="0.00371929137711646">
            <text:p>0.003719291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16">
            <text:p>10/16/2009</text:p>
          </table:table-cell>
          <table:table-cell office:value-type="float" office:value="5.74">
            <text:p>5.74</text:p>
          </table:table-cell>
          <table:table-cell office:value-type="float" office:value="101.78">
            <text:p>101.78</text:p>
          </table:table-cell>
          <table:table-cell table:style-name="ce9" table:formula="of:=[.B674]/[.B673]-1" office:value-type="float" office:value="-0.0726978998384491">
            <text:p>-0.0727</text:p>
          </table:table-cell>
          <table:table-cell table:formula="of:=[.C674]/[.C673]-1" office:value-type="float" office:value="-0.00750853242320815">
            <text:p>-0.007508532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19">
            <text:p>10/19/2009</text:p>
          </table:table-cell>
          <table:table-cell office:value-type="float" office:value="5.87">
            <text:p>5.87</text:p>
          </table:table-cell>
          <table:table-cell office:value-type="float" office:value="102.62">
            <text:p>102.62</text:p>
          </table:table-cell>
          <table:table-cell table:style-name="ce9" table:formula="of:=[.B675]/[.B674]-1" office:value-type="float" office:value="0.0226480836236933">
            <text:p>0.0226</text:p>
          </table:table-cell>
          <table:table-cell table:formula="of:=[.C675]/[.C674]-1" office:value-type="float" office:value="0.00825309491059145">
            <text:p>0.008253094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0">
            <text:p>10/20/2009</text:p>
          </table:table-cell>
          <table:table-cell office:value-type="float" office:value="5.98">
            <text:p>5.98</text:p>
          </table:table-cell>
          <table:table-cell office:value-type="float" office:value="102.08">
            <text:p>102.08</text:p>
          </table:table-cell>
          <table:table-cell table:style-name="ce9" table:formula="of:=[.B676]/[.B675]-1" office:value-type="float" office:value="0.0187393526405453">
            <text:p>0.0187</text:p>
          </table:table-cell>
          <table:table-cell table:formula="of:=[.C676]/[.C675]-1" office:value-type="float" office:value="-0.00526213213798488">
            <text:p>-0.005262132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1">
            <text:p>10/21/2009</text:p>
          </table:table-cell>
          <table:table-cell office:value-type="float" office:value="5.77">
            <text:p>5.77</text:p>
          </table:table-cell>
          <table:table-cell office:value-type="float" office:value="101.17">
            <text:p>101.17</text:p>
          </table:table-cell>
          <table:table-cell table:style-name="ce9" table:formula="of:=[.B677]/[.B676]-1" office:value-type="float" office:value="-0.0351170568561874">
            <text:p>-0.0351</text:p>
          </table:table-cell>
          <table:table-cell table:formula="of:=[.C677]/[.C676]-1" office:value-type="float" office:value="-0.00891457680250785">
            <text:p>-0.008914576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2">
            <text:p>10/22/2009</text:p>
          </table:table-cell>
          <table:table-cell office:value-type="float" office:value="5.83">
            <text:p>5.83</text:p>
          </table:table-cell>
          <table:table-cell office:value-type="float" office:value="102.19">
            <text:p>102.19</text:p>
          </table:table-cell>
          <table:table-cell table:style-name="ce9" table:formula="of:=[.B678]/[.B677]-1" office:value-type="float" office:value="0.0103986135181977">
            <text:p>0.0104</text:p>
          </table:table-cell>
          <table:table-cell table:formula="of:=[.C678]/[.C677]-1" office:value-type="float" office:value="0.0100820401304733">
            <text:p>0.010082040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3">
            <text:p>10/23/2009</text:p>
          </table:table-cell>
          <table:table-cell office:value-type="float" office:value="5.6">
            <text:p>5.6</text:p>
          </table:table-cell>
          <table:table-cell office:value-type="float" office:value="101.02">
            <text:p>101.02</text:p>
          </table:table-cell>
          <table:table-cell table:style-name="ce9" table:formula="of:=[.B679]/[.B678]-1" office:value-type="float" office:value="-0.0394511149228131">
            <text:p>-0.0395</text:p>
          </table:table-cell>
          <table:table-cell table:formula="of:=[.C679]/[.C678]-1" office:value-type="float" office:value="-0.0114492611801547">
            <text:p>-0.011449261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6">
            <text:p>10/26/2009</text:p>
          </table:table-cell>
          <table:table-cell office:value-type="float" office:value="5.42">
            <text:p>5.42</text:p>
          </table:table-cell>
          <table:table-cell office:value-type="float" office:value="99.93">
            <text:p>99.93</text:p>
          </table:table-cell>
          <table:table-cell table:style-name="ce9" table:formula="of:=[.B680]/[.B679]-1" office:value-type="float" office:value="-0.0321428571428571">
            <text:p>-0.0321</text:p>
          </table:table-cell>
          <table:table-cell table:formula="of:=[.C680]/[.C679]-1" office:value-type="float" office:value="-0.0107899425856265">
            <text:p>-0.010789942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7">
            <text:p>10/27/2009</text:p>
          </table:table-cell>
          <table:table-cell office:value-type="float" office:value="5.15">
            <text:p>5.15</text:p>
          </table:table-cell>
          <table:table-cell office:value-type="float" office:value="99.47">
            <text:p>99.47</text:p>
          </table:table-cell>
          <table:table-cell table:style-name="ce9" table:formula="of:=[.B681]/[.B680]-1" office:value-type="float" office:value="-0.0498154981549814">
            <text:p>-0.0498</text:p>
          </table:table-cell>
          <table:table-cell table:formula="of:=[.C681]/[.C680]-1" office:value-type="float" office:value="-0.00460322225557897">
            <text:p>-0.004603222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8">
            <text:p>10/28/2009</text:p>
          </table:table-cell>
          <table:table-cell office:value-type="float" office:value="4.85">
            <text:p>4.85</text:p>
          </table:table-cell>
          <table:table-cell office:value-type="float" office:value="97.59">
            <text:p>97.59</text:p>
          </table:table-cell>
          <table:table-cell table:style-name="ce9" table:formula="of:=[.B682]/[.B681]-1" office:value-type="float" office:value="-0.0582524271844661">
            <text:p>-0.0583</text:p>
          </table:table-cell>
          <table:table-cell table:formula="of:=[.C682]/[.C681]-1" office:value-type="float" office:value="-0.0189001709058007">
            <text:p>-0.018900170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29">
            <text:p>10/29/2009</text:p>
          </table:table-cell>
          <table:table-cell office:value-type="float" office:value="4.93">
            <text:p>4.93</text:p>
          </table:table-cell>
          <table:table-cell office:value-type="float" office:value="99.69">
            <text:p>99.69</text:p>
          </table:table-cell>
          <table:table-cell table:style-name="ce9" table:formula="of:=[.B683]/[.B682]-1" office:value-type="float" office:value="0.0164948453608247">
            <text:p>0.0165</text:p>
          </table:table-cell>
          <table:table-cell table:formula="of:=[.C683]/[.C682]-1" office:value-type="float" office:value="0.0215185982170303">
            <text:p>0.02151859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0-30">
            <text:p>10/30/2009</text:p>
          </table:table-cell>
          <table:table-cell office:value-type="float" office:value="4.6">
            <text:p>4.6</text:p>
          </table:table-cell>
          <table:table-cell office:value-type="float" office:value="96.8">
            <text:p>96.8</text:p>
          </table:table-cell>
          <table:table-cell table:style-name="ce9" table:formula="of:=[.B684]/[.B683]-1" office:value-type="float" office:value="-0.0669371196754565">
            <text:p>-0.0669</text:p>
          </table:table-cell>
          <table:table-cell table:formula="of:=[.C684]/[.C683]-1" office:value-type="float" office:value="-0.0289898685926372">
            <text:p>-0.028989868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02">
            <text:p>11/2/2009</text:p>
          </table:table-cell>
          <table:table-cell office:value-type="float" office:value="4.6">
            <text:p>4.6</text:p>
          </table:table-cell>
          <table:table-cell office:value-type="float" office:value="97.51">
            <text:p>97.51</text:p>
          </table:table-cell>
          <table:table-cell table:style-name="ce9" table:formula="of:=[.B685]/[.B684]-1" office:value-type="float" office:value="0">
            <text:p>0.0000</text:p>
          </table:table-cell>
          <table:table-cell table:formula="of:=[.C685]/[.C684]-1" office:value-type="float" office:value="0.00733471074380176">
            <text:p>0.00733471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03">
            <text:p>11/3/2009</text:p>
          </table:table-cell>
          <table:table-cell office:value-type="float" office:value="4.64">
            <text:p>4.64</text:p>
          </table:table-cell>
          <table:table-cell office:value-type="float" office:value="97.82">
            <text:p>97.82</text:p>
          </table:table-cell>
          <table:table-cell table:style-name="ce9" table:formula="of:=[.B686]/[.B685]-1" office:value-type="float" office:value="0.00869565217391299">
            <text:p>0.0087</text:p>
          </table:table-cell>
          <table:table-cell table:formula="of:=[.C686]/[.C685]-1" office:value-type="float" office:value="0.00317916111168071">
            <text:p>0.003179161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04">
            <text:p>11/4/2009</text:p>
          </table:table-cell>
          <table:table-cell office:value-type="float" office:value="4.69">
            <text:p>4.69</text:p>
          </table:table-cell>
          <table:table-cell office:value-type="float" office:value="98.07">
            <text:p>98.07</text:p>
          </table:table-cell>
          <table:table-cell table:style-name="ce9" table:formula="of:=[.B687]/[.B686]-1" office:value-type="float" office:value="0.0107758620689657">
            <text:p>0.0108</text:p>
          </table:table-cell>
          <table:table-cell table:formula="of:=[.C687]/[.C686]-1" office:value-type="float" office:value="0.00255571457779591">
            <text:p>0.002555714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05">
            <text:p>11/5/2009</text:p>
          </table:table-cell>
          <table:table-cell office:value-type="float" office:value="4.83">
            <text:p>4.83</text:p>
          </table:table-cell>
          <table:table-cell office:value-type="float" office:value="99.88">
            <text:p>99.88</text:p>
          </table:table-cell>
          <table:table-cell table:style-name="ce9" table:formula="of:=[.B688]/[.B687]-1" office:value-type="float" office:value="0.0298507462686566">
            <text:p>0.0299</text:p>
          </table:table-cell>
          <table:table-cell table:formula="of:=[.C688]/[.C687]-1" office:value-type="float" office:value="0.0184562047517081">
            <text:p>0.018456204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06">
            <text:p>11/6/2009</text:p>
          </table:table-cell>
          <table:table-cell office:value-type="float" office:value="5.04">
            <text:p>5.04</text:p>
          </table:table-cell>
          <table:table-cell office:value-type="float" office:value="100.14">
            <text:p>100.14</text:p>
          </table:table-cell>
          <table:table-cell table:style-name="ce9" table:formula="of:=[.B689]/[.B688]-1" office:value-type="float" office:value="0.0434782608695652">
            <text:p>0.0435</text:p>
          </table:table-cell>
          <table:table-cell table:formula="of:=[.C689]/[.C688]-1" office:value-type="float" office:value="0.00260312374849825">
            <text:p>0.002603123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09">
            <text:p>11/9/2009</text:p>
          </table:table-cell>
          <table:table-cell office:value-type="float" office:value="5.21">
            <text:p>5.21</text:p>
          </table:table-cell>
          <table:table-cell office:value-type="float" office:value="102.42">
            <text:p>102.42</text:p>
          </table:table-cell>
          <table:table-cell table:style-name="ce9" table:formula="of:=[.B690]/[.B689]-1" office:value-type="float" office:value="0.0337301587301586">
            <text:p>0.0337</text:p>
          </table:table-cell>
          <table:table-cell table:formula="of:=[.C690]/[.C689]-1" office:value-type="float" office:value="0.0227681246255242">
            <text:p>0.022768124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0">
            <text:p>11/10/2009</text:p>
          </table:table-cell>
          <table:table-cell office:value-type="float" office:value="5.14">
            <text:p>5.14</text:p>
          </table:table-cell>
          <table:table-cell office:value-type="float" office:value="102.44">
            <text:p>102.44</text:p>
          </table:table-cell>
          <table:table-cell table:style-name="ce9" table:formula="of:=[.B691]/[.B690]-1" office:value-type="float" office:value="-0.0134357005758158">
            <text:p>-0.0134</text:p>
          </table:table-cell>
          <table:table-cell table:formula="of:=[.C691]/[.C690]-1" office:value-type="float" office:value="0.000195274360476505">
            <text:p>0.000195274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1">
            <text:p>11/11/2009</text:p>
          </table:table-cell>
          <table:table-cell office:value-type="float" office:value="5.32">
            <text:p>5.32</text:p>
          </table:table-cell>
          <table:table-cell office:value-type="float" office:value="102.96">
            <text:p>102.96</text:p>
          </table:table-cell>
          <table:table-cell table:style-name="ce9" table:formula="of:=[.B692]/[.B691]-1" office:value-type="float" office:value="0.0350194552529184">
            <text:p>0.0350</text:p>
          </table:table-cell>
          <table:table-cell table:formula="of:=[.C692]/[.C691]-1" office:value-type="float" office:value="0.0050761421319796">
            <text:p>0.005076142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2">
            <text:p>11/12/2009</text:p>
          </table:table-cell>
          <table:table-cell office:value-type="float" office:value="6.48">
            <text:p>6.48</text:p>
          </table:table-cell>
          <table:table-cell office:value-type="float" office:value="101.91">
            <text:p>101.91</text:p>
          </table:table-cell>
          <table:table-cell table:style-name="ce9" table:formula="of:=[.B693]/[.B692]-1" office:value-type="float" office:value="0.218045112781955">
            <text:p>0.2180</text:p>
          </table:table-cell>
          <table:table-cell table:formula="of:=[.C693]/[.C692]-1" office:value-type="float" office:value="-0.0101981351981352">
            <text:p>-0.010198135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3">
            <text:p>11/13/2009</text:p>
          </table:table-cell>
          <table:table-cell office:value-type="float" office:value="6.53">
            <text:p>6.53</text:p>
          </table:table-cell>
          <table:table-cell office:value-type="float" office:value="102.46">
            <text:p>102.46</text:p>
          </table:table-cell>
          <table:table-cell table:style-name="ce9" table:formula="of:=[.B694]/[.B693]-1" office:value-type="float" office:value="0.00771604938271597">
            <text:p>0.0077</text:p>
          </table:table-cell>
          <table:table-cell table:formula="of:=[.C694]/[.C693]-1" office:value-type="float" office:value="0.00539691884996563">
            <text:p>0.005396918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6">
            <text:p>11/16/2009</text:p>
          </table:table-cell>
          <table:table-cell office:value-type="float" office:value="6.43">
            <text:p>6.43</text:p>
          </table:table-cell>
          <table:table-cell office:value-type="float" office:value="103.95">
            <text:p>103.95</text:p>
          </table:table-cell>
          <table:table-cell table:style-name="ce9" table:formula="of:=[.B695]/[.B694]-1" office:value-type="float" office:value="-0.0153139356814702">
            <text:p>-0.0153</text:p>
          </table:table-cell>
          <table:table-cell table:formula="of:=[.C695]/[.C694]-1" office:value-type="float" office:value="0.0145422603943004">
            <text:p>0.014542260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7">
            <text:p>11/17/2009</text:p>
          </table:table-cell>
          <table:table-cell office:value-type="float" office:value="6.62">
            <text:p>6.62</text:p>
          </table:table-cell>
          <table:table-cell office:value-type="float" office:value="104.07">
            <text:p>104.07</text:p>
          </table:table-cell>
          <table:table-cell table:style-name="ce9" table:formula="of:=[.B696]/[.B695]-1" office:value-type="float" office:value="0.0295489891135303">
            <text:p>0.0295</text:p>
          </table:table-cell>
          <table:table-cell table:formula="of:=[.C696]/[.C695]-1" office:value-type="float" office:value="0.00115440115440113">
            <text:p>0.001154401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8">
            <text:p>11/18/2009</text:p>
          </table:table-cell>
          <table:table-cell office:value-type="float" office:value="7.32">
            <text:p>7.32</text:p>
          </table:table-cell>
          <table:table-cell office:value-type="float" office:value="104.01">
            <text:p>104.01</text:p>
          </table:table-cell>
          <table:table-cell table:style-name="ce9" table:formula="of:=[.B697]/[.B696]-1" office:value-type="float" office:value="0.105740181268882">
            <text:p>0.1057</text:p>
          </table:table-cell>
          <table:table-cell table:formula="of:=[.C697]/[.C696]-1" office:value-type="float" office:value="-0.000576535024502611">
            <text:p>-0.00057653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19">
            <text:p>11/19/2009</text:p>
          </table:table-cell>
          <table:table-cell office:value-type="float" office:value="7.05">
            <text:p>7.05</text:p>
          </table:table-cell>
          <table:table-cell office:value-type="float" office:value="102.65">
            <text:p>102.65</text:p>
          </table:table-cell>
          <table:table-cell table:style-name="ce9" table:formula="of:=[.B698]/[.B697]-1" office:value-type="float" office:value="-0.0368852459016394">
            <text:p>-0.0369</text:p>
          </table:table-cell>
          <table:table-cell table:formula="of:=[.C698]/[.C697]-1" office:value-type="float" office:value="-0.0130756658013652">
            <text:p>-0.013075665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20">
            <text:p>11/20/2009</text:p>
          </table:table-cell>
          <table:table-cell office:value-type="float" office:value="6.95">
            <text:p>6.95</text:p>
          </table:table-cell>
          <table:table-cell office:value-type="float" office:value="102.29">
            <text:p>102.29</text:p>
          </table:table-cell>
          <table:table-cell table:style-name="ce9" table:formula="of:=[.B699]/[.B698]-1" office:value-type="float" office:value="-0.0141843971631205">
            <text:p>-0.0142</text:p>
          </table:table-cell>
          <table:table-cell table:formula="of:=[.C699]/[.C698]-1" office:value-type="float" office:value="-0.00350706283487578">
            <text:p>-0.003507062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23">
            <text:p>11/23/2009</text:p>
          </table:table-cell>
          <table:table-cell office:value-type="float" office:value="7">
            <text:p>7</text:p>
          </table:table-cell>
          <table:table-cell office:value-type="float" office:value="103.59">
            <text:p>103.59</text:p>
          </table:table-cell>
          <table:table-cell table:style-name="ce9" table:formula="of:=[.B700]/[.B699]-1" office:value-type="float" office:value="0.0071942446043165">
            <text:p>0.0072</text:p>
          </table:table-cell>
          <table:table-cell table:formula="of:=[.C700]/[.C699]-1" office:value-type="float" office:value="0.0127089647081826">
            <text:p>0.012708964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24">
            <text:p>11/24/2009</text:p>
          </table:table-cell>
          <table:table-cell office:value-type="float" office:value="6.95">
            <text:p>6.95</text:p>
          </table:table-cell>
          <table:table-cell office:value-type="float" office:value="103.74">
            <text:p>103.74</text:p>
          </table:table-cell>
          <table:table-cell table:style-name="ce9" table:formula="of:=[.B701]/[.B700]-1" office:value-type="float" office:value="-0.00714285714285712">
            <text:p>-0.0071</text:p>
          </table:table-cell>
          <table:table-cell table:formula="of:=[.C701]/[.C700]-1" office:value-type="float" office:value="0.00144801621778146">
            <text:p>0.001448016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25">
            <text:p>11/25/2009</text:p>
          </table:table-cell>
          <table:table-cell office:value-type="float" office:value="7.11">
            <text:p>7.11</text:p>
          </table:table-cell>
          <table:table-cell office:value-type="float" office:value="104.11">
            <text:p>104.11</text:p>
          </table:table-cell>
          <table:table-cell table:style-name="ce9" table:formula="of:=[.B702]/[.B701]-1" office:value-type="float" office:value="0.0230215827338129">
            <text:p>0.0230</text:p>
          </table:table-cell>
          <table:table-cell table:formula="of:=[.C702]/[.C701]-1" office:value-type="float" office:value="0.00356660882976678">
            <text:p>0.003566608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27">
            <text:p>11/27/2009</text:p>
          </table:table-cell>
          <table:table-cell office:value-type="float" office:value="6.85">
            <text:p>6.85</text:p>
          </table:table-cell>
          <table:table-cell office:value-type="float" office:value="102.42">
            <text:p>102.42</text:p>
          </table:table-cell>
          <table:table-cell table:style-name="ce9" table:formula="of:=[.B703]/[.B702]-1" office:value-type="float" office:value="-0.0365682137834038">
            <text:p>-0.0366</text:p>
          </table:table-cell>
          <table:table-cell table:formula="of:=[.C703]/[.C702]-1" office:value-type="float" office:value="-0.0162328306598789">
            <text:p>-0.01623283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1-30">
            <text:p>11/30/2009</text:p>
          </table:table-cell>
          <table:table-cell office:value-type="float" office:value="7.01">
            <text:p>7.01</text:p>
          </table:table-cell>
          <table:table-cell office:value-type="float" office:value="102.76">
            <text:p>102.76</text:p>
          </table:table-cell>
          <table:table-cell table:style-name="ce9" table:formula="of:=[.B704]/[.B703]-1" office:value-type="float" office:value="0.0233576642335767">
            <text:p>0.0234</text:p>
          </table:table-cell>
          <table:table-cell table:formula="of:=[.C704]/[.C703]-1" office:value-type="float" office:value="0.00331966412809992">
            <text:p>0.003319664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1">
            <text:p>12/1/2009</text:p>
          </table:table-cell>
          <table:table-cell office:value-type="float" office:value="7.2">
            <text:p>7.2</text:p>
          </table:table-cell>
          <table:table-cell office:value-type="float" office:value="104.03">
            <text:p>104.03</text:p>
          </table:table-cell>
          <table:table-cell table:style-name="ce9" table:formula="of:=[.B705]/[.B704]-1" office:value-type="float" office:value="0.0271041369472182">
            <text:p>0.0271</text:p>
          </table:table-cell>
          <table:table-cell table:formula="of:=[.C705]/[.C704]-1" office:value-type="float" office:value="0.012358894511483">
            <text:p>0.01235889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2">
            <text:p>12/2/2009</text:p>
          </table:table-cell>
          <table:table-cell office:value-type="float" office:value="7.3">
            <text:p>7.3</text:p>
          </table:table-cell>
          <table:table-cell office:value-type="float" office:value="103.99">
            <text:p>103.99</text:p>
          </table:table-cell>
          <table:table-cell table:style-name="ce9" table:formula="of:=[.B706]/[.B705]-1" office:value-type="float" office:value="0.0138888888888888">
            <text:p>0.0139</text:p>
          </table:table-cell>
          <table:table-cell table:formula="of:=[.C706]/[.C705]-1" office:value-type="float" office:value="-0.000384504469864488">
            <text:p>-0.00038450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3">
            <text:p>12/3/2009</text:p>
          </table:table-cell>
          <table:table-cell office:value-type="float" office:value="8.03">
            <text:p>8.03</text:p>
          </table:table-cell>
          <table:table-cell office:value-type="float" office:value="103.17">
            <text:p>103.17</text:p>
          </table:table-cell>
          <table:table-cell table:style-name="ce9" table:formula="of:=[.B707]/[.B706]-1" office:value-type="float" office:value="0.0999999999999999">
            <text:p>0.1000</text:p>
          </table:table-cell>
          <table:table-cell table:formula="of:=[.C707]/[.C706]-1" office:value-type="float" office:value="-0.00788537359361474">
            <text:p>-0.007885373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4">
            <text:p>12/4/2009</text:p>
          </table:table-cell>
          <table:table-cell office:value-type="float" office:value="7.86">
            <text:p>7.86</text:p>
          </table:table-cell>
          <table:table-cell office:value-type="float" office:value="103.76">
            <text:p>103.76</text:p>
          </table:table-cell>
          <table:table-cell table:style-name="ce9" table:formula="of:=[.B708]/[.B707]-1" office:value-type="float" office:value="-0.021170610211706">
            <text:p>-0.0212</text:p>
          </table:table-cell>
          <table:table-cell table:formula="of:=[.C708]/[.C707]-1" office:value-type="float" office:value="0.00571871668120583">
            <text:p>0.005718716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7">
            <text:p>12/7/2009</text:p>
          </table:table-cell>
          <table:table-cell office:value-type="float" office:value="8.52">
            <text:p>8.52</text:p>
          </table:table-cell>
          <table:table-cell office:value-type="float" office:value="103.6">
            <text:p>103.6</text:p>
          </table:table-cell>
          <table:table-cell table:style-name="ce9" table:formula="of:=[.B709]/[.B708]-1" office:value-type="float" office:value="0.0839694656488548">
            <text:p>0.0840</text:p>
          </table:table-cell>
          <table:table-cell table:formula="of:=[.C709]/[.C708]-1" office:value-type="float" office:value="-0.00154202004626069">
            <text:p>-0.0015420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8">
            <text:p>12/8/2009</text:p>
          </table:table-cell>
          <table:table-cell office:value-type="float" office:value="8.67">
            <text:p>8.67</text:p>
          </table:table-cell>
          <table:table-cell office:value-type="float" office:value="102.46">
            <text:p>102.46</text:p>
          </table:table-cell>
          <table:table-cell table:style-name="ce9" table:formula="of:=[.B710]/[.B709]-1" office:value-type="float" office:value="0.017605633802817">
            <text:p>0.0176</text:p>
          </table:table-cell>
          <table:table-cell table:formula="of:=[.C710]/[.C709]-1" office:value-type="float" office:value="-0.011003861003861">
            <text:p>-0.01100386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09">
            <text:p>12/9/2009</text:p>
          </table:table-cell>
          <table:table-cell office:value-type="float" office:value="8.71">
            <text:p>8.71</text:p>
          </table:table-cell>
          <table:table-cell office:value-type="float" office:value="102.84">
            <text:p>102.84</text:p>
          </table:table-cell>
          <table:table-cell table:style-name="ce9" table:formula="of:=[.B711]/[.B710]-1" office:value-type="float" office:value="0.00461361014994233">
            <text:p>0.0046</text:p>
          </table:table-cell>
          <table:table-cell table:formula="of:=[.C711]/[.C710]-1" office:value-type="float" office:value="0.00370876439586199">
            <text:p>0.003708764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0">
            <text:p>12/10/2009</text:p>
          </table:table-cell>
          <table:table-cell office:value-type="float" office:value="8.58">
            <text:p>8.58</text:p>
          </table:table-cell>
          <table:table-cell office:value-type="float" office:value="103.42">
            <text:p>103.42</text:p>
          </table:table-cell>
          <table:table-cell table:style-name="ce9" table:formula="of:=[.B712]/[.B711]-1" office:value-type="float" office:value="-0.0149253731343284">
            <text:p>-0.0149</text:p>
          </table:table-cell>
          <table:table-cell table:formula="of:=[.C712]/[.C711]-1" office:value-type="float" office:value="0.00563982886036563">
            <text:p>0.005639828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1">
            <text:p>12/11/2009</text:p>
          </table:table-cell>
          <table:table-cell office:value-type="float" office:value="8.64">
            <text:p>8.64</text:p>
          </table:table-cell>
          <table:table-cell office:value-type="float" office:value="103.86">
            <text:p>103.86</text:p>
          </table:table-cell>
          <table:table-cell table:style-name="ce9" table:formula="of:=[.B713]/[.B712]-1" office:value-type="float" office:value="0.00699300699300709">
            <text:p>0.0070</text:p>
          </table:table-cell>
          <table:table-cell table:formula="of:=[.C713]/[.C712]-1" office:value-type="float" office:value="0.00425449622896923">
            <text:p>0.004254496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4">
            <text:p>12/14/2009</text:p>
          </table:table-cell>
          <table:table-cell office:value-type="float" office:value="8.68">
            <text:p>8.68</text:p>
          </table:table-cell>
          <table:table-cell office:value-type="float" office:value="104.57">
            <text:p>104.57</text:p>
          </table:table-cell>
          <table:table-cell table:style-name="ce9" table:formula="of:=[.B714]/[.B713]-1" office:value-type="float" office:value="0.00462962962962954">
            <text:p>0.0046</text:p>
          </table:table-cell>
          <table:table-cell table:formula="of:=[.C714]/[.C713]-1" office:value-type="float" office:value="0.00683612555362978">
            <text:p>0.00683612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5">
            <text:p>12/15/2009</text:p>
          </table:table-cell>
          <table:table-cell office:value-type="float" office:value="8.82">
            <text:p>8.82</text:p>
          </table:table-cell>
          <table:table-cell office:value-type="float" office:value="104.08">
            <text:p>104.08</text:p>
          </table:table-cell>
          <table:table-cell table:style-name="ce9" table:formula="of:=[.B715]/[.B714]-1" office:value-type="float" office:value="0.0161290322580645">
            <text:p>0.0161</text:p>
          </table:table-cell>
          <table:table-cell table:formula="of:=[.C715]/[.C714]-1" office:value-type="float" office:value="-0.00468585636415797">
            <text:p>-0.004685856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6">
            <text:p>12/16/2009</text:p>
          </table:table-cell>
          <table:table-cell office:value-type="float" office:value="9.15">
            <text:p>9.15</text:p>
          </table:table-cell>
          <table:table-cell office:value-type="float" office:value="104.24">
            <text:p>104.24</text:p>
          </table:table-cell>
          <table:table-cell table:style-name="ce9" table:formula="of:=[.B716]/[.B715]-1" office:value-type="float" office:value="0.0374149659863945">
            <text:p>0.0374</text:p>
          </table:table-cell>
          <table:table-cell table:formula="of:=[.C716]/[.C715]-1" office:value-type="float" office:value="0.00153727901614142">
            <text:p>0.00153727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7">
            <text:p>12/17/2009</text:p>
          </table:table-cell>
          <table:table-cell office:value-type="float" office:value="9.12">
            <text:p>9.12</text:p>
          </table:table-cell>
          <table:table-cell office:value-type="float" office:value="102.99">
            <text:p>102.99</text:p>
          </table:table-cell>
          <table:table-cell table:style-name="ce9" table:formula="of:=[.B717]/[.B716]-1" office:value-type="float" office:value="-0.00327868852459023">
            <text:p>-0.0033</text:p>
          </table:table-cell>
          <table:table-cell table:formula="of:=[.C717]/[.C716]-1" office:value-type="float" office:value="-0.0119915579432079">
            <text:p>-0.011991557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18">
            <text:p>12/18/2009</text:p>
          </table:table-cell>
          <table:table-cell office:value-type="float" office:value="9.05">
            <text:p>9.05</text:p>
          </table:table-cell>
          <table:table-cell office:value-type="float" office:value="103.57">
            <text:p>103.57</text:p>
          </table:table-cell>
          <table:table-cell table:style-name="ce9" table:formula="of:=[.B718]/[.B717]-1" office:value-type="float" office:value="-0.00767543859649111">
            <text:p>-0.0077</text:p>
          </table:table-cell>
          <table:table-cell table:formula="of:=[.C718]/[.C717]-1" office:value-type="float" office:value="0.00563161471987561">
            <text:p>0.005631614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21">
            <text:p>12/21/2009</text:p>
          </table:table-cell>
          <table:table-cell office:value-type="float" office:value="9.53">
            <text:p>9.53</text:p>
          </table:table-cell>
          <table:table-cell office:value-type="float" office:value="104.62">
            <text:p>104.62</text:p>
          </table:table-cell>
          <table:table-cell table:style-name="ce9" table:formula="of:=[.B719]/[.B718]-1" office:value-type="float" office:value="0.053038674033149">
            <text:p>0.0530</text:p>
          </table:table-cell>
          <table:table-cell table:formula="of:=[.C719]/[.C718]-1" office:value-type="float" office:value="0.0101380708699432">
            <text:p>0.010138070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22">
            <text:p>12/22/2009</text:p>
          </table:table-cell>
          <table:table-cell office:value-type="float" office:value="9.43">
            <text:p>9.43</text:p>
          </table:table-cell>
          <table:table-cell office:value-type="float" office:value="105">
            <text:p>105</text:p>
          </table:table-cell>
          <table:table-cell table:style-name="ce9" table:formula="of:=[.B720]/[.B719]-1" office:value-type="float" office:value="-0.0104931794333683">
            <text:p>-0.0105</text:p>
          </table:table-cell>
          <table:table-cell table:formula="of:=[.C720]/[.C719]-1" office:value-type="float" office:value="0.00363219269738102">
            <text:p>0.00363219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23">
            <text:p>12/23/2009</text:p>
          </table:table-cell>
          <table:table-cell office:value-type="float" office:value="9.67">
            <text:p>9.67</text:p>
          </table:table-cell>
          <table:table-cell office:value-type="float" office:value="105.21">
            <text:p>105.21</text:p>
          </table:table-cell>
          <table:table-cell table:style-name="ce9" table:formula="of:=[.B721]/[.B720]-1" office:value-type="float" office:value="0.0254506892895017">
            <text:p>0.0255</text:p>
          </table:table-cell>
          <table:table-cell table:formula="of:=[.C721]/[.C720]-1" office:value-type="float" office:value="0.002">
            <text:p>0.00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24">
            <text:p>12/24/2009</text:p>
          </table:table-cell>
          <table:table-cell office:value-type="float" office:value="9.91">
            <text:p>9.91</text:p>
          </table:table-cell>
          <table:table-cell office:value-type="float" office:value="105.7">
            <text:p>105.7</text:p>
          </table:table-cell>
          <table:table-cell table:style-name="ce9" table:formula="of:=[.B722]/[.B721]-1" office:value-type="float" office:value="0.0248190279214064">
            <text:p>0.0248</text:p>
          </table:table-cell>
          <table:table-cell table:formula="of:=[.C722]/[.C721]-1" office:value-type="float" office:value="0.00465735196274131">
            <text:p>0.00465735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28">
            <text:p>12/28/2009</text:p>
          </table:table-cell>
          <table:table-cell office:value-type="float" office:value="9.83">
            <text:p>9.83</text:p>
          </table:table-cell>
          <table:table-cell office:value-type="float" office:value="105.93">
            <text:p>105.93</text:p>
          </table:table-cell>
          <table:table-cell table:style-name="ce9" table:formula="of:=[.B723]/[.B722]-1" office:value-type="float" office:value="-0.0080726538849647">
            <text:p>-0.0081</text:p>
          </table:table-cell>
          <table:table-cell table:formula="of:=[.C723]/[.C722]-1" office:value-type="float" office:value="0.00217596972563872">
            <text:p>0.002175969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29">
            <text:p>12/29/2009</text:p>
          </table:table-cell>
          <table:table-cell office:value-type="float" office:value="9.75">
            <text:p>9.75</text:p>
          </table:table-cell>
          <table:table-cell office:value-type="float" office:value="105.78">
            <text:p>105.78</text:p>
          </table:table-cell>
          <table:table-cell table:style-name="ce9" table:formula="of:=[.B724]/[.B723]-1" office:value-type="float" office:value="-0.00813835198372326">
            <text:p>-0.0081</text:p>
          </table:table-cell>
          <table:table-cell table:formula="of:=[.C724]/[.C723]-1" office:value-type="float" office:value="-0.00141602945341268">
            <text:p>-0.001416029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30">
            <text:p>12/30/2009</text:p>
          </table:table-cell>
          <table:table-cell office:value-type="float" office:value="9.72">
            <text:p>9.72</text:p>
          </table:table-cell>
          <table:table-cell office:value-type="float" office:value="105.74">
            <text:p>105.74</text:p>
          </table:table-cell>
          <table:table-cell table:style-name="ce9" table:formula="of:=[.B725]/[.B724]-1" office:value-type="float" office:value="-0.00307692307692298">
            <text:p>-0.0031</text:p>
          </table:table-cell>
          <table:table-cell table:formula="of:=[.C725]/[.C724]-1" office:value-type="float" office:value="-0.000378143316316915">
            <text:p>-0.000378143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9-12-31">
            <text:p>12/31/2009</text:p>
          </table:table-cell>
          <table:table-cell office:value-type="float" office:value="9.68">
            <text:p>9.68</text:p>
          </table:table-cell>
          <table:table-cell office:value-type="float" office:value="104.73">
            <text:p>104.73</text:p>
          </table:table-cell>
          <table:table-cell table:style-name="ce9" table:formula="of:=[.B726]/[.B725]-1" office:value-type="float" office:value="-0.00411522633744865">
            <text:p>-0.0041</text:p>
          </table:table-cell>
          <table:table-cell table:formula="of:=[.C726]/[.C725]-1" office:value-type="float" office:value="-0.00955173066010961">
            <text:p>-0.00955173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04">
            <text:p>1/4/2010</text:p>
          </table:table-cell>
          <table:table-cell office:value-type="float" office:value="9.7">
            <text:p>9.7</text:p>
          </table:table-cell>
          <table:table-cell office:value-type="float" office:value="106.5">
            <text:p>106.5</text:p>
          </table:table-cell>
          <table:table-cell table:style-name="ce9" table:formula="of:=[.B727]/[.B726]-1" office:value-type="float" office:value="0.00206611570247928">
            <text:p>0.0021</text:p>
          </table:table-cell>
          <table:table-cell table:formula="of:=[.C727]/[.C726]-1" office:value-type="float" office:value="0.0169006015468347">
            <text:p>0.016900601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05">
            <text:p>1/5/2010</text:p>
          </table:table-cell>
          <table:table-cell office:value-type="float" office:value="9.71">
            <text:p>9.71</text:p>
          </table:table-cell>
          <table:table-cell office:value-type="float" office:value="106.78">
            <text:p>106.78</text:p>
          </table:table-cell>
          <table:table-cell table:style-name="ce9" table:formula="of:=[.B728]/[.B727]-1" office:value-type="float" office:value="0.00103092783505176">
            <text:p>0.0010</text:p>
          </table:table-cell>
          <table:table-cell table:formula="of:=[.C728]/[.C727]-1" office:value-type="float" office:value="0.00262910798122062">
            <text:p>0.00262910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06">
            <text:p>1/6/2010</text:p>
          </table:table-cell>
          <table:table-cell office:value-type="float" office:value="9.57">
            <text:p>9.57</text:p>
          </table:table-cell>
          <table:table-cell office:value-type="float" office:value="106.86">
            <text:p>106.86</text:p>
          </table:table-cell>
          <table:table-cell table:style-name="ce9" table:formula="of:=[.B729]/[.B728]-1" office:value-type="float" office:value="-0.0144181256436664">
            <text:p>-0.0144</text:p>
          </table:table-cell>
          <table:table-cell table:formula="of:=[.C729]/[.C728]-1" office:value-type="float" office:value="0.000749203970781043">
            <text:p>0.00074920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07">
            <text:p>1/7/2010</text:p>
          </table:table-cell>
          <table:table-cell office:value-type="float" office:value="9.47">
            <text:p>9.47</text:p>
          </table:table-cell>
          <table:table-cell office:value-type="float" office:value="107.31">
            <text:p>107.31</text:p>
          </table:table-cell>
          <table:table-cell table:style-name="ce9" table:formula="of:=[.B730]/[.B729]-1" office:value-type="float" office:value="-0.0104493207941484">
            <text:p>-0.0104</text:p>
          </table:table-cell>
          <table:table-cell table:formula="of:=[.C730]/[.C729]-1" office:value-type="float" office:value="0.00421111734980362">
            <text:p>0.004211117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08">
            <text:p>1/8/2010</text:p>
          </table:table-cell>
          <table:table-cell office:value-type="float" office:value="9.43">
            <text:p>9.43</text:p>
          </table:table-cell>
          <table:table-cell office:value-type="float" office:value="107.67">
            <text:p>107.67</text:p>
          </table:table-cell>
          <table:table-cell table:style-name="ce9" table:formula="of:=[.B731]/[.B730]-1" office:value-type="float" office:value="-0.00422386483632531">
            <text:p>-0.0042</text:p>
          </table:table-cell>
          <table:table-cell table:formula="of:=[.C731]/[.C730]-1" office:value-type="float" office:value="0.00335476656416001">
            <text:p>0.003354766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11">
            <text:p>1/11/2010</text:p>
          </table:table-cell>
          <table:table-cell office:value-type="float" office:value="9.14">
            <text:p>9.14</text:p>
          </table:table-cell>
          <table:table-cell office:value-type="float" office:value="107.82">
            <text:p>107.82</text:p>
          </table:table-cell>
          <table:table-cell table:style-name="ce9" table:formula="of:=[.B732]/[.B731]-1" office:value-type="float" office:value="-0.0307529162248144">
            <text:p>-0.0308</text:p>
          </table:table-cell>
          <table:table-cell table:formula="of:=[.C732]/[.C731]-1" office:value-type="float" office:value="0.0013931457230425">
            <text:p>0.001393145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12">
            <text:p>1/12/2010</text:p>
          </table:table-cell>
          <table:table-cell office:value-type="float" office:value="8.65">
            <text:p>8.65</text:p>
          </table:table-cell>
          <table:table-cell office:value-type="float" office:value="106.81">
            <text:p>106.81</text:p>
          </table:table-cell>
          <table:table-cell table:style-name="ce9" table:formula="of:=[.B733]/[.B732]-1" office:value-type="float" office:value="-0.0536105032822757">
            <text:p>-0.0536</text:p>
          </table:table-cell>
          <table:table-cell table:formula="of:=[.C733]/[.C732]-1" office:value-type="float" office:value="-0.00936746429233903">
            <text:p>-0.009367464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13">
            <text:p>1/13/2010</text:p>
          </table:table-cell>
          <table:table-cell office:value-type="float" office:value="9.15">
            <text:p>9.15</text:p>
          </table:table-cell>
          <table:table-cell office:value-type="float" office:value="107.71">
            <text:p>107.71</text:p>
          </table:table-cell>
          <table:table-cell table:style-name="ce9" table:formula="of:=[.B734]/[.B733]-1" office:value-type="float" office:value="0.0578034682080926">
            <text:p>0.0578</text:p>
          </table:table-cell>
          <table:table-cell table:formula="of:=[.C734]/[.C733]-1" office:value-type="float" office:value="0.00842617732422046">
            <text:p>0.008426177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14">
            <text:p>1/14/2010</text:p>
          </table:table-cell>
          <table:table-cell office:value-type="float" office:value="9">
            <text:p>9</text:p>
          </table:table-cell>
          <table:table-cell office:value-type="float" office:value="108.01">
            <text:p>108.01</text:p>
          </table:table-cell>
          <table:table-cell table:style-name="ce9" table:formula="of:=[.B735]/[.B734]-1" office:value-type="float" office:value="-0.0163934426229508">
            <text:p>-0.0164</text:p>
          </table:table-cell>
          <table:table-cell table:formula="of:=[.C735]/[.C734]-1" office:value-type="float" office:value="0.00278525670782659">
            <text:p>0.002785256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15">
            <text:p>1/15/2010</text:p>
          </table:table-cell>
          <table:table-cell office:value-type="float" office:value="8.84">
            <text:p>8.84</text:p>
          </table:table-cell>
          <table:table-cell office:value-type="float" office:value="106.79">
            <text:p>106.79</text:p>
          </table:table-cell>
          <table:table-cell table:style-name="ce9" table:formula="of:=[.B736]/[.B735]-1" office:value-type="float" office:value="-0.0177777777777778">
            <text:p>-0.0178</text:p>
          </table:table-cell>
          <table:table-cell table:formula="of:=[.C736]/[.C735]-1" office:value-type="float" office:value="-0.0112952504397741">
            <text:p>-0.011295250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19">
            <text:p>1/19/2010</text:p>
          </table:table-cell>
          <table:table-cell office:value-type="float" office:value="9.01">
            <text:p>9.01</text:p>
          </table:table-cell>
          <table:table-cell office:value-type="float" office:value="108.13">
            <text:p>108.13</text:p>
          </table:table-cell>
          <table:table-cell table:style-name="ce9" table:formula="of:=[.B737]/[.B736]-1" office:value-type="float" office:value="0.0192307692307692">
            <text:p>0.0192</text:p>
          </table:table-cell>
          <table:table-cell table:formula="of:=[.C737]/[.C736]-1" office:value-type="float" office:value="0.0125479913849611">
            <text:p>0.012547991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0">
            <text:p>1/20/2010</text:p>
          </table:table-cell>
          <table:table-cell office:value-type="float" office:value="8.87">
            <text:p>8.87</text:p>
          </table:table-cell>
          <table:table-cell office:value-type="float" office:value="107.03">
            <text:p>107.03</text:p>
          </table:table-cell>
          <table:table-cell table:style-name="ce9" table:formula="of:=[.B738]/[.B737]-1" office:value-type="float" office:value="-0.0155382907880134">
            <text:p>-0.0155</text:p>
          </table:table-cell>
          <table:table-cell table:formula="of:=[.C738]/[.C737]-1" office:value-type="float" office:value="-0.0101729399796541">
            <text:p>-0.0101729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1">
            <text:p>1/21/2010</text:p>
          </table:table-cell>
          <table:table-cell office:value-type="float" office:value="8.99">
            <text:p>8.99</text:p>
          </table:table-cell>
          <table:table-cell office:value-type="float" office:value="104.97">
            <text:p>104.97</text:p>
          </table:table-cell>
          <table:table-cell table:style-name="ce9" table:formula="of:=[.B739]/[.B738]-1" office:value-type="float" office:value="0.0135287485907554">
            <text:p>0.0135</text:p>
          </table:table-cell>
          <table:table-cell table:formula="of:=[.C739]/[.C738]-1" office:value-type="float" office:value="-0.0192469401102495">
            <text:p>-0.019246940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2">
            <text:p>1/22/2010</text:p>
          </table:table-cell>
          <table:table-cell office:value-type="float" office:value="7.88">
            <text:p>7.88</text:p>
          </table:table-cell>
          <table:table-cell office:value-type="float" office:value="102.63">
            <text:p>102.63</text:p>
          </table:table-cell>
          <table:table-cell table:style-name="ce9" table:formula="of:=[.B740]/[.B739]-1" office:value-type="float" office:value="-0.123470522803115">
            <text:p>-0.1235</text:p>
          </table:table-cell>
          <table:table-cell table:formula="of:=[.C740]/[.C739]-1" office:value-type="float" office:value="-0.022292083452415">
            <text:p>-0.022292083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5">
            <text:p>1/25/2010</text:p>
          </table:table-cell>
          <table:table-cell office:value-type="float" office:value="8.07">
            <text:p>8.07</text:p>
          </table:table-cell>
          <table:table-cell office:value-type="float" office:value="103.16">
            <text:p>103.16</text:p>
          </table:table-cell>
          <table:table-cell table:style-name="ce9" table:formula="of:=[.B741]/[.B740]-1" office:value-type="float" office:value="0.0241116751269037">
            <text:p>0.0241</text:p>
          </table:table-cell>
          <table:table-cell table:formula="of:=[.C741]/[.C740]-1" office:value-type="float" office:value="0.00516418201305657">
            <text:p>0.00516418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6">
            <text:p>1/26/2010</text:p>
          </table:table-cell>
          <table:table-cell office:value-type="float" office:value="8.09">
            <text:p>8.09</text:p>
          </table:table-cell>
          <table:table-cell office:value-type="float" office:value="102.72">
            <text:p>102.72</text:p>
          </table:table-cell>
          <table:table-cell table:style-name="ce9" table:formula="of:=[.B742]/[.B741]-1" office:value-type="float" office:value="0.0024783147459726">
            <text:p>0.0025</text:p>
          </table:table-cell>
          <table:table-cell table:formula="of:=[.C742]/[.C741]-1" office:value-type="float" office:value="-0.00426521907716171">
            <text:p>-0.0042652191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7">
            <text:p>1/27/2010</text:p>
          </table:table-cell>
          <table:table-cell office:value-type="float" office:value="8.19">
            <text:p>8.19</text:p>
          </table:table-cell>
          <table:table-cell office:value-type="float" office:value="103.21">
            <text:p>103.21</text:p>
          </table:table-cell>
          <table:table-cell table:style-name="ce9" table:formula="of:=[.B743]/[.B742]-1" office:value-type="float" office:value="0.0123609394313968">
            <text:p>0.0124</text:p>
          </table:table-cell>
          <table:table-cell table:formula="of:=[.C743]/[.C742]-1" office:value-type="float" office:value="0.00477024922118385">
            <text:p>0.004770249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8">
            <text:p>1/28/2010</text:p>
          </table:table-cell>
          <table:table-cell office:value-type="float" office:value="7.88">
            <text:p>7.88</text:p>
          </table:table-cell>
          <table:table-cell office:value-type="float" office:value="102.03">
            <text:p>102.03</text:p>
          </table:table-cell>
          <table:table-cell table:style-name="ce9" table:formula="of:=[.B744]/[.B743]-1" office:value-type="float" office:value="-0.0378510378510378">
            <text:p>-0.0379</text:p>
          </table:table-cell>
          <table:table-cell table:formula="of:=[.C744]/[.C743]-1" office:value-type="float" office:value="-0.0114330006782288">
            <text:p>-0.011433000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1-29">
            <text:p>1/29/2010</text:p>
          </table:table-cell>
          <table:table-cell office:value-type="float" office:value="7.46">
            <text:p>7.46</text:p>
          </table:table-cell>
          <table:table-cell office:value-type="float" office:value="100.92">
            <text:p>100.92</text:p>
          </table:table-cell>
          <table:table-cell table:style-name="ce9" table:formula="of:=[.B745]/[.B744]-1" office:value-type="float" office:value="-0.0532994923857868">
            <text:p>-0.0533</text:p>
          </table:table-cell>
          <table:table-cell table:formula="of:=[.C745]/[.C744]-1" office:value-type="float" office:value="-0.0108791531902381">
            <text:p>-0.010879153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0-02-01">
            <text:p>2/1/2010</text:p>
          </table:table-cell>
          <table:table-cell office:value-type="float" office:value="7.98">
            <text:p>7.98</text:p>
          </table:table-cell>
          <table:table-cell office:value-type="float" office:value="102.49">
            <text:p>102.49</text:p>
          </table:table-cell>
          <table:table-cell table:style-name="ce9" table:formula="of:=[.B746]/[.B745]-1" office:value-type="float" office:value="0.0697050938337802">
            <text:p>0.0697</text:p>
          </table:table-cell>
          <table:table-cell table:formula="of:=[.C746]/[.C745]-1" office:value-type="float" office:value="0.0155568767340466">
            <text:p>0.0155568767</text:p>
          </table:table-cell>
          <table:table-cell table:number-columns-repeated="1019"/>
        </table:table-row>
        <table:table-row table:style-name="ro1" table:number-rows-repeated="10478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Event Finder'.$A$1" table:cell-range-address="$'Values Evt 1'.$A$1:.$B$1"/>
        </table:named-expressions>
      </table:table>
      <table:named-expressions>
        <table:named-expression table:name="__shared_1_0_0" table:base-cell-address="$'Event Finder'.$A$1" table:expression="IF(AND([#REF!]&gt;3;[#REF!]&lt;3);1;0)"/>
        <table:named-expression table:name="__shared_1_0_1" table:base-cell-address="$'Event Finder'.$A$1" table:expression="IF(AND([#REF!]&gt;3;[#REF!]&lt;3);1;0)"/>
        <table:named-expression table:name="__shared_1_0_10" table:base-cell-address="$'Event Finder'.$A$1" table:expression="IF(AND([#REF!]&gt;3;[#REF!]&lt;3);1;0)"/>
        <table:named-expression table:name="__shared_1_0_11" table:base-cell-address="$'Event Finder'.$A$1" table:expression="IF(AND([#REF!]&gt;3;[#REF!]&lt;3);1;0)"/>
        <table:named-expression table:name="__shared_1_0_12" table:base-cell-address="$'Event Finder'.$A$1" table:expression="IF(AND([#REF!]&gt;3;[#REF!]&lt;3);1;0)"/>
        <table:named-expression table:name="__shared_1_0_13" table:base-cell-address="$'Event Finder'.$A$1" table:expression="IF(AND([#REF!]&gt;3;[#REF!]&lt;3);1;0)"/>
        <table:named-expression table:name="__shared_1_0_14" table:base-cell-address="$'Event Finder'.$A$1" table:expression="IF(AND([#REF!]&gt;3;[#REF!]&lt;3);1;0)"/>
        <table:named-expression table:name="__shared_1_0_15" table:base-cell-address="$'Event Finder'.$A$1" table:expression="IF(AND([#REF!]&gt;3;[#REF!]&lt;3);1;0)"/>
        <table:named-expression table:name="__shared_1_0_2" table:base-cell-address="$'Event Finder'.$A$1" table:expression="IF(AND([#REF!]&gt;3;[#REF!]&lt;3);1;0)"/>
        <table:named-expression table:name="__shared_1_0_3" table:base-cell-address="$'Event Finder'.$A$1" table:expression="IF(AND([#REF!]&gt;3;[#REF!]&lt;3);1;0)"/>
        <table:named-expression table:name="__shared_1_0_4" table:base-cell-address="$'Event Finder'.$A$1" table:expression="IF(AND([#REF!]&gt;3;[#REF!]&lt;3);1;0)"/>
        <table:named-expression table:name="__shared_1_0_5" table:base-cell-address="$'Event Finder'.$A$1" table:expression="IF(AND([#REF!]&gt;3;[#REF!]&lt;3);1;0)"/>
        <table:named-expression table:name="__shared_1_0_6" table:base-cell-address="$'Event Finder'.$A$1" table:expression="IF(AND([#REF!]&gt;3;[#REF!]&lt;3);1;0)"/>
        <table:named-expression table:name="__shared_1_0_7" table:base-cell-address="$'Event Finder'.$A$1" table:expression="IF(AND([#REF!]&gt;3;[#REF!]&lt;3);1;0)"/>
        <table:named-expression table:name="__shared_1_0_8" table:base-cell-address="$'Event Finder'.$A$1" table:expression="IF(AND([#REF!]&gt;3;[#REF!]&lt;3);1;0)"/>
        <table:named-expression table:name="__shared_1_0_9" table:base-cell-address="$'Event Finder'.$A$1" table:expression="IF(AND([#REF!]&gt;3;[#REF!]&lt;3);1;0)"/>
        <table:named-expression table:name="__shared_2_0_0" table:base-cell-address="$'Event Finder'.$A$1" table:expression="[#REF!]/[#REF!]-1"/>
        <table:named-expression table:name="__shared_2_0_1" table:base-cell-address="$'Event Finder'.$A$1" table:expression="[#REF!]/[#REF!]-1"/>
        <table:named-expression table:name="__shared_2_0_10" table:base-cell-address="$'Event Finder'.$A$1" table:expression="[#REF!]/[#REF!]-1"/>
        <table:named-expression table:name="__shared_2_0_11" table:base-cell-address="$'Event Finder'.$A$1" table:expression="[#REF!]/[#REF!]-1"/>
        <table:named-expression table:name="__shared_2_0_12" table:base-cell-address="$'Event Finder'.$A$1" table:expression="[#REF!]/[#REF!]-1"/>
        <table:named-expression table:name="__shared_2_0_13" table:base-cell-address="$'Event Finder'.$A$1" table:expression="[#REF!]/[#REF!]-1"/>
        <table:named-expression table:name="__shared_2_0_14" table:base-cell-address="$'Event Finder'.$A$1" table:expression="[#REF!]*[.$H$407]+[.$J$407]"/>
        <table:named-expression table:name="__shared_2_0_15" table:base-cell-address="$'Event Finder'.$A$1" table:expression="[#REF!]/[#REF!]-1"/>
        <table:named-expression table:name="__shared_2_0_16" table:base-cell-address="$'Event Finder'.$A$1" table:expression="[#REF!]/[#REF!]-1"/>
        <table:named-expression table:name="__shared_2_0_17" table:base-cell-address="$'Event Finder'.$A$1" table:expression="[#REF!]/[#REF!]-1"/>
        <table:named-expression table:name="__shared_2_0_18" table:base-cell-address="$'Event Finder'.$A$1" table:expression="[#REF!]/[#REF!]-1"/>
        <table:named-expression table:name="__shared_2_0_19" table:base-cell-address="$'Event Finder'.$A$1" table:expression="[#REF!]/[#REF!]-1"/>
        <table:named-expression table:name="__shared_2_0_2" table:base-cell-address="$'Event Finder'.$A$1" table:expression="[#REF!]/[#REF!]-1"/>
        <table:named-expression table:name="__shared_2_0_20" table:base-cell-address="$'Event Finder'.$A$1" table:expression="[#REF!]/[#REF!]-1"/>
        <table:named-expression table:name="__shared_2_0_21" table:base-cell-address="$'Event Finder'.$A$1" table:expression="[#REF!]/[#REF!]-1"/>
        <table:named-expression table:name="__shared_2_0_22" table:base-cell-address="$'Event Finder'.$A$1" table:expression="[#REF!]/[#REF!]-1"/>
        <table:named-expression table:name="__shared_2_0_23" table:base-cell-address="$'Event Finder'.$A$1" table:expression="[#REF!]/[#REF!]-1"/>
        <table:named-expression table:name="__shared_2_0_24" table:base-cell-address="$'Event Finder'.$A$1" table:expression="[#REF!]/[#REF!]-1"/>
        <table:named-expression table:name="__shared_2_0_3" table:base-cell-address="$'Event Finder'.$A$1" table:expression="[#REF!]/[#REF!]-1"/>
        <table:named-expression table:name="__shared_2_0_4" table:base-cell-address="$'Event Finder'.$A$1" table:expression="[#REF!]/[#REF!]-1"/>
        <table:named-expression table:name="__shared_2_0_5" table:base-cell-address="$'Event Finder'.$A$1" table:expression="[#REF!]/[#REF!]-1"/>
        <table:named-expression table:name="__shared_2_0_6" table:base-cell-address="$'Event Finder'.$A$1" table:expression="[#REF!]/[#REF!]-1"/>
        <table:named-expression table:name="__shared_2_0_7" table:base-cell-address="$'Event Finder'.$A$1" table:expression="[#REF!]/[#REF!]-1"/>
        <table:named-expression table:name="__shared_2_0_8" table:base-cell-address="$'Event Finder'.$A$1" table:expression="[#REF!]/[#REF!]-1"/>
        <table:named-expression table:name="__shared_2_0_9" table:base-cell-address="$'Event Finder'.$A$1" table:expression="[#REF!]/[#REF!]-1"/>
      </table:named-expressions>
      <table:database-ranges>
        <table:database-range table:name="__Anonymous_Sheet_DB__1" table:target-range-address="'Values Evt 1'.A1:'Values Evt 1'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6"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vent_20_Finder" style:display-name="PageStyle_Event Fin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ues_20_Evt_20_1" style:display-name="PageStyle_Values Ev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 Gonzalez</meta:initial-creator>
    <meta:creation-date>2012-12-23T18:34:25</meta:creation-date>
    <dc:date>2012-12-24T15:09:07</dc:date>
    <meta:generator>LibreOffice/3.5$Linux_X86_64 LibreOffice_project/350m1$Build-2</meta:generator>
    <meta:document-statistic meta:table-count="2" meta:cell-count="68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